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5"/>
    <style:style style:name="ce2" style:family="table-cell" style:parent-style-name="Default" style:data-style-name="N116"/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style:font-name="Liberation Sans" style:font-name-asian="AR PL UMing HK" style:font-name-complex="Lohit Devanagari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118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76"/>
    <style:style style:name="ce10" style:family="table-cell" style:parent-style-name="Default" style:data-style-name="N119"/>
    <style:style style:name="ce11" style:family="table-cell" style:parent-style-name="Default" style:data-style-name="N60"/>
    <style:style style:name="ce12" style:family="table-cell" style:parent-style-name="Default" style:data-style-name="N2"/>
    <style:style style:name="ce13" style:family="table-cell" style:parent-style-name="Default" style:data-style-name="N118"/>
    <style:style style:name="ce14" style:family="table-cell" style:parent-style-name="Default">
      <style:text-properties style:font-name="Liberation Sans" style:font-name-asian="AR PL UMing HK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8cm" svg:height="9.005cm" svg:x="118.477cm" svg:y="7.968cm">
            <draw:object draw:notify-on-update-of-ranges="Sheet1.AX19:Sheet1.AX31 Sheet1.AY19:Sheet1.AY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u-152</text:p>
          </table:table-cell>
          <table:table-cell office:value-type="float" office:value="121.77" calcext:value-type="float">
            <text:p>121.77</text:p>
          </table:table-cell>
          <table:table-cell office:value-type="float" office:value="268.119" calcext:value-type="float">
            <text:p>268.119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]" office:value-type="float" office:value="121.77" calcext:value-type="float">
            <text:p>121.77</text:p>
          </table:table-cell>
          <table:table-cell table:formula="of:=[.C3]" office:value-type="float" office:value="268.119" calcext:value-type="float">
            <text:p>268.119</text:p>
          </table:table-cell>
          <table:table-cell table:formula="of:=[.C3]^2" office:value-type="float" office:value="71887.798161" calcext:value-type="float">
            <text:p>71887.798161</text:p>
          </table:table-cell>
          <table:table-cell table:formula="of:=[.C3]*[.B3]" office:value-type="float" office:value="32648.85063" calcext:value-type="float">
            <text:p>32648.85063</text:p>
          </table:table-cell>
          <table:table-cell table:formula="of:=[.$F$15]+[.$G$15]*[.C3]" office:value-type="float" office:value="121.993337109842" calcext:value-type="float">
            <text:p>121.9933371098</text:p>
          </table:table-cell>
          <table:table-cell table:formula="of:=[.$F$15]+[.$G$15]*[.C3]-[.B3]" office:value-type="float" office:value="0.223337109841665" calcext:value-type="float">
            <text:p>0.2233371098</text:p>
          </table:table-cell>
          <table:table-cell office:value-type="string" calcext:value-type="string">
            <text:p>Eu-152</text:p>
          </table:table-cell>
          <table:table-cell office:value-type="float" office:value="121.77" calcext:value-type="float">
            <text:p>121.77</text:p>
          </table:table-cell>
          <table:table-cell office:value-type="float" office:value="264.395" calcext:value-type="float">
            <text:p>264.395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3]" office:value-type="float" office:value="121.77" calcext:value-type="float">
            <text:p>121.77</text:p>
          </table:table-cell>
          <table:table-cell table:formula="of:=[.O3]" office:value-type="float" office:value="264.395" calcext:value-type="float">
            <text:p>264.395</text:p>
          </table:table-cell>
          <table:table-cell table:formula="of:=[.O3]^2" office:value-type="float" office:value="69904.716025" calcext:value-type="float">
            <text:p>69904.716025</text:p>
          </table:table-cell>
          <table:table-cell table:formula="of:=[.O3]*[.N3]" office:value-type="float" office:value="32195.37915" calcext:value-type="float">
            <text:p>32195.37915</text:p>
          </table:table-cell>
          <table:table-cell table:formula="of:=[.$R$15]+[.$S$15]*[.O3]-[.N3]" office:value-type="float" office:value="-0.530869390667377" calcext:value-type="float">
            <text:p>-0.5308693907</text:p>
          </table:table-cell>
          <table:table-cell/>
          <table:table-cell office:value-type="string" calcext:value-type="string">
            <text:p>Eu-152</text:p>
          </table:table-cell>
          <table:table-cell office:value-type="float" office:value="121.77" calcext:value-type="float">
            <text:p>121.77</text:p>
          </table:table-cell>
          <table:table-cell office:value-type="float" office:value="264.607" calcext:value-type="float">
            <text:p>264.607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3]" office:value-type="float" office:value="121.77" calcext:value-type="float">
            <text:p>121.77</text:p>
          </table:table-cell>
          <table:table-cell table:formula="of:=[.AA3]" office:value-type="float" office:value="264.607" calcext:value-type="float">
            <text:p>264.607</text:p>
          </table:table-cell>
          <table:table-cell table:formula="of:=[.AA3]^2" office:value-type="float" office:value="70016.864449" calcext:value-type="float">
            <text:p>70016.864449</text:p>
          </table:table-cell>
          <table:table-cell table:formula="of:=[.AA3]*[.Z3]" office:value-type="float" office:value="32221.19439" calcext:value-type="float">
            <text:p>32221.19439</text:p>
          </table:table-cell>
          <table:table-cell table:formula="of:=[.$AD$15]+[.$AE$15]*[.AA3]-[.Z3]" office:value-type="float" office:value="0.206984822273398" calcext:value-type="float">
            <text:p>0.2069848223</text:p>
          </table:table-cell>
          <table:table-cell/>
          <table:table-cell office:value-type="string" calcext:value-type="string">
            <text:p>Eu-152</text:p>
          </table:table-cell>
          <table:table-cell office:value-type="float" office:value="121.77" calcext:value-type="float">
            <text:p>121.77</text:p>
          </table:table-cell>
          <table:table-cell office:value-type="float" office:value="263.51" calcext:value-type="float">
            <text:p>263.51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3]" office:value-type="float" office:value="121.77" calcext:value-type="float">
            <text:p>121.77</text:p>
          </table:table-cell>
          <table:table-cell table:formula="of:=[.AM3]" office:value-type="float" office:value="263.51" calcext:value-type="float">
            <text:p>263.51</text:p>
          </table:table-cell>
          <table:table-cell table:formula="of:=[.AM3]^2" office:value-type="float" office:value="69437.5201" calcext:value-type="float">
            <text:p>69437.5201</text:p>
          </table:table-cell>
          <table:table-cell table:formula="of:=[.AM3]*[.AL3]" office:value-type="float" office:value="32087.6127" calcext:value-type="float">
            <text:p>32087.6127</text:p>
          </table:table-cell>
          <table:table-cell table:formula="of:=[.$AP$15]+[.$AQ$15]*[.AM3]-[.AL3]" office:value-type="float" office:value="0.433259560529336" calcext:value-type="float">
            <text:p>0.4332595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7" calcext:value-type="float">
            <text:p>244.7</text:p>
          </table:table-cell>
          <table:table-cell office:value-type="float" office:value="534.974" calcext:value-type="float">
            <text:p>534.97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" office:value-type="float" office:value="244.7" calcext:value-type="float">
            <text:p>244.7</text:p>
          </table:table-cell>
          <table:table-cell table:formula="of:=[.C4]" office:value-type="float" office:value="534.974" calcext:value-type="float">
            <text:p>534.974</text:p>
          </table:table-cell>
          <table:table-cell table:formula="of:=[.C4]^2" office:value-type="float" office:value="286197.180676" calcext:value-type="float">
            <text:p>286197.180676</text:p>
          </table:table-cell>
          <table:table-cell table:formula="of:=[.C4]*[.B4]" office:value-type="float" office:value="130908.1378" calcext:value-type="float">
            <text:p>130908.1378</text:p>
          </table:table-cell>
          <table:table-cell table:formula="of:=[.$F$15]+[.$G$15]*[.C4]" office:value-type="float" office:value="244.781427392902" calcext:value-type="float">
            <text:p>244.7814273929</text:p>
          </table:table-cell>
          <table:table-cell table:formula="of:=[.$F$15]+[.$G$15]*[.C4]-[.B4]" office:value-type="float" office:value="0.0814273929015315" calcext:value-type="float">
            <text:p>0.0814273929</text:p>
          </table:table-cell>
          <table:table-cell/>
          <table:table-cell office:value-type="float" office:value="244.7" calcext:value-type="float">
            <text:p>244.7</text:p>
          </table:table-cell>
          <table:table-cell office:value-type="float" office:value="533.842" calcext:value-type="float">
            <text:p>533.84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]" office:value-type="float" office:value="244.7" calcext:value-type="float">
            <text:p>244.7</text:p>
          </table:table-cell>
          <table:table-cell table:formula="of:=[.O4]" office:value-type="float" office:value="533.842" calcext:value-type="float">
            <text:p>533.842</text:p>
          </table:table-cell>
          <table:table-cell table:formula="of:=[.O4]^2" office:value-type="float" office:value="284987.280964" calcext:value-type="float">
            <text:p>284987.280964</text:p>
          </table:table-cell>
          <table:table-cell table:formula="of:=[.O4]*[.N4]" office:value-type="float" office:value="130631.1374" calcext:value-type="float">
            <text:p>130631.1374</text:p>
          </table:table-cell>
          <table:table-cell table:formula="of:=[.$R$15]+[.$S$15]*[.O4]-[.N4]" office:value-type="float" office:value="0.46102332735299" calcext:value-type="float">
            <text:p>0.4610233274</text:p>
          </table:table-cell>
          <table:table-cell table:number-columns-repeated="2"/>
          <table:table-cell office:value-type="float" office:value="244.7" calcext:value-type="float">
            <text:p>244.7</text:p>
          </table:table-cell>
          <table:table-cell office:value-type="float" office:value="527.896" calcext:value-type="float">
            <text:p>527.896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4]" office:value-type="float" office:value="244.7" calcext:value-type="float">
            <text:p>244.7</text:p>
          </table:table-cell>
          <table:table-cell table:formula="of:=[.AA4]" office:value-type="float" office:value="527.896" calcext:value-type="float">
            <text:p>527.896</text:p>
          </table:table-cell>
          <table:table-cell table:formula="of:=[.AA4]^2" office:value-type="float" office:value="278674.186816" calcext:value-type="float">
            <text:p>278674.186816</text:p>
          </table:table-cell>
          <table:table-cell table:formula="of:=[.AA4]*[.Z4]" office:value-type="float" office:value="129176.1512" calcext:value-type="float">
            <text:p>129176.1512</text:p>
          </table:table-cell>
          <table:table-cell table:formula="of:=[.$AD$15]+[.$AE$15]*[.AA4]-[.Z4]" office:value-type="float" office:value="0.198122687035635" calcext:value-type="float">
            <text:p>0.198122687</text:p>
          </table:table-cell>
          <table:table-cell table:number-columns-repeated="2"/>
          <table:table-cell office:value-type="float" office:value="244.66" calcext:value-type="float">
            <text:p>244.66</text:p>
          </table:table-cell>
          <table:table-cell office:value-type="float" office:value="529.441" calcext:value-type="float">
            <text:p>529.441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4]" office:value-type="float" office:value="244.66" calcext:value-type="float">
            <text:p>244.66</text:p>
          </table:table-cell>
          <table:table-cell table:formula="of:=[.AM4]" office:value-type="float" office:value="529.441" calcext:value-type="float">
            <text:p>529.441</text:p>
          </table:table-cell>
          <table:table-cell table:formula="of:=[.AM4]^2" office:value-type="float" office:value="280307.772481" calcext:value-type="float">
            <text:p>280307.772481</text:p>
          </table:table-cell>
          <table:table-cell table:formula="of:=[.AM4]*[.AL4]" office:value-type="float" office:value="129533.03506" calcext:value-type="float">
            <text:p>129533.03506</text:p>
          </table:table-cell>
          <table:table-cell table:formula="of:=[.$AP$15]+[.$AQ$15]*[.AM4]-[.AL4]" office:value-type="float" office:value="0.174742539155773" calcext:value-type="float">
            <text:p>0.1747425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.2785" calcext:value-type="float">
            <text:p>344.2785</text:p>
          </table:table-cell>
          <table:table-cell office:value-type="float" office:value="751.541" calcext:value-type="float">
            <text:p>751.54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" office:value-type="float" office:value="344.2785" calcext:value-type="float">
            <text:p>344.2785</text:p>
          </table:table-cell>
          <table:table-cell table:formula="of:=[.C5]" office:value-type="float" office:value="751.541" calcext:value-type="float">
            <text:p>751.541</text:p>
          </table:table-cell>
          <table:table-cell table:formula="of:=[.C5]^2" office:value-type="float" office:value="564813.874681" calcext:value-type="float">
            <text:p>564813.874681</text:p>
          </table:table-cell>
          <table:table-cell table:formula="of:=[.C5]*[.B5]" office:value-type="float" office:value="258739.4081685" calcext:value-type="float">
            <text:p>258739.4081685</text:p>
          </table:table-cell>
          <table:table-cell table:formula="of:=[.$F$15]+[.$G$15]*[.C5]" office:value-type="float" office:value="344.430481554643" calcext:value-type="float">
            <text:p>344.4304815546</text:p>
          </table:table-cell>
          <table:table-cell table:formula="of:=[.$F$15]+[.$G$15]*[.C5]-[.B5]" office:value-type="float" office:value="0.151981554642646" calcext:value-type="float">
            <text:p>0.1519815546</text:p>
          </table:table-cell>
          <table:table-cell/>
          <table:table-cell office:value-type="float" office:value="344.2785" calcext:value-type="float">
            <text:p>344.2785</text:p>
          </table:table-cell>
          <table:table-cell office:value-type="float" office:value="750.091" calcext:value-type="float">
            <text:p>750.091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5]" office:value-type="float" office:value="344.2785" calcext:value-type="float">
            <text:p>344.2785</text:p>
          </table:table-cell>
          <table:table-cell table:formula="of:=[.O5]" office:value-type="float" office:value="750.091" calcext:value-type="float">
            <text:p>750.091</text:p>
          </table:table-cell>
          <table:table-cell table:formula="of:=[.O5]^2" office:value-type="float" office:value="562636.508281" calcext:value-type="float">
            <text:p>562636.508281</text:p>
          </table:table-cell>
          <table:table-cell table:formula="of:=[.O5]*[.N5]" office:value-type="float" office:value="258240.2043435" calcext:value-type="float">
            <text:p>258240.2043435</text:p>
          </table:table-cell>
          <table:table-cell table:formula="of:=[.$R$15]+[.$S$15]*[.O5]-[.N5]" office:value-type="float" office:value="0.338020617651978" calcext:value-type="float">
            <text:p>0.3380206177</text:p>
          </table:table-cell>
          <table:table-cell table:number-columns-repeated="2"/>
          <table:table-cell office:value-type="float" office:value="344.2785" calcext:value-type="float">
            <text:p>344.2785</text:p>
          </table:table-cell>
          <table:table-cell office:value-type="float" office:value="741.414" calcext:value-type="float">
            <text:p>741.414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5]" office:value-type="float" office:value="344.2785" calcext:value-type="float">
            <text:p>344.2785</text:p>
          </table:table-cell>
          <table:table-cell table:formula="of:=[.AA5]" office:value-type="float" office:value="741.414" calcext:value-type="float">
            <text:p>741.414</text:p>
          </table:table-cell>
          <table:table-cell table:formula="of:=[.AA5]^2" office:value-type="float" office:value="549694.719396" calcext:value-type="float">
            <text:p>549694.719396</text:p>
          </table:table-cell>
          <table:table-cell table:formula="of:=[.AA5]*[.Z5]" office:value-type="float" office:value="255252.899799" calcext:value-type="float">
            <text:p>255252.899799</text:p>
          </table:table-cell>
          <table:table-cell table:formula="of:=[.$AD$15]+[.$AE$15]*[.AA5]-[.Z5]" office:value-type="float" office:value="0.304286742914655" calcext:value-type="float">
            <text:p>0.3042867429</text:p>
          </table:table-cell>
          <table:table-cell table:number-columns-repeated="2"/>
          <table:table-cell office:value-type="float" office:value="344.2785" calcext:value-type="float">
            <text:p>344.2785</text:p>
          </table:table-cell>
          <table:table-cell office:value-type="float" office:value="745.122" calcext:value-type="float">
            <text:p>745.12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5]" office:value-type="float" office:value="344.2785" calcext:value-type="float">
            <text:p>344.2785</text:p>
          </table:table-cell>
          <table:table-cell table:formula="of:=[.AM5]" office:value-type="float" office:value="745.122" calcext:value-type="float">
            <text:p>745.122</text:p>
          </table:table-cell>
          <table:table-cell table:formula="of:=[.AM5]^2" office:value-type="float" office:value="555206.794884" calcext:value-type="float">
            <text:p>555206.794884</text:p>
          </table:table-cell>
          <table:table-cell table:formula="of:=[.AM5]*[.AL5]" office:value-type="float" office:value="256529.484477" calcext:value-type="float">
            <text:p>256529.484477</text:p>
          </table:table-cell>
          <table:table-cell table:formula="of:=[.$AP$15]+[.$AQ$15]*[.AM5]-[.AL5]" office:value-type="float" office:value="0.0154288706219177" calcext:value-type="float">
            <text:p>0.0154288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8.904" calcext:value-type="float">
            <text:p>778.904</text:p>
          </table:table-cell>
          <table:table-cell office:value-type="float" office:value="1695.63" calcext:value-type="float">
            <text:p>1695.6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" office:value-type="float" office:value="778.904" calcext:value-type="float">
            <text:p>778.904</text:p>
          </table:table-cell>
          <table:table-cell table:formula="of:=[.C6]" office:value-type="float" office:value="1695.63" calcext:value-type="float">
            <text:p>1695.63</text:p>
          </table:table-cell>
          <table:table-cell table:formula="of:=[.C6]^2" office:value-type="float" office:value="2875161.0969" calcext:value-type="float">
            <text:p>2875161.0969</text:p>
          </table:table-cell>
          <table:table-cell table:formula="of:=[.C6]*[.B6]" office:value-type="float" office:value="1320732.98952" calcext:value-type="float">
            <text:p>1320732.98952</text:p>
          </table:table-cell>
          <table:table-cell table:formula="of:=[.$F$15]+[.$G$15]*[.C6]" office:value-type="float" office:value="778.834503841067" calcext:value-type="float">
            <text:p>778.8345038411</text:p>
          </table:table-cell>
          <table:table-cell table:formula="of:=[.$F$15]+[.$G$15]*[.C6]-[.B6]" office:value-type="float" office:value="-0.0694961589333616" calcext:value-type="float">
            <text:p>-0.0694961589</text:p>
          </table:table-cell>
          <table:table-cell/>
          <table:table-cell office:value-type="float" office:value="778.904" calcext:value-type="float">
            <text:p>778.904</text:p>
          </table:table-cell>
          <table:table-cell office:value-type="float" office:value="1694.63" calcext:value-type="float">
            <text:p>1694.63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6]" office:value-type="float" office:value="778.904" calcext:value-type="float">
            <text:p>778.904</text:p>
          </table:table-cell>
          <table:table-cell table:formula="of:=[.O6]" office:value-type="float" office:value="1694.63" calcext:value-type="float">
            <text:p>1694.63</text:p>
          </table:table-cell>
          <table:table-cell table:formula="of:=[.O6]^2" office:value-type="float" office:value="2871770.8369" calcext:value-type="float">
            <text:p>2871770.8369</text:p>
          </table:table-cell>
          <table:table-cell table:formula="of:=[.O6]*[.N6]" office:value-type="float" office:value="1319954.08552" calcext:value-type="float">
            <text:p>1319954.08552</text:p>
          </table:table-cell>
          <table:table-cell table:formula="of:=[.$R$15]+[.$S$15]*[.O6]-[.N6]" office:value-type="float" office:value="0.117285287461982" calcext:value-type="float">
            <text:p>0.1172852875</text:p>
          </table:table-cell>
          <table:table-cell table:number-columns-repeated="2"/>
          <table:table-cell office:value-type="float" office:value="778.904" calcext:value-type="float">
            <text:p>778.904</text:p>
          </table:table-cell>
          <table:table-cell office:value-type="float" office:value="1670.478" calcext:value-type="float">
            <text:p>1670.478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6]" office:value-type="float" office:value="778.904" calcext:value-type="float">
            <text:p>778.904</text:p>
          </table:table-cell>
          <table:table-cell table:formula="of:=[.AA6]" office:value-type="float" office:value="1670.478" calcext:value-type="float">
            <text:p>1670.478</text:p>
          </table:table-cell>
          <table:table-cell table:formula="of:=[.AA6]^2" office:value-type="float" office:value="2790496.748484" calcext:value-type="float">
            <text:p>2790496.748484</text:p>
          </table:table-cell>
          <table:table-cell table:formula="of:=[.AA6]*[.Z6]" office:value-type="float" office:value="1301141.996112" calcext:value-type="float">
            <text:p>1301141.996112</text:p>
          </table:table-cell>
          <table:table-cell table:formula="of:=[.$AD$15]+[.$AE$15]*[.AA6]-[.Z6]" office:value-type="float" office:value="-0.571212196701026" calcext:value-type="float">
            <text:p>-0.5712121967</text:p>
          </table:table-cell>
          <table:table-cell table:number-columns-repeated="2"/>
          <table:table-cell office:value-type="float" office:value="778.904" calcext:value-type="float">
            <text:p>778.904</text:p>
          </table:table-cell>
          <table:table-cell office:value-type="float" office:value="1685.672" calcext:value-type="float">
            <text:p>1685.672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6]" office:value-type="float" office:value="778.904" calcext:value-type="float">
            <text:p>778.904</text:p>
          </table:table-cell>
          <table:table-cell table:formula="of:=[.AM6]" office:value-type="float" office:value="1685.672" calcext:value-type="float">
            <text:p>1685.672</text:p>
          </table:table-cell>
          <table:table-cell table:formula="of:=[.AM6]^2" office:value-type="float" office:value="2841490.091584" calcext:value-type="float">
            <text:p>2841490.091584</text:p>
          </table:table-cell>
          <table:table-cell table:formula="of:=[.AM6]*[.AL6]" office:value-type="float" office:value="1312976.663488" calcext:value-type="float">
            <text:p>1312976.663488</text:p>
          </table:table-cell>
          <table:table-cell table:formula="of:=[.$AP$15]+[.$AQ$15]*[.AM6]-[.AL6]" office:value-type="float" office:value="-0.884626124669694" calcext:value-type="float">
            <text:p>-0.8846261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7.4" calcext:value-type="float">
            <text:p>867.4</text:p>
          </table:table-cell>
          <table:table-cell office:value-type="float" office:value="1887.1" calcext:value-type="float">
            <text:p>1887.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" office:value-type="float" office:value="867.4" calcext:value-type="float">
            <text:p>867.4</text:p>
          </table:table-cell>
          <table:table-cell table:formula="of:=[.C7]" office:value-type="float" office:value="1887.1" calcext:value-type="float">
            <text:p>1887.1</text:p>
          </table:table-cell>
          <table:table-cell table:formula="of:=[.C7]^2" office:value-type="float" office:value="3561146.41" calcext:value-type="float">
            <text:p>3561146.41</text:p>
          </table:table-cell>
          <table:table-cell table:formula="of:=[.C7]*[.B7]" office:value-type="float" office:value="1636870.54" calcext:value-type="float">
            <text:p>1636870.54</text:p>
          </table:table-cell>
          <table:table-cell table:formula="of:=[.$F$15]+[.$G$15]*[.C7]" office:value-type="float" office:value="866.935666069608" calcext:value-type="float">
            <text:p>866.9356660696</text:p>
          </table:table-cell>
          <table:table-cell table:formula="of:=[.$F$15]+[.$G$15]*[.C7]-[.B7]" office:value-type="float" office:value="-0.464333930391831" calcext:value-type="float">
            <text:p>-0.4643339304</text:p>
          </table:table-cell>
          <table:table-cell/>
          <table:table-cell office:value-type="float" office:value="867.4" calcext:value-type="float">
            <text:p>867.4</text:p>
          </table:table-cell>
          <table:table-cell office:value-type="float" office:value="1886.3" calcext:value-type="float">
            <text:p>1886.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7]" office:value-type="float" office:value="867.4" calcext:value-type="float">
            <text:p>867.4</text:p>
          </table:table-cell>
          <table:table-cell table:formula="of:=[.O7]" office:value-type="float" office:value="1886.3" calcext:value-type="float">
            <text:p>1886.3</text:p>
          </table:table-cell>
          <table:table-cell table:formula="of:=[.O7]^2" office:value-type="float" office:value="3558127.69" calcext:value-type="float">
            <text:p>3558127.69</text:p>
          </table:table-cell>
          <table:table-cell table:formula="of:=[.O7]*[.N7]" office:value-type="float" office:value="1636176.62" calcext:value-type="float">
            <text:p>1636176.62</text:p>
          </table:table-cell>
          <table:table-cell table:formula="of:=[.$R$15]+[.$S$15]*[.O7]-[.N7]" office:value-type="float" office:value="-0.227393015644225" calcext:value-type="float">
            <text:p>-0.2273930156</text:p>
          </table:table-cell>
          <table:table-cell table:number-columns-repeated="2"/>
          <table:table-cell office:value-type="float" office:value="867.4" calcext:value-type="float">
            <text:p>867.4</text:p>
          </table:table-cell>
          <table:table-cell office:value-type="float" office:value="1859.37" calcext:value-type="float">
            <text:p>1859.3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7]" office:value-type="float" office:value="867.4" calcext:value-type="float">
            <text:p>867.4</text:p>
          </table:table-cell>
          <table:table-cell table:formula="of:=[.AA7]" office:value-type="float" office:value="1859.37" calcext:value-type="float">
            <text:p>1859.37</text:p>
          </table:table-cell>
          <table:table-cell table:formula="of:=[.AA7]^2" office:value-type="float" office:value="3457256.7969" calcext:value-type="float">
            <text:p>3457256.7969</text:p>
          </table:table-cell>
          <table:table-cell table:formula="of:=[.AA7]*[.Z7]" office:value-type="float" office:value="1612817.538" calcext:value-type="float">
            <text:p>1612817.538</text:p>
          </table:table-cell>
          <table:table-cell table:formula="of:=[.$AD$15]+[.$AE$15]*[.AA7]-[.Z7]" office:value-type="float" office:value="-0.879632869229454" calcext:value-type="float">
            <text:p>-0.8796328692</text:p>
          </table:table-cell>
          <table:table-cell table:number-columns-repeated="2"/>
          <table:table-cell office:value-type="float" office:value="867.4" calcext:value-type="float">
            <text:p>867.4</text:p>
          </table:table-cell>
          <table:table-cell office:value-type="float" office:value="1876.91" calcext:value-type="float">
            <text:p>1876.9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7]" office:value-type="float" office:value="867.4" calcext:value-type="float">
            <text:p>867.4</text:p>
          </table:table-cell>
          <table:table-cell table:formula="of:=[.AM7]" office:value-type="float" office:value="1876.91" calcext:value-type="float">
            <text:p>1876.91</text:p>
          </table:table-cell>
          <table:table-cell table:formula="of:=[.AM7]^2" office:value-type="float" office:value="3522791.1481" calcext:value-type="float">
            <text:p>3522791.1481</text:p>
          </table:table-cell>
          <table:table-cell table:formula="of:=[.AM7]*[.AL7]" office:value-type="float" office:value="1628031.734" calcext:value-type="float">
            <text:p>1628031.734</text:p>
          </table:table-cell>
          <table:table-cell table:formula="of:=[.$AP$15]+[.$AQ$15]*[.AM7]-[.AL7]" office:value-type="float" office:value="-1.19309047870672" calcext:value-type="float">
            <text:p>-1.1930904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4.079" calcext:value-type="float">
            <text:p>964.079</text:p>
          </table:table-cell>
          <table:table-cell office:value-type="float" office:value="2096.361" calcext:value-type="float">
            <text:p>2096.36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" office:value-type="float" office:value="964.079" calcext:value-type="float">
            <text:p>964.079</text:p>
          </table:table-cell>
          <table:table-cell table:formula="of:=[.C8]" office:value-type="float" office:value="2096.361" calcext:value-type="float">
            <text:p>2096.361</text:p>
          </table:table-cell>
          <table:table-cell table:formula="of:=[.C8]^2" office:value-type="float" office:value="4394729.442321" calcext:value-type="float">
            <text:p>4394729.442321</text:p>
          </table:table-cell>
          <table:table-cell table:formula="of:=[.C8]*[.B8]" office:value-type="float" office:value="2021057.616519" calcext:value-type="float">
            <text:p>2021057.616519</text:p>
          </table:table-cell>
          <table:table-cell table:formula="of:=[.$F$15]+[.$G$15]*[.C8]" office:value-type="float" office:value="963.223007737268" calcext:value-type="float">
            <text:p>963.2230077373</text:p>
          </table:table-cell>
          <table:table-cell table:formula="of:=[.$F$15]+[.$G$15]*[.C8]-[.B8]" office:value-type="float" office:value="-0.855992262731888" calcext:value-type="float">
            <text:p>-0.8559922627</text:p>
          </table:table-cell>
          <table:table-cell/>
          <table:table-cell office:value-type="float" office:value="964.079" calcext:value-type="float">
            <text:p>964.079</text:p>
          </table:table-cell>
          <table:table-cell office:value-type="float" office:value="2095.934" calcext:value-type="float">
            <text:p>2095.934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8]" office:value-type="float" office:value="964.079" calcext:value-type="float">
            <text:p>964.079</text:p>
          </table:table-cell>
          <table:table-cell table:formula="of:=[.O8]" office:value-type="float" office:value="2095.934" calcext:value-type="float">
            <text:p>2095.934</text:p>
          </table:table-cell>
          <table:table-cell table:formula="of:=[.O8]^2" office:value-type="float" office:value="4392939.332356" calcext:value-type="float">
            <text:p>4392939.332356</text:p>
          </table:table-cell>
          <table:table-cell table:formula="of:=[.O8]*[.N8]" office:value-type="float" office:value="2020645.954786" calcext:value-type="float">
            <text:p>2020645.954786</text:p>
          </table:table-cell>
          <table:table-cell table:formula="of:=[.$R$15]+[.$S$15]*[.O8]-[.N8]" office:value-type="float" office:value="-0.493213213866852" calcext:value-type="float">
            <text:p>-0.4932132139</text:p>
          </table:table-cell>
          <table:table-cell table:number-columns-repeated="2"/>
          <table:table-cell office:value-type="float" office:value="964.079" calcext:value-type="float">
            <text:p>964.079</text:p>
          </table:table-cell>
          <table:table-cell office:value-type="float" office:value="2067.819" calcext:value-type="float">
            <text:p>2067.819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8]" office:value-type="float" office:value="964.079" calcext:value-type="float">
            <text:p>964.079</text:p>
          </table:table-cell>
          <table:table-cell table:formula="of:=[.AA8]" office:value-type="float" office:value="2067.819" calcext:value-type="float">
            <text:p>2067.819</text:p>
          </table:table-cell>
          <table:table-cell table:formula="of:=[.AA8]^2" office:value-type="float" office:value="4275875.416761" calcext:value-type="float">
            <text:p>4275875.416761</text:p>
          </table:table-cell>
          <table:table-cell table:formula="of:=[.AA8]*[.Z8]" office:value-type="float" office:value="1993540.873701" calcext:value-type="float">
            <text:p>1993540.873701</text:p>
          </table:table-cell>
          <table:table-cell table:formula="of:=[.$AD$15]+[.$AE$15]*[.AA8]-[.Z8]" office:value-type="float" office:value="-0.240521338660983" calcext:value-type="float">
            <text:p>-0.2405213387</text:p>
          </table:table-cell>
          <table:table-cell table:number-columns-repeated="2"/>
          <table:table-cell office:value-type="float" office:value="964.079" calcext:value-type="float">
            <text:p>964.079</text:p>
          </table:table-cell>
          <table:table-cell office:value-type="float" office:value="2090.695" calcext:value-type="float">
            <text:p>2090.695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8]" office:value-type="float" office:value="964.079" calcext:value-type="float">
            <text:p>964.079</text:p>
          </table:table-cell>
          <table:table-cell table:formula="of:=[.AM8]" office:value-type="float" office:value="2090.695" calcext:value-type="float">
            <text:p>2090.695</text:p>
          </table:table-cell>
          <table:table-cell table:formula="of:=[.AM8]^2" office:value-type="float" office:value="4371005.583025" calcext:value-type="float">
            <text:p>4371005.583025</text:p>
          </table:table-cell>
          <table:table-cell table:formula="of:=[.AM8]*[.AL8]" office:value-type="float" office:value="2015595.144905" calcext:value-type="float">
            <text:p>2015595.144905</text:p>
          </table:table-cell>
          <table:table-cell table:formula="of:=[.$AP$15]+[.$AQ$15]*[.AM8]-[.AL8]" office:value-type="float" office:value="0.712773973296407" calcext:value-type="float">
            <text:p>0.7127739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2.069" calcext:value-type="float">
            <text:p>1112.069</text:p>
          </table:table-cell>
          <table:table-cell office:value-type="float" office:value="2420.821" calcext:value-type="float">
            <text:p>2420.821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9]" office:value-type="float" office:value="1112.069" calcext:value-type="float">
            <text:p>1112.069</text:p>
          </table:table-cell>
          <table:table-cell table:formula="of:=[.C9]" office:value-type="float" office:value="2420.821" calcext:value-type="float">
            <text:p>2420.821</text:p>
          </table:table-cell>
          <table:table-cell table:formula="of:=[.C9]^2" office:value-type="float" office:value="5860374.314041" calcext:value-type="float">
            <text:p>5860374.314041</text:p>
          </table:table-cell>
          <table:table-cell table:formula="of:=[.C9]*[.B9]" office:value-type="float" office:value="2692119.988649" calcext:value-type="float">
            <text:p>2692119.988649</text:p>
          </table:table-cell>
          <table:table-cell table:formula="of:=[.$F$15]+[.$G$15]*[.C9]" office:value-type="float" office:value="1112.51690806981" calcext:value-type="float">
            <text:p>1112.5169080698</text:p>
          </table:table-cell>
          <table:table-cell table:formula="of:=[.$F$15]+[.$G$15]*[.C9]-[.B9]" office:value-type="float" office:value="0.447908069814275" calcext:value-type="float">
            <text:p>0.4479080698</text:p>
          </table:table-cell>
          <table:table-cell/>
          <table:table-cell office:value-type="float" office:value="1112.069" calcext:value-type="float">
            <text:p>1112.069</text:p>
          </table:table-cell>
          <table:table-cell office:value-type="float" office:value="2419.197" calcext:value-type="float">
            <text:p>2419.197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9]" office:value-type="float" office:value="1112.069" calcext:value-type="float">
            <text:p>1112.069</text:p>
          </table:table-cell>
          <table:table-cell table:formula="of:=[.O9]" office:value-type="float" office:value="2419.197" calcext:value-type="float">
            <text:p>2419.197</text:p>
          </table:table-cell>
          <table:table-cell table:formula="of:=[.O9]^2" office:value-type="float" office:value="5852514.124809" calcext:value-type="float">
            <text:p>5852514.124809</text:p>
          </table:table-cell>
          <table:table-cell table:formula="of:=[.O9]*[.N9]" office:value-type="float" office:value="2690313.988593" calcext:value-type="float">
            <text:p>2690313.988593</text:p>
          </table:table-cell>
          <table:table-cell table:formula="of:=[.$R$15]+[.$S$15]*[.O9]-[.N9]" office:value-type="float" office:value="0.189300511301553" calcext:value-type="float">
            <text:p>0.1893005113</text:p>
          </table:table-cell>
          <table:table-cell table:number-columns-repeated="2"/>
          <table:table-cell office:value-type="float" office:value="1112.069" calcext:value-type="float">
            <text:p>1112.069</text:p>
          </table:table-cell>
          <table:table-cell office:value-type="float" office:value="2386.21" calcext:value-type="float">
            <text:p>2386.21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9]" office:value-type="float" office:value="1112.069" calcext:value-type="float">
            <text:p>1112.069</text:p>
          </table:table-cell>
          <table:table-cell table:formula="of:=[.AA9]" office:value-type="float" office:value="2386.21" calcext:value-type="float">
            <text:p>2386.21</text:p>
          </table:table-cell>
          <table:table-cell table:formula="of:=[.AA9]^2" office:value-type="float" office:value="5693998.1641" calcext:value-type="float">
            <text:p>5693998.1641</text:p>
          </table:table-cell>
          <table:table-cell table:formula="of:=[.AA9]*[.Z9]" office:value-type="float" office:value="2653630.16849" calcext:value-type="float">
            <text:p>2653630.16849</text:p>
          </table:table-cell>
          <table:table-cell table:formula="of:=[.$AD$15]+[.$AE$15]*[.AA9]-[.Z9]" office:value-type="float" office:value="0.415962205655433" calcext:value-type="float">
            <text:p>0.4159622057</text:p>
          </table:table-cell>
          <table:table-cell table:number-columns-repeated="2"/>
          <table:table-cell office:value-type="float" office:value="1112.069" calcext:value-type="float">
            <text:p>1112.069</text:p>
          </table:table-cell>
          <table:table-cell office:value-type="float" office:value="2410.887" calcext:value-type="float">
            <text:p>2410.887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9]" office:value-type="float" office:value="1112.069" calcext:value-type="float">
            <text:p>1112.069</text:p>
          </table:table-cell>
          <table:table-cell table:formula="of:=[.AM9]" office:value-type="float" office:value="2410.887" calcext:value-type="float">
            <text:p>2410.887</text:p>
          </table:table-cell>
          <table:table-cell table:formula="of:=[.AM9]^2" office:value-type="float" office:value="5812376.126769" calcext:value-type="float">
            <text:p>5812376.126769</text:p>
          </table:table-cell>
          <table:table-cell table:formula="of:=[.AM9]*[.AL9]" office:value-type="float" office:value="2681072.695203" calcext:value-type="float">
            <text:p>2681072.695203</text:p>
          </table:table-cell>
          <table:table-cell table:formula="of:=[.$AP$15]+[.$AQ$15]*[.AM9]-[.AL9]" office:value-type="float" office:value="0.37618706877015" calcext:value-type="float">
            <text:p>0.3761870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8.006" calcext:value-type="float">
            <text:p>1408.006</text:p>
          </table:table-cell>
          <table:table-cell office:value-type="float" office:value="3064.061" calcext:value-type="float">
            <text:p>3064.06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0]" office:value-type="float" office:value="1408.006" calcext:value-type="float">
            <text:p>1408.006</text:p>
          </table:table-cell>
          <table:table-cell table:formula="of:=[.C10]" office:value-type="float" office:value="3064.061" calcext:value-type="float">
            <text:p>3064.061</text:p>
          </table:table-cell>
          <table:table-cell table:formula="of:=[.C10]^2" office:value-type="float" office:value="9388469.811721" calcext:value-type="float">
            <text:p>9388469.811721</text:p>
          </table:table-cell>
          <table:table-cell table:formula="of:=[.C10]*[.B10]" office:value-type="float" office:value="4314216.272366" calcext:value-type="float">
            <text:p>4314216.272366</text:p>
          </table:table-cell>
          <table:table-cell table:formula="of:=[.$F$15]+[.$G$15]*[.C10]" office:value-type="float" office:value="1408.49116822486" calcext:value-type="float">
            <text:p>1408.4911682249</text:p>
          </table:table-cell>
          <table:table-cell table:formula="of:=[.$F$15]+[.$G$15]*[.C10]-[.B10]" office:value-type="float" office:value="0.485168224862491" calcext:value-type="float">
            <text:p>0.4851682249</text:p>
          </table:table-cell>
          <table:table-cell/>
          <table:table-cell office:value-type="float" office:value="1408.006" calcext:value-type="float">
            <text:p>1408.006</text:p>
          </table:table-cell>
          <table:table-cell office:value-type="float" office:value="3062.567" calcext:value-type="float">
            <text:p>3062.567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10]" office:value-type="float" office:value="1408.006" calcext:value-type="float">
            <text:p>1408.006</text:p>
          </table:table-cell>
          <table:table-cell table:formula="of:=[.O10]" office:value-type="float" office:value="3062.567" calcext:value-type="float">
            <text:p>3062.567</text:p>
          </table:table-cell>
          <table:table-cell table:formula="of:=[.O10]^2" office:value-type="float" office:value="9379316.629489" calcext:value-type="float">
            <text:p>9379316.629489</text:p>
          </table:table-cell>
          <table:table-cell table:formula="of:=[.O10]*[.N10]" office:value-type="float" office:value="4312112.711402" calcext:value-type="float">
            <text:p>4312112.711402</text:p>
          </table:table-cell>
          <table:table-cell table:formula="of:=[.$R$15]+[.$S$15]*[.O10]-[.N10]" office:value-type="float" office:value="0.145845876411158" calcext:value-type="float">
            <text:p>0.1458458764</text:p>
          </table:table-cell>
          <table:table-cell table:number-columns-repeated="2"/>
          <table:table-cell office:value-type="float" office:value="1408.006" calcext:value-type="float">
            <text:p>1408.006</text:p>
          </table:table-cell>
          <table:table-cell office:value-type="float" office:value="3020.409" calcext:value-type="float">
            <text:p>3020.409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10]" office:value-type="float" office:value="1408.006" calcext:value-type="float">
            <text:p>1408.006</text:p>
          </table:table-cell>
          <table:table-cell table:formula="of:=[.AA10]" office:value-type="float" office:value="3020.409" calcext:value-type="float">
            <text:p>3020.409</text:p>
          </table:table-cell>
          <table:table-cell table:formula="of:=[.AA10]^2" office:value-type="float" office:value="9122870.527281" calcext:value-type="float">
            <text:p>9122870.527281</text:p>
          </table:table-cell>
          <table:table-cell table:formula="of:=[.AA10]*[.Z10]" office:value-type="float" office:value="4252753.994454" calcext:value-type="float">
            <text:p>4252753.994454</text:p>
          </table:table-cell>
          <table:table-cell table:formula="of:=[.$AD$15]+[.$AE$15]*[.AA10]-[.Z10]" office:value-type="float" office:value="0.566009946709301" calcext:value-type="float">
            <text:p>0.5660099467</text:p>
          </table:table-cell>
          <table:table-cell table:number-columns-repeated="2"/>
          <table:table-cell office:value-type="float" office:value="1408.006" calcext:value-type="float">
            <text:p>1408.006</text:p>
          </table:table-cell>
          <table:table-cell office:value-type="float" office:value="3052.614" calcext:value-type="float">
            <text:p>3052.614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10]" office:value-type="float" office:value="1408.006" calcext:value-type="float">
            <text:p>1408.006</text:p>
          </table:table-cell>
          <table:table-cell table:formula="of:=[.AM10]" office:value-type="float" office:value="3052.614" calcext:value-type="float">
            <text:p>3052.614</text:p>
          </table:table-cell>
          <table:table-cell table:formula="of:=[.AM10]^2" office:value-type="float" office:value="9318452.232996" calcext:value-type="float">
            <text:p>9318452.232996</text:p>
          </table:table-cell>
          <table:table-cell table:formula="of:=[.AM10]*[.AL10]" office:value-type="float" office:value="4298098.827684" calcext:value-type="float">
            <text:p>4298098.827684</text:p>
          </table:table-cell>
          <table:table-cell table:formula="of:=[.$AP$15]+[.$AQ$15]*[.AM10]-[.AL10]" office:value-type="float" office:value="0.365324591003173" calcext:value-type="float">
            <text:p>0.365324591</text:p>
          </table:table-cell>
          <table:table-cell table:number-columns-repeated="4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table:formula="of:=SUM([.F3:.F10])" office:value-type="float" office:value="8" calcext:value-type="float">
            <text:p>8</text:p>
          </table:table-cell>
          <table:table-cell table:formula="of:=SUM([.G3:.G10])" office:value-type="float" office:value="5841.2065" calcext:value-type="float">
            <text:p>5841.2065</text:p>
          </table:table-cell>
          <table:table-cell table:formula="of:=SUM([.H3:.H10])" office:value-type="float" office:value="12718.607" calcext:value-type="float">
            <text:p>12718.607</text:p>
          </table:table-cell>
          <table:table-cell table:formula="of:=SUM([.I3:.I10])" office:value-type="float" office:value="27002779.928501" calcext:value-type="float">
            <text:p>27002779.928501</text:p>
          </table:table-cell>
          <table:table-cell table:formula="of:=SUM([.J3:.J10])" office:value-type="float" office:value="12407293.8036525" calcext:value-type="float">
            <text:p>12407293.8036525</text:p>
          </table:table-cell>
          <table:table-cell table:number-columns-repeated="7"/>
          <table:table-cell table:formula="of:=SUM([.R3:.R10])" office:value-type="float" office:value="8" calcext:value-type="float">
            <text:p>8</text:p>
          </table:table-cell>
          <table:table-cell table:formula="of:=SUM([.S3:.S10])" office:value-type="float" office:value="5841.2065" calcext:value-type="float">
            <text:p>5841.2065</text:p>
          </table:table-cell>
          <table:table-cell table:formula="of:=SUM([.T3:.T10])" office:value-type="float" office:value="12706.956" calcext:value-type="float">
            <text:p>12706.956</text:p>
          </table:table-cell>
          <table:table-cell table:formula="of:=SUM([.U3:.U10])" office:value-type="float" office:value="26972197.118824" calcext:value-type="float">
            <text:p>26972197.118824</text:p>
          </table:table-cell>
          <table:table-cell table:formula="of:=SUM([.V3:.V10])" office:value-type="float" office:value="12400270.0811945" calcext:value-type="float">
            <text:p>12400270.0811945</text:p>
          </table:table-cell>
          <table:table-cell table:number-columns-repeated="7"/>
          <table:table-cell table:formula="of:=SUM([.AD3:.AD10])" office:value-type="float" office:value="8" calcext:value-type="float">
            <text:p>8</text:p>
          </table:table-cell>
          <table:table-cell table:formula="of:=SUM([.AE3:.AE10])" office:value-type="float" office:value="5841.2065" calcext:value-type="float">
            <text:p>5841.2065</text:p>
          </table:table-cell>
          <table:table-cell table:formula="of:=SUM([.AF3:.AF10])" office:value-type="float" office:value="12538.203" calcext:value-type="float">
            <text:p>12538.203</text:p>
          </table:table-cell>
          <table:table-cell table:formula="of:=SUM([.AG3:.AG10])" office:value-type="float" office:value="26238883.424187" calcext:value-type="float">
            <text:p>26238883.424187</text:p>
          </table:table-cell>
          <table:table-cell table:formula="of:=SUM([.AH3:.AH10])" office:value-type="float" office:value="12230534.816146" calcext:value-type="float">
            <text:p>12230534.816146</text:p>
          </table:table-cell>
          <table:table-cell table:number-columns-repeated="7"/>
          <table:table-cell table:formula="of:=SUM([.AP3:.AP10])" office:value-type="float" office:value="8" calcext:value-type="float">
            <text:p>8</text:p>
          </table:table-cell>
          <table:table-cell table:formula="of:=SUM([.AQ3:.AQ10])" office:value-type="float" office:value="5841.1665" calcext:value-type="float">
            <text:p>5841.1665</text:p>
          </table:table-cell>
          <table:table-cell table:formula="of:=SUM([.AR3:.AR10])" office:value-type="float" office:value="12654.851" calcext:value-type="float">
            <text:p>12654.851</text:p>
          </table:table-cell>
          <table:table-cell table:formula="of:=SUM([.AS3:.AS10])" office:value-type="float" office:value="26771067.269939" calcext:value-type="float">
            <text:p>26771067.269939</text:p>
          </table:table-cell>
          <table:table-cell table:formula="of:=SUM([.AT3:.AT10])" office:value-type="float" office:value="12353925.197517" calcext:value-type="float">
            <text:p>12353925.197517</text:p>
          </table:table-cell>
          <table:table-cell table:number-columns-repeated="5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table:formula="of:=([.G12]*[.I12]-[.H12]*[.J12])/([.F12]*[.I12]-[.H12]*[.H12])" office:value-type="float" office:value="-1.37635796277727" calcext:value-type="float">
            <text:p>-1.376358</text:p>
          </table:table-cell>
          <table:table-cell table:style-name="ce2" table:formula="of:=([.F12]*[.J12]-[.G12]*[.H12])/([.F12]*[.I12]-[.H12]*[.H12])" office:value-type="float" office:value="0.460130371486612" calcext:value-type="float">
            <text:p>0.46013</text:p>
          </table:table-cell>
          <table:table-cell table:number-columns-repeated="10"/>
          <table:table-cell table:style-name="ce1" table:formula="of:=([.S12]*[.U12]-[.T12]*[.V12])/([.R12]*[.U12]-[.T12]*[.T12])" office:value-type="float" office:value="-0.359286983667106" calcext:value-type="float">
            <text:p>-0.359287</text:p>
          </table:table-cell>
          <table:table-cell table:style-name="ce2" table:formula="of:=([.R12]*[.V12]-[.S12]*[.T12])/([.R12]*[.U12]-[.T12]*[.T12])" office:value-type="float" office:value="0.459911940819606" calcext:value-type="float">
            <text:p>0.45991</text:p>
          </table:table-cell>
          <table:table-cell table:number-columns-repeated="10"/>
          <table:table-cell table:style-name="ce1" table:formula="of:=([.AE12]*[.AG12]-[.AF12]*[.AH12])/([.AD12]*[.AG12]-[.AF12]*[.AF12])" office:value-type="float" office:value="-1.55948471113347" calcext:value-type="float">
            <text:p>-1.559485</text:p>
          </table:table-cell>
          <table:table-cell table:style-name="ce2" table:formula="of:=([.AD12]*[.AH12]-[.AE12]*[.AF12])/([.AD12]*[.AG12]-[.AF12]*[.AF12])" office:value-type="float" office:value="0.46686773038282" calcext:value-type="float">
            <text:p>0.46687</text:p>
          </table:table-cell>
          <table:table-cell table:number-columns-repeated="10"/>
          <table:table-cell table:style-name="ce1" table:formula="of:=([.AQ12]*[.AS12]-[.AR12]*[.AT12])/([.AP12]*[.AS12]-[.AR12]*[.AR12])" office:value-type="float" office:value="0.688197083052643" calcext:value-type="float">
            <text:p>0.688197</text:p>
          </table:table-cell>
          <table:table-cell table:style-name="ce2" table:formula="of:=([.AP12]*[.AT12]-[.AQ12]*[.AR12])/([.AP12]*[.AS12]-[.AR12]*[.AR12])" office:value-type="float" office:value="0.461140231784284" calcext:value-type="float">
            <text:p>0.46114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table:formula="of:=[.F15]" office:value-type="float" office:value="-1.37635796277727" calcext:value-type="float">
            <text:p>-1.376358</text:p>
          </table:table-cell>
          <table:table-cell table:style-name="ce2" table:formula="of:=[.G15]*2" office:value-type="float" office:value="0.920260742973223" calcext:value-type="float">
            <text:p>0.92026</text:p>
          </table:table-cell>
          <table:table-cell table:number-columns-repeated="10"/>
          <table:table-cell table:style-name="ce1" table:formula="of:=[.R15]" office:value-type="float" office:value="-0.359286983667106" calcext:value-type="float">
            <text:p>-0.359287</text:p>
          </table:table-cell>
          <table:table-cell table:style-name="ce2" table:formula="of:=[.S15]*2" office:value-type="float" office:value="0.919823881639212" calcext:value-type="float">
            <text:p>0.91982</text:p>
          </table:table-cell>
          <table:table-cell table:number-columns-repeated="10"/>
          <table:table-cell table:style-name="ce1" table:formula="of:=[.AD15]" office:value-type="float" office:value="-1.55948471113347" calcext:value-type="float">
            <text:p>-1.559485</text:p>
          </table:table-cell>
          <table:table-cell table:style-name="ce2" table:formula="of:=[.AE15]*2" office:value-type="float" office:value="0.933735460765641" calcext:value-type="float">
            <text:p>0.93374</text:p>
          </table:table-cell>
          <table:table-cell table:number-columns-repeated="10"/>
          <table:table-cell table:style-name="ce1" table:formula="of:=[.AP15]" office:value-type="float" office:value="0.688197083052643" calcext:value-type="float">
            <text:p>0.688197</text:p>
          </table:table-cell>
          <table:table-cell table:style-name="ce2" table:formula="of:=[.AQ15]*2" office:value-type="float" office:value="0.922280463568568" calcext:value-type="float">
            <text:p>0.9222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-5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Co-5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Co-5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Co-5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.06065" calcext:value-type="float">
            <text:p>122.06065</text:p>
          </table:table-cell>
          <table:table-cell office:value-type="float" office:value="268.647" calcext:value-type="float">
            <text:p>268.647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9]" office:value-type="float" office:value="122.06065" calcext:value-type="float">
            <text:p>122.06065</text:p>
          </table:table-cell>
          <table:table-cell table:formula="of:=[.C19]" office:value-type="float" office:value="268.647" calcext:value-type="float">
            <text:p>268.647</text:p>
          </table:table-cell>
          <table:table-cell table:formula="of:=[.C19]^2" office:value-type="float" office:value="72171.210609" calcext:value-type="float">
            <text:p>72171.210609</text:p>
          </table:table-cell>
          <table:table-cell table:formula="of:=[.C19]*[.B19]" office:value-type="float" office:value="32791.22744055" calcext:value-type="float">
            <text:p>32791.22744055</text:p>
          </table:table-cell>
          <table:table-cell table:formula="of:=[.$F$36]+[.$G$36]*[.C19]" office:value-type="float" office:value="122.391385151602" calcext:value-type="float">
            <text:p>122.3913851516</text:p>
          </table:table-cell>
          <table:table-cell table:style-name="ce4" table:formula="of:=[.$F$36]+[.$G$36]*[.C19] -[.B19]" office:value-type="float" office:value="0.330735151602113" calcext:value-type="float">
            <text:p>0.3307351516</text:p>
          </table:table-cell>
          <table:table-cell/>
          <table:table-cell office:value-type="float" office:value="122.06065" calcext:value-type="float">
            <text:p>122.06065</text:p>
          </table:table-cell>
          <table:table-cell office:value-type="float" office:value="264.616" calcext:value-type="float">
            <text:p>264.616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19]" office:value-type="float" office:value="122.06065" calcext:value-type="float">
            <text:p>122.06065</text:p>
          </table:table-cell>
          <table:table-cell table:formula="of:=[.O19]" office:value-type="float" office:value="264.616" calcext:value-type="float">
            <text:p>264.616</text:p>
          </table:table-cell>
          <table:table-cell table:formula="of:=[.O19]^2" office:value-type="float" office:value="70021.627456" calcext:value-type="float">
            <text:p>70021.627456</text:p>
          </table:table-cell>
          <table:table-cell table:formula="of:=[.O19]*[.N19]" office:value-type="float" office:value="32299.2009604" calcext:value-type="float">
            <text:p>32299.2009604</text:p>
          </table:table-cell>
          <table:table-cell table:formula="of:=[.$R$36]+[.$S$36]*[.O19]" office:value-type="float" office:value="121.667787684261" calcext:value-type="float">
            <text:p>121.6677876843</text:p>
          </table:table-cell>
          <table:table-cell table:style-name="ce4" table:formula="of:=[.$R$36]+[.$S$36]*[.O19]-[.N19]" office:value-type="float" office:value="-0.39286231573854" calcext:value-type="float">
            <text:p>-0.3928623157</text:p>
          </table:table-cell>
          <table:table-cell/>
          <table:table-cell office:value-type="float" office:value="122.06065" calcext:value-type="float">
            <text:p>122.06065</text:p>
          </table:table-cell>
          <table:table-cell office:value-type="float" office:value="264.98" calcext:value-type="float">
            <text:p>264.98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19]" office:value-type="float" office:value="122.06065" calcext:value-type="float">
            <text:p>122.06065</text:p>
          </table:table-cell>
          <table:table-cell table:formula="of:=[.AA19]" office:value-type="float" office:value="264.98" calcext:value-type="float">
            <text:p>264.98</text:p>
          </table:table-cell>
          <table:table-cell table:formula="of:=[.AA19]^2" office:value-type="float" office:value="70214.4004" calcext:value-type="float">
            <text:p>70214.4004</text:p>
          </table:table-cell>
          <table:table-cell table:formula="of:=[.AA19]*[.Z19]" office:value-type="float" office:value="32343.631037" calcext:value-type="float">
            <text:p>32343.631037</text:p>
          </table:table-cell>
          <table:table-cell table:formula="of:=[.$AD$36]+[.$AE$36]*[.AA19]" office:value-type="float" office:value="122.27639935003" calcext:value-type="float">
            <text:p>122.27639935</text:p>
          </table:table-cell>
          <table:table-cell table:style-name="ce4" table:formula="of:=[.$AD$36]+[.$AE$36]*[.AA19]-[.Z19]" office:value-type="float" office:value="0.21574935002981" calcext:value-type="float">
            <text:p>0.21574935</text:p>
          </table:table-cell>
          <table:table-cell/>
          <table:table-cell office:value-type="float" office:value="122.06065" calcext:value-type="float">
            <text:p>122.06065</text:p>
          </table:table-cell>
          <table:table-cell office:value-type="float" office:value="264.053" calcext:value-type="float">
            <text:p>264.05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19]" office:value-type="float" office:value="122.06065" calcext:value-type="float">
            <text:p>122.06065</text:p>
          </table:table-cell>
          <table:table-cell table:formula="of:=[.AM19]" office:value-type="float" office:value="264.053" calcext:value-type="float">
            <text:p>264.053</text:p>
          </table:table-cell>
          <table:table-cell table:formula="of:=[.AM19]^2" office:value-type="float" office:value="69723.986809" calcext:value-type="float">
            <text:p>69723.986809</text:p>
          </table:table-cell>
          <table:table-cell table:formula="of:=[.AM19]*[.AL19]" office:value-type="float" office:value="32230.48081445" calcext:value-type="float">
            <text:p>32230.48081445</text:p>
          </table:table-cell>
          <table:table-cell table:formula="of:=[.$AD$36]+[.$AE$36]*[.AM19]" office:value-type="float" office:value="121.843714152299" calcext:value-type="float">
            <text:p>121.8437141523</text:p>
          </table:table-cell>
          <table:table-cell table:style-name="ce4" table:formula="of:=[.$AP$36]+[.$AQ$36]*[.AM19]-[.AL19]" office:value-type="float" office:value="0.540002541913736" calcext:value-type="float">
            <text:p>0.5400025419</text:p>
          </table:table-cell>
          <table:table-cell/>
          <table:table-cell table:formula="of:=[.AM19]" office:value-type="float" office:value="264.053" calcext:value-type="float">
            <text:p>264.053</text:p>
          </table:table-cell>
          <table:table-cell table:formula="of:=[.AL19]" office:value-type="float" office:value="122.06065" calcext:value-type="float">
            <text:p>122.06065</text:p>
          </table:table-cell>
        </table:table-row>
        <table:table-row table:style-name="ro1">
          <table:table-cell/>
          <table:table-cell office:value-type="float" office:value="136.47356" calcext:value-type="float">
            <text:p>136.47356</text:p>
          </table:table-cell>
          <table:table-cell office:value-type="float" office:value="300.17" calcext:value-type="float">
            <text:p>300.1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]" office:value-type="float" office:value="136.47356" calcext:value-type="float">
            <text:p>136.47356</text:p>
          </table:table-cell>
          <table:table-cell table:formula="of:=[.C20]" office:value-type="float" office:value="300.17" calcext:value-type="float">
            <text:p>300.17</text:p>
          </table:table-cell>
          <table:table-cell table:formula="of:=[.C20]^2" office:value-type="float" office:value="90102.0289" calcext:value-type="float">
            <text:p>90102.0289</text:p>
          </table:table-cell>
          <table:table-cell table:formula="of:=[.C20]*[.B20]" office:value-type="float" office:value="40965.2685052" calcext:value-type="float">
            <text:p>40965.2685052</text:p>
          </table:table-cell>
          <table:table-cell table:formula="of:=[.$F$36]+[.$G$36]*[.C20]" office:value-type="float" office:value="136.890318879446" calcext:value-type="float">
            <text:p>136.8903188794</text:p>
          </table:table-cell>
          <table:table-cell table:style-name="ce4" table:formula="of:=[.$F$36]+[.$G$36]*[.C20] -[.B20]" office:value-type="float" office:value="0.416758879446149" calcext:value-type="float">
            <text:p>0.4167588794</text:p>
          </table:table-cell>
          <table:table-cell/>
          <table:table-cell office:value-type="float" office:value="136.47356" calcext:value-type="float">
            <text:p>136.47356</text:p>
          </table:table-cell>
          <table:table-cell office:value-type="float" office:value="296.4" calcext:value-type="float">
            <text:p>296.4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0]" office:value-type="float" office:value="136.47356" calcext:value-type="float">
            <text:p>136.47356</text:p>
          </table:table-cell>
          <table:table-cell table:formula="of:=[.O20]" office:value-type="float" office:value="296.4" calcext:value-type="float">
            <text:p>296.4</text:p>
          </table:table-cell>
          <table:table-cell table:formula="of:=[.O20]^2" office:value-type="float" office:value="87852.96" calcext:value-type="float">
            <text:p>87852.96</text:p>
          </table:table-cell>
          <table:table-cell table:formula="of:=[.O20]*[.N20]" office:value-type="float" office:value="40450.763184" calcext:value-type="float">
            <text:p>40450.763184</text:p>
          </table:table-cell>
          <table:table-cell table:formula="of:=[.$R$36]+[.$S$36]*[.O20]" office:value-type="float" office:value="136.287512309066" calcext:value-type="float">
            <text:p>136.2875123091</text:p>
          </table:table-cell>
          <table:table-cell table:style-name="ce4" table:formula="of:=[.$R$36]+[.$S$36]*[.O20]-[.N20]" office:value-type="float" office:value="-0.186047690934004" calcext:value-type="float">
            <text:p>-0.1860476909</text:p>
          </table:table-cell>
          <table:table-cell/>
          <table:table-cell office:value-type="float" office:value="136.47356" calcext:value-type="float">
            <text:p>136.47356</text:p>
          </table:table-cell>
          <table:table-cell office:value-type="float" office:value="295.57" calcext:value-type="float">
            <text:p>295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0]" office:value-type="float" office:value="136.47356" calcext:value-type="float">
            <text:p>136.47356</text:p>
          </table:table-cell>
          <table:table-cell table:formula="of:=[.AA20]" office:value-type="float" office:value="295.57" calcext:value-type="float">
            <text:p>295.57</text:p>
          </table:table-cell>
          <table:table-cell table:formula="of:=[.AA20]^2" office:value-type="float" office:value="87361.6249" calcext:value-type="float">
            <text:p>87361.6249</text:p>
          </table:table-cell>
          <table:table-cell table:formula="of:=[.AA20]*[.Z20]" office:value-type="float" office:value="40337.4901292" calcext:value-type="float">
            <text:p>40337.4901292</text:p>
          </table:table-cell>
          <table:table-cell table:formula="of:=[.$AD$36]+[.$AE$36]*[.AA20]" office:value-type="float" office:value="136.554544116583" calcext:value-type="float">
            <text:p>136.5545441166</text:p>
          </table:table-cell>
          <table:table-cell table:style-name="ce4" table:formula="of:=[.$AD$36]+[.$AE$36]*[.AA20]-[.Z20]" office:value-type="float" office:value="0.0809841165828686" calcext:value-type="float">
            <text:p>0.080984116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106.849" calcext:value-type="float">
            <text:p>1106.84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0]" office:value-type="float" office:value="511" calcext:value-type="float">
            <text:p>511</text:p>
          </table:table-cell>
          <table:table-cell table:formula="of:=[.AM20]" office:value-type="float" office:value="1106.849" calcext:value-type="float">
            <text:p>1106.849</text:p>
          </table:table-cell>
          <table:table-cell table:formula="of:=[.AM20]^2" office:value-type="float" office:value="1225114.708801" calcext:value-type="float">
            <text:p>1225114.708801</text:p>
          </table:table-cell>
          <table:table-cell table:formula="of:=[.AM20]*[.AL20]" office:value-type="float" office:value="565599.839" calcext:value-type="float">
            <text:p>565599.839</text:p>
          </table:table-cell>
          <table:table-cell table:formula="of:=[.$AD$36]+[.$AE$36]*[.AM20]" office:value-type="float" office:value="515.22597295164" calcext:value-type="float">
            <text:p>515.2259729516</text:p>
          </table:table-cell>
          <table:table-cell table:style-name="ce4" table:formula="of:=[.$AP$36]+[.$AQ$36]*[.AM20]-[.AL20]" office:value-type="float" office:value="0.139097462806092" calcext:value-type="float">
            <text:p>0.1390974628</text:p>
          </table:table-cell>
          <table:table-cell/>
          <table:table-cell table:formula="of:=[.AM20]" office:value-type="float" office:value="1106.849" calcext:value-type="float">
            <text:p>1106.849</text:p>
          </table:table-cell>
          <table:table-cell table:formula="of:=[.AL20]"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846.51" calcext:value-type="float">
            <text:p>846.51</text:p>
          </table:table-cell>
          <table:table-cell office:value-type="float" office:value="1842.385" calcext:value-type="float">
            <text:p>1842.385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]" office:value-type="float" office:value="846.51" calcext:value-type="float">
            <text:p>846.51</text:p>
          </table:table-cell>
          <table:table-cell table:formula="of:=[.C21]" office:value-type="float" office:value="1842.385" calcext:value-type="float">
            <text:p>1842.385</text:p>
          </table:table-cell>
          <table:table-cell table:formula="of:=[.C21]^2" office:value-type="float" office:value="3394382.488225" calcext:value-type="float">
            <text:p>3394382.488225</text:p>
          </table:table-cell>
          <table:table-cell table:formula="of:=[.C21]*[.B21]" office:value-type="float" office:value="1559597.32635" calcext:value-type="float">
            <text:p>1559597.32635</text:p>
          </table:table-cell>
          <table:table-cell table:formula="of:=[.$F$36]+[.$G$36]*[.C21]" office:value-type="float" office:value="846.22867750924" calcext:value-type="float">
            <text:p>846.2286775092</text:p>
          </table:table-cell>
          <table:table-cell table:style-name="ce4" table:formula="of:=[.$F$36]+[.$G$36]*[.C21] -[.B21]" office:value-type="float" office:value="-0.281322490760317" calcext:value-type="float">
            <text:p>-0.2813224908</text:p>
          </table:table-cell>
          <table:table-cell/>
          <table:table-cell office:value-type="float" office:value="846.51" calcext:value-type="float">
            <text:p>846.51</text:p>
          </table:table-cell>
          <table:table-cell office:value-type="float" office:value="1841.491" calcext:value-type="float">
            <text:p>1841.49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1]" office:value-type="float" office:value="846.51" calcext:value-type="float">
            <text:p>846.51</text:p>
          </table:table-cell>
          <table:table-cell table:formula="of:=[.O21]" office:value-type="float" office:value="1841.491" calcext:value-type="float">
            <text:p>1841.491</text:p>
          </table:table-cell>
          <table:table-cell table:formula="of:=[.O21]^2" office:value-type="float" office:value="3391089.103081" calcext:value-type="float">
            <text:p>3391089.103081</text:p>
          </table:table-cell>
          <table:table-cell table:formula="of:=[.O21]*[.N21]" office:value-type="float" office:value="1558840.54641" calcext:value-type="float">
            <text:p>1558840.54641</text:p>
          </table:table-cell>
          <table:table-cell table:formula="of:=[.$R$36]+[.$S$36]*[.O21]" office:value-type="float" office:value="846.984873882937" calcext:value-type="float">
            <text:p>846.9848738829</text:p>
          </table:table-cell>
          <table:table-cell table:style-name="ce4" table:formula="of:=[.$R$36]+[.$S$36]*[.O21]-[.N21]" office:value-type="float" office:value="0.474873882936663" calcext:value-type="float">
            <text:p>0.4748738829</text:p>
          </table:table-cell>
          <table:table-cell/>
          <table:table-cell office:value-type="float" office:value="846.51" calcext:value-type="float">
            <text:p>846.51</text:p>
          </table:table-cell>
          <table:table-cell office:value-type="float" office:value="1815.42" calcext:value-type="float">
            <text:p>1815.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1]" office:value-type="float" office:value="846.51" calcext:value-type="float">
            <text:p>846.51</text:p>
          </table:table-cell>
          <table:table-cell table:formula="of:=[.AA21]" office:value-type="float" office:value="1815.42" calcext:value-type="float">
            <text:p>1815.42</text:p>
          </table:table-cell>
          <table:table-cell table:formula="of:=[.AA21]^2" office:value-type="float" office:value="3295749.7764" calcext:value-type="float">
            <text:p>3295749.7764</text:p>
          </table:table-cell>
          <table:table-cell table:formula="of:=[.AA21]*[.Z21]" office:value-type="float" office:value="1536771.1842" calcext:value-type="float">
            <text:p>1536771.1842</text:p>
          </table:table-cell>
          <table:table-cell table:formula="of:=[.$AD$36]+[.$AE$36]*[.AA21]" office:value-type="float" office:value="845.957562208955" calcext:value-type="float">
            <text:p>845.957562209</text:p>
          </table:table-cell>
          <table:table-cell table:style-name="ce4" table:formula="of:=[.$AD$36]+[.$AE$36]*[.AA21]-[.Z21]" office:value-type="float" office:value="-0.552437791044781" calcext:value-type="float">
            <text:p>-0.552437791</text:p>
          </table:table-cell>
          <table:table-cell/>
          <table:table-cell office:value-type="float" office:value="846.51" calcext:value-type="float">
            <text:p>846.51</text:p>
          </table:table-cell>
          <table:table-cell office:value-type="float" office:value="1832.225" calcext:value-type="float">
            <text:p>1832.22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1]" office:value-type="float" office:value="846.51" calcext:value-type="float">
            <text:p>846.51</text:p>
          </table:table-cell>
          <table:table-cell table:formula="of:=[.AM21]" office:value-type="float" office:value="1832.225" calcext:value-type="float">
            <text:p>1832.225</text:p>
          </table:table-cell>
          <table:table-cell table:formula="of:=[.AM21]^2" office:value-type="float" office:value="3357048.450625" calcext:value-type="float">
            <text:p>3357048.450625</text:p>
          </table:table-cell>
          <table:table-cell table:formula="of:=[.AM21]*[.AL21]" office:value-type="float" office:value="1550996.78475" calcext:value-type="float">
            <text:p>1550996.78475</text:p>
          </table:table-cell>
          <table:table-cell table:formula="of:=[.$AP$36]+[.$AQ$36]*[.AM21]" office:value-type="float" office:value="845.545600368536" calcext:value-type="float">
            <text:p>845.5456003685</text:p>
          </table:table-cell>
          <table:table-cell table:style-name="ce4" table:formula="of:=[.$AP$36]+[.$AQ$36]*[.AM21]-[.AL21]" office:value-type="float" office:value="-0.964399631464289" calcext:value-type="float">
            <text:p>-0.9643996315</text:p>
          </table:table-cell>
          <table:table-cell/>
          <table:table-cell table:formula="of:=[.AM21]" office:value-type="float" office:value="1832.225" calcext:value-type="float">
            <text:p>1832.225</text:p>
          </table:table-cell>
          <table:table-cell table:formula="of:=[.AL21]" office:value-type="float" office:value="846.51" calcext:value-type="float">
            <text:p>846.51</text:p>
          </table:table-cell>
        </table:table-row>
        <table:table-row table:style-name="ro1">
          <table:table-cell/>
          <table:table-cell office:value-type="float" office:value="1037.843" calcext:value-type="float">
            <text:p>1037.843</text:p>
          </table:table-cell>
          <table:table-cell office:value-type="float" office:value="2258.39" calcext:value-type="float">
            <text:p>2258.39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]" office:value-type="float" office:value="1037.843" calcext:value-type="float">
            <text:p>1037.843</text:p>
          </table:table-cell>
          <table:table-cell table:formula="of:=[.C22]" office:value-type="float" office:value="2258.39" calcext:value-type="float">
            <text:p>2258.39</text:p>
          </table:table-cell>
          <table:table-cell table:formula="of:=[.C22]^2" office:value-type="float" office:value="5100325.3921" calcext:value-type="float">
            <text:p>5100325.3921</text:p>
          </table:table-cell>
          <table:table-cell table:formula="of:=[.C22]*[.B22]" office:value-type="float" office:value="2343854.25277" calcext:value-type="float">
            <text:p>2343854.25277</text:p>
          </table:table-cell>
          <table:table-cell table:formula="of:=[.$F$36]+[.$G$36]*[.C22]" office:value-type="float" office:value="1037.56925186611" calcext:value-type="float">
            <text:p>1037.5692518661</text:p>
          </table:table-cell>
          <table:table-cell table:style-name="ce4" table:formula="of:=[.$F$36]+[.$G$36]*[.C22] -[.B22]" office:value-type="float" office:value="-0.273748133885874" calcext:value-type="float">
            <text:p>-0.2737481339</text:p>
          </table:table-cell>
          <table:table-cell/>
          <table:table-cell office:value-type="float" office:value="1037.843" calcext:value-type="float">
            <text:p>1037.843</text:p>
          </table:table-cell>
          <table:table-cell office:value-type="float" office:value="2255.72" calcext:value-type="float">
            <text:p>2255.7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2]" office:value-type="float" office:value="1037.843" calcext:value-type="float">
            <text:p>1037.843</text:p>
          </table:table-cell>
          <table:table-cell table:formula="of:=[.O22]" office:value-type="float" office:value="2255.72" calcext:value-type="float">
            <text:p>2255.72</text:p>
          </table:table-cell>
          <table:table-cell table:formula="of:=[.O22]^2" office:value-type="float" office:value="5088272.7184" calcext:value-type="float">
            <text:p>5088272.7184</text:p>
          </table:table-cell>
          <table:table-cell table:formula="of:=[.O22]*[.N22]" office:value-type="float" office:value="2341083.21196" calcext:value-type="float">
            <text:p>2341083.21196</text:p>
          </table:table-cell>
          <table:table-cell table:formula="of:=[.$R$36]+[.$S$36]*[.O22]" office:value-type="float" office:value="1037.51828413993" calcext:value-type="float">
            <text:p>1037.5182841399</text:p>
          </table:table-cell>
          <table:table-cell table:style-name="ce4" table:formula="of:=[.$R$36]+[.$S$36]*[.O22]-[.N22]" office:value-type="float" office:value="-0.324715860073411" calcext:value-type="float">
            <text:p>-0.3247158601</text:p>
          </table:table-cell>
          <table:table-cell/>
          <table:table-cell office:value-type="float" office:value="1037.843" calcext:value-type="float">
            <text:p>1037.843</text:p>
          </table:table-cell>
          <table:table-cell office:value-type="float" office:value="2227.55" calcext:value-type="float">
            <text:p>2227.5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2]" office:value-type="float" office:value="1037.843" calcext:value-type="float">
            <text:p>1037.843</text:p>
          </table:table-cell>
          <table:table-cell table:formula="of:=[.AA22]" office:value-type="float" office:value="2227.55" calcext:value-type="float">
            <text:p>2227.55</text:p>
          </table:table-cell>
          <table:table-cell table:formula="of:=[.AA22]^2" office:value-type="float" office:value="4961979.0025" calcext:value-type="float">
            <text:p>4961979.0025</text:p>
          </table:table-cell>
          <table:table-cell table:formula="of:=[.AA22]*[.Z22]" office:value-type="float" office:value="2311847.17465" calcext:value-type="float">
            <text:p>2311847.17465</text:p>
          </table:table-cell>
          <table:table-cell table:formula="of:=[.$AD$36]+[.$AE$36]*[.AA22]" office:value-type="float" office:value="1038.32277314846" calcext:value-type="float">
            <text:p>1038.3227731485</text:p>
          </table:table-cell>
          <table:table-cell table:style-name="ce4" table:formula="of:=[.$AD$36]+[.$AE$36]*[.AA22]-[.Z22]" office:value-type="float" office:value="0.479773148462073" calcext:value-type="float">
            <text:p>0.4797731485</text:p>
          </table:table-cell>
          <table:table-cell/>
          <table:table-cell office:value-type="float" office:value="1037.843" calcext:value-type="float">
            <text:p>1037.843</text:p>
          </table:table-cell>
          <table:table-cell office:value-type="float" office:value="2250.28" calcext:value-type="float">
            <text:p>2250.2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2]" office:value-type="float" office:value="1037.843" calcext:value-type="float">
            <text:p>1037.843</text:p>
          </table:table-cell>
          <table:table-cell table:formula="of:=[.AM22]" office:value-type="float" office:value="2250.28" calcext:value-type="float">
            <text:p>2250.28</text:p>
          </table:table-cell>
          <table:table-cell table:formula="of:=[.AM22]^2" office:value-type="float" office:value="5063760.0784" calcext:value-type="float">
            <text:p>5063760.0784</text:p>
          </table:table-cell>
          <table:table-cell table:formula="of:=[.AM22]*[.AL22]" office:value-type="float" office:value="2335437.34604" calcext:value-type="float">
            <text:p>2335437.34604</text:p>
          </table:table-cell>
          <table:table-cell table:formula="of:=[.$AP$36]+[.$AQ$36]*[.AM22]" office:value-type="float" office:value="1038.27366219062" calcext:value-type="float">
            <text:p>1038.2736621906</text:p>
          </table:table-cell>
          <table:table-cell table:style-name="ce4" table:formula="of:=[.$AP$36]+[.$AQ$36]*[.AM22]-[.AL22]" office:value-type="float" office:value="0.430662190618023" calcext:value-type="float">
            <text:p>0.4306621906</text:p>
          </table:table-cell>
          <table:table-cell/>
          <table:table-cell table:formula="of:=[.AM22]" office:value-type="float" office:value="2250.28" calcext:value-type="float">
            <text:p>2250.28</text:p>
          </table:table-cell>
          <table:table-cell table:formula="of:=[.AL22]" office:value-type="float" office:value="1037.843" calcext:value-type="float">
            <text:p>1037.843</text:p>
          </table:table-cell>
        </table:table-row>
        <table:table-row table:style-name="ro1">
          <table:table-cell/>
          <table:table-cell office:value-type="float" office:value="1238.288" calcext:value-type="float">
            <text:p>1238.288</text:p>
          </table:table-cell>
          <table:table-cell office:value-type="float" office:value="2694.948" calcext:value-type="float">
            <text:p>2694.948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]" office:value-type="float" office:value="1238.288" calcext:value-type="float">
            <text:p>1238.288</text:p>
          </table:table-cell>
          <table:table-cell table:formula="of:=[.C23]" office:value-type="float" office:value="2694.948" calcext:value-type="float">
            <text:p>2694.948</text:p>
          </table:table-cell>
          <table:table-cell table:formula="of:=[.C23]^2" office:value-type="float" office:value="7262744.722704" calcext:value-type="float">
            <text:p>7262744.722704</text:p>
          </table:table-cell>
          <table:table-cell table:formula="of:=[.C23]*[.B23]" office:value-type="float" office:value="3337121.769024" calcext:value-type="float">
            <text:p>3337121.769024</text:p>
          </table:table-cell>
          <table:table-cell table:formula="of:=[.$F$36]+[.$G$36]*[.C23]" office:value-type="float" office:value="1238.36313285333" calcext:value-type="float">
            <text:p>1238.3631328533</text:p>
          </table:table-cell>
          <table:table-cell table:style-name="ce4" table:formula="of:=[.$F$36]+[.$G$36]*[.C23] -[.B23]" office:value-type="float" office:value="0.0751328533340256" calcext:value-type="float">
            <text:p>0.0751328533</text:p>
          </table:table-cell>
          <table:table-cell/>
          <table:table-cell office:value-type="float" office:value="1238.288" calcext:value-type="float">
            <text:p>1238.288</text:p>
          </table:table-cell>
          <table:table-cell office:value-type="float" office:value="2693.676" calcext:value-type="float">
            <text:p>2693.676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3]" office:value-type="float" office:value="1238.288" calcext:value-type="float">
            <text:p>1238.288</text:p>
          </table:table-cell>
          <table:table-cell table:formula="of:=[.O23]" office:value-type="float" office:value="2693.676" calcext:value-type="float">
            <text:p>2693.676</text:p>
          </table:table-cell>
          <table:table-cell table:formula="of:=[.O23]^2" office:value-type="float" office:value="7255890.392976" calcext:value-type="float">
            <text:p>7255890.392976</text:p>
          </table:table-cell>
          <table:table-cell table:formula="of:=[.O23]*[.N23]" office:value-type="float" office:value="3335546.666688" calcext:value-type="float">
            <text:p>3335546.666688</text:p>
          </table:table-cell>
          <table:table-cell table:formula="of:=[.$R$36]+[.$S$36]*[.O23]" office:value-type="float" office:value="1238.96543106231" calcext:value-type="float">
            <text:p>1238.9654310623</text:p>
          </table:table-cell>
          <table:table-cell table:style-name="ce4" table:formula="of:=[.$R$36]+[.$S$36]*[.O23]-[.N23]" office:value-type="float" office:value="0.677431062305914" calcext:value-type="float">
            <text:p>0.6774310623</text:p>
          </table:table-cell>
          <table:table-cell/>
          <table:table-cell office:value-type="float" office:value="1238.288" calcext:value-type="float">
            <text:p>1238.288</text:p>
          </table:table-cell>
          <table:table-cell office:value-type="float" office:value="2656.648" calcext:value-type="float">
            <text:p>2656.648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3]" office:value-type="float" office:value="1238.288" calcext:value-type="float">
            <text:p>1238.288</text:p>
          </table:table-cell>
          <table:table-cell table:formula="of:=[.AA23]" office:value-type="float" office:value="2656.648" calcext:value-type="float">
            <text:p>2656.648</text:p>
          </table:table-cell>
          <table:table-cell table:formula="of:=[.AA23]^2" office:value-type="float" office:value="7057778.595904" calcext:value-type="float">
            <text:p>7057778.595904</text:p>
          </table:table-cell>
          <table:table-cell table:formula="of:=[.AA23]*[.Z23]" office:value-type="float" office:value="3289695.338624" calcext:value-type="float">
            <text:p>3289695.338624</text:p>
          </table:table-cell>
          <table:table-cell table:formula="of:=[.$AD$36]+[.$AE$36]*[.AA23]" office:value-type="float" office:value="1238.60794356489" calcext:value-type="float">
            <text:p>1238.6079435649</text:p>
          </table:table-cell>
          <table:table-cell table:style-name="ce4" table:formula="of:=[.$AD$36]+[.$AE$36]*[.AA23]-[.Z23]" office:value-type="float" office:value="0.319943564885079" calcext:value-type="float">
            <text:p>0.3199435649</text:p>
          </table:table-cell>
          <table:table-cell/>
          <table:table-cell office:value-type="float" office:value="1238.288" calcext:value-type="float">
            <text:p>1238.288</text:p>
          </table:table-cell>
          <table:table-cell office:value-type="float" office:value="2684.445" calcext:value-type="float">
            <text:p>2684.44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3]" office:value-type="float" office:value="1238.288" calcext:value-type="float">
            <text:p>1238.288</text:p>
          </table:table-cell>
          <table:table-cell table:formula="of:=[.AM23]" office:value-type="float" office:value="2684.445" calcext:value-type="float">
            <text:p>2684.445</text:p>
          </table:table-cell>
          <table:table-cell table:formula="of:=[.AM23]^2" office:value-type="float" office:value="7206244.958025" calcext:value-type="float">
            <text:p>7206244.958025</text:p>
          </table:table-cell>
          <table:table-cell table:formula="of:=[.AM23]*[.AL23]" office:value-type="float" office:value="3324116.03016" calcext:value-type="float">
            <text:p>3324116.03016</text:p>
          </table:table-cell>
          <table:table-cell table:formula="of:=[.$AP$36]+[.$AQ$36]*[.AM23]" office:value-type="float" office:value="1238.42861539291" calcext:value-type="float">
            <text:p>1238.4286153929</text:p>
          </table:table-cell>
          <table:table-cell table:style-name="ce4" table:formula="of:=[.$AP$36]+[.$AQ$36]*[.AM23]-[.AL23]" office:value-type="float" office:value="0.140615392910377" calcext:value-type="float">
            <text:p>0.1406153929</text:p>
          </table:table-cell>
          <table:table-cell/>
          <table:table-cell table:formula="of:=[.AM23]" office:value-type="float" office:value="2684.445" calcext:value-type="float">
            <text:p>2684.445</text:p>
          </table:table-cell>
          <table:table-cell table:formula="of:=[.AL23]" office:value-type="float" office:value="1238.288" calcext:value-type="float">
            <text:p>1238.288</text:p>
          </table:table-cell>
        </table:table-row>
        <table:table-row table:style-name="ro1">
          <table:table-cell/>
          <table:table-cell office:value-type="float" office:value="1771.21" calcext:value-type="float">
            <text:p>1771.21</text:p>
          </table:table-cell>
          <table:table-cell office:value-type="float" office:value="3853.02" calcext:value-type="float">
            <text:p>3853.0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]" office:value-type="float" office:value="1771.21" calcext:value-type="float">
            <text:p>1771.21</text:p>
          </table:table-cell>
          <table:table-cell table:formula="of:=[.C24]" office:value-type="float" office:value="3853.02" calcext:value-type="float">
            <text:p>3853.02</text:p>
          </table:table-cell>
          <table:table-cell table:formula="of:=[.C24]^2" office:value-type="float" office:value="14845763.1204" calcext:value-type="float">
            <text:p>14845763.1204</text:p>
          </table:table-cell>
          <table:table-cell table:formula="of:=[.C24]*[.B24]" office:value-type="float" office:value="6824507.5542" calcext:value-type="float">
            <text:p>6824507.5542</text:p>
          </table:table-cell>
          <table:table-cell table:formula="of:=[.$F$36]+[.$G$36]*[.C24]" office:value-type="float" office:value="1771.01577315" calcext:value-type="float">
            <text:p>1771.01577315</text:p>
          </table:table-cell>
          <table:table-cell table:style-name="ce4" table:formula="of:=[.$F$36]+[.$G$36]*[.C24] -[.B24]" office:value-type="float" office:value="-0.194226850000177" calcext:value-type="float">
            <text:p>-0.19422685</text:p>
          </table:table-cell>
          <table:table-cell/>
          <table:table-cell office:value-type="float" office:value="1771.21" calcext:value-type="float">
            <text:p>1771.21</text:p>
          </table:table-cell>
          <table:table-cell office:value-type="float" office:value="3851.95" calcext:value-type="float">
            <text:p>3851.95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4]" office:value-type="float" office:value="1771.21" calcext:value-type="float">
            <text:p>1771.21</text:p>
          </table:table-cell>
          <table:table-cell table:formula="of:=[.O24]" office:value-type="float" office:value="3851.95" calcext:value-type="float">
            <text:p>3851.95</text:p>
          </table:table-cell>
          <table:table-cell table:formula="of:=[.O24]^2" office:value-type="float" office:value="14837518.8025" calcext:value-type="float">
            <text:p>14837518.8025</text:p>
          </table:table-cell>
          <table:table-cell table:formula="of:=[.O24]*[.N24]" office:value-type="float" office:value="6822612.3595" calcext:value-type="float">
            <text:p>6822612.3595</text:p>
          </table:table-cell>
          <table:table-cell table:formula="of:=[.$R$36]+[.$S$36]*[.O24]" office:value-type="float" office:value="1771.73811291704" calcext:value-type="float">
            <text:p>1771.738112917</text:p>
          </table:table-cell>
          <table:table-cell table:style-name="ce4" table:formula="of:=[.$R$36]+[.$S$36]*[.O24]-[.N24]" office:value-type="float" office:value="0.528112917040289" calcext:value-type="float">
            <text:p>0.528112917</text:p>
          </table:table-cell>
          <table:table-cell/>
          <table:table-cell office:value-type="float" office:value="1771.21" calcext:value-type="float">
            <text:p>1771.21</text:p>
          </table:table-cell>
          <table:table-cell office:value-type="float" office:value="3797.14" calcext:value-type="float">
            <text:p>3797.1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4]" office:value-type="float" office:value="1771.21" calcext:value-type="float">
            <text:p>1771.21</text:p>
          </table:table-cell>
          <table:table-cell table:formula="of:=[.AA24]" office:value-type="float" office:value="3797.14" calcext:value-type="float">
            <text:p>3797.14</text:p>
          </table:table-cell>
          <table:table-cell table:formula="of:=[.AA24]^2" office:value-type="float" office:value="14418272.1796" calcext:value-type="float">
            <text:p>14418272.1796</text:p>
          </table:table-cell>
          <table:table-cell table:formula="of:=[.AA24]*[.Z24]" office:value-type="float" office:value="6725532.3394" calcext:value-type="float">
            <text:p>6725532.3394</text:p>
          </table:table-cell>
          <table:table-cell table:formula="of:=[.$AD$36]+[.$AE$36]*[.AA24]" office:value-type="float" office:value="1770.94236269191" calcext:value-type="float">
            <text:p>1770.9423626919</text:p>
          </table:table-cell>
          <table:table-cell table:style-name="ce4" table:formula="of:=[.$AD$36]+[.$AE$36]*[.AA24]-[.Z24]" office:value-type="float" office:value="-0.267637308091935" calcext:value-type="float">
            <text:p>-0.2676373081</text:p>
          </table:table-cell>
          <table:table-cell/>
          <table:table-cell office:value-type="float" office:value="1771.21" calcext:value-type="float">
            <text:p>1771.21</text:p>
          </table:table-cell>
          <table:table-cell office:value-type="float" office:value="3838.33" calcext:value-type="float">
            <text:p>3838.3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4]" office:value-type="float" office:value="1771.21" calcext:value-type="float">
            <text:p>1771.21</text:p>
          </table:table-cell>
          <table:table-cell table:formula="of:=[.AM24]" office:value-type="float" office:value="3838.33" calcext:value-type="float">
            <text:p>3838.33</text:p>
          </table:table-cell>
          <table:table-cell table:formula="of:=[.AM24]^2" office:value-type="float" office:value="14732777.1889" calcext:value-type="float">
            <text:p>14732777.1889</text:p>
          </table:table-cell>
          <table:table-cell table:formula="of:=[.AM24]*[.AL24]" office:value-type="float" office:value="6798488.4793" calcext:value-type="float">
            <text:p>6798488.4793</text:p>
          </table:table-cell>
          <table:table-cell table:formula="of:=[.$AP$36]+[.$AQ$36]*[.AM24]" office:value-type="float" office:value="1770.38259182083" calcext:value-type="float">
            <text:p>1770.3825918208</text:p>
          </table:table-cell>
          <table:table-cell table:style-name="ce4" table:formula="of:=[.$AP$36]+[.$AQ$36]*[.AM24]-[.AL24]" office:value-type="float" office:value="-0.827408179171243" calcext:value-type="float">
            <text:p>-0.8274081792</text:p>
          </table:table-cell>
          <table:table-cell/>
          <table:table-cell table:formula="of:=[.AM24]" office:value-type="float" office:value="3838.33" calcext:value-type="float">
            <text:p>3838.33</text:p>
          </table:table-cell>
          <table:table-cell table:formula="of:=[.AL24]" office:value-type="float" office:value="1771.21" calcext:value-type="float">
            <text:p>1771.21</text:p>
          </table:table-cell>
        </table:table-row>
        <table:table-row table:style-name="ro1">
          <table:table-cell/>
          <table:table-cell office:value-type="float" office:value="2015.215" calcext:value-type="float">
            <text:p>2015.215</text:p>
          </table:table-cell>
          <table:table-cell office:value-type="float" office:value="4383.3" calcext:value-type="float">
            <text:p>4383.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" office:value-type="float" office:value="2015.215" calcext:value-type="float">
            <text:p>2015.215</text:p>
          </table:table-cell>
          <table:table-cell table:formula="of:=[.C25]" office:value-type="float" office:value="4383.3" calcext:value-type="float">
            <text:p>4383.3</text:p>
          </table:table-cell>
          <table:table-cell table:formula="of:=[.C25]^2" office:value-type="float" office:value="19213318.89" calcext:value-type="float">
            <text:p>19213318.89</text:p>
          </table:table-cell>
          <table:table-cell table:formula="of:=[.C25]*[.B25]" office:value-type="float" office:value="8833291.9095" calcext:value-type="float">
            <text:p>8833291.9095</text:p>
          </table:table-cell>
          <table:table-cell table:formula="of:=[.$F$36]+[.$G$36]*[.C25]" office:value-type="float" office:value="2014.91687955488" calcext:value-type="float">
            <text:p>2014.9168795549</text:p>
          </table:table-cell>
          <table:table-cell table:style-name="ce4" table:formula="of:=[.$F$36]+[.$G$36]*[.C25] -[.B25]" office:value-type="float" office:value="-0.298120445116865" calcext:value-type="float">
            <text:p>-0.2981204451</text:p>
          </table:table-cell>
          <table:table-cell/>
          <table:table-cell office:value-type="float" office:value="2015.215" calcext:value-type="float">
            <text:p>2015.215</text:p>
          </table:table-cell>
          <table:table-cell office:value-type="float" office:value="4380.8" calcext:value-type="float">
            <text:p>4380.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5]" office:value-type="float" office:value="2015.215" calcext:value-type="float">
            <text:p>2015.215</text:p>
          </table:table-cell>
          <table:table-cell table:formula="of:=[.O25]" office:value-type="float" office:value="4380.8" calcext:value-type="float">
            <text:p>4380.8</text:p>
          </table:table-cell>
          <table:table-cell table:formula="of:=[.O25]^2" office:value-type="float" office:value="19191408.64" calcext:value-type="float">
            <text:p>19191408.64</text:p>
          </table:table-cell>
          <table:table-cell table:formula="of:=[.O25]*[.N25]" office:value-type="float" office:value="8828253.872" calcext:value-type="float">
            <text:p>8828253.872</text:p>
          </table:table-cell>
          <table:table-cell table:formula="of:=[.$R$36]+[.$S$36]*[.O25]" office:value-type="float" office:value="2014.99388210367" calcext:value-type="float">
            <text:p>2014.9938821037</text:p>
          </table:table-cell>
          <table:table-cell table:style-name="ce4" table:formula="of:=[.$R$36]+[.$S$36]*[.O25]-[.N25]" office:value-type="float" office:value="-0.221117896327996" calcext:value-type="float">
            <text:p>-0.2211178963</text:p>
          </table:table-cell>
          <table:table-cell/>
          <table:table-cell office:value-type="float" office:value="2015.215" calcext:value-type="float">
            <text:p>2015.215</text:p>
          </table:table-cell>
          <table:table-cell office:value-type="float" office:value="4319.85" calcext:value-type="float">
            <text:p>4319.8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5]" office:value-type="float" office:value="2015.215" calcext:value-type="float">
            <text:p>2015.215</text:p>
          </table:table-cell>
          <table:table-cell table:formula="of:=[.AA25]" office:value-type="float" office:value="4319.85" calcext:value-type="float">
            <text:p>4319.85</text:p>
          </table:table-cell>
          <table:table-cell table:formula="of:=[.AA25]^2" office:value-type="float" office:value="18661104.0225" calcext:value-type="float">
            <text:p>18661104.0225</text:p>
          </table:table-cell>
          <table:table-cell table:formula="of:=[.AA25]*[.Z25]" office:value-type="float" office:value="8705426.51775" calcext:value-type="float">
            <text:p>8705426.51775</text:p>
          </table:table-cell>
          <table:table-cell table:formula="of:=[.$AD$36]+[.$AE$36]*[.AA25]" office:value-type="float" office:value="2014.92173670057" calcext:value-type="float">
            <text:p>2014.9217367006</text:p>
          </table:table-cell>
          <table:table-cell table:style-name="ce4" table:formula="of:=[.$AD$36]+[.$AE$36]*[.AA25]-[.Z25]" office:value-type="float" office:value="-0.293263299430237" calcext:value-type="float">
            <text:p>-0.2932632994</text:p>
          </table:table-cell>
          <table:table-cell/>
          <table:table-cell office:value-type="float" office:value="2015.215" calcext:value-type="float">
            <text:p>2015.215</text:p>
          </table:table-cell>
          <table:table-cell office:value-type="float" office:value="4370.11" calcext:value-type="float">
            <text:p>4370.1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5]" office:value-type="float" office:value="2015.215" calcext:value-type="float">
            <text:p>2015.215</text:p>
          </table:table-cell>
          <table:table-cell table:formula="of:=[.AM25]" office:value-type="float" office:value="4370.11" calcext:value-type="float">
            <text:p>4370.11</text:p>
          </table:table-cell>
          <table:table-cell table:formula="of:=[.AM25]^2" office:value-type="float" office:value="19097861.4121" calcext:value-type="float">
            <text:p>19097861.4121</text:p>
          </table:table-cell>
          <table:table-cell table:formula="of:=[.AM25]*[.AL25]" office:value-type="float" office:value="8806711.22365" calcext:value-type="float">
            <text:p>8806711.22365</text:p>
          </table:table-cell>
          <table:table-cell table:formula="of:=[.$AP$36]+[.$AQ$36]*[.AM25]" office:value-type="float" office:value="2015.53915905659" calcext:value-type="float">
            <text:p>2015.5391590566</text:p>
          </table:table-cell>
          <table:table-cell table:style-name="ce4" table:formula="of:=[.$AP$36]+[.$AQ$36]*[.AM25]-[.AL25]" office:value-type="float" office:value="0.324159056591725" calcext:value-type="float">
            <text:p>0.3241590566</text:p>
          </table:table-cell>
          <table:table-cell/>
          <table:table-cell table:formula="of:=[.AM25]" office:value-type="float" office:value="4370.11" calcext:value-type="float">
            <text:p>4370.11</text:p>
          </table:table-cell>
          <table:table-cell table:formula="of:=[.AL25]" office:value-type="float" office:value="2015.215" calcext:value-type="float">
            <text:p>2015.215</text:p>
          </table:table-cell>
        </table:table-row>
        <table:table-row table:style-name="ro1">
          <table:table-cell/>
          <table:table-cell office:value-type="float" office:value="2034.791" calcext:value-type="float">
            <text:p>2034.791</text:p>
          </table:table-cell>
          <table:table-cell office:value-type="float" office:value="4425.93" calcext:value-type="float">
            <text:p>4425.9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6]" office:value-type="float" office:value="2034.791" calcext:value-type="float">
            <text:p>2034.791</text:p>
          </table:table-cell>
          <table:table-cell table:formula="of:=[.C26]" office:value-type="float" office:value="4425.93" calcext:value-type="float">
            <text:p>4425.93</text:p>
          </table:table-cell>
          <table:table-cell table:formula="of:=[.C26]^2" office:value-type="float" office:value="19588856.3649" calcext:value-type="float">
            <text:p>19588856.3649</text:p>
          </table:table-cell>
          <table:table-cell table:formula="of:=[.C26]*[.B26]" office:value-type="float" office:value="9005842.53063" calcext:value-type="float">
            <text:p>9005842.53063</text:p>
          </table:table-cell>
          <table:table-cell table:formula="of:=[.$F$36]+[.$G$36]*[.C26]" office:value-type="float" office:value="2034.52445322547" calcext:value-type="float">
            <text:p>2034.5244532255</text:p>
          </table:table-cell>
          <table:table-cell table:style-name="ce4" table:formula="of:=[.$F$36]+[.$G$36]*[.C26] -[.B26]" office:value-type="float" office:value="-0.266546774527342" calcext:value-type="float">
            <text:p>-0.2665467745</text:p>
          </table:table-cell>
          <table:table-cell/>
          <table:table-cell office:value-type="float" office:value="2034.791" calcext:value-type="float">
            <text:p>2034.791</text:p>
          </table:table-cell>
          <table:table-cell office:value-type="float" office:value="4423.24" calcext:value-type="float">
            <text:p>4423.24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6]" office:value-type="float" office:value="2034.791" calcext:value-type="float">
            <text:p>2034.791</text:p>
          </table:table-cell>
          <table:table-cell table:formula="of:=[.O26]" office:value-type="float" office:value="4423.24" calcext:value-type="float">
            <text:p>4423.24</text:p>
          </table:table-cell>
          <table:table-cell table:formula="of:=[.O26]^2" office:value-type="float" office:value="19565052.0976" calcext:value-type="float">
            <text:p>19565052.0976</text:p>
          </table:table-cell>
          <table:table-cell table:formula="of:=[.O26]*[.N26]" office:value-type="float" office:value="9000368.94284" calcext:value-type="float">
            <text:p>9000368.94284</text:p>
          </table:table-cell>
          <table:table-cell table:formula="of:=[.$R$36]+[.$S$36]*[.O26]" office:value-type="float" office:value="2034.51505983702" calcext:value-type="float">
            <text:p>2034.515059837</text:p>
          </table:table-cell>
          <table:table-cell table:style-name="ce4" table:formula="of:=[.$R$36]+[.$S$36]*[.O26]-[.N26]" office:value-type="float" office:value="-0.275940162980987" calcext:value-type="float">
            <text:p>-0.275940163</text:p>
          </table:table-cell>
          <table:table-cell/>
          <table:table-cell office:value-type="float" office:value="2034.791" calcext:value-type="float">
            <text:p>2034.791</text:p>
          </table:table-cell>
          <table:table-cell office:value-type="float" office:value="4362.23" calcext:value-type="float">
            <text:p>4362.23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6]" office:value-type="float" office:value="2034.791" calcext:value-type="float">
            <text:p>2034.791</text:p>
          </table:table-cell>
          <table:table-cell table:formula="of:=[.AA26]" office:value-type="float" office:value="4362.23" calcext:value-type="float">
            <text:p>4362.23</text:p>
          </table:table-cell>
          <table:table-cell table:formula="of:=[.AA26]^2" office:value-type="float" office:value="19029050.5729" calcext:value-type="float">
            <text:p>19029050.5729</text:p>
          </table:table-cell>
          <table:table-cell table:formula="of:=[.AA26]*[.Z26]" office:value-type="float" office:value="8876226.34393" calcext:value-type="float">
            <text:p>8876226.34393</text:p>
          </table:table-cell>
          <table:table-cell table:formula="of:=[.$AD$36]+[.$AE$36]*[.AA26]" office:value-type="float" office:value="2034.70296504992" calcext:value-type="float">
            <text:p>2034.7029650499</text:p>
          </table:table-cell>
          <table:table-cell table:style-name="ce4" table:formula="of:=[.$AD$36]+[.$AE$36]*[.AA26]-[.Z26]" office:value-type="float" office:value="-0.0880349500839657" calcext:value-type="float">
            <text:p>-0.0880349501</text:p>
          </table:table-cell>
          <table:table-cell/>
          <table:table-cell office:value-type="float" office:value="2034.791" calcext:value-type="float">
            <text:p>2034.791</text:p>
          </table:table-cell>
          <table:table-cell office:value-type="float" office:value="4412.84" calcext:value-type="float">
            <text:p>4412.8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6]" office:value-type="float" office:value="2034.791" calcext:value-type="float">
            <text:p>2034.791</text:p>
          </table:table-cell>
          <table:table-cell table:formula="of:=[.AM26]" office:value-type="float" office:value="4412.84" calcext:value-type="float">
            <text:p>4412.84</text:p>
          </table:table-cell>
          <table:table-cell table:formula="of:=[.AM26]^2" office:value-type="float" office:value="19473156.8656" calcext:value-type="float">
            <text:p>19473156.8656</text:p>
          </table:table-cell>
          <table:table-cell table:formula="of:=[.AM26]*[.AL26]" office:value-type="float" office:value="8979207.11644" calcext:value-type="float">
            <text:p>8979207.11644</text:p>
          </table:table-cell>
          <table:table-cell table:formula="of:=[.$AP$36]+[.$AQ$36]*[.AM26]" office:value-type="float" office:value="2035.23817014761" calcext:value-type="float">
            <text:p>2035.2381701476</text:p>
          </table:table-cell>
          <table:table-cell table:style-name="ce4" table:formula="of:=[.$AP$36]+[.$AQ$36]*[.AM26]-[.AL26]" office:value-type="float" office:value="0.44717014761477" calcext:value-type="float">
            <text:p>0.4471701476</text:p>
          </table:table-cell>
          <table:table-cell/>
          <table:table-cell table:formula="of:=[.AM26]" office:value-type="float" office:value="4412.84" calcext:value-type="float">
            <text:p>4412.84</text:p>
          </table:table-cell>
          <table:table-cell table:formula="of:=[.AL26]" office:value-type="float" office:value="2034.791" calcext:value-type="float">
            <text:p>2034.791</text:p>
          </table:table-cell>
        </table:table-row>
        <table:table-row table:style-name="ro1">
          <table:table-cell/>
          <table:table-cell office:value-type="float" office:value="2598.5" calcext:value-type="float">
            <text:p>2598.5</text:p>
          </table:table-cell>
          <table:table-cell office:value-type="float" office:value="5652.61" calcext:value-type="float">
            <text:p>5652.6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7]" office:value-type="float" office:value="2598.5" calcext:value-type="float">
            <text:p>2598.5</text:p>
          </table:table-cell>
          <table:table-cell table:formula="of:=[.C27]" office:value-type="float" office:value="5652.61" calcext:value-type="float">
            <text:p>5652.61</text:p>
          </table:table-cell>
          <table:table-cell table:formula="of:=[.C27]^2" office:value-type="float" office:value="31951999.8121" calcext:value-type="float">
            <text:p>31951999.8121</text:p>
          </table:table-cell>
          <table:table-cell table:formula="of:=[.C27]*[.B27]" office:value-type="float" office:value="14688307.085" calcext:value-type="float">
            <text:p>14688307.085</text:p>
          </table:table-cell>
          <table:table-cell table:formula="of:=[.$F$36]+[.$G$36]*[.C27]" office:value-type="float" office:value="2598.73319050529" calcext:value-type="float">
            <text:p>2598.7331905053</text:p>
          </table:table-cell>
          <table:table-cell table:style-name="ce4" table:formula="of:=[.$F$36]+[.$G$36]*[.C27] -[.B27]" office:value-type="float" office:value="0.233190505291077" calcext:value-type="float">
            <text:p>0.2331905053</text:p>
          </table:table-cell>
          <table:table-cell/>
          <table:table-cell office:value-type="float" office:value="2598.5" calcext:value-type="float">
            <text:p>2598.5</text:p>
          </table:table-cell>
          <table:table-cell office:value-type="float" office:value="5649.89" calcext:value-type="float">
            <text:p>5649.8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7]" office:value-type="float" office:value="2598.5" calcext:value-type="float">
            <text:p>2598.5</text:p>
          </table:table-cell>
          <table:table-cell table:formula="of:=[.O27]" office:value-type="float" office:value="5649.89" calcext:value-type="float">
            <text:p>5649.89</text:p>
          </table:table-cell>
          <table:table-cell table:formula="of:=[.O27]^2" office:value-type="float" office:value="31921257.0121" calcext:value-type="float">
            <text:p>31921257.0121</text:p>
          </table:table-cell>
          <table:table-cell table:formula="of:=[.O27]*[.N27]" office:value-type="float" office:value="14681239.165" calcext:value-type="float">
            <text:p>14681239.165</text:p>
          </table:table-cell>
          <table:table-cell table:formula="of:=[.$R$36]+[.$S$36]*[.O27]" office:value-type="float" office:value="2598.73873247157" calcext:value-type="float">
            <text:p>2598.7387324716</text:p>
          </table:table-cell>
          <table:table-cell table:style-name="ce4" table:formula="of:=[.$R$36]+[.$S$36]*[.O27]-[.N27]" office:value-type="float" office:value="0.23873247156871" calcext:value-type="float">
            <text:p>0.2387324716</text:p>
          </table:table-cell>
          <table:table-cell/>
          <table:table-cell office:value-type="float" office:value="2598.5" calcext:value-type="float">
            <text:p>2598.5</text:p>
          </table:table-cell>
          <table:table-cell office:value-type="float" office:value="5570.17" calcext:value-type="float">
            <text:p>5570.1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7]" office:value-type="float" office:value="2598.5" calcext:value-type="float">
            <text:p>2598.5</text:p>
          </table:table-cell>
          <table:table-cell table:formula="of:=[.AA27]" office:value-type="float" office:value="5570.17" calcext:value-type="float">
            <text:p>5570.17</text:p>
          </table:table-cell>
          <table:table-cell table:formula="of:=[.AA27]^2" office:value-type="float" office:value="31026793.8289" calcext:value-type="float">
            <text:p>31026793.8289</text:p>
          </table:table-cell>
          <table:table-cell table:formula="of:=[.AA27]*[.Z27]" office:value-type="float" office:value="14474086.745" calcext:value-type="float">
            <text:p>14474086.745</text:p>
          </table:table-cell>
          <table:table-cell table:formula="of:=[.$AD$36]+[.$AE$36]*[.AA27]" office:value-type="float" office:value="2598.5193164494" calcext:value-type="float">
            <text:p>2598.5193164494</text:p>
          </table:table-cell>
          <table:table-cell table:style-name="ce4" table:formula="of:=[.$AD$36]+[.$AE$36]*[.AA27]-[.Z27]" office:value-type="float" office:value="0.0193164493966833" calcext:value-type="float">
            <text:p>0.0193164494</text:p>
          </table:table-cell>
          <table:table-cell/>
          <table:table-cell office:value-type="float" office:value="2598.5" calcext:value-type="float">
            <text:p>2598.5</text:p>
          </table:table-cell>
          <table:table-cell office:value-type="float" office:value="5634.3" calcext:value-type="float">
            <text:p>5634.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7]" office:value-type="float" office:value="2598.5" calcext:value-type="float">
            <text:p>2598.5</text:p>
          </table:table-cell>
          <table:table-cell table:formula="of:=[.AM27]" office:value-type="float" office:value="5634.3" calcext:value-type="float">
            <text:p>5634.3</text:p>
          </table:table-cell>
          <table:table-cell table:formula="of:=[.AM27]^2" office:value-type="float" office:value="31745336.49" calcext:value-type="float">
            <text:p>31745336.49</text:p>
          </table:table-cell>
          <table:table-cell table:formula="of:=[.AM27]*[.AL27]" office:value-type="float" office:value="14640728.55" calcext:value-type="float">
            <text:p>14640728.55</text:p>
          </table:table-cell>
          <table:table-cell table:formula="of:=[.$AP$36]+[.$AQ$36]*[.AM27]" office:value-type="float" office:value="2598.3449823929" calcext:value-type="float">
            <text:p>2598.3449823929</text:p>
          </table:table-cell>
          <table:table-cell table:style-name="ce4" table:formula="of:=[.$AP$36]+[.$AQ$36]*[.AM27]-[.AL27]" office:value-type="float" office:value="-0.155017607104583" calcext:value-type="float">
            <text:p>-0.1550176071</text:p>
          </table:table-cell>
          <table:table-cell/>
          <table:table-cell table:formula="of:=[.AM27]" office:value-type="float" office:value="5634.3" calcext:value-type="float">
            <text:p>5634.3</text:p>
          </table:table-cell>
          <table:table-cell table:formula="of:=[.AL27]" office:value-type="float" office:value="2598.5" calcext:value-type="float">
            <text:p>2598.5</text:p>
          </table:table-cell>
        </table:table-row>
        <table:table-row table:style-name="ro1">
          <table:table-cell/>
          <table:table-cell office:value-type="float" office:value="2615.25" calcext:value-type="float">
            <text:p>2615.25</text:p>
          </table:table-cell>
          <table:table-cell office:value-type="float" office:value="5687.58" calcext:value-type="float">
            <text:p>5687.5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8]" office:value-type="float" office:value="2615.25" calcext:value-type="float">
            <text:p>2615.25</text:p>
          </table:table-cell>
          <table:table-cell table:formula="of:=[.C28]" office:value-type="float" office:value="5687.58" calcext:value-type="float">
            <text:p>5687.58</text:p>
          </table:table-cell>
          <table:table-cell table:formula="of:=[.C28]^2" office:value-type="float" office:value="32348566.2564" calcext:value-type="float">
            <text:p>32348566.2564</text:p>
          </table:table-cell>
          <table:table-cell table:formula="of:=[.C28]*[.B28]" office:value-type="float" office:value="14874443.595" calcext:value-type="float">
            <text:p>14874443.595</text:p>
          </table:table-cell>
          <table:table-cell table:formula="of:=[.$F$36]+[.$G$36]*[.C28]" office:value-type="float" office:value="2614.81756421537" calcext:value-type="float">
            <text:p>2614.8175642154</text:p>
          </table:table-cell>
          <table:table-cell table:style-name="ce4" table:formula="of:=[.$F$36]+[.$G$36]*[.C28] -[.B28]" office:value-type="float" office:value="-0.432435784633526" calcext:value-type="float">
            <text:p>-0.4324357846</text:p>
          </table:table-cell>
          <table:table-cell/>
          <table:table-cell office:value-type="float" office:value="2615.25" calcext:value-type="float">
            <text:p>2615.25</text:p>
          </table:table-cell>
          <table:table-cell office:value-type="float" office:value="5684.78" calcext:value-type="float">
            <text:p>5684.7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8]" office:value-type="float" office:value="2615.25" calcext:value-type="float">
            <text:p>2615.25</text:p>
          </table:table-cell>
          <table:table-cell table:formula="of:=[.O28]" office:value-type="float" office:value="5684.78" calcext:value-type="float">
            <text:p>5684.78</text:p>
          </table:table-cell>
          <table:table-cell table:formula="of:=[.O28]^2" office:value-type="float" office:value="32316723.6484" calcext:value-type="float">
            <text:p>32316723.6484</text:p>
          </table:table-cell>
          <table:table-cell table:formula="of:=[.O28]*[.N28]" office:value-type="float" office:value="14867120.895" calcext:value-type="float">
            <text:p>14867120.895</text:p>
          </table:table-cell>
          <table:table-cell table:formula="of:=[.$R$36]+[.$S$36]*[.O28]" office:value-type="float" office:value="2614.78712764396" calcext:value-type="float">
            <text:p>2614.787127644</text:p>
          </table:table-cell>
          <table:table-cell table:style-name="ce4" table:formula="of:=[.$R$36]+[.$S$36]*[.O28]-[.N28]" office:value-type="float" office:value="-0.462872356035405" calcext:value-type="float">
            <text:p>-0.462872356</text:p>
          </table:table-cell>
          <table:table-cell/>
          <table:table-cell office:value-type="float" office:value="2615.25" calcext:value-type="float">
            <text:p>2615.25</text:p>
          </table:table-cell>
          <table:table-cell office:value-type="float" office:value="5604.66" calcext:value-type="float">
            <text:p>5604.6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8]" office:value-type="float" office:value="2615.25" calcext:value-type="float">
            <text:p>2615.25</text:p>
          </table:table-cell>
          <table:table-cell table:formula="of:=[.AA28]" office:value-type="float" office:value="5604.66" calcext:value-type="float">
            <text:p>5604.66</text:p>
          </table:table-cell>
          <table:table-cell table:formula="of:=[.AA28]^2" office:value-type="float" office:value="31412213.7156" calcext:value-type="float">
            <text:p>31412213.7156</text:p>
          </table:table-cell>
          <table:table-cell table:formula="of:=[.AA28]*[.Z28]" office:value-type="float" office:value="14657587.065" calcext:value-type="float">
            <text:p>14657587.065</text:p>
          </table:table-cell>
          <table:table-cell table:formula="of:=[.$AD$36]+[.$AE$36]*[.AA28]" office:value-type="float" office:value="2614.61781965301" calcext:value-type="float">
            <text:p>2614.617819653</text:p>
          </table:table-cell>
          <table:table-cell table:style-name="ce4" table:formula="of:=[.$AD$36]+[.$AE$36]*[.AA28]-[.Z28]" office:value-type="float" office:value="-0.632180346994119" calcext:value-type="float">
            <text:p>-0.632180347</text:p>
          </table:table-cell>
          <table:table-cell/>
          <table:table-cell office:value-type="float" office:value="2615.25" calcext:value-type="float">
            <text:p>2615.25</text:p>
          </table:table-cell>
          <table:table-cell office:value-type="float" office:value="5669.11" calcext:value-type="float">
            <text:p>5669.11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8]" office:value-type="float" office:value="2615.25" calcext:value-type="float">
            <text:p>2615.25</text:p>
          </table:table-cell>
          <table:table-cell table:formula="of:=[.AM28]" office:value-type="float" office:value="5669.11" calcext:value-type="float">
            <text:p>5669.11</text:p>
          </table:table-cell>
          <table:table-cell table:formula="of:=[.AM28]^2" office:value-type="float" office:value="32138808.1921" calcext:value-type="float">
            <text:p>32138808.1921</text:p>
          </table:table-cell>
          <table:table-cell table:formula="of:=[.AM28]*[.AL28]" office:value-type="float" office:value="14826139.9275" calcext:value-type="float">
            <text:p>14826139.9275</text:p>
          </table:table-cell>
          <table:table-cell table:formula="of:=[.$AP$36]+[.$AQ$36]*[.AM28]" office:value-type="float" office:value="2614.39278431376" calcext:value-type="float">
            <text:p>2614.3927843138</text:p>
          </table:table-cell>
          <table:table-cell table:style-name="ce4" table:formula="of:=[.$AP$36]+[.$AQ$36]*[.AM28]-[.AL28]" office:value-type="float" office:value="-0.857215686241489" calcext:value-type="float">
            <text:p>-0.8572156862</text:p>
          </table:table-cell>
          <table:table-cell/>
          <table:table-cell table:formula="of:=[.AM28]" office:value-type="float" office:value="5669.11" calcext:value-type="float">
            <text:p>5669.11</text:p>
          </table:table-cell>
          <table:table-cell table:formula="of:=[.AL28]" office:value-type="float" office:value="2615.25" calcext:value-type="float">
            <text:p>2615.25</text:p>
          </table:table-cell>
        </table:table-row>
        <table:table-row table:style-name="ro1">
          <table:table-cell/>
          <table:table-cell office:value-type="float" office:value="3253.503" calcext:value-type="float">
            <text:p>3253.503</text:p>
          </table:table-cell>
          <table:table-cell office:value-type="float" office:value="7076.3" calcext:value-type="float">
            <text:p>7076.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9]" office:value-type="float" office:value="3253.503" calcext:value-type="float">
            <text:p>3253.503</text:p>
          </table:table-cell>
          <table:table-cell table:formula="of:=[.C29]" office:value-type="float" office:value="7076.3" calcext:value-type="float">
            <text:p>7076.3</text:p>
          </table:table-cell>
          <table:table-cell table:formula="of:=[.C29]^2" office:value-type="float" office:value="50074021.69" calcext:value-type="float">
            <text:p>50074021.69</text:p>
          </table:table-cell>
          <table:table-cell table:formula="of:=[.C29]*[.B29]" office:value-type="float" office:value="23022763.2789" calcext:value-type="float">
            <text:p>23022763.2789</text:p>
          </table:table-cell>
          <table:table-cell table:formula="of:=[.$F$36]+[.$G$36]*[.C29]" office:value-type="float" office:value="3253.5562390411" calcext:value-type="float">
            <text:p>3253.5562390411</text:p>
          </table:table-cell>
          <table:table-cell table:style-name="ce4" table:formula="of:=[.$F$36]+[.$G$36]*[.C29] -[.B29]" office:value-type="float" office:value="0.0532390410985499" calcext:value-type="float">
            <text:p>0.0532390411</text:p>
          </table:table-cell>
          <table:table-cell/>
          <table:table-cell office:value-type="float" office:value="3253.503" calcext:value-type="float">
            <text:p>3253.503</text:p>
          </table:table-cell>
          <table:table-cell office:value-type="float" office:value="7073.43" calcext:value-type="float">
            <text:p>7073.43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29]" office:value-type="float" office:value="3253.503" calcext:value-type="float">
            <text:p>3253.503</text:p>
          </table:table-cell>
          <table:table-cell table:formula="of:=[.O29]" office:value-type="float" office:value="7073.43" calcext:value-type="float">
            <text:p>7073.43</text:p>
          </table:table-cell>
          <table:table-cell table:formula="of:=[.O29]^2" office:value-type="float" office:value="50033411.9649" calcext:value-type="float">
            <text:p>50033411.9649</text:p>
          </table:table-cell>
          <table:table-cell table:formula="of:=[.O29]*[.N29]" office:value-type="float" office:value="23013425.72529" calcext:value-type="float">
            <text:p>23013425.72529</text:p>
          </table:table-cell>
          <table:table-cell table:formula="of:=[.$R$36]+[.$S$36]*[.O29]" office:value-type="float" office:value="3253.52613469892" calcext:value-type="float">
            <text:p>3253.5261346989</text:p>
          </table:table-cell>
          <table:table-cell table:style-name="ce4" table:formula="of:=[.$R$36]+[.$S$36]*[.O29]-[.N29]" office:value-type="float" office:value="0.0231346989248777" calcext:value-type="float">
            <text:p>0.0231346989</text:p>
          </table:table-cell>
          <table:table-cell/>
          <table:table-cell office:value-type="float" office:value="3253.503" calcext:value-type="float">
            <text:p>3253.503</text:p>
          </table:table-cell>
          <table:table-cell office:value-type="float" office:value="6973.94" calcext:value-type="float">
            <text:p>6973.9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29]" office:value-type="float" office:value="3253.503" calcext:value-type="float">
            <text:p>3253.503</text:p>
          </table:table-cell>
          <table:table-cell table:formula="of:=[.AA29]" office:value-type="float" office:value="6973.94" calcext:value-type="float">
            <text:p>6973.94</text:p>
          </table:table-cell>
          <table:table-cell table:formula="of:=[.AA29]^2" office:value-type="float" office:value="48635839.1236" calcext:value-type="float">
            <text:p>48635839.1236</text:p>
          </table:table-cell>
          <table:table-cell table:formula="of:=[.AA29]*[.Z29]" office:value-type="float" office:value="22689734.71182" calcext:value-type="float">
            <text:p>22689734.71182</text:p>
          </table:table-cell>
          <table:table-cell table:formula="of:=[.$AD$36]+[.$AE$36]*[.AA29]" office:value-type="float" office:value="3253.74099931779" calcext:value-type="float">
            <text:p>3253.7409993178</text:p>
          </table:table-cell>
          <table:table-cell table:style-name="ce4" table:formula="of:=[.$AD$36]+[.$AE$36]*[.AA29]-[.Z29]" office:value-type="float" office:value="0.237999317790582" calcext:value-type="float">
            <text:p>0.2379993178</text:p>
          </table:table-cell>
          <table:table-cell/>
          <table:table-cell office:value-type="float" office:value="3253.503" calcext:value-type="float">
            <text:p>3253.503</text:p>
          </table:table-cell>
          <table:table-cell office:value-type="float" office:value="7056" calcext:value-type="float">
            <text:p>705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29]" office:value-type="float" office:value="3253.503" calcext:value-type="float">
            <text:p>3253.503</text:p>
          </table:table-cell>
          <table:table-cell table:formula="of:=[.AM29]" office:value-type="float" office:value="7056" calcext:value-type="float">
            <text:p>7056</text:p>
          </table:table-cell>
          <table:table-cell table:formula="of:=[.AM29]^2" office:value-type="float" office:value="49787136" calcext:value-type="float">
            <text:p>49787136</text:p>
          </table:table-cell>
          <table:table-cell table:formula="of:=[.AM29]*[.AL29]" office:value-type="float" office:value="22956717.168" calcext:value-type="float">
            <text:p>22956717.168</text:p>
          </table:table-cell>
          <table:table-cell table:formula="of:=[.$AP$36]+[.$AQ$36]*[.AM29]" office:value-type="float" office:value="3253.764689112" calcext:value-type="float">
            <text:p>3253.764689112</text:p>
          </table:table-cell>
          <table:table-cell table:style-name="ce4" table:formula="of:=[.$AP$36]+[.$AQ$36]*[.AM29]-[.AL29]" office:value-type="float" office:value="0.261689111997384" calcext:value-type="float">
            <text:p>0.261689112</text:p>
          </table:table-cell>
          <table:table-cell/>
          <table:table-cell table:formula="of:=[.AM29]" office:value-type="float" office:value="7056" calcext:value-type="float">
            <text:p>7056</text:p>
          </table:table-cell>
          <table:table-cell table:formula="of:=[.AL29]" office:value-type="float" office:value="3253.503" calcext:value-type="float">
            <text:p>3253.503</text:p>
          </table:table-cell>
        </table:table-row>
        <table:table-row table:style-name="ro1">
          <table:table-cell/>
          <table:table-cell office:value-type="float" office:value="3273.079" calcext:value-type="float">
            <text:p>3273.079</text:p>
          </table:table-cell>
          <table:table-cell office:value-type="float" office:value="7119.11" calcext:value-type="float">
            <text:p>7119.11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0]" office:value-type="float" office:value="3273.079" calcext:value-type="float">
            <text:p>3273.079</text:p>
          </table:table-cell>
          <table:table-cell table:formula="of:=[.C30]" office:value-type="float" office:value="7119.11" calcext:value-type="float">
            <text:p>7119.11</text:p>
          </table:table-cell>
          <table:table-cell table:formula="of:=[.C30]^2" office:value-type="float" office:value="50681727.1921" calcext:value-type="float">
            <text:p>50681727.1921</text:p>
          </table:table-cell>
          <table:table-cell table:formula="of:=[.C30]*[.B30]" office:value-type="float" office:value="23301409.43969" calcext:value-type="float">
            <text:p>23301409.43969</text:p>
          </table:table-cell>
          <table:table-cell table:formula="of:=[.$F$36]+[.$G$36]*[.C30]" office:value-type="float" office:value="3273.24660331128" calcext:value-type="float">
            <text:p>3273.2466033113</text:p>
          </table:table-cell>
          <table:table-cell table:style-name="ce4" table:formula="of:=[.$F$36]+[.$G$36]*[.C30] -[.B30]" office:value-type="float" office:value="0.167603311282164" calcext:value-type="float">
            <text:p>0.1676033113</text:p>
          </table:table-cell>
          <table:table-cell/>
          <table:table-cell office:value-type="float" office:value="3273.079" calcext:value-type="float">
            <text:p>3273.079</text:p>
          </table:table-cell>
          <table:table-cell office:value-type="float" office:value="7115.62" calcext:value-type="float">
            <text:p>7115.6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30]" office:value-type="float" office:value="3273.079" calcext:value-type="float">
            <text:p>3273.079</text:p>
          </table:table-cell>
          <table:table-cell table:formula="of:=[.O30]" office:value-type="float" office:value="7115.62" calcext:value-type="float">
            <text:p>7115.62</text:p>
          </table:table-cell>
          <table:table-cell table:formula="of:=[.O30]^2" office:value-type="float" office:value="50632047.9844" calcext:value-type="float">
            <text:p>50632047.9844</text:p>
          </table:table-cell>
          <table:table-cell table:formula="of:=[.O30]*[.N30]" office:value-type="float" office:value="23289986.39398" calcext:value-type="float">
            <text:p>23289986.39398</text:p>
          </table:table-cell>
          <table:table-cell table:formula="of:=[.$R$36]+[.$S$36]*[.O30]" office:value-type="float" office:value="3272.93231963224" calcext:value-type="float">
            <text:p>3272.9323196322</text:p>
          </table:table-cell>
          <table:table-cell table:style-name="ce4" table:formula="of:=[.$R$36]+[.$S$36]*[.O30]-[.N30]" office:value-type="float" office:value="-0.146680367759927" calcext:value-type="float">
            <text:p>-0.1466803678</text:p>
          </table:table-cell>
          <table:table-cell/>
          <table:table-cell office:value-type="float" office:value="3273.079" calcext:value-type="float">
            <text:p>3273.079</text:p>
          </table:table-cell>
          <table:table-cell office:value-type="float" office:value="7015.95" calcext:value-type="float">
            <text:p>7015.95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30]" office:value-type="float" office:value="3273.079" calcext:value-type="float">
            <text:p>3273.079</text:p>
          </table:table-cell>
          <table:table-cell table:formula="of:=[.AA30]" office:value-type="float" office:value="7015.95" calcext:value-type="float">
            <text:p>7015.95</text:p>
          </table:table-cell>
          <table:table-cell table:formula="of:=[.AA30]^2" office:value-type="float" office:value="49223554.4025" calcext:value-type="float">
            <text:p>49223554.4025</text:p>
          </table:table-cell>
          <table:table-cell table:formula="of:=[.AA30]*[.Z30]" office:value-type="float" office:value="22963758.61005" calcext:value-type="float">
            <text:p>22963758.61005</text:p>
          </table:table-cell>
          <table:table-cell table:formula="of:=[.$AD$36]+[.$AE$36]*[.AA30]" office:value-type="float" office:value="3273.3495269949" calcext:value-type="float">
            <text:p>3273.3495269949</text:p>
          </table:table-cell>
          <table:table-cell table:style-name="ce4" table:formula="of:=[.$AD$36]+[.$AE$36]*[.AA30]-[.Z30]" office:value-type="float" office:value="0.27052699490423" calcext:value-type="float">
            <text:p>0.2705269949</text:p>
          </table:table-cell>
          <table:table-cell/>
          <table:table-cell office:value-type="float" office:value="3273.079" calcext:value-type="float">
            <text:p>3273.079</text:p>
          </table:table-cell>
          <table:table-cell office:value-type="float" office:value="7098.46" calcext:value-type="float">
            <text:p>7098.46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30]" office:value-type="float" office:value="3273.079" calcext:value-type="float">
            <text:p>3273.079</text:p>
          </table:table-cell>
          <table:table-cell table:formula="of:=[.AM30]" office:value-type="float" office:value="7098.46" calcext:value-type="float">
            <text:p>7098.46</text:p>
          </table:table-cell>
          <table:table-cell table:formula="of:=[.AM30]^2" office:value-type="float" office:value="50388134.3716" calcext:value-type="float">
            <text:p>50388134.3716</text:p>
          </table:table-cell>
          <table:table-cell table:formula="of:=[.AM30]*[.AL30]" office:value-type="float" office:value="23233820.35834" calcext:value-type="float">
            <text:p>23233820.35834</text:p>
          </table:table-cell>
          <table:table-cell table:formula="of:=[.$AP$36]+[.$AQ$36]*[.AM30]" office:value-type="float" office:value="3273.33922716313" calcext:value-type="float">
            <text:p>3273.3392271631</text:p>
          </table:table-cell>
          <table:table-cell table:style-name="ce4" table:formula="of:=[.$AP$36]+[.$AQ$36]*[.AM30]-[.AL30]" office:value-type="float" office:value="0.260227163128548" calcext:value-type="float">
            <text:p>0.2602271631</text:p>
          </table:table-cell>
          <table:table-cell/>
          <table:table-cell table:formula="of:=[.AM30]" office:value-type="float" office:value="7098.46" calcext:value-type="float">
            <text:p>7098.46</text:p>
          </table:table-cell>
          <table:table-cell table:formula="of:=[.AL30]" office:value-type="float" office:value="3273.079" calcext:value-type="float">
            <text:p>3273.079</text:p>
          </table:table-cell>
        </table:table-row>
        <table:table-row table:style-name="ro1">
          <table:table-cell/>
          <table:table-cell office:value-type="float" office:value="3451.232" calcext:value-type="float">
            <text:p>3451.232</text:p>
          </table:table-cell>
          <table:table-cell office:value-type="float" office:value="7507.1" calcext:value-type="float">
            <text:p>7507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1]" office:value-type="float" office:value="3451.232" calcext:value-type="float">
            <text:p>3451.232</text:p>
          </table:table-cell>
          <table:table-cell table:formula="of:=[.C31]" office:value-type="float" office:value="7507.1" calcext:value-type="float">
            <text:p>7507.1</text:p>
          </table:table-cell>
          <table:table-cell table:formula="of:=[.C31]^2" office:value-type="float" office:value="56356550.41" calcext:value-type="float">
            <text:p>56356550.41</text:p>
          </table:table-cell>
          <table:table-cell table:formula="of:=[.C31]*[.B31]" office:value-type="float" office:value="25908743.7472" calcext:value-type="float">
            <text:p>25908743.7472</text:p>
          </table:table-cell>
          <table:table-cell table:formula="of:=[.$F$36]+[.$G$36]*[.C31]" office:value-type="float" office:value="3451.70174073685" calcext:value-type="float">
            <text:p>3451.7017407369</text:p>
          </table:table-cell>
          <table:table-cell table:style-name="ce4" table:formula="of:=[.$F$36]+[.$G$36]*[.C31] -[.B31]" office:value-type="float" office:value="0.469740736851691" calcext:value-type="float">
            <text:p>0.4697407369</text:p>
          </table:table-cell>
          <table:table-cell/>
          <table:table-cell office:value-type="float" office:value="3451.232" calcext:value-type="float">
            <text:p>3451.232</text:p>
          </table:table-cell>
          <table:table-cell office:value-type="float" office:value="7503.4" calcext:value-type="float">
            <text:p>7503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31]" office:value-type="float" office:value="3451.232" calcext:value-type="float">
            <text:p>3451.232</text:p>
          </table:table-cell>
          <table:table-cell table:formula="of:=[.O31]" office:value-type="float" office:value="7503.4" calcext:value-type="float">
            <text:p>7503.4</text:p>
          </table:table-cell>
          <table:table-cell table:formula="of:=[.O31]^2" office:value-type="float" office:value="56301011.56" calcext:value-type="float">
            <text:p>56301011.56</text:p>
          </table:table-cell>
          <table:table-cell table:formula="of:=[.O31]*[.N31]" office:value-type="float" office:value="25895974.1888" calcext:value-type="float">
            <text:p>25895974.1888</text:p>
          </table:table-cell>
          <table:table-cell table:formula="of:=[.$R$36]+[.$S$36]*[.O31]" office:value-type="float" office:value="3451.2999516171" calcext:value-type="float">
            <text:p>3451.2999516171</text:p>
          </table:table-cell>
          <table:table-cell table:style-name="ce4" table:formula="of:=[.$R$36]+[.$S$36]*[.O31]-[.N31]" office:value-type="float" office:value="0.0679516170976058" calcext:value-type="float">
            <text:p>0.0679516171</text:p>
          </table:table-cell>
          <table:table-cell/>
          <table:table-cell office:value-type="float" office:value="3451.232" calcext:value-type="float">
            <text:p>3451.232</text:p>
          </table:table-cell>
          <table:table-cell office:value-type="float" office:value="7397.5" calcext:value-type="float">
            <text:p>7397.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31]" office:value-type="float" office:value="3451.232" calcext:value-type="float">
            <text:p>3451.232</text:p>
          </table:table-cell>
          <table:table-cell table:formula="of:=[.AA31]" office:value-type="float" office:value="7397.5" calcext:value-type="float">
            <text:p>7397.5</text:p>
          </table:table-cell>
          <table:table-cell table:formula="of:=[.AA31]^2" office:value-type="float" office:value="54723006.25" calcext:value-type="float">
            <text:p>54723006.25</text:p>
          </table:table-cell>
          <table:table-cell table:formula="of:=[.AA31]*[.Z31]" office:value-type="float" office:value="25530488.72" calcext:value-type="float">
            <text:p>25530488.72</text:p>
          </table:table-cell>
          <table:table-cell table:formula="of:=[.$AD$36]+[.$AE$36]*[.AA31]" office:value-type="float" office:value="3451.44126075359" calcext:value-type="float">
            <text:p>3451.4412607536</text:p>
          </table:table-cell>
          <table:table-cell table:style-name="ce4" table:formula="of:=[.$AD$36]+[.$AE$36]*[.AA31]-[.Z31]" office:value-type="float" office:value="0.209260753594208" calcext:value-type="float">
            <text:p>0.2092607536</text:p>
          </table:table-cell>
          <table:table-cell/>
          <table:table-cell office:value-type="float" office:value="3451.232" calcext:value-type="float">
            <text:p>3451.232</text:p>
          </table:table-cell>
          <table:table-cell office:value-type="float" office:value="7484.9" calcext:value-type="float">
            <text:p>7484.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31]" office:value-type="float" office:value="3451.232" calcext:value-type="float">
            <text:p>3451.232</text:p>
          </table:table-cell>
          <table:table-cell table:formula="of:=[.AM31]" office:value-type="float" office:value="7484.9" calcext:value-type="float">
            <text:p>7484.9</text:p>
          </table:table-cell>
          <table:table-cell table:formula="of:=[.AM31]^2" office:value-type="float" office:value="56023728.01" calcext:value-type="float">
            <text:p>56023728.01</text:p>
          </table:table-cell>
          <table:table-cell table:formula="of:=[.AM31]*[.AL31]" office:value-type="float" office:value="25832126.3968" calcext:value-type="float">
            <text:p>25832126.3968</text:p>
          </table:table-cell>
          <table:table-cell table:formula="of:=[.$AP$36]+[.$AQ$36]*[.AM31]" office:value-type="float" office:value="3451.4924180364" calcext:value-type="float">
            <text:p>3451.4924180364</text:p>
          </table:table-cell>
          <table:table-cell table:style-name="ce4" table:formula="of:=[.$AP$36]+[.$AQ$36]*[.AM31]-[.AL31]" office:value-type="float" office:value="0.260418036400097" calcext:value-type="float">
            <text:p>0.2604180364</text:p>
          </table:table-cell>
          <table:table-cell/>
          <table:table-cell table:formula="of:=[.AM31]" office:value-type="float" office:value="7484.9" calcext:value-type="float">
            <text:p>7484.9</text:p>
          </table:table-cell>
          <table:table-cell table:formula="of:=[.AL31]" office:value-type="float" office:value="3451.232" calcext:value-type="float">
            <text:p>3451.232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table:formula="of:=SUM([.F19:.F31])" office:value-type="float" office:value="13" calcext:value-type="float">
            <text:p>13</text:p>
          </table:table-cell>
          <table:table-cell table:formula="of:=SUM([.G19:.G31])" office:value-type="float" office:value="24393.95521" calcext:value-type="float">
            <text:p>24393.95521</text:p>
          </table:table-cell>
          <table:table-cell table:formula="of:=SUM([.H19:.H31])" office:value-type="float" office:value="53069.49" calcext:value-type="float">
            <text:p>53069.49</text:p>
          </table:table-cell>
          <table:table-cell table:formula="of:=SUM([.I19:.I31])" office:value-type="float" office:value="290980529.578438" calcext:value-type="float">
            <text:p>290980529.578438</text:p>
          </table:table-cell>
          <table:table-cell table:formula="of:=SUM([.J19:.J31])" office:value-type="float" office:value="133773638.98421" calcext:value-type="float">
            <text:p>133773638.98421</text:p>
          </table:table-cell>
          <table:table-cell/>
          <table:table-cell table:style-name="Default"/>
          <table:table-cell table:number-columns-repeated="5"/>
          <table:table-cell table:formula="of:=SUM([.R19:.R31])" office:value-type="float" office:value="13" calcext:value-type="float">
            <text:p>13</text:p>
          </table:table-cell>
          <table:table-cell table:formula="of:=SUM([.S19:.S31])" office:value-type="float" office:value="24393.95521" calcext:value-type="float">
            <text:p>24393.95521</text:p>
          </table:table-cell>
          <table:table-cell table:formula="of:=SUM([.T19:.T31])" office:value-type="float" office:value="53035.013" calcext:value-type="float">
            <text:p>53035.013</text:p>
          </table:table-cell>
          <table:table-cell table:formula="of:=SUM([.U19:.U31])" office:value-type="float" office:value="290691558.511813" calcext:value-type="float">
            <text:p>290691558.511813</text:p>
          </table:table-cell>
          <table:table-cell table:formula="of:=SUM([.V19:.V31])" office:value-type="float" office:value="133707201.931612" calcext:value-type="float">
            <text:p>133707201.931612</text:p>
          </table:table-cell>
          <table:table-cell/>
          <table:table-cell table:style-name="Default" table:formula="of:=SUM([.X21:.X31])" office:value-type="float" office:value="0.578910006696333" calcext:value-type="float">
            <text:p>0.5789100067</text:p>
          </table:table-cell>
          <table:table-cell table:number-columns-repeated="5"/>
          <table:table-cell table:formula="of:=SUM([.AD19:.AD31])" office:value-type="float" office:value="13" calcext:value-type="float">
            <text:p>13</text:p>
          </table:table-cell>
          <table:table-cell table:formula="of:=SUM([.AE19:.AE31])" office:value-type="float" office:value="24393.95521" calcext:value-type="float">
            <text:p>24393.95521</text:p>
          </table:table-cell>
          <table:table-cell table:formula="of:=SUM([.AF19:.AF31])" office:value-type="float" office:value="52301.608" calcext:value-type="float">
            <text:p>52301.608</text:p>
          </table:table-cell>
          <table:table-cell table:formula="of:=SUM([.AG19:.AG31])" office:value-type="float" office:value="282602917.495704" calcext:value-type="float">
            <text:p>282602917.495704</text:p>
          </table:table-cell>
          <table:table-cell table:formula="of:=SUM([.AH19:.AH31])" office:value-type="float" office:value="131833835.87159" calcext:value-type="float">
            <text:p>131833835.87159</text:p>
          </table:table-cell>
          <table:table-cell/>
          <table:table-cell table:style-name="Default" table:formula="of:=SUM([.AJ21:.AJ29])" office:value-type="float" office:value="-0.77652121511062" calcext:value-type="float">
            <text:p>-0.7765212151</text:p>
          </table:table-cell>
          <table:table-cell table:number-columns-repeated="5"/>
          <table:table-cell table:formula="of:=SUM([.AP19:.AP31])" office:value-type="float" office:value="13" calcext:value-type="float">
            <text:p>13</text:p>
          </table:table-cell>
          <table:table-cell table:formula="of:=SUM([.AQ19:.AQ31])" office:value-type="float" office:value="24768.48165" calcext:value-type="float">
            <text:p>24768.48165</text:p>
          </table:table-cell>
          <table:table-cell table:formula="of:=SUM([.AR19:.AR31])" office:value-type="float" office:value="53701.902" calcext:value-type="float">
            <text:p>53701.902</text:p>
          </table:table-cell>
          <table:table-cell table:formula="of:=SUM([.AS19:.AS31])" office:value-type="float" office:value="290308830.71296" calcext:value-type="float">
            <text:p>290308830.71296</text:p>
          </table:table-cell>
          <table:table-cell table:formula="of:=SUM([.AT19:.AT31])" office:value-type="float" office:value="133882319.700794" calcext:value-type="float">
            <text:p>133882319.700794</text:p>
          </table:table-cell>
          <table:table-cell/>
          <table:table-cell table:style-name="Default" table:formula="of:=SUM([.AV19:.AV29])" office:value-type="float" office:value="-0.520645199529497" calcext:value-type="float">
            <text:p>-0.5206451995</text:p>
          </table:table-cell>
          <table:table-cell table:number-columns-repeated="3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table:formula="of:=([.G33]*[.I33]-[.H33]*[.J33])/([.F33]*[.I33]-[.H33]*[.H33])" office:value-type="float" office:value="-1.17220489960225" calcext:value-type="float">
            <text:p>-1.172205</text:p>
          </table:table-cell>
          <table:table-cell table:style-name="ce2" table:formula="of:=([.F33]*[.J33]-[.G33]*[.H33])/([.F33]*[.I33]-[.H33]*[.H33])" office:value-type="float" office:value="0.459947775524031" calcext:value-type="float">
            <text:p>0.45995</text:p>
          </table:table-cell>
          <table:table-cell table:number-columns-repeated="10"/>
          <table:table-cell table:style-name="ce1" table:formula="of:=([.S33]*[.U33]-[.T33]*[.V33])/([.R33]*[.U33]-[.T33]*[.T33])" office:value-type="float" office:value="-0.0479514082783095" calcext:value-type="float">
            <text:p>-0.047951</text:p>
          </table:table-cell>
          <table:table-cell table:style-name="ce2" table:formula="of:=([.R33]*[.V33]-[.S33]*[.T33])/([.R33]*[.U33]-[.T33]*[.T33])" office:value-type="float" office:value="0.459971200125993" calcext:value-type="float">
            <text:p>0.45997</text:p>
          </table:table-cell>
          <table:table-cell table:number-columns-repeated="10"/>
          <table:table-cell table:style-name="ce1" table:formula="of:=([.AE33]*[.AG33]-[.AF33]*[.AH33])/([.AD33]*[.AG33]-[.AF33]*[.AF33])" office:value-type="float" office:value="-1.40528748361616" calcext:value-type="float">
            <text:p>-1.405287</text:p>
          </table:table-cell>
          <table:table-cell table:style-name="ce2" table:formula="of:=([.AD33]*[.AH33]-[.AE33]*[.AF33])/([.AD33]*[.AG33]-[.AF33]*[.AF33])" office:value-type="float" office:value="0.466758573604219" calcext:value-type="float">
            <text:p>0.46676</text:p>
          </table:table-cell>
          <table:table-cell table:number-columns-repeated="10"/>
          <table:table-cell table:style-name="ce1" table:formula="of:=([.AQ33]*[.AS33]-[.AR33]*[.AT33])/([.AP33]*[.AS33]-[.AR33]*[.AR33])" office:value-type="float" office:value="0.869246606555237" calcext:value-type="float">
            <text:p>0.869247</text:p>
          </table:table-cell>
          <table:table-cell table:style-name="ce2" table:formula="of:=([.AP33]*[.AT33]-[.AQ33]*[.AR33])/([.AP33]*[.AS33]-[.AR33]*[.AR33])" office:value-type="float" office:value="0.461011258858481" calcext:value-type="float">
            <text:p>0.46101</text:p>
          </table:table-cell>
          <table:table-cell table:number-columns-repeated="8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-13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Ba-13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Ba-13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2"/>
          <table:table-cell office:value-type="string" calcext:value-type="string">
            <text:p>Ba-13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*y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.9979" calcext:value-type="float">
            <text:p>80.9979</text:p>
          </table:table-cell>
          <table:table-cell office:value-type="float" office:value="179.46" calcext:value-type="float">
            <text:p>179.4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0]" office:value-type="float" office:value="80.9979" calcext:value-type="float">
            <text:p>80.9979</text:p>
          </table:table-cell>
          <table:table-cell table:formula="of:=[.C40]" office:value-type="float" office:value="179.46" calcext:value-type="float">
            <text:p>179.46</text:p>
          </table:table-cell>
          <table:table-cell table:formula="of:=[.C40]^2" office:value-type="float" office:value="32205.8916" calcext:value-type="float">
            <text:p>32205.8916</text:p>
          </table:table-cell>
          <table:table-cell table:formula="of:=[.C40]*[.B40]" office:value-type="float" office:value="14535.883134" calcext:value-type="float">
            <text:p>14535.883134</text:p>
          </table:table-cell>
          <table:table-cell table:formula="of:=[.$F$49]+[.$G$49]*[.C40]" office:value-type="float" office:value="81.0224370151472" calcext:value-type="float">
            <text:p>81.0224370151</text:p>
          </table:table-cell>
          <table:table-cell table:style-name="ce4" table:formula="of:=[.$F$49]+[.$G$49]*[.C40]-[.B40]" office:value-type="float" office:value="0.0245370151471889" calcext:value-type="float">
            <text:p>0.0245370151</text:p>
          </table:table-cell>
          <table:table-cell/>
          <table:table-cell office:value-type="float" office:value="80.9979" calcext:value-type="float">
            <text:p>80.9979</text:p>
          </table:table-cell>
          <table:table-cell office:value-type="float" office:value="174.76" calcext:value-type="float">
            <text:p>174.7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0]" office:value-type="float" office:value="80.9979" calcext:value-type="float">
            <text:p>80.9979</text:p>
          </table:table-cell>
          <table:table-cell table:formula="of:=[.O40]" office:value-type="float" office:value="174.76" calcext:value-type="float">
            <text:p>174.76</text:p>
          </table:table-cell>
          <table:table-cell table:formula="of:=[.O40]^2" office:value-type="float" office:value="30541.0576" calcext:value-type="float">
            <text:p>30541.0576</text:p>
          </table:table-cell>
          <table:table-cell table:formula="of:=[.O40]*[.N40]" office:value-type="float" office:value="14155.193004" calcext:value-type="float">
            <text:p>14155.193004</text:p>
          </table:table-cell>
          <table:table-cell table:formula="of:=[.$R$49]+[.$S$49]*[.O40]" office:value-type="float" office:value="80.8920736568869" calcext:value-type="float">
            <text:p>80.8920736569</text:p>
          </table:table-cell>
          <table:table-cell table:style-name="ce4" table:formula="of:=[.$R$49]+[.$S$49]*[.O40]-[.N40]" office:value-type="float" office:value="-0.105826343113151" calcext:value-type="float">
            <text:p>-0.1058263431</text:p>
          </table:table-cell>
          <table:table-cell/>
          <table:table-cell office:value-type="float" office:value="80.9979" calcext:value-type="float">
            <text:p>80.9979</text:p>
          </table:table-cell>
          <table:table-cell office:value-type="float" office:value="177.39" calcext:value-type="float">
            <text:p>177.3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40]" office:value-type="float" office:value="80.9979" calcext:value-type="float">
            <text:p>80.9979</text:p>
          </table:table-cell>
          <table:table-cell table:formula="of:=[.AA40]" office:value-type="float" office:value="177.39" calcext:value-type="float">
            <text:p>177.39</text:p>
          </table:table-cell>
          <table:table-cell table:formula="of:=[.AA40]^2" office:value-type="float" office:value="31467.2121" calcext:value-type="float">
            <text:p>31467.2121</text:p>
          </table:table-cell>
          <table:table-cell table:formula="of:=[.AA40]*[.Z40]" office:value-type="float" office:value="14368.217481" calcext:value-type="float">
            <text:p>14368.217481</text:p>
          </table:table-cell>
          <table:table-cell table:formula="of:=[.$AD$49]+[.$AE$49]*[.AA40]" office:value-type="float" office:value="81.0161811233058" calcext:value-type="float">
            <text:p>81.0161811233</text:p>
          </table:table-cell>
          <table:table-cell table:style-name="ce4" table:formula="of:=[.$AD$49]+[.$AE$49]*[.AA40]-[.Z40]" office:value-type="float" office:value="0.0182811233057691" calcext:value-type="float">
            <text:p>0.0182811233</text:p>
          </table:table-cell>
          <table:table-cell/>
          <table:table-cell office:value-type="float" office:value="80.9979" calcext:value-type="float">
            <text:p>80.9979</text:p>
          </table:table-cell>
          <table:table-cell office:value-type="float" office:value="174.48" calcext:value-type="float">
            <text:p>174.48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40]" office:value-type="float" office:value="80.9979" calcext:value-type="float">
            <text:p>80.9979</text:p>
          </table:table-cell>
          <table:table-cell table:formula="of:=[.AM40]" office:value-type="float" office:value="174.48" calcext:value-type="float">
            <text:p>174.48</text:p>
          </table:table-cell>
          <table:table-cell table:formula="of:=[.AM40]^2" office:value-type="float" office:value="30443.2704" calcext:value-type="float">
            <text:p>30443.2704</text:p>
          </table:table-cell>
          <table:table-cell table:formula="of:=[.AM40]*[.AL40]" office:value-type="float" office:value="14132.513592" calcext:value-type="float">
            <text:p>14132.513592</text:p>
          </table:table-cell>
          <table:table-cell table:formula="of:=[.$AP$49]+[.$AQ$49]*[.AM40]" office:value-type="float" office:value="81.0340514616049" calcext:value-type="float">
            <text:p>81.0340514616</text:p>
          </table:table-cell>
          <table:table-cell table:style-name="ce4" table:formula="of:=[.$AP$49]+[.$AQ$49]*[.AM40]-[.AL40]" office:value-type="float" office:value="0.0361514616048879" calcext:value-type="float">
            <text:p>0.0361514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.3989" calcext:value-type="float">
            <text:p>276.3989</text:p>
          </table:table-cell>
          <table:table-cell office:value-type="float" office:value="603.92" calcext:value-type="float">
            <text:p>603.9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2]" office:value-type="float" office:value="302.8508" calcext:value-type="float">
            <text:p>302.8508</text:p>
          </table:table-cell>
          <table:table-cell table:formula="of:=[.C42]" office:value-type="float" office:value="661.35" calcext:value-type="float">
            <text:p>661.35</text:p>
          </table:table-cell>
          <table:table-cell table:formula="of:=[.C42]^2" office:value-type="float" office:value="437383.8225" calcext:value-type="float">
            <text:p>437383.8225</text:p>
          </table:table-cell>
          <table:table-cell table:formula="of:=[.C42]*[.B42]" office:value-type="float" office:value="200290.37658" calcext:value-type="float">
            <text:p>200290.37658</text:p>
          </table:table-cell>
          <table:table-cell table:formula="of:=[.$F$36]+[.$G$36]*[.C41]" office:value-type="float" office:value="276.599455694871" calcext:value-type="float">
            <text:p>276.5994556949</text:p>
          </table:table-cell>
          <table:table-cell table:style-name="ce4" table:formula="of:=[.$F$36]+[.$G$36]*[.C41]-[.B41]" office:value-type="float" office:value="0.200555694870502" calcext:value-type="float">
            <text:p>0.2005556949</text:p>
          </table:table-cell>
          <table:table-cell/>
          <table:table-cell office:value-type="float" office:value="276.3989" calcext:value-type="float">
            <text:p>276.3989</text:p>
          </table:table-cell>
          <table:table-cell office:value-type="float" office:value="602.19" calcext:value-type="float">
            <text:p>602.1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2]" office:value-type="float" office:value="302.8508" calcext:value-type="float">
            <text:p>302.8508</text:p>
          </table:table-cell>
          <table:table-cell table:formula="of:=[.O42]" office:value-type="float" office:value="659.97" calcext:value-type="float">
            <text:p>659.97</text:p>
          </table:table-cell>
          <table:table-cell table:formula="of:=[.O42]^2" office:value-type="float" office:value="435560.4009" calcext:value-type="float">
            <text:p>435560.4009</text:p>
          </table:table-cell>
          <table:table-cell table:formula="of:=[.O42]*[.N42]" office:value-type="float" office:value="199872.442476" calcext:value-type="float">
            <text:p>199872.442476</text:p>
          </table:table-cell>
          <table:table-cell table:formula="of:=[.$R$49]+[.$S$49]*[.O41]" office:value-type="float" office:value="276.61042216508" calcext:value-type="float">
            <text:p>276.6104221651</text:p>
          </table:table-cell>
          <table:table-cell table:style-name="ce4" table:formula="of:=[.$R$49]+[.$S$49]*[.O41]-[.N41]" office:value-type="float" office:value="0.211522165079771" calcext:value-type="float">
            <text:p>0.2115221651</text:p>
          </table:table-cell>
          <table:table-cell/>
          <table:table-cell office:value-type="float" office:value="276.3989" calcext:value-type="float">
            <text:p>276.3989</text:p>
          </table:table-cell>
          <table:table-cell office:value-type="float" office:value="596.18" calcext:value-type="float">
            <text:p>596.1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42]" office:value-type="float" office:value="302.8508" calcext:value-type="float">
            <text:p>302.8508</text:p>
          </table:table-cell>
          <table:table-cell table:formula="of:=[.AA42]" office:value-type="float" office:value="652.57" calcext:value-type="float">
            <text:p>652.57</text:p>
          </table:table-cell>
          <table:table-cell table:formula="of:=[.AA42]^2" office:value-type="float" office:value="425847.6049" calcext:value-type="float">
            <text:p>425847.6049</text:p>
          </table:table-cell>
          <table:table-cell table:formula="of:=[.AA42]*[.Z42]" office:value-type="float" office:value="197631.346556" calcext:value-type="float">
            <text:p>197631.346556</text:p>
          </table:table-cell>
          <table:table-cell table:formula="of:=[.$F$36]+[.$G$36]*[.AA41]" office:value-type="float" office:value="273.039459912315" calcext:value-type="float">
            <text:p>273.0394599123</text:p>
          </table:table-cell>
          <table:table-cell table:style-name="ce4" table:formula="of:=[.$AD$49]+[.$AE$49]*[.AA41]-[.Z41]" office:value-type="float" office:value="0.090184207364473" calcext:value-type="float">
            <text:p>0.0901842074</text:p>
          </table:table-cell>
          <table:table-cell/>
          <table:table-cell office:value-type="float" office:value="276.3989" calcext:value-type="float">
            <text:p>276.3989</text:p>
          </table:table-cell>
          <table:table-cell office:value-type="float" office:value="598.18" calcext:value-type="float">
            <text:p>598.1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42]" office:value-type="float" office:value="302.8508" calcext:value-type="float">
            <text:p>302.8508</text:p>
          </table:table-cell>
          <table:table-cell table:formula="of:=[.AM42]" office:value-type="float" office:value="655.46" calcext:value-type="float">
            <text:p>655.46</text:p>
          </table:table-cell>
          <table:table-cell table:formula="of:=[.AM42]^2" office:value-type="float" office:value="429627.8116" calcext:value-type="float">
            <text:p>429627.8116</text:p>
          </table:table-cell>
          <table:table-cell table:formula="of:=[.AM42]*[.AL42]" office:value-type="float" office:value="198506.585368" calcext:value-type="float">
            <text:p>198506.585368</text:p>
          </table:table-cell>
          <table:table-cell table:formula="of:=[.$AP$49]+[.$AQ$49]*[.AM41]" office:value-type="float" office:value="276.369090048334" calcext:value-type="float">
            <text:p>276.3690900483</text:p>
          </table:table-cell>
          <table:table-cell table:style-name="ce4" table:formula="of:=[.$AP$49]+[.$AQ$49]*[.AM41]-[.AL41]" office:value-type="float" office:value="-0.0298099516660386" calcext:value-type="float">
            <text:p>-0.0298099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.8508" calcext:value-type="float">
            <text:p>302.8508</text:p>
          </table:table-cell>
          <table:table-cell office:value-type="float" office:value="661.35" calcext:value-type="float">
            <text:p>661.3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2]" office:value-type="float" office:value="302.8508" calcext:value-type="float">
            <text:p>302.8508</text:p>
          </table:table-cell>
          <table:table-cell table:formula="of:=[.C42]" office:value-type="float" office:value="661.35" calcext:value-type="float">
            <text:p>661.35</text:p>
          </table:table-cell>
          <table:table-cell table:formula="of:=[.C42]^2" office:value-type="float" office:value="437383.8225" calcext:value-type="float">
            <text:p>437383.8225</text:p>
          </table:table-cell>
          <table:table-cell table:formula="of:=[.C42]*[.B42]" office:value-type="float" office:value="200290.37658" calcext:value-type="float">
            <text:p>200290.37658</text:p>
          </table:table-cell>
          <table:table-cell table:formula="of:=[.$F$36]+[.$G$36]*[.C42]" office:value-type="float" office:value="303.014256443216" calcext:value-type="float">
            <text:p>303.0142564432</text:p>
          </table:table-cell>
          <table:table-cell table:style-name="ce4" table:formula="of:=[.$F$36]+[.$G$36]*[.C42]-[.B42]" office:value-type="float" office:value="0.163456443215694" calcext:value-type="float">
            <text:p>0.1634564432</text:p>
          </table:table-cell>
          <table:table-cell/>
          <table:table-cell office:value-type="float" office:value="302.8508" calcext:value-type="float">
            <text:p>302.8508</text:p>
          </table:table-cell>
          <table:table-cell office:value-type="float" office:value="659.97" calcext:value-type="float">
            <text:p>659.9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2]" office:value-type="float" office:value="302.8508" calcext:value-type="float">
            <text:p>302.8508</text:p>
          </table:table-cell>
          <table:table-cell table:formula="of:=[.O42]" office:value-type="float" office:value="659.97" calcext:value-type="float">
            <text:p>659.97</text:p>
          </table:table-cell>
          <table:table-cell table:formula="of:=[.O42]^2" office:value-type="float" office:value="435560.4009" calcext:value-type="float">
            <text:p>435560.4009</text:p>
          </table:table-cell>
          <table:table-cell table:formula="of:=[.O42]*[.N42]" office:value-type="float" office:value="199872.442476" calcext:value-type="float">
            <text:p>199872.442476</text:p>
          </table:table-cell>
          <table:table-cell table:formula="of:=[.$R$49]+[.$S$49]*[.O42]" office:value-type="float" office:value="303.067634285903" calcext:value-type="float">
            <text:p>303.0676342859</text:p>
          </table:table-cell>
          <table:table-cell table:style-name="ce4" table:formula="of:=[.$R$49]+[.$S$49]*[.O42]-[.N42]" office:value-type="float" office:value="0.216834285902792" calcext:value-type="float">
            <text:p>0.2168342859</text:p>
          </table:table-cell>
          <table:table-cell/>
          <table:table-cell office:value-type="float" office:value="302.8508" calcext:value-type="float">
            <text:p>302.8508</text:p>
          </table:table-cell>
          <table:table-cell office:value-type="float" office:value="652.57" calcext:value-type="float">
            <text:p>652.5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42]" office:value-type="float" office:value="302.8508" calcext:value-type="float">
            <text:p>302.8508</text:p>
          </table:table-cell>
          <table:table-cell table:formula="of:=[.AA42]" office:value-type="float" office:value="652.57" calcext:value-type="float">
            <text:p>652.57</text:p>
          </table:table-cell>
          <table:table-cell table:formula="of:=[.AA42]^2" office:value-type="float" office:value="425847.6049" calcext:value-type="float">
            <text:p>425847.6049</text:p>
          </table:table-cell>
          <table:table-cell table:formula="of:=[.AA42]*[.Z42]" office:value-type="float" office:value="197631.346556" calcext:value-type="float">
            <text:p>197631.346556</text:p>
          </table:table-cell>
          <table:table-cell table:formula="of:=[.$F$36]+[.$G$36]*[.AA42]" office:value-type="float" office:value="298.975914974115" calcext:value-type="float">
            <text:p>298.9759149741</text:p>
          </table:table-cell>
          <table:table-cell table:style-name="ce4" table:formula="of:=[.$AD$49]+[.$AE$49]*[.AA42]-[.Z42]" office:value-type="float" office:value="-0.0413236989605821" calcext:value-type="float">
            <text:p>-0.041323699</text:p>
          </table:table-cell>
          <table:table-cell/>
          <table:table-cell office:value-type="float" office:value="302.8508" calcext:value-type="float">
            <text:p>302.8508</text:p>
          </table:table-cell>
          <table:table-cell office:value-type="float" office:value="655.46" calcext:value-type="float">
            <text:p>655.4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42]" office:value-type="float" office:value="302.8508" calcext:value-type="float">
            <text:p>302.8508</text:p>
          </table:table-cell>
          <table:table-cell table:formula="of:=[.AM42]" office:value-type="float" office:value="655.46" calcext:value-type="float">
            <text:p>655.46</text:p>
          </table:table-cell>
          <table:table-cell table:formula="of:=[.AM42]^2" office:value-type="float" office:value="429627.8116" calcext:value-type="float">
            <text:p>429627.8116</text:p>
          </table:table-cell>
          <table:table-cell table:formula="of:=[.AM42]*[.AL42]" office:value-type="float" office:value="198506.585368" calcext:value-type="float">
            <text:p>198506.585368</text:p>
          </table:table-cell>
          <table:table-cell table:formula="of:=[.$AP$49]+[.$AQ$49]*[.AM42]" office:value-type="float" office:value="302.776432531808" calcext:value-type="float">
            <text:p>302.7764325318</text:p>
          </table:table-cell>
          <table:table-cell table:style-name="ce4" table:formula="of:=[.$AP$49]+[.$AQ$49]*[.AM42]-[.AL42]" office:value-type="float" office:value="-0.0743674681921789" calcext:value-type="float">
            <text:p>-0.0743674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.0129" calcext:value-type="float">
            <text:p>356.0129</text:p>
          </table:table-cell>
          <table:table-cell office:value-type="float" office:value="776.953" calcext:value-type="float">
            <text:p>776.953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3]" office:value-type="float" office:value="356.0129" calcext:value-type="float">
            <text:p>356.0129</text:p>
          </table:table-cell>
          <table:table-cell table:formula="of:=[.C43]" office:value-type="float" office:value="776.953" calcext:value-type="float">
            <text:p>776.953</text:p>
          </table:table-cell>
          <table:table-cell table:formula="of:=[.C43]^2" office:value-type="float" office:value="603655.964209" calcext:value-type="float">
            <text:p>603655.964209</text:p>
          </table:table-cell>
          <table:table-cell table:formula="of:=[.C43]*[.B43]" office:value-type="float" office:value="276605.2906937" calcext:value-type="float">
            <text:p>276605.2906937</text:p>
          </table:table-cell>
          <table:table-cell table:formula="of:=[.$F$36]+[.$G$36]*[.C43]" office:value-type="float" office:value="356.18559913712" calcext:value-type="float">
            <text:p>356.1855991371</text:p>
          </table:table-cell>
          <table:table-cell table:style-name="ce4" table:formula="of:=[.$F$36]+[.$G$36]*[.C43]-[.B43]" office:value-type="float" office:value="0.172699137120219" calcext:value-type="float">
            <text:p>0.1726991371</text:p>
          </table:table-cell>
          <table:table-cell/>
          <table:table-cell office:value-type="float" office:value="356.0129" calcext:value-type="float">
            <text:p>356.0129</text:p>
          </table:table-cell>
          <table:table-cell office:value-type="float" office:value="775.369" calcext:value-type="float">
            <text:p>775.369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3]" office:value-type="float" office:value="356.0129" calcext:value-type="float">
            <text:p>356.0129</text:p>
          </table:table-cell>
          <table:table-cell table:formula="of:=[.O43]" office:value-type="float" office:value="775.369" calcext:value-type="float">
            <text:p>775.369</text:p>
          </table:table-cell>
          <table:table-cell table:formula="of:=[.O43]^2" office:value-type="float" office:value="601197.086161" calcext:value-type="float">
            <text:p>601197.086161</text:p>
          </table:table-cell>
          <table:table-cell table:formula="of:=[.O43]*[.N43]" office:value-type="float" office:value="276041.3662601" calcext:value-type="float">
            <text:p>276041.3662601</text:p>
          </table:table-cell>
          <table:table-cell table:formula="of:=[.$R$49]+[.$S$49]*[.O43]" office:value-type="float" office:value="355.90833732382" calcext:value-type="float">
            <text:p>355.9083373238</text:p>
          </table:table-cell>
          <table:table-cell table:style-name="ce4" table:formula="of:=[.$R$49]+[.$S$49]*[.O43]-[.N43]" office:value-type="float" office:value="-0.104562676180024" calcext:value-type="float">
            <text:p>-0.1045626762</text:p>
          </table:table-cell>
          <table:table-cell/>
          <table:table-cell office:value-type="float" office:value="356.0129" calcext:value-type="float">
            <text:p>356.0129</text:p>
          </table:table-cell>
          <table:table-cell office:value-type="float" office:value="766.645" calcext:value-type="float">
            <text:p>766.645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43]" office:value-type="float" office:value="356.0129" calcext:value-type="float">
            <text:p>356.0129</text:p>
          </table:table-cell>
          <table:table-cell table:formula="of:=[.AA43]" office:value-type="float" office:value="766.645" calcext:value-type="float">
            <text:p>766.645</text:p>
          </table:table-cell>
          <table:table-cell table:formula="of:=[.AA43]^2" office:value-type="float" office:value="587744.556025" calcext:value-type="float">
            <text:p>587744.556025</text:p>
          </table:table-cell>
          <table:table-cell table:formula="of:=[.AA43]*[.Z43]" office:value-type="float" office:value="272935.5097205" calcext:value-type="float">
            <text:p>272935.5097205</text:p>
          </table:table-cell>
          <table:table-cell table:formula="of:=[.$F$36]+[.$G$36]*[.AA43]" office:value-type="float" office:value="351.444457467018" calcext:value-type="float">
            <text:p>351.444457467</text:p>
          </table:table-cell>
          <table:table-cell table:style-name="ce4" table:formula="of:=[.$AD$49]+[.$AE$49]*[.AA43]-[.Z43]" office:value-type="float" office:value="0.0418099964809926" calcext:value-type="float">
            <text:p>0.0418099965</text:p>
          </table:table-cell>
          <table:table-cell/>
          <table:table-cell office:value-type="float" office:value="356.0129" calcext:value-type="float">
            <text:p>356.0129</text:p>
          </table:table-cell>
          <table:table-cell office:value-type="float" office:value="771.022" calcext:value-type="float">
            <text:p>771.02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43]" office:value-type="float" office:value="356.0129" calcext:value-type="float">
            <text:p>356.0129</text:p>
          </table:table-cell>
          <table:table-cell table:formula="of:=[.AM43]" office:value-type="float" office:value="771.022" calcext:value-type="float">
            <text:p>771.022</text:p>
          </table:table-cell>
          <table:table-cell table:formula="of:=[.AM43]^2" office:value-type="float" office:value="594474.924484" calcext:value-type="float">
            <text:p>594474.924484</text:p>
          </table:table-cell>
          <table:table-cell table:formula="of:=[.AM43]*[.AL43]" office:value-type="float" office:value="274493.7781838" calcext:value-type="float">
            <text:p>274493.7781838</text:p>
          </table:table-cell>
          <table:table-cell table:formula="of:=[.$AP$49]+[.$AQ$49]*[.AM43]" office:value-type="float" office:value="356.0530615834" calcext:value-type="float">
            <text:p>356.0530615834</text:p>
          </table:table-cell>
          <table:table-cell table:style-name="ce4" table:formula="of:=[.$AP$49]+[.$AQ$49]*[.AM43]-[.AL43]" office:value-type="float" office:value="0.0401615833999358" calcext:value-type="float">
            <text:p>0.0401615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.8485" calcext:value-type="float">
            <text:p>383.8485</text:p>
          </table:table-cell>
          <table:table-cell office:value-type="float" office:value="837.59" calcext:value-type="float">
            <text:p>837.59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4]" office:value-type="float" office:value="383.8485" calcext:value-type="float">
            <text:p>383.8485</text:p>
          </table:table-cell>
          <table:table-cell table:formula="of:=[.C44]" office:value-type="float" office:value="837.59" calcext:value-type="float">
            <text:p>837.59</text:p>
          </table:table-cell>
          <table:table-cell table:formula="of:=[.C44]^2" office:value-type="float" office:value="701557.0081" calcext:value-type="float">
            <text:p>701557.0081</text:p>
          </table:table-cell>
          <table:table-cell table:formula="of:=[.C44]*[.B44]" office:value-type="float" office:value="321507.665115" calcext:value-type="float">
            <text:p>321507.665115</text:p>
          </table:table-cell>
          <table:table-cell table:formula="of:=[.$F$36]+[.$G$36]*[.C44]" office:value-type="float" office:value="384.075452401571" calcext:value-type="float">
            <text:p>384.0754524016</text:p>
          </table:table-cell>
          <table:table-cell table:style-name="ce4" table:formula="of:=[.$F$36]+[.$G$36]*[.C44]-[.B44]" office:value-type="float" office:value="0.226952401570884" calcext:value-type="float">
            <text:p>0.2269524016</text:p>
          </table:table-cell>
          <table:table-cell/>
          <table:table-cell office:value-type="float" office:value="383.8485" calcext:value-type="float">
            <text:p>383.8485</text:p>
          </table:table-cell>
          <table:table-cell office:value-type="float" office:value="835.9" calcext:value-type="float">
            <text:p>835.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4]" office:value-type="float" office:value="383.8485" calcext:value-type="float">
            <text:p>383.8485</text:p>
          </table:table-cell>
          <table:table-cell table:formula="of:=[.O44]" office:value-type="float" office:value="835.9" calcext:value-type="float">
            <text:p>835.9</text:p>
          </table:table-cell>
          <table:table-cell table:formula="of:=[.O44]^2" office:value-type="float" office:value="698728.81" calcext:value-type="float">
            <text:p>698728.81</text:p>
          </table:table-cell>
          <table:table-cell table:formula="of:=[.O44]*[.N44]" office:value-type="float" office:value="320858.96115" calcext:value-type="float">
            <text:p>320858.96115</text:p>
          </table:table-cell>
          <table:table-cell table:formula="of:=[.$R$49]+[.$S$49]*[.O44]" office:value-type="float" office:value="383.625220447488" calcext:value-type="float">
            <text:p>383.6252204475</text:p>
          </table:table-cell>
          <table:table-cell table:style-name="ce4" table:formula="of:=[.$R$49]+[.$S$49]*[.O44]-[.N44]" office:value-type="float" office:value="-0.223279552511997" calcext:value-type="float">
            <text:p>-0.2232795525</text:p>
          </table:table-cell>
          <table:table-cell/>
          <table:table-cell office:value-type="float" office:value="383.8485" calcext:value-type="float">
            <text:p>383.8485</text:p>
          </table:table-cell>
          <table:table-cell office:value-type="float" office:value="826.24" calcext:value-type="float">
            <text:p>826.2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Z44]" office:value-type="float" office:value="383.8485" calcext:value-type="float">
            <text:p>383.8485</text:p>
          </table:table-cell>
          <table:table-cell table:formula="of:=[.AA44]" office:value-type="float" office:value="826.24" calcext:value-type="float">
            <text:p>826.24</text:p>
          </table:table-cell>
          <table:table-cell table:formula="of:=[.AA44]^2" office:value-type="float" office:value="682672.5376" calcext:value-type="float">
            <text:p>682672.5376</text:p>
          </table:table-cell>
          <table:table-cell table:formula="of:=[.AA44]*[.Z44]" office:value-type="float" office:value="317150.98464" calcext:value-type="float">
            <text:p>317150.98464</text:p>
          </table:table-cell>
          <table:table-cell table:formula="of:=[.$F$36]+[.$G$36]*[.AA44]" office:value-type="float" office:value="378.855045149373" calcext:value-type="float">
            <text:p>378.8550451494</text:p>
          </table:table-cell>
          <table:table-cell table:style-name="ce4" table:formula="of:=[.$AD$49]+[.$AE$49]*[.AA44]-[.Z44]" office:value-type="float" office:value="0.0225562781364488" calcext:value-type="float">
            <text:p>0.0225562781</text:p>
          </table:table-cell>
          <table:table-cell/>
          <table:table-cell office:value-type="float" office:value="383.8485" calcext:value-type="float">
            <text:p>383.8485</text:p>
          </table:table-cell>
          <table:table-cell office:value-type="float" office:value="831.47" calcext:value-type="float">
            <text:p>831.47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L44]" office:value-type="float" office:value="383.8485" calcext:value-type="float">
            <text:p>383.8485</text:p>
          </table:table-cell>
          <table:table-cell table:formula="of:=[.AM44]" office:value-type="float" office:value="831.47" calcext:value-type="float">
            <text:p>831.47</text:p>
          </table:table-cell>
          <table:table-cell table:formula="of:=[.AM44]^2" office:value-type="float" office:value="691342.3609" calcext:value-type="float">
            <text:p>691342.3609</text:p>
          </table:table-cell>
          <table:table-cell table:formula="of:=[.AM44]*[.AL44]" office:value-type="float" office:value="319158.512295" calcext:value-type="float">
            <text:p>319158.512295</text:p>
          </table:table-cell>
          <table:table-cell table:formula="of:=[.$AP$49]+[.$AQ$49]*[.AM44]" office:value-type="float" office:value="383.920921891379" calcext:value-type="float">
            <text:p>383.9209218914</text:p>
          </table:table-cell>
          <table:table-cell table:style-name="ce4" table:formula="of:=[.$AP$49]+[.$AQ$49]*[.AM44]-[.AL44]" office:value-type="float" office:value="0.072421891378724" calcext:value-type="float">
            <text:p>0.0724218914</text:p>
          </table:table-cell>
          <table:table-cell table:number-columns-repeated="3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table:formula="of:=SUM([.F40:.F44])" office:value-type="float" office:value="5" calcext:value-type="float">
            <text:p>5</text:p>
          </table:table-cell>
          <table:table-cell table:formula="of:=SUM([.G40:.G44])" office:value-type="float" office:value="1426.5609" calcext:value-type="float">
            <text:p>1426.5609</text:p>
          </table:table-cell>
          <table:table-cell table:formula="of:=SUM([.H40:.H44])" office:value-type="float" office:value="3116.703" calcext:value-type="float">
            <text:p>3116.703</text:p>
          </table:table-cell>
          <table:table-cell table:formula="of:=SUM([.I40:.I44])" office:value-type="float" office:value="2212186.508909" calcext:value-type="float">
            <text:p>2212186.508909</text:p>
          </table:table-cell>
          <table:table-cell table:formula="of:=SUM([.J40:.J44])" office:value-type="float" office:value="1013229.5921027" calcext:value-type="float">
            <text:p>1013229.5921027</text:p>
          </table:table-cell>
          <table:table-cell table:number-columns-repeated="7"/>
          <table:table-cell table:formula="of:=SUM([.R40:.R44])" office:value-type="float" office:value="5" calcext:value-type="float">
            <text:p>5</text:p>
          </table:table-cell>
          <table:table-cell table:formula="of:=SUM([.S40:.S44])" office:value-type="float" office:value="1426.5609" calcext:value-type="float">
            <text:p>1426.5609</text:p>
          </table:table-cell>
          <table:table-cell table:formula="of:=SUM([.T40:.T44])" office:value-type="float" office:value="3105.969" calcext:value-type="float">
            <text:p>3105.969</text:p>
          </table:table-cell>
          <table:table-cell table:formula="of:=SUM([.U40:.U44])" office:value-type="float" office:value="2201587.755561" calcext:value-type="float">
            <text:p>2201587.755561</text:p>
          </table:table-cell>
          <table:table-cell table:formula="of:=SUM([.V40:.V44])" office:value-type="float" office:value="1010800.4053661" calcext:value-type="float">
            <text:p>1010800.4053661</text:p>
          </table:table-cell>
          <table:table-cell table:number-columns-repeated="7"/>
          <table:table-cell table:formula="of:=SUM([.AD40:.AD44])" office:value-type="float" office:value="5" calcext:value-type="float">
            <text:p>5</text:p>
          </table:table-cell>
          <table:table-cell table:formula="of:=SUM([.AE40:.AE44])" office:value-type="float" office:value="1426.5609" calcext:value-type="float">
            <text:p>1426.5609</text:p>
          </table:table-cell>
          <table:table-cell table:formula="of:=SUM([.AF40:.AF44])" office:value-type="float" office:value="3075.415" calcext:value-type="float">
            <text:p>3075.415</text:p>
          </table:table-cell>
          <table:table-cell table:formula="of:=SUM([.AG40:.AG44])" office:value-type="float" office:value="2153579.515525" calcext:value-type="float">
            <text:p>2153579.515525</text:p>
          </table:table-cell>
          <table:table-cell table:formula="of:=SUM([.AH40:.AH44])" office:value-type="float" office:value="999717.4049535" calcext:value-type="float">
            <text:p>999717.4049535</text:p>
          </table:table-cell>
          <table:table-cell table:number-columns-repeated="7"/>
          <table:table-cell table:formula="of:=SUM([.AP40:.AP44])" office:value-type="float" office:value="5" calcext:value-type="float">
            <text:p>5</text:p>
          </table:table-cell>
          <table:table-cell table:formula="of:=SUM([.AQ40:.AQ44])" office:value-type="float" office:value="1426.5609" calcext:value-type="float">
            <text:p>1426.5609</text:p>
          </table:table-cell>
          <table:table-cell table:formula="of:=SUM([.AR40:.AR44])" office:value-type="float" office:value="3087.892" calcext:value-type="float">
            <text:p>3087.892</text:p>
          </table:table-cell>
          <table:table-cell table:formula="of:=SUM([.AS40:.AS44])" office:value-type="float" office:value="2175516.178984" calcext:value-type="float">
            <text:p>2175516.178984</text:p>
          </table:table-cell>
          <table:table-cell table:formula="of:=SUM([.AT40:.AT44])" office:value-type="float" office:value="1004797.9748068" calcext:value-type="float">
            <text:p>1004797.9748068</text:p>
          </table:table-cell>
          <table:table-cell table:number-columns-repeated="5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5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10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table:formula="of:=([.G46]*[.I46]-[.H46]*[.J46])/([.F46]*[.I46]-[.H46]*[.H46])" office:value-type="float" office:value="-1.57147962834147" calcext:value-type="float">
            <text:p>-1.571480</text:p>
          </table:table-cell>
          <table:table-cell table:style-name="ce2" table:formula="of:=([.F46]*[.J46]-[.G46]*[.H46])/([.F46]*[.I46]-[.H46]*[.H46])" office:value-type="float" office:value="0.460235799863416" calcext:value-type="float">
            <text:p>0.46024</text:p>
          </table:table-cell>
          <table:table-cell table:number-columns-repeated="10"/>
          <table:table-cell table:style-name="ce1" table:formula="of:=([.S46]*[.U46]-[.T46]*[.V46])/([.R46]*[.U46]-[.T46]*[.T46])" office:value-type="float" office:value="0.870225435442907" calcext:value-type="float">
            <text:p>0.870225</text:p>
          </table:table-cell>
          <table:table-cell table:style-name="ce2" table:formula="of:=([.R46]*[.V46]-[.S46]*[.T46])/([.R46]*[.U46]-[.T46]*[.T46])" office:value-type="float" office:value="0.457895675334424" calcext:value-type="float">
            <text:p>0.45790</text:p>
          </table:table-cell>
          <table:table-cell table:number-columns-repeated="10"/>
          <table:table-cell table:style-name="ce1" table:formula="of:=([.AE46]*[.AG46]-[.AF46]*[.AH46])/([.AD46]*[.AG46]-[.AF46]*[.AF46])" office:value-type="float" office:value="-1.78173257587802" calcext:value-type="float">
            <text:p>-1.781733</text:p>
          </table:table-cell>
          <table:table-cell table:style-name="ce2" table:formula="of:=([.AD46]*[.AH46]-[.AE46]*[.AF46])/([.AD46]*[.AG46]-[.AF46]*[.AF46])" office:value-type="float" office:value="0.466756376905033" calcext:value-type="float">
            <text:p>0.46676</text:p>
          </table:table-cell>
          <table:table-cell table:number-columns-repeated="10"/>
          <table:table-cell table:style-name="ce1" table:formula="of:=([.AQ46]*[.AS46]-[.AR46]*[.AT46])/([.AP46]*[.AS46]-[.AR46]*[.AR46])" office:value-type="float" office:value="0.594925824096049" calcext:value-type="float">
            <text:p>0.594926</text:p>
          </table:table-cell>
          <table:table-cell table:style-name="ce2" table:formula="of:=([.AP46]*[.AT46]-[.AQ46]*[.AR46])/([.AP46]*[.AS46]-[.AR46]*[.AR46])" office:value-type="float" office:value="0.461022040563439" calcext:value-type="float">
            <text:p>0.46102</text:p>
          </table:table-cell>
          <table:table-cell table:number-columns-repeated="8"/>
        </table:table-row>
        <table:table-row table:style-name="ro1" table:number-rows-repeated="104852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Add-back" table:style-name="ta1">
        <table:shapes>
          <draw:frame draw:z-index="0" draw:style-name="gr1" draw:text-style-name="P1" svg:width="10.985cm" svg:height="6.296cm" svg:x="58.802cm" svg:y="0cm">
            <draw:object draw:notify-on-update-of-ranges="'Add-back'.J3:'Add-back'.J13 'Add-back'.K3:'Add-back'.K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83cm" svg:height="9.004cm" svg:x="59.981cm" svg:y="6.269cm">
            <draw:object draw:notify-on-update-of-ranges="'Add-back'.J18:'Add-back'.J29 'Add-back'.K18:'Add-back'.K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3cm" svg:height="9.004cm" svg:x="59.708cm" svg:y="13.228cm">
            <draw:object draw:notify-on-update-of-ranges="'Add-back'.J32:'Add-back'.J38 'Add-back'.K32:'Add-back'.K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0.2cm" svg:height="0.474cm" svg:x="18.397cm" svg:y="20.32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6.011cm" svg:height="9.004cm" svg:x="61.383cm" svg:y="27.836cm">
            <draw:object draw:notify-on-update-of-ranges="'Add-back'.G48:'Add-back'.G76 'Add-back'.H48:'Add-back'.H7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4" table:default-cell-style-name="Default"/>
        <table:table-row table:style-name="ro1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Counts without add-bac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unts with add-bac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dd=back Factor</text:p>
          </table:table-cell>
          <table:table-cell office:value-type="string" calcext:value-type="string">
            <text:p>err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n0399</text:p>
          </table:table-cell>
          <table:table-cell table:style-name="ce5" office:value-type="float" office:value="121.777" calcext:value-type="float">
            <text:p>121.777</text:p>
          </table:table-cell>
          <table:table-cell table:style-name="ce9" office:value-type="float" office:value="757396" calcext:value-type="float">
            <text:p>7.574E+005</text:p>
          </table:table-cell>
          <table:table-cell table:style-name="ce9" office:value-type="float" office:value="1395" calcext:value-type="float">
            <text:p>1.395E+003</text:p>
          </table:table-cell>
          <table:table-cell office:value-type="float" office:value="745561" calcext:value-type="float">
            <text:p>745561</text:p>
          </table:table-cell>
          <table:table-cell office:value-type="float" office:value="1362" calcext:value-type="float">
            <text:p>1362</text:p>
          </table:table-cell>
          <table:table-cell table:formula="of:=[.E3]/[.C3]" office:value-type="float" office:value="0.984374092284617" calcext:value-type="float">
            <text:p>0.9843740923</text:p>
          </table:table-cell>
          <table:table-cell table:formula="of:=[.G3]*SQRT(([.D3]/[.C3])^2+([.F3]/[.E3])^2)" office:value-type="float" office:value="0.00255361264380938" calcext:value-type="float">
            <text:p>0.0025536126</text:p>
          </table:table-cell>
          <table:table-cell table:formula="of:=[.B3]" office:value-type="float" office:value="121.777" calcext:value-type="float">
            <text:p>121.777</text:p>
          </table:table-cell>
          <table:table-cell table:formula="of:=[.B3]" office:value-type="float" office:value="121.777" calcext:value-type="float">
            <text:p>121.777</text:p>
          </table:table-cell>
          <table:table-cell table:formula="of:=[.G3]" office:value-type="float" office:value="0.984374092284617" calcext:value-type="float">
            <text:p>0.9843740923</text:p>
          </table:table-cell>
          <table:table-cell table:formula="of:=[.H3]" office:value-type="float" office:value="0.00255361264380938" calcext:value-type="float">
            <text:p>0.0025536126</text:p>
          </table:table-cell>
          <table:table-cell/>
          <table:table-cell table:formula="of:=[.J3]" office:value-type="float" office:value="121.777" calcext:value-type="float">
            <text:p>121.777</text:p>
          </table:table-cell>
          <table:table-cell table:formula="of:=[.E3]-[.C3]" office:value-type="float" office:value="-11835" calcext:value-type="float">
            <text:p>-11835</text:p>
          </table:table-cell>
          <table:table-cell table:formula="of:=SQRT([.F3]^2+[.D3]^2)" office:value-type="float" office:value="1949.63304239541" calcext:value-type="float">
            <text:p>1949.6330423954</text:p>
          </table:table-cell>
          <table:table-cell/>
          <table:table-cell table:formula="of:=ROUND([.C3];-1)" office:value-type="float" office:value="757400" calcext:value-type="float">
            <text:p>757400</text:p>
          </table:table-cell>
          <table:table-cell table:formula="of:=ROUND([.D3];-1)" office:value-type="float" office:value="1400" calcext:value-type="float">
            <text:p>1400</text:p>
          </table:table-cell>
          <table:table-cell/>
          <table:table-cell table:formula="of:=[.R3] &amp; &quot;(&quot;&amp;[.S3]&amp;&quot;)&quot;" office:value-type="string" office:string-value="757400(1400)" calcext:value-type="string">
            <text:p>757400(1400)</text:p>
          </table:table-cell>
          <table:table-cell table:number-columns-repeated="50"/>
        </table:table-row>
        <table:table-row table:style-name="ro1">
          <table:table-cell/>
          <table:table-cell table:style-name="ce6" office:value-type="float" office:value="244.7" calcext:value-type="float">
            <text:p>244.70</text:p>
          </table:table-cell>
          <table:table-cell table:style-name="ce9" office:value-type="float" office:value="145019" calcext:value-type="float">
            <text:p>1.450E+005</text:p>
          </table:table-cell>
          <table:table-cell table:style-name="ce9" office:value-type="float" office:value="818" calcext:value-type="float">
            <text:p>8.180E+002</text:p>
          </table:table-cell>
          <table:table-cell office:value-type="float" office:value="145583" calcext:value-type="float">
            <text:p>145583</text:p>
          </table:table-cell>
          <table:table-cell office:value-type="float" office:value="118" calcext:value-type="float">
            <text:p>118</text:p>
          </table:table-cell>
          <table:table-cell table:formula="of:=[.E4]/[.C4]" office:value-type="float" office:value="1.00388914556024" calcext:value-type="float">
            <text:p>1.0038891456</text:p>
          </table:table-cell>
          <table:table-cell table:formula="of:=[.G4]*SQRT(([.D4]/[.C4])^2+([.F4]/[.E4])^2)" office:value-type="float" office:value="0.00572074026793794" calcext:value-type="float">
            <text:p>0.0057207403</text:p>
          </table:table-cell>
          <table:table-cell table:style-name="ce12" table:formula="of:=[.B4]" office:value-type="float" office:value="244.7" calcext:value-type="float">
            <text:p>244.70</text:p>
          </table:table-cell>
          <table:table-cell table:style-name="ce12" table:formula="of:=[.B4]" office:value-type="float" office:value="244.7" calcext:value-type="float">
            <text:p>244.70</text:p>
          </table:table-cell>
          <table:table-cell table:formula="of:=[.G4]" office:value-type="float" office:value="1.00388914556024" calcext:value-type="float">
            <text:p>1.0038891456</text:p>
          </table:table-cell>
          <table:table-cell table:formula="of:=[.H4]" office:value-type="float" office:value="0.00572074026793794" calcext:value-type="float">
            <text:p>0.0057207403</text:p>
          </table:table-cell>
          <table:table-cell/>
          <table:table-cell table:formula="of:=[.J4]" office:value-type="float" office:value="244.7" calcext:value-type="float">
            <text:p>244.7</text:p>
          </table:table-cell>
          <table:table-cell table:formula="of:=[.E4]-[.C4]" office:value-type="float" office:value="564" calcext:value-type="float">
            <text:p>564</text:p>
          </table:table-cell>
          <table:table-cell table:formula="of:=SQRT([.F4]^2+[.D4]^2)" office:value-type="float" office:value="826.467180231617" calcext:value-type="float">
            <text:p>826.4671802316</text:p>
          </table:table-cell>
          <table:table-cell/>
          <table:table-cell table:formula="of:=ROUND([.C4];-2)" office:value-type="float" office:value="145000" calcext:value-type="float">
            <text:p>145000</text:p>
          </table:table-cell>
          <table:table-cell table:formula="of:=ROUND([.D4];-2)" office:value-type="float" office:value="800" calcext:value-type="float">
            <text:p>800</text:p>
          </table:table-cell>
          <table:table-cell/>
          <table:table-cell table:formula="of:=[.R4] &amp; &quot;(&quot;&amp;[.S4]&amp;&quot;)&quot;" office:value-type="string" office:string-value="145000(800)" calcext:value-type="string">
            <text:p>145000(8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44.2785" calcext:value-type="float">
            <text:p>344.2785</text:p>
          </table:table-cell>
          <table:table-cell table:style-name="ce9" office:value-type="float" office:value="408679" calcext:value-type="float">
            <text:p>4.087E+005</text:p>
          </table:table-cell>
          <table:table-cell table:style-name="ce9" office:value-type="float" office:value="949" calcext:value-type="float">
            <text:p>9.490E+002</text:p>
          </table:table-cell>
          <table:table-cell office:value-type="float" office:value="440053" calcext:value-type="float">
            <text:p>440053</text:p>
          </table:table-cell>
          <table:table-cell office:value-type="float" office:value="983" calcext:value-type="float">
            <text:p>983</text:p>
          </table:table-cell>
          <table:table-cell table:formula="of:=[.E5]/[.C5]" office:value-type="float" office:value="1.07676929815332" calcext:value-type="float">
            <text:p>1.0767692982</text:p>
          </table:table-cell>
          <table:table-cell table:formula="of:=[.G5]*SQRT(([.D5]/[.C5])^2+([.F5]/[.E5])^2)" office:value-type="float" office:value="0.00346950076135592" calcext:value-type="float">
            <text:p>0.0034695008</text:p>
          </table:table-cell>
          <table:table-cell table:formula="of:=[.B5]" office:value-type="float" office:value="344.2785" calcext:value-type="float">
            <text:p>344.2785</text:p>
          </table:table-cell>
          <table:table-cell table:formula="of:=[.B5]" office:value-type="float" office:value="344.2785" calcext:value-type="float">
            <text:p>344.2785</text:p>
          </table:table-cell>
          <table:table-cell table:formula="of:=[.G5]" office:value-type="float" office:value="1.07676929815332" calcext:value-type="float">
            <text:p>1.0767692982</text:p>
          </table:table-cell>
          <table:table-cell table:formula="of:=[.H5]" office:value-type="float" office:value="0.00346950076135592" calcext:value-type="float">
            <text:p>0.0034695008</text:p>
          </table:table-cell>
          <table:table-cell/>
          <table:table-cell table:formula="of:=[.J5]" office:value-type="float" office:value="344.2785" calcext:value-type="float">
            <text:p>344.2785</text:p>
          </table:table-cell>
          <table:table-cell table:formula="of:=[.E5]-[.C5]" office:value-type="float" office:value="31374" calcext:value-type="float">
            <text:p>31374</text:p>
          </table:table-cell>
          <table:table-cell table:formula="of:=SQRT([.F5]^2+[.D5]^2)" office:value-type="float" office:value="1366.34183131455" calcext:value-type="float">
            <text:p>1366.3418313146</text:p>
          </table:table-cell>
          <table:table-cell/>
          <table:table-cell table:formula="of:=ROUND([.C5];-2)" office:value-type="float" office:value="408700" calcext:value-type="float">
            <text:p>408700</text:p>
          </table:table-cell>
          <table:table-cell table:formula="of:=ROUND([.D5];-2)" office:value-type="float" office:value="900" calcext:value-type="float">
            <text:p>900</text:p>
          </table:table-cell>
          <table:table-cell/>
          <table:table-cell table:formula="of:=[.R5] &amp; &quot;(&quot;&amp;[.S5]&amp;&quot;)&quot;" office:value-type="string" office:string-value="408700(900)" calcext:value-type="string">
            <text:p>408700(9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443.965" calcext:value-type="float">
            <text:p>443.965</text:p>
          </table:table-cell>
          <table:table-cell table:style-name="ce9" office:value-type="float" office:value="39906" calcext:value-type="float">
            <text:p>3.991E+004</text:p>
          </table:table-cell>
          <table:table-cell table:style-name="ce9" office:value-type="float" office:value="384" calcext:value-type="float">
            <text:p>3.840E+002</text:p>
          </table:table-cell>
          <table:table-cell table:formula="of:=42909+3511" office:value-type="float" office:value="46420" calcext:value-type="float">
            <text:p>46420</text:p>
          </table:table-cell>
          <table:table-cell table:formula="of:=SQRT(370^2+173^2)" office:value-type="float" office:value="408.447058992962" calcext:value-type="float">
            <text:p>408.447058993</text:p>
          </table:table-cell>
          <table:table-cell table:formula="of:=[.E6]/[.C6]" office:value-type="float" office:value="1.16323359895755" calcext:value-type="float">
            <text:p>1.163233599</text:p>
          </table:table-cell>
          <table:table-cell table:formula="of:=[.G6]*SQRT(([.D6]/[.C6])^2+([.F6]/[.E6])^2)" office:value-type="float" office:value="0.0151674300144523" calcext:value-type="float">
            <text:p>0.01516743</text:p>
          </table:table-cell>
          <table:table-cell table:formula="of:=[.B6]" office:value-type="float" office:value="443.965" calcext:value-type="float">
            <text:p>443.965</text:p>
          </table:table-cell>
          <table:table-cell table:formula="of:=[.B6]" office:value-type="float" office:value="443.965" calcext:value-type="float">
            <text:p>443.965</text:p>
          </table:table-cell>
          <table:table-cell table:formula="of:=[.G6]" office:value-type="float" office:value="1.16323359895755" calcext:value-type="float">
            <text:p>1.163233599</text:p>
          </table:table-cell>
          <table:table-cell table:formula="of:=[.H6]" office:value-type="float" office:value="0.0151674300144523" calcext:value-type="float">
            <text:p>0.01516743</text:p>
          </table:table-cell>
          <table:table-cell/>
          <table:table-cell table:formula="of:=[.J6]" office:value-type="float" office:value="443.965" calcext:value-type="float">
            <text:p>443.965</text:p>
          </table:table-cell>
          <table:table-cell table:formula="of:=[.E6]-[.C6]" office:value-type="float" office:value="6514" calcext:value-type="float">
            <text:p>6514</text:p>
          </table:table-cell>
          <table:table-cell table:formula="of:=SQRT([.F6]^2+[.D6]^2)" office:value-type="float" office:value="560.611273522037" calcext:value-type="float">
            <text:p>560.611273522</text:p>
          </table:table-cell>
          <table:table-cell/>
          <table:table-cell table:formula="of:=ROUND([.C6];-2)" office:value-type="float" office:value="39900" calcext:value-type="float">
            <text:p>39900</text:p>
          </table:table-cell>
          <table:table-cell table:formula="of:=ROUND([.D6];-2)" office:value-type="float" office:value="400" calcext:value-type="float">
            <text:p>400</text:p>
          </table:table-cell>
          <table:table-cell/>
          <table:table-cell table:formula="of:=[.R6] &amp; &quot;(&quot;&amp;[.S6]&amp;&quot;)&quot;" office:value-type="string" office:string-value="39900(400)" calcext:value-type="string">
            <text:p>39900(4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778.9045" calcext:value-type="float">
            <text:p>778.9045</text:p>
          </table:table-cell>
          <table:table-cell table:style-name="ce9" office:value-type="float" office:value="114844" calcext:value-type="float">
            <text:p>1.148E+005</text:p>
          </table:table-cell>
          <table:table-cell table:style-name="ce9" office:value-type="float" office:value="546" calcext:value-type="float">
            <text:p>5.460E+002</text:p>
          </table:table-cell>
          <table:table-cell table:formula="of:=128758+22057" office:value-type="float" office:value="150815" calcext:value-type="float">
            <text:p>150815</text:p>
          </table:table-cell>
          <table:table-cell table:formula="of:=SQRT(529^2+219^2)" office:value-type="float" office:value="572.539954937645" calcext:value-type="float">
            <text:p>572.5399549376</text:p>
          </table:table-cell>
          <table:table-cell table:formula="of:=[.E7]/[.C7]" office:value-type="float" office:value="1.31321618891714" calcext:value-type="float">
            <text:p>1.3132161889</text:p>
          </table:table-cell>
          <table:table-cell table:formula="of:=[.G7]*SQRT(([.D7]/[.C7])^2+([.F7]/[.E7])^2)" office:value-type="float" office:value="0.00798960953713972" calcext:value-type="float">
            <text:p>0.0079896095</text:p>
          </table:table-cell>
          <table:table-cell table:formula="of:=[.B7]" office:value-type="float" office:value="778.9045" calcext:value-type="float">
            <text:p>778.9045</text:p>
          </table:table-cell>
          <table:table-cell table:formula="of:=[.B7]" office:value-type="float" office:value="778.9045" calcext:value-type="float">
            <text:p>778.9045</text:p>
          </table:table-cell>
          <table:table-cell table:formula="of:=[.G7]" office:value-type="float" office:value="1.31321618891714" calcext:value-type="float">
            <text:p>1.3132161889</text:p>
          </table:table-cell>
          <table:table-cell table:formula="of:=[.H7]" office:value-type="float" office:value="0.00798960953713972" calcext:value-type="float">
            <text:p>0.0079896095</text:p>
          </table:table-cell>
          <table:table-cell/>
          <table:table-cell table:formula="of:=[.J7]" office:value-type="float" office:value="778.9045" calcext:value-type="float">
            <text:p>778.9045</text:p>
          </table:table-cell>
          <table:table-cell table:formula="of:=[.E7]-[.C7]" office:value-type="float" office:value="35971" calcext:value-type="float">
            <text:p>35971</text:p>
          </table:table-cell>
          <table:table-cell table:formula="of:=SQRT([.F7]^2+[.D7]^2)" office:value-type="float" office:value="791.149796182746" calcext:value-type="float">
            <text:p>791.1497961827</text:p>
          </table:table-cell>
          <table:table-cell/>
          <table:table-cell table:formula="of:=ROUND([.C7];-2)" office:value-type="float" office:value="114800" calcext:value-type="float">
            <text:p>114800</text:p>
          </table:table-cell>
          <table:table-cell table:formula="of:=ROUND([.D7];-2)" office:value-type="float" office:value="500" calcext:value-type="float">
            <text:p>500</text:p>
          </table:table-cell>
          <table:table-cell/>
          <table:table-cell table:formula="of:=[.R7] &amp; &quot;(&quot;&amp;[.S7]&amp;&quot;)&quot;" office:value-type="string" office:string-value="114800(500)" calcext:value-type="string">
            <text:p>114800(500)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float" office:value="867.38" calcext:value-type="float">
            <text:p>867.380</text:p>
          </table:table-cell>
          <table:table-cell table:style-name="ce9" office:value-type="float" office:value="34963" calcext:value-type="float">
            <text:p>3.496E+004</text:p>
          </table:table-cell>
          <table:table-cell table:style-name="ce9" office:value-type="float" office:value="351" calcext:value-type="float">
            <text:p>3.510E+002</text:p>
          </table:table-cell>
          <table:table-cell table:formula="of:=38365+6452" office:value-type="float" office:value="44817" calcext:value-type="float">
            <text:p>44817</text:p>
          </table:table-cell>
          <table:table-cell table:formula="of:=SQRT(340^2+171^2)" office:value-type="float" office:value="380.57982079979" calcext:value-type="float">
            <text:p>380.5798207998</text:p>
          </table:table-cell>
          <table:table-cell table:formula="of:=[.E8]/[.C8]" office:value-type="float" office:value="1.28184080313474" calcext:value-type="float">
            <text:p>1.2818408031</text:p>
          </table:table-cell>
          <table:table-cell table:formula="of:=[.G8]*SQRT(([.D8]/[.C8])^2+([.F8]/[.E8])^2)" office:value-type="float" office:value="0.0168549615694978" calcext:value-type="float">
            <text:p>0.0168549616</text:p>
          </table:table-cell>
          <table:table-cell table:style-name="ce13" table:formula="of:=[.B8]" office:value-type="float" office:value="867.38" calcext:value-type="float">
            <text:p>867.380</text:p>
          </table:table-cell>
          <table:table-cell table:style-name="ce13" table:formula="of:=[.B8]" office:value-type="float" office:value="867.38" calcext:value-type="float">
            <text:p>867.380</text:p>
          </table:table-cell>
          <table:table-cell table:formula="of:=[.G8]" office:value-type="float" office:value="1.28184080313474" calcext:value-type="float">
            <text:p>1.2818408031</text:p>
          </table:table-cell>
          <table:table-cell table:formula="of:=[.H8]" office:value-type="float" office:value="0.0168549615694978" calcext:value-type="float">
            <text:p>0.0168549616</text:p>
          </table:table-cell>
          <table:table-cell/>
          <table:table-cell table:formula="of:=[.J8]" office:value-type="float" office:value="867.38" calcext:value-type="float">
            <text:p>867.38</text:p>
          </table:table-cell>
          <table:table-cell table:formula="of:=[.E8]-[.C8]" office:value-type="float" office:value="9854" calcext:value-type="float">
            <text:p>9854</text:p>
          </table:table-cell>
          <table:table-cell table:formula="of:=SQRT([.F8]^2+[.D8]^2)" office:value-type="float" office:value="517.727727671602" calcext:value-type="float">
            <text:p>517.7277276716</text:p>
          </table:table-cell>
          <table:table-cell/>
          <table:table-cell table:formula="of:=ROUND([.C8];-2)" office:value-type="float" office:value="35000" calcext:value-type="float">
            <text:p>35000</text:p>
          </table:table-cell>
          <table:table-cell table:formula="of:=ROUND([.D8];-2)" office:value-type="float" office:value="400" calcext:value-type="float">
            <text:p>400</text:p>
          </table:table-cell>
          <table:table-cell/>
          <table:table-cell table:formula="of:=[.R8] &amp; &quot;(&quot;&amp;[.S8]&amp;&quot;)&quot;" office:value-type="string" office:string-value="35000(400)" calcext:value-type="string">
            <text:p>35000(4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964.057" calcext:value-type="float">
            <text:p>964.057</text:p>
          </table:table-cell>
          <table:table-cell table:style-name="ce9" office:value-type="float" office:value="112709" calcext:value-type="float">
            <text:p>1.127E+005</text:p>
          </table:table-cell>
          <table:table-cell table:style-name="ce9" office:value-type="float" office:value="504" calcext:value-type="float">
            <text:p>5.040E+002</text:p>
          </table:table-cell>
          <table:table-cell table:formula="of:=131219+21274" office:value-type="float" office:value="152493" calcext:value-type="float">
            <text:p>152493</text:p>
          </table:table-cell>
          <table:table-cell table:formula="of:=SQRT(525^2+201^2)" office:value-type="float" office:value="562.161898388712" calcext:value-type="float">
            <text:p>562.1618983887</text:p>
          </table:table-cell>
          <table:table-cell table:formula="of:=[.E9]/[.C9]" office:value-type="float" office:value="1.3529797975317" calcext:value-type="float">
            <text:p>1.3529797975</text:p>
          </table:table-cell>
          <table:table-cell table:formula="of:=[.G9]*SQRT(([.D9]/[.C9])^2+([.F9]/[.E9])^2)" office:value-type="float" office:value="0.007840998915096" calcext:value-type="float">
            <text:p>0.0078409989</text:p>
          </table:table-cell>
          <table:table-cell table:formula="of:=[.B9]" office:value-type="float" office:value="964.057" calcext:value-type="float">
            <text:p>964.057</text:p>
          </table:table-cell>
          <table:table-cell table:formula="of:=[.B9]" office:value-type="float" office:value="964.057" calcext:value-type="float">
            <text:p>964.057</text:p>
          </table:table-cell>
          <table:table-cell table:formula="of:=[.G9]" office:value-type="float" office:value="1.3529797975317" calcext:value-type="float">
            <text:p>1.3529797975</text:p>
          </table:table-cell>
          <table:table-cell table:formula="of:=[.H9]" office:value-type="float" office:value="0.007840998915096" calcext:value-type="float">
            <text:p>0.0078409989</text:p>
          </table:table-cell>
          <table:table-cell/>
          <table:table-cell table:formula="of:=[.J9]" office:value-type="float" office:value="964.057" calcext:value-type="float">
            <text:p>964.057</text:p>
          </table:table-cell>
          <table:table-cell table:formula="of:=[.E9]-[.C9]" office:value-type="float" office:value="39784" calcext:value-type="float">
            <text:p>39784</text:p>
          </table:table-cell>
          <table:table-cell table:formula="of:=SQRT([.F9]^2+[.D9]^2)" office:value-type="float" office:value="755.011258194207" calcext:value-type="float">
            <text:p>755.0112581942</text:p>
          </table:table-cell>
          <table:table-cell/>
          <table:table-cell table:formula="of:=ROUND([.C9];-2)" office:value-type="float" office:value="112700" calcext:value-type="float">
            <text:p>112700</text:p>
          </table:table-cell>
          <table:table-cell table:formula="of:=ROUND([.D9];-1)" office:value-type="float" office:value="500" calcext:value-type="float">
            <text:p>500</text:p>
          </table:table-cell>
          <table:table-cell/>
          <table:table-cell table:formula="of:=[.R9] &amp; &quot;(&quot;&amp;[.S9]&amp;&quot;)&quot;" office:value-type="string" office:string-value="112700(500)" calcext:value-type="string">
            <text:p>112700(5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112.069" calcext:value-type="float">
            <text:p>1112.069</text:p>
          </table:table-cell>
          <table:table-cell table:style-name="ce9" office:value-type="float" office:value="97176" calcext:value-type="float">
            <text:p>9.718E+004</text:p>
          </table:table-cell>
          <table:table-cell table:style-name="ce9" office:value-type="float" office:value="460" calcext:value-type="float">
            <text:p>4.600E+002</text:p>
          </table:table-cell>
          <table:table-cell table:formula="of:=119825+11557" office:value-type="float" office:value="131382" calcext:value-type="float">
            <text:p>131382</text:p>
          </table:table-cell>
          <table:table-cell table:formula="of:=SQRT(537^2+201^2)" office:value-type="float" office:value="573.384687622542" calcext:value-type="float">
            <text:p>573.3846876225</text:p>
          </table:table-cell>
          <table:table-cell table:formula="of:=[.E10]/[.C10]" office:value-type="float" office:value="1.35200049394912" calcext:value-type="float">
            <text:p>1.3520004939</text:p>
          </table:table-cell>
          <table:table-cell table:formula="of:=[.G10]*SQRT(([.D10]/[.C10])^2+([.F10]/[.E10])^2)" office:value-type="float" office:value="0.00870487264814571" calcext:value-type="float">
            <text:p>0.0087048726</text:p>
          </table:table-cell>
          <table:table-cell table:formula="of:=[.B10]" office:value-type="float" office:value="1112.069" calcext:value-type="float">
            <text:p>1112.069</text:p>
          </table:table-cell>
          <table:table-cell table:formula="of:=[.B10]" office:value-type="float" office:value="1112.069" calcext:value-type="float">
            <text:p>1112.069</text:p>
          </table:table-cell>
          <table:table-cell table:formula="of:=[.G10]" office:value-type="float" office:value="1.35200049394912" calcext:value-type="float">
            <text:p>1.3520004939</text:p>
          </table:table-cell>
          <table:table-cell table:formula="of:=[.H10]" office:value-type="float" office:value="0.00870487264814571" calcext:value-type="float">
            <text:p>0.0087048726</text:p>
          </table:table-cell>
          <table:table-cell/>
          <table:table-cell table:formula="of:=[.J10]" office:value-type="float" office:value="1112.069" calcext:value-type="float">
            <text:p>1112.069</text:p>
          </table:table-cell>
          <table:table-cell table:formula="of:=[.E10]-[.C10]" office:value-type="float" office:value="34206" calcext:value-type="float">
            <text:p>34206</text:p>
          </table:table-cell>
          <table:table-cell table:formula="of:=SQRT([.F10]^2+[.D10]^2)" office:value-type="float" office:value="735.098632837798" calcext:value-type="float">
            <text:p>735.0986328378</text:p>
          </table:table-cell>
          <table:table-cell/>
          <table:table-cell table:formula="of:=ROUND([.C10];-2)" office:value-type="float" office:value="97200" calcext:value-type="float">
            <text:p>97200</text:p>
          </table:table-cell>
          <table:table-cell table:formula="of:=ROUND([.D10];-2)" office:value-type="float" office:value="500" calcext:value-type="float">
            <text:p>500</text:p>
          </table:table-cell>
          <table:table-cell/>
          <table:table-cell table:formula="of:=[.R10] &amp; &quot;(&quot;&amp;[.S10]&amp;&quot;)&quot;" office:value-type="string" office:string-value="97200(500)" calcext:value-type="string">
            <text:p>97200(5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212.948" calcext:value-type="float">
            <text:p>1212.948</text:p>
          </table:table-cell>
          <table:table-cell table:style-name="ce9" office:value-type="float" office:value="9366" calcext:value-type="float">
            <text:p>9.366E+003</text:p>
          </table:table-cell>
          <table:table-cell table:style-name="ce9" office:value-type="float" office:value="184" calcext:value-type="float">
            <text:p>1.840E+002</text:p>
          </table:table-cell>
          <table:table-cell table:formula="of:=11730+1325" office:value-type="float" office:value="13055" calcext:value-type="float">
            <text:p>13055</text:p>
          </table:table-cell>
          <table:table-cell table:formula="of:=SQRT(203^2+97^2)" office:value-type="float" office:value="224.984443906684" calcext:value-type="float">
            <text:p>224.9844439067</text:p>
          </table:table-cell>
          <table:table-cell table:formula="of:=[.E11]/[.C11]" office:value-type="float" office:value="1.39387144992526" calcext:value-type="float">
            <text:p>1.3938714499</text:p>
          </table:table-cell>
          <table:table-cell table:formula="of:=[.G11]*SQRT(([.D11]/[.C11])^2+([.F11]/[.E11])^2)" office:value-type="float" office:value="0.0364262945549693" calcext:value-type="float">
            <text:p>0.0364262946</text:p>
          </table:table-cell>
          <table:table-cell table:formula="of:=[.B11]" office:value-type="float" office:value="1212.948" calcext:value-type="float">
            <text:p>1212.948</text:p>
          </table:table-cell>
          <table:table-cell table:formula="of:=[.B11]" office:value-type="float" office:value="1212.948" calcext:value-type="float">
            <text:p>1212.948</text:p>
          </table:table-cell>
          <table:table-cell table:formula="of:=[.G11]" office:value-type="float" office:value="1.39387144992526" calcext:value-type="float">
            <text:p>1.3938714499</text:p>
          </table:table-cell>
          <table:table-cell table:formula="of:=[.H11]" office:value-type="float" office:value="0.0364262945549693" calcext:value-type="float">
            <text:p>0.0364262946</text:p>
          </table:table-cell>
          <table:table-cell/>
          <table:table-cell table:formula="of:=[.J11]" office:value-type="float" office:value="1212.948" calcext:value-type="float">
            <text:p>1212.948</text:p>
          </table:table-cell>
          <table:table-cell table:formula="of:=[.E11]-[.C11]" office:value-type="float" office:value="3689" calcext:value-type="float">
            <text:p>3689</text:p>
          </table:table-cell>
          <table:table-cell table:formula="of:=SQRT([.F11]^2+[.D11]^2)" office:value-type="float" office:value="290.644112274789" calcext:value-type="float">
            <text:p>290.6441122748</text:p>
          </table:table-cell>
          <table:table-cell/>
          <table:table-cell table:formula="of:=ROUND([.C11];-1)" office:value-type="float" office:value="9370" calcext:value-type="float">
            <text:p>9370</text:p>
          </table:table-cell>
          <table:table-cell table:formula="of:=ROUND([.D11];-1)" office:value-type="float" office:value="180" calcext:value-type="float">
            <text:p>180</text:p>
          </table:table-cell>
          <table:table-cell/>
          <table:table-cell table:formula="of:=[.R11] &amp; &quot;(&quot;&amp;[.S11]&amp;&quot;)&quot;" office:value-type="string" office:string-value="9370(180)" calcext:value-type="string">
            <text:p>9370(18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299.142" calcext:value-type="float">
            <text:p>1299.142</text:p>
          </table:table-cell>
          <table:table-cell table:style-name="ce9" office:value-type="float" office:value="10093" calcext:value-type="float">
            <text:p>1.009E+004</text:p>
          </table:table-cell>
          <table:table-cell table:style-name="ce9" office:value-type="float" office:value="165" calcext:value-type="float">
            <text:p>1.650E+002</text:p>
          </table:table-cell>
          <table:table-cell table:formula="of:=12821+1378" office:value-type="float" office:value="14199" calcext:value-type="float">
            <text:p>14199</text:p>
          </table:table-cell>
          <table:table-cell table:formula="of:=SQRT(256^2+175^2)" office:value-type="float" office:value="310.098371488791" calcext:value-type="float">
            <text:p>310.0983714888</text:p>
          </table:table-cell>
          <table:table-cell table:formula="of:=[.E12]/[.C12]" office:value-type="float" office:value="1.40681660556822" calcext:value-type="float">
            <text:p>1.4068166056</text:p>
          </table:table-cell>
          <table:table-cell table:formula="of:=[.G12]*SQRT(([.D12]/[.C12])^2+([.F12]/[.E12])^2)" office:value-type="float" office:value="0.0383784511757964" calcext:value-type="float">
            <text:p>0.0383784512</text:p>
          </table:table-cell>
          <table:table-cell table:formula="of:=[.B12]" office:value-type="float" office:value="1299.142" calcext:value-type="float">
            <text:p>1299.142</text:p>
          </table:table-cell>
          <table:table-cell table:formula="of:=[.B12]" office:value-type="float" office:value="1299.142" calcext:value-type="float">
            <text:p>1299.142</text:p>
          </table:table-cell>
          <table:table-cell table:formula="of:=[.G12]" office:value-type="float" office:value="1.40681660556822" calcext:value-type="float">
            <text:p>1.4068166056</text:p>
          </table:table-cell>
          <table:table-cell table:formula="of:=[.H12]" office:value-type="float" office:value="0.0383784511757964" calcext:value-type="float">
            <text:p>0.0383784512</text:p>
          </table:table-cell>
          <table:table-cell/>
          <table:table-cell table:formula="of:=[.J12]" office:value-type="float" office:value="1299.142" calcext:value-type="float">
            <text:p>1299.142</text:p>
          </table:table-cell>
          <table:table-cell table:formula="of:=[.E12]-[.C12]" office:value-type="float" office:value="4106" calcext:value-type="float">
            <text:p>4106</text:p>
          </table:table-cell>
          <table:table-cell table:formula="of:=SQRT([.F12]^2+[.D12]^2)" office:value-type="float" office:value="351.263433906804" calcext:value-type="float">
            <text:p>351.2634339068</text:p>
          </table:table-cell>
          <table:table-cell/>
          <table:table-cell table:formula="of:=ROUND([.C12];-1)" office:value-type="float" office:value="10090" calcext:value-type="float">
            <text:p>10090</text:p>
          </table:table-cell>
          <table:table-cell table:formula="of:=ROUND([.D12];-1)" office:value-type="float" office:value="170" calcext:value-type="float">
            <text:p>170</text:p>
          </table:table-cell>
          <table:table-cell/>
          <table:table-cell table:formula="of:=[.R12] &amp; &quot;(&quot;&amp;[.S12]&amp;&quot;)&quot;" office:value-type="string" office:string-value="10090(170)" calcext:value-type="string">
            <text:p>10090(17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408.006" calcext:value-type="float">
            <text:p>1408.006</text:p>
          </table:table-cell>
          <table:table-cell table:style-name="ce9" office:value-type="float" office:value="127688" calcext:value-type="float">
            <text:p>1.277E+005</text:p>
          </table:table-cell>
          <table:table-cell table:style-name="ce9" office:value-type="float" office:value="493" calcext:value-type="float">
            <text:p>4.930E+002</text:p>
          </table:table-cell>
          <table:table-cell table:formula="of:=159247+19432" office:value-type="float" office:value="178679" calcext:value-type="float">
            <text:p>178679</text:p>
          </table:table-cell>
          <table:table-cell table:formula="of:=SQRT(588^2+227^2)" office:value-type="float" office:value="630.29596222727" calcext:value-type="float">
            <text:p>630.2959622273</text:p>
          </table:table-cell>
          <table:table-cell table:formula="of:=[.E13]/[.C13]" office:value-type="float" office:value="1.39934058016415" calcext:value-type="float">
            <text:p>1.3993405802</text:p>
          </table:table-cell>
          <table:table-cell table:formula="of:=[.G13]*SQRT(([.D13]/[.C13])^2+([.F13]/[.E13])^2)" office:value-type="float" office:value="0.00731824382411263" calcext:value-type="float">
            <text:p>0.0073182438</text:p>
          </table:table-cell>
          <table:table-cell table:formula="of:=[.B13]" office:value-type="float" office:value="1408.006" calcext:value-type="float">
            <text:p>1408.006</text:p>
          </table:table-cell>
          <table:table-cell table:formula="of:=[.B13]" office:value-type="float" office:value="1408.006" calcext:value-type="float">
            <text:p>1408.006</text:p>
          </table:table-cell>
          <table:table-cell table:formula="of:=[.G13]" office:value-type="float" office:value="1.39934058016415" calcext:value-type="float">
            <text:p>1.3993405802</text:p>
          </table:table-cell>
          <table:table-cell table:formula="of:=[.H13]" office:value-type="float" office:value="0.00731824382411263" calcext:value-type="float">
            <text:p>0.0073182438</text:p>
          </table:table-cell>
          <table:table-cell/>
          <table:table-cell table:formula="of:=[.J13]" office:value-type="float" office:value="1408.006" calcext:value-type="float">
            <text:p>1408.006</text:p>
          </table:table-cell>
          <table:table-cell table:formula="of:=[.E13]-[.C13]" office:value-type="float" office:value="50991" calcext:value-type="float">
            <text:p>50991</text:p>
          </table:table-cell>
          <table:table-cell table:formula="of:=SQRT([.F13]^2+[.D13]^2)" office:value-type="float" office:value="800.201224692889" calcext:value-type="float">
            <text:p>800.2012246929</text:p>
          </table:table-cell>
          <table:table-cell/>
          <table:table-cell table:formula="of:=ROUND([.C13];-2)" office:value-type="float" office:value="127700" calcext:value-type="float">
            <text:p>127700</text:p>
          </table:table-cell>
          <table:table-cell table:formula="of:=ROUND([.D13];-2)" office:value-type="float" office:value="500" calcext:value-type="float">
            <text:p>500</text:p>
          </table:table-cell>
          <table:table-cell/>
          <table:table-cell table:formula="of:=[.R13] &amp; &quot;(&quot;&amp;[.S13]&amp;&quot;)&quot;" office:value-type="string" office:string-value="127700(500)" calcext:value-type="string">
            <text:p>127700(500)</text:p>
          </table:table-cell>
          <table:table-cell table:number-columns-repeated="50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2"/>
          <table:table-cell table:style-name="ce10" table:formula="of:=[.C3]/1000" office:value-type="float" office:value="757.396" calcext:value-type="float">
            <text:p>757.4</text:p>
          </table:table-cell>
          <table:table-cell table:style-name="ce10" table:formula="of:=[.D3]/1000" office:value-type="float" office:value="1.395" calcext:value-type="float">
            <text:p>1.4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10" table:formula="of:=[.C4]/1000" office:value-type="float" office:value="145.019" calcext:value-type="float">
            <text:p>145.0</text:p>
          </table:table-cell>
          <table:table-cell table:style-name="ce10" table:formula="of:=[.D4]/1000" office:value-type="float" office:value="0.818" calcext:value-type="float">
            <text:p>0.8</text:p>
          </table:table-cell>
          <table:table-cell table:number-columns-repeated="67"/>
        </table:table-row>
        <table:table-row table:style-name="ro1">
          <table:table-cell table:number-columns-repeated="6"/>
          <table:table-cell office:value-type="string" calcext:value-type="string">
            <text:p>Add=back Factor</text:p>
          </table:table-cell>
          <table:table-cell office:value-type="string" calcext:value-type="string">
            <text:p>err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n0399</text:p>
          </table:table-cell>
          <table:table-cell table:style-name="ce5" office:value-type="float" office:value="846.51" calcext:value-type="float">
            <text:p>846.51</text:p>
          </table:table-cell>
          <table:table-cell table:style-name="ce11" office:value-type="float" office:value="191529" calcext:value-type="float">
            <text:p>1.92E+005</text:p>
          </table:table-cell>
          <table:table-cell table:style-name="ce11" office:value-type="float" office:value="655" calcext:value-type="float">
            <text:p>6.55E+002</text:p>
          </table:table-cell>
          <table:table-cell table:formula="of:=216754+37860" office:value-type="float" office:value="254614" calcext:value-type="float">
            <text:p>254614</text:p>
          </table:table-cell>
          <table:table-cell table:formula="of:=SQRT(678^2+275^2)" office:value-type="float" office:value="731.648139476894" calcext:value-type="float">
            <text:p>731.6481394769</text:p>
          </table:table-cell>
          <table:table-cell table:formula="of:=[.E18]/[.C18]" office:value-type="float" office:value="1.32937570811731" calcext:value-type="float">
            <text:p>1.3293757081</text:p>
          </table:table-cell>
          <table:table-cell table:formula="of:=[.G18]*SQRT(([.D18]/[.C18])^2+([.F18]/[.E18])^2)" office:value-type="float" office:value="0.00593811377994252" calcext:value-type="float">
            <text:p>0.0059381138</text:p>
          </table:table-cell>
          <table:table-cell table:formula="of:=[.B18]" office:value-type="float" office:value="846.51" calcext:value-type="float">
            <text:p>846.51</text:p>
          </table:table-cell>
          <table:table-cell table:formula="of:=[.B18]" office:value-type="float" office:value="846.51" calcext:value-type="float">
            <text:p>846.51</text:p>
          </table:table-cell>
          <table:table-cell table:formula="of:=[.G18]" office:value-type="float" office:value="1.32937570811731" calcext:value-type="float">
            <text:p>1.3293757081</text:p>
          </table:table-cell>
          <table:table-cell table:formula="of:=[.H18]" office:value-type="float" office:value="0.00593811377994252" calcext:value-type="float">
            <text:p>0.0059381138</text:p>
          </table:table-cell>
          <table:table-cell/>
          <table:table-cell table:formula="of:=[.J18]" office:value-type="float" office:value="846.51" calcext:value-type="float">
            <text:p>846.51</text:p>
          </table:table-cell>
          <table:table-cell table:formula="of:=[.E18]-[.C18]" office:value-type="float" office:value="63085" calcext:value-type="float">
            <text:p>63085</text:p>
          </table:table-cell>
          <table:table-cell table:formula="of:=SQRT([.F18]^2+[.D18]^2)" office:value-type="float" office:value="982.005091636495" calcext:value-type="float">
            <text:p>982.0050916365</text:p>
          </table:table-cell>
          <table:table-cell/>
          <table:table-cell table:formula="of:=ROUND([.C18];-2)" office:value-type="float" office:value="191500" calcext:value-type="float">
            <text:p>191500</text:p>
          </table:table-cell>
          <table:table-cell table:formula="of:=ROUND([.D18];-2)" office:value-type="float" office:value="700" calcext:value-type="float">
            <text:p>700</text:p>
          </table:table-cell>
          <table:table-cell/>
          <table:table-cell table:formula="of:=[.R18] &amp; &quot;(&quot;&amp;[.S18]&amp;&quot;)&quot;" office:value-type="string" office:string-value="191500(700)" calcext:value-type="string">
            <text:p>191500(7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037.843" calcext:value-type="float">
            <text:p>1037.843</text:p>
          </table:table-cell>
          <table:table-cell table:style-name="ce11" office:value-type="float" office:value="23984" calcext:value-type="float">
            <text:p>2.40E+004</text:p>
          </table:table-cell>
          <table:table-cell table:style-name="ce11" office:value-type="float" office:value="297" calcext:value-type="float">
            <text:p>2.97E+002</text:p>
          </table:table-cell>
          <table:table-cell table:formula="of:=28873+3619" office:value-type="float" office:value="32492" calcext:value-type="float">
            <text:p>32492</text:p>
          </table:table-cell>
          <table:table-cell table:formula="of:=SQRT(293^2+130^2)" office:value-type="float" office:value="320.544848656159" calcext:value-type="float">
            <text:p>320.5448486562</text:p>
          </table:table-cell>
          <table:table-cell table:formula="of:=[.E19]/[.C19]" office:value-type="float" office:value="1.354736490994" calcext:value-type="float">
            <text:p>1.354736491</text:p>
          </table:table-cell>
          <table:table-cell table:formula="of:=[.G19]*SQRT(([.D19]/[.C19])^2+([.F19]/[.E19])^2)" office:value-type="float" office:value="0.0214489522738411" calcext:value-type="float">
            <text:p>0.0214489523</text:p>
          </table:table-cell>
          <table:table-cell table:formula="of:=[.B19]" office:value-type="float" office:value="1037.843" calcext:value-type="float">
            <text:p>1037.843</text:p>
          </table:table-cell>
          <table:table-cell table:formula="of:=[.B19]" office:value-type="float" office:value="1037.843" calcext:value-type="float">
            <text:p>1037.843</text:p>
          </table:table-cell>
          <table:table-cell table:formula="of:=[.G19]" office:value-type="float" office:value="1.354736490994" calcext:value-type="float">
            <text:p>1.354736491</text:p>
          </table:table-cell>
          <table:table-cell table:formula="of:=[.H19]" office:value-type="float" office:value="0.0214489522738411" calcext:value-type="float">
            <text:p>0.0214489523</text:p>
          </table:table-cell>
          <table:table-cell/>
          <table:table-cell table:formula="of:=[.J19]" office:value-type="float" office:value="1037.843" calcext:value-type="float">
            <text:p>1037.843</text:p>
          </table:table-cell>
          <table:table-cell table:formula="of:=[.E19]-[.C19]" office:value-type="float" office:value="8508" calcext:value-type="float">
            <text:p>8508</text:p>
          </table:table-cell>
          <table:table-cell table:formula="of:=SQRT([.F19]^2+[.D19]^2)" office:value-type="float" office:value="436.987414006399" calcext:value-type="float">
            <text:p>436.9874140064</text:p>
          </table:table-cell>
          <table:table-cell/>
          <table:table-cell table:formula="of:=ROUND([.C19];-2)" office:value-type="float" office:value="24000" calcext:value-type="float">
            <text:p>24000</text:p>
          </table:table-cell>
          <table:table-cell table:formula="of:=ROUND([.D19];-2)" office:value-type="float" office:value="300" calcext:value-type="float">
            <text:p>300</text:p>
          </table:table-cell>
          <table:table-cell/>
          <table:table-cell table:formula="of:=[.R19] &amp; &quot;(&quot;&amp;[.S19]&amp;&quot;)&quot;" office:value-type="string" office:string-value="24000(300)" calcext:value-type="string">
            <text:p>24000(3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238.288" calcext:value-type="float">
            <text:p>1238.288</text:p>
          </table:table-cell>
          <table:table-cell table:style-name="ce11" office:value-type="float" office:value="104095" calcext:value-type="float">
            <text:p>1.04E+005</text:p>
          </table:table-cell>
          <table:table-cell table:style-name="ce11" office:value-type="float" office:value="477" calcext:value-type="float">
            <text:p>4.77E+002</text:p>
          </table:table-cell>
          <table:table-cell table:formula="of:=129329+12964" office:value-type="float" office:value="142293" calcext:value-type="float">
            <text:p>142293</text:p>
          </table:table-cell>
          <table:table-cell table:formula="of:=SQRT(549^2+195^2)" office:value-type="float" office:value="582.602780631881" calcext:value-type="float">
            <text:p>582.6027806319</text:p>
          </table:table-cell>
          <table:table-cell table:formula="of:=[.E20]/[.C20]" office:value-type="float" office:value="1.36695326384553" calcext:value-type="float">
            <text:p>1.3669532638</text:p>
          </table:table-cell>
          <table:table-cell table:formula="of:=[.G20]*SQRT(([.D20]/[.C20])^2+([.F20]/[.E20])^2)" office:value-type="float" office:value="0.0084000329852741" calcext:value-type="float">
            <text:p>0.008400033</text:p>
          </table:table-cell>
          <table:table-cell table:formula="of:=[.B20]" office:value-type="float" office:value="1238.288" calcext:value-type="float">
            <text:p>1238.288</text:p>
          </table:table-cell>
          <table:table-cell table:formula="of:=[.B20]" office:value-type="float" office:value="1238.288" calcext:value-type="float">
            <text:p>1238.288</text:p>
          </table:table-cell>
          <table:table-cell table:formula="of:=[.G20]" office:value-type="float" office:value="1.36695326384553" calcext:value-type="float">
            <text:p>1.3669532638</text:p>
          </table:table-cell>
          <table:table-cell table:formula="of:=[.H20]" office:value-type="float" office:value="0.0084000329852741" calcext:value-type="float">
            <text:p>0.008400033</text:p>
          </table:table-cell>
          <table:table-cell/>
          <table:table-cell table:formula="of:=[.J20]" office:value-type="float" office:value="1238.288" calcext:value-type="float">
            <text:p>1238.288</text:p>
          </table:table-cell>
          <table:table-cell table:formula="of:=[.E20]-[.C20]" office:value-type="float" office:value="38198" calcext:value-type="float">
            <text:p>38198</text:p>
          </table:table-cell>
          <table:table-cell table:formula="of:=SQRT([.F20]^2+[.D20]^2)" office:value-type="float" office:value="752.96414257254" calcext:value-type="float">
            <text:p>752.9641425725</text:p>
          </table:table-cell>
          <table:table-cell/>
          <table:table-cell table:formula="of:=ROUND([.C20];-2)" office:value-type="float" office:value="104100" calcext:value-type="float">
            <text:p>104100</text:p>
          </table:table-cell>
          <table:table-cell table:formula="of:=ROUND([.D20];-2)" office:value-type="float" office:value="500" calcext:value-type="float">
            <text:p>500</text:p>
          </table:table-cell>
          <table:table-cell/>
          <table:table-cell table:formula="of:=[.R20] &amp; &quot;(&quot;&amp;[.S20]&amp;&quot;)&quot;" office:value-type="string" office:string-value="104100(500)" calcext:value-type="string">
            <text:p>104100(5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1360.212" calcext:value-type="float">
            <text:p>1360.212</text:p>
          </table:table-cell>
          <table:table-cell table:style-name="ce11" office:value-type="float" office:value="6063" calcext:value-type="float">
            <text:p>6.06E+003</text:p>
          </table:table-cell>
          <table:table-cell table:style-name="ce11" office:value-type="float" office:value="157" calcext:value-type="float">
            <text:p>1.57E+002</text:p>
          </table:table-cell>
          <table:table-cell table:formula="of:=7532+782" office:value-type="float" office:value="8314" calcext:value-type="float">
            <text:p>8314</text:p>
          </table:table-cell>
          <table:table-cell table:formula="of:=SQRT(178^2+92^2)" office:value-type="float" office:value="200.369658381702" calcext:value-type="float">
            <text:p>200.3696583817</text:p>
          </table:table-cell>
          <table:table-cell table:formula="of:=[.E21]/[.C21]" office:value-type="float" office:value="1.37126834900214" calcext:value-type="float">
            <text:p>1.371268349</text:p>
          </table:table-cell>
          <table:table-cell table:formula="of:=[.G21]*SQRT(([.D21]/[.C21])^2+([.F21]/[.E21])^2)" office:value-type="float" office:value="0.0485080686056675" calcext:value-type="float">
            <text:p>0.0485080686</text:p>
          </table:table-cell>
          <table:table-cell table:formula="of:=[.B21]" office:value-type="float" office:value="1360.212" calcext:value-type="float">
            <text:p>1360.212</text:p>
          </table:table-cell>
          <table:table-cell table:formula="of:=[.B21]" office:value-type="float" office:value="1360.212" calcext:value-type="float">
            <text:p>1360.212</text:p>
          </table:table-cell>
          <table:table-cell table:formula="of:=[.G21]" office:value-type="float" office:value="1.37126834900214" calcext:value-type="float">
            <text:p>1.371268349</text:p>
          </table:table-cell>
          <table:table-cell table:formula="of:=[.H21]" office:value-type="float" office:value="0.0485080686056675" calcext:value-type="float">
            <text:p>0.0485080686</text:p>
          </table:table-cell>
          <table:table-cell/>
          <table:table-cell table:formula="of:=[.J21]" office:value-type="float" office:value="1360.212" calcext:value-type="float">
            <text:p>1360.212</text:p>
          </table:table-cell>
          <table:table-cell table:formula="of:=[.E21]-[.C21]" office:value-type="float" office:value="2251" calcext:value-type="float">
            <text:p>2251</text:p>
          </table:table-cell>
          <table:table-cell table:formula="of:=SQRT([.F21]^2+[.D21]^2)" office:value-type="float" office:value="254.552548602445" calcext:value-type="float">
            <text:p>254.5525486024</text:p>
          </table:table-cell>
          <table:table-cell/>
          <table:table-cell table:formula="of:=ROUND([.C21];-2)" office:value-type="float" office:value="6100" calcext:value-type="float">
            <text:p>6100</text:p>
          </table:table-cell>
          <table:table-cell table:formula="of:=ROUND([.D21];-2)" office:value-type="float" office:value="200" calcext:value-type="float">
            <text:p>200</text:p>
          </table:table-cell>
          <table:table-cell/>
          <table:table-cell table:formula="of:=[.R21] &amp; &quot;(&quot;&amp;[.S21]&amp;&quot;)&quot;" office:value-type="string" office:string-value="6100(200)" calcext:value-type="string">
            <text:p>6100(2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015.215" calcext:value-type="float">
            <text:p>2015.215</text:p>
          </table:table-cell>
          <table:table-cell table:style-name="ce11" office:value-type="float" office:value="3247" calcext:value-type="float">
            <text:p>3.25E+003</text:p>
          </table:table-cell>
          <table:table-cell table:style-name="ce11" office:value-type="float" office:value="74" calcext:value-type="float">
            <text:p>7.40E+001</text:p>
          </table:table-cell>
          <table:table-cell table:formula="of:=4197+629" office:value-type="float" office:value="4826" calcext:value-type="float">
            <text:p>4826</text:p>
          </table:table-cell>
          <table:table-cell table:formula="of:=SQRT(86^2+48^2)" office:value-type="float" office:value="98.488578017961" calcext:value-type="float">
            <text:p>98.488578018</text:p>
          </table:table-cell>
          <table:table-cell table:formula="of:=[.E22]/[.C22]" office:value-type="float" office:value="1.48629504157684" calcext:value-type="float">
            <text:p>1.4862950416</text:p>
          </table:table-cell>
          <table:table-cell table:formula="of:=[.G22]*SQRT(([.D22]/[.C22])^2+([.F22]/[.E22])^2)" office:value-type="float" office:value="0.0454689486752264" calcext:value-type="float">
            <text:p>0.0454689487</text:p>
          </table:table-cell>
          <table:table-cell table:formula="of:=[.B22]" office:value-type="float" office:value="2015.215" calcext:value-type="float">
            <text:p>2015.215</text:p>
          </table:table-cell>
          <table:table-cell table:formula="of:=[.B22]" office:value-type="float" office:value="2015.215" calcext:value-type="float">
            <text:p>2015.215</text:p>
          </table:table-cell>
          <table:table-cell table:formula="of:=[.G22]" office:value-type="float" office:value="1.48629504157684" calcext:value-type="float">
            <text:p>1.4862950416</text:p>
          </table:table-cell>
          <table:table-cell table:formula="of:=[.H22]" office:value-type="float" office:value="0.0454689486752264" calcext:value-type="float">
            <text:p>0.0454689487</text:p>
          </table:table-cell>
          <table:table-cell/>
          <table:table-cell table:formula="of:=[.J22]" office:value-type="float" office:value="2015.215" calcext:value-type="float">
            <text:p>2015.215</text:p>
          </table:table-cell>
          <table:table-cell table:formula="of:=[.E22]-[.C22]" office:value-type="float" office:value="1579" calcext:value-type="float">
            <text:p>1579</text:p>
          </table:table-cell>
          <table:table-cell table:formula="of:=SQRT([.F22]^2+[.D22]^2)" office:value-type="float" office:value="123.190908755476" calcext:value-type="float">
            <text:p>123.1909087555</text:p>
          </table:table-cell>
          <table:table-cell/>
          <table:table-cell table:formula="of:=ROUND([.C22];-1)" office:value-type="float" office:value="3250" calcext:value-type="float">
            <text:p>3250</text:p>
          </table:table-cell>
          <table:table-cell table:formula="of:=ROUND([.D22];-1)" office:value-type="float" office:value="70" calcext:value-type="float">
            <text:p>70</text:p>
          </table:table-cell>
          <table:table-cell/>
          <table:table-cell table:formula="of:=[.R22] &amp; &quot;(&quot;&amp;[.S22]&amp;&quot;)&quot;" office:value-type="string" office:string-value="3250(70)" calcext:value-type="string">
            <text:p>3250(7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034.791" calcext:value-type="float">
            <text:p>2034.791</text:p>
          </table:table-cell>
          <table:table-cell table:style-name="ce11" office:value-type="float" office:value="8255" calcext:value-type="float">
            <text:p>8.26E+003</text:p>
          </table:table-cell>
          <table:table-cell table:style-name="ce11" office:value-type="float" office:value="130" calcext:value-type="float">
            <text:p>1.30E+002</text:p>
          </table:table-cell>
          <table:table-cell table:formula="of:=10648+1406" office:value-type="float" office:value="12054" calcext:value-type="float">
            <text:p>12054</text:p>
          </table:table-cell>
          <table:table-cell table:formula="of:=SQRT(166^2+71^2)" office:value-type="float" office:value="180.546392929906" calcext:value-type="float">
            <text:p>180.5463929299</text:p>
          </table:table-cell>
          <table:table-cell table:formula="of:=[.E23]/[.C23]" office:value-type="float" office:value="1.46020593579649" calcext:value-type="float">
            <text:p>1.4602059358</text:p>
          </table:table-cell>
          <table:table-cell table:formula="of:=[.G23]*SQRT(([.D23]/[.C23])^2+([.F23]/[.E23])^2)" office:value-type="float" office:value="0.0317353818966878" calcext:value-type="float">
            <text:p>0.0317353819</text:p>
          </table:table-cell>
          <table:table-cell table:formula="of:=[.B23]" office:value-type="float" office:value="2034.791" calcext:value-type="float">
            <text:p>2034.791</text:p>
          </table:table-cell>
          <table:table-cell table:formula="of:=[.B23]" office:value-type="float" office:value="2034.791" calcext:value-type="float">
            <text:p>2034.791</text:p>
          </table:table-cell>
          <table:table-cell table:formula="of:=[.G23]" office:value-type="float" office:value="1.46020593579649" calcext:value-type="float">
            <text:p>1.4602059358</text:p>
          </table:table-cell>
          <table:table-cell table:formula="of:=[.H23]" office:value-type="float" office:value="0.0317353818966878" calcext:value-type="float">
            <text:p>0.0317353819</text:p>
          </table:table-cell>
          <table:table-cell/>
          <table:table-cell table:formula="of:=[.J23]" office:value-type="float" office:value="2034.791" calcext:value-type="float">
            <text:p>2034.791</text:p>
          </table:table-cell>
          <table:table-cell table:formula="of:=[.E23]-[.C23]" office:value-type="float" office:value="3799" calcext:value-type="float">
            <text:p>3799</text:p>
          </table:table-cell>
          <table:table-cell table:formula="of:=SQRT([.F23]^2+[.D23]^2)" office:value-type="float" office:value="222.479212512091" calcext:value-type="float">
            <text:p>222.4792125121</text:p>
          </table:table-cell>
          <table:table-cell/>
          <table:table-cell table:formula="of:=ROUND([.C23];-2)" office:value-type="float" office:value="8300" calcext:value-type="float">
            <text:p>8300</text:p>
          </table:table-cell>
          <table:table-cell table:formula="of:=ROUND([.D23];-2)" office:value-type="float" office:value="100" calcext:value-type="float">
            <text:p>100</text:p>
          </table:table-cell>
          <table:table-cell/>
          <table:table-cell table:formula="of:=[.R23] &amp; &quot;(&quot;&amp;[.S23]&amp;&quot;)&quot;" office:value-type="string" office:string-value="8300(100)" calcext:value-type="string">
            <text:p>8300(1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598.5" calcext:value-type="float">
            <text:p>2598.5</text:p>
          </table:table-cell>
          <table:table-cell table:style-name="ce11" office:value-type="float" office:value="14690" calcext:value-type="float">
            <text:p>1.47E+004</text:p>
          </table:table-cell>
          <table:table-cell table:style-name="ce11" office:value-type="float" office:value="173" calcext:value-type="float">
            <text:p>1.73E+002</text:p>
          </table:table-cell>
          <table:table-cell table:formula="of:=19552+2844" office:value-type="float" office:value="22396" calcext:value-type="float">
            <text:p>22396</text:p>
          </table:table-cell>
          <table:table-cell table:formula="of:=SQRT(184^2+89^2)" office:value-type="float" office:value="204.394226924343" calcext:value-type="float">
            <text:p>204.3942269243</text:p>
          </table:table-cell>
          <table:table-cell table:formula="of:=[.E24]/[.C24]" office:value-type="float" office:value="1.52457454050374" calcext:value-type="float">
            <text:p>1.5245745405</text:p>
          </table:table-cell>
          <table:table-cell table:formula="of:=[.G24]*SQRT(([.D24]/[.C24])^2+([.F24]/[.E24])^2)" office:value-type="float" office:value="0.022714716487022" calcext:value-type="float">
            <text:p>0.0227147165</text:p>
          </table:table-cell>
          <table:table-cell table:formula="of:=[.B24]" office:value-type="float" office:value="2598.5" calcext:value-type="float">
            <text:p>2598.5</text:p>
          </table:table-cell>
          <table:table-cell table:formula="of:=[.B24]" office:value-type="float" office:value="2598.5" calcext:value-type="float">
            <text:p>2598.5</text:p>
          </table:table-cell>
          <table:table-cell table:formula="of:=[.G24]" office:value-type="float" office:value="1.52457454050374" calcext:value-type="float">
            <text:p>1.5245745405</text:p>
          </table:table-cell>
          <table:table-cell table:formula="of:=[.H24]" office:value-type="float" office:value="0.022714716487022" calcext:value-type="float">
            <text:p>0.0227147165</text:p>
          </table:table-cell>
          <table:table-cell/>
          <table:table-cell table:formula="of:=[.J24]" office:value-type="float" office:value="2598.5" calcext:value-type="float">
            <text:p>2598.5</text:p>
          </table:table-cell>
          <table:table-cell table:formula="of:=[.E24]-[.C24]" office:value-type="float" office:value="7706" calcext:value-type="float">
            <text:p>7706</text:p>
          </table:table-cell>
          <table:table-cell table:formula="of:=SQRT([.F24]^2+[.D24]^2)" office:value-type="float" office:value="267.779760250845" calcext:value-type="float">
            <text:p>267.7797602508</text:p>
          </table:table-cell>
          <table:table-cell/>
          <table:table-cell table:formula="of:=ROUND([.C24];-1)" office:value-type="float" office:value="14690" calcext:value-type="float">
            <text:p>14690</text:p>
          </table:table-cell>
          <table:table-cell table:formula="of:=ROUND([.D24];-1)" office:value-type="float" office:value="170" calcext:value-type="float">
            <text:p>170</text:p>
          </table:table-cell>
          <table:table-cell/>
          <table:table-cell table:formula="of:=[.R24] &amp; &quot;(&quot;&amp;[.S24]&amp;&quot;)&quot;" office:value-type="string" office:string-value="14690(170)" calcext:value-type="string">
            <text:p>14690(17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009.645" calcext:value-type="float">
            <text:p>3009.645</text:p>
          </table:table-cell>
          <table:table-cell table:style-name="ce11" office:value-type="float" office:value="817" calcext:value-type="float">
            <text:p>8.17E+002</text:p>
          </table:table-cell>
          <table:table-cell table:style-name="ce11" office:value-type="float" office:value="53" calcext:value-type="float">
            <text:p>5.30E+001</text:p>
          </table:table-cell>
          <table:table-cell table:formula="of:=1129+189" office:value-type="float" office:value="1318" calcext:value-type="float">
            <text:p>1318</text:p>
          </table:table-cell>
          <table:table-cell table:formula="of:=SQRT(66^2+41^2)" office:value-type="float" office:value="77.6981338257233" calcext:value-type="float">
            <text:p>77.6981338257</text:p>
          </table:table-cell>
          <table:table-cell table:formula="of:=[.E25]/[.C25]" office:value-type="float" office:value="1.61321909424725" calcext:value-type="float">
            <text:p>1.6132190942</text:p>
          </table:table-cell>
          <table:table-cell table:formula="of:=[.G25]*SQRT(([.D25]/[.C25])^2+([.F25]/[.E25])^2)" office:value-type="float" office:value="0.141408509147358" calcext:value-type="float">
            <text:p>0.1414085091</text:p>
          </table:table-cell>
          <table:table-cell table:formula="of:=[.B25]" office:value-type="float" office:value="3009.645" calcext:value-type="float">
            <text:p>3009.645</text:p>
          </table:table-cell>
          <table:table-cell table:formula="of:=[.B25]" office:value-type="float" office:value="3009.645" calcext:value-type="float">
            <text:p>3009.645</text:p>
          </table:table-cell>
          <table:table-cell table:formula="of:=[.G25]" office:value-type="float" office:value="1.61321909424725" calcext:value-type="float">
            <text:p>1.6132190942</text:p>
          </table:table-cell>
          <table:table-cell table:formula="of:=[.H25]" office:value-type="float" office:value="0.141408509147358" calcext:value-type="float">
            <text:p>0.1414085091</text:p>
          </table:table-cell>
          <table:table-cell/>
          <table:table-cell table:formula="of:=[.J25]" office:value-type="float" office:value="3009.645" calcext:value-type="float">
            <text:p>3009.645</text:p>
          </table:table-cell>
          <table:table-cell table:formula="of:=[.E25]-[.C25]" office:value-type="float" office:value="501" calcext:value-type="float">
            <text:p>501</text:p>
          </table:table-cell>
          <table:table-cell table:formula="of:=SQRT([.F25]^2+[.D25]^2)" office:value-type="float" office:value="94.05317644822" calcext:value-type="float">
            <text:p>94.0531764482</text:p>
          </table:table-cell>
          <table:table-cell/>
          <table:table-cell table:formula="of:=ROUND([.C25];-2)" office:value-type="float" office:value="800" calcext:value-type="float">
            <text:p>800</text:p>
          </table:table-cell>
          <table:table-cell table:formula="of:=ROUND([.D25];-2)" office:value-type="float" office:value="100" calcext:value-type="float">
            <text:p>100</text:p>
          </table:table-cell>
          <table:table-cell/>
          <table:table-cell table:formula="of:=[.R25] &amp; &quot;(&quot;&amp;[.S25]&amp;&quot;)&quot;" office:value-type="string" office:string-value="800(100)" calcext:value-type="string">
            <text:p>800(1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202.029" calcext:value-type="float">
            <text:p>3202.029</text:p>
          </table:table-cell>
          <table:table-cell table:style-name="ce11" office:value-type="float" office:value="2276" calcext:value-type="float">
            <text:p>2.28E+003</text:p>
          </table:table-cell>
          <table:table-cell table:style-name="ce11" office:value-type="float" office:value="76" calcext:value-type="float">
            <text:p>7.60E+001</text:p>
          </table:table-cell>
          <table:table-cell table:formula="of:=3545+215" office:value-type="float" office:value="3760" calcext:value-type="float">
            <text:p>3760</text:p>
          </table:table-cell>
          <table:table-cell table:formula="of:=SQRT(91^2+35^2)" office:value-type="float" office:value="97.4987179402888" calcext:value-type="float">
            <text:p>97.4987179403</text:p>
          </table:table-cell>
          <table:table-cell table:formula="of:=[.E26]/[.C26]" office:value-type="float" office:value="1.65202108963093" calcext:value-type="float">
            <text:p>1.6520210896</text:p>
          </table:table-cell>
          <table:table-cell table:formula="of:=[.G26]*SQRT(([.D26]/[.C26])^2+([.F26]/[.E26])^2)" office:value-type="float" office:value="0.0698437978988794" calcext:value-type="float">
            <text:p>0.0698437979</text:p>
          </table:table-cell>
          <table:table-cell table:formula="of:=[.B26]" office:value-type="float" office:value="3202.029" calcext:value-type="float">
            <text:p>3202.029</text:p>
          </table:table-cell>
          <table:table-cell table:formula="of:=[.B26]" office:value-type="float" office:value="3202.029" calcext:value-type="float">
            <text:p>3202.029</text:p>
          </table:table-cell>
          <table:table-cell table:formula="of:=[.G26]" office:value-type="float" office:value="1.65202108963093" calcext:value-type="float">
            <text:p>1.6520210896</text:p>
          </table:table-cell>
          <table:table-cell table:formula="of:=[.H26]" office:value-type="float" office:value="0.0698437978988794" calcext:value-type="float">
            <text:p>0.0698437979</text:p>
          </table:table-cell>
          <table:table-cell/>
          <table:table-cell table:formula="of:=[.J26]" office:value-type="float" office:value="3202.029" calcext:value-type="float">
            <text:p>3202.029</text:p>
          </table:table-cell>
          <table:table-cell table:formula="of:=[.E26]-[.C26]" office:value-type="float" office:value="1484" calcext:value-type="float">
            <text:p>1484</text:p>
          </table:table-cell>
          <table:table-cell table:formula="of:=SQRT([.F26]^2+[.D26]^2)" office:value-type="float" office:value="123.620386668219" calcext:value-type="float">
            <text:p>123.6203866682</text:p>
          </table:table-cell>
          <table:table-cell/>
          <table:table-cell table:formula="of:=ROUND([.C26];-1)" office:value-type="float" office:value="2280" calcext:value-type="float">
            <text:p>2280</text:p>
          </table:table-cell>
          <table:table-cell table:formula="of:=ROUND([.D26];-1)" office:value-type="float" office:value="80" calcext:value-type="float">
            <text:p>80</text:p>
          </table:table-cell>
          <table:table-cell/>
          <table:table-cell table:formula="of:=[.R26] &amp; &quot;(&quot;&amp;[.S26]&amp;&quot;)&quot;" office:value-type="string" office:string-value="2280(80)" calcext:value-type="string">
            <text:p>2280(8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253.503" calcext:value-type="float">
            <text:p>3253.503</text:p>
          </table:table-cell>
          <table:table-cell table:style-name="ce11" office:value-type="float" office:value="5409" calcext:value-type="float">
            <text:p>5.41E+003</text:p>
          </table:table-cell>
          <table:table-cell table:style-name="ce11" office:value-type="float" office:value="108" calcext:value-type="float">
            <text:p>1.08E+002</text:p>
          </table:table-cell>
          <table:table-cell table:formula="of:=8244+630" office:value-type="float" office:value="8874" calcext:value-type="float">
            <text:p>8874</text:p>
          </table:table-cell>
          <table:table-cell table:formula="of:=SQRT(138^2+71^2)" office:value-type="float" office:value="155.193427695892" calcext:value-type="float">
            <text:p>155.1934276959</text:p>
          </table:table-cell>
          <table:table-cell table:formula="of:=[.E27]/[.C27]" office:value-type="float" office:value="1.64059900166389" calcext:value-type="float">
            <text:p>1.6405990017</text:p>
          </table:table-cell>
          <table:table-cell table:formula="of:=[.G27]*SQRT(([.D27]/[.C27])^2+([.F27]/[.E27])^2)" office:value-type="float" office:value="0.0435460689239719" calcext:value-type="float">
            <text:p>0.0435460689</text:p>
          </table:table-cell>
          <table:table-cell table:formula="of:=[.B27]" office:value-type="float" office:value="3253.503" calcext:value-type="float">
            <text:p>3253.503</text:p>
          </table:table-cell>
          <table:table-cell table:formula="of:=[.B27]" office:value-type="float" office:value="3253.503" calcext:value-type="float">
            <text:p>3253.503</text:p>
          </table:table-cell>
          <table:table-cell table:formula="of:=[.G27]" office:value-type="float" office:value="1.64059900166389" calcext:value-type="float">
            <text:p>1.6405990017</text:p>
          </table:table-cell>
          <table:table-cell table:formula="of:=[.H27]" office:value-type="float" office:value="0.0435460689239719" calcext:value-type="float">
            <text:p>0.0435460689</text:p>
          </table:table-cell>
          <table:table-cell/>
          <table:table-cell table:formula="of:=[.J27]" office:value-type="float" office:value="3253.503" calcext:value-type="float">
            <text:p>3253.503</text:p>
          </table:table-cell>
          <table:table-cell table:formula="of:=[.E27]-[.C27]" office:value-type="float" office:value="3465" calcext:value-type="float">
            <text:p>3465</text:p>
          </table:table-cell>
          <table:table-cell table:formula="of:=SQRT([.F27]^2+[.D27]^2)" office:value-type="float" office:value="189.074059563971" calcext:value-type="float">
            <text:p>189.074059564</text:p>
          </table:table-cell>
          <table:table-cell/>
          <table:table-cell table:formula="of:=ROUND([.C27];-1)" office:value-type="float" office:value="5410" calcext:value-type="float">
            <text:p>5410</text:p>
          </table:table-cell>
          <table:table-cell table:formula="of:=ROUND([.D27];-1)" office:value-type="float" office:value="110" calcext:value-type="float">
            <text:p>110</text:p>
          </table:table-cell>
          <table:table-cell/>
          <table:table-cell table:formula="of:=[.R27] &amp; &quot;(&quot;&amp;[.S27]&amp;&quot;)&quot;" office:value-type="string" office:string-value="5410(110)" calcext:value-type="string">
            <text:p>5410(11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273.079" calcext:value-type="float">
            <text:p>3273.079</text:p>
          </table:table-cell>
          <table:table-cell table:style-name="ce11" office:value-type="float" office:value="1238" calcext:value-type="float">
            <text:p>1.24E+003</text:p>
          </table:table-cell>
          <table:table-cell table:style-name="ce11" office:value-type="float" office:value="53" calcext:value-type="float">
            <text:p>5.30E+001</text:p>
          </table:table-cell>
          <table:table-cell table:formula="of:=1982+106" office:value-type="float" office:value="2088" calcext:value-type="float">
            <text:p>2088</text:p>
          </table:table-cell>
          <table:table-cell table:formula="of:=SQRT(57^2+31^2)" office:value-type="float" office:value="64.8845127900333" calcext:value-type="float">
            <text:p>64.88451279</text:p>
          </table:table-cell>
          <table:table-cell table:formula="of:=[.E28]/[.C28]" office:value-type="float" office:value="1.68659127625202" calcext:value-type="float">
            <text:p>1.6865912763</text:p>
          </table:table-cell>
          <table:table-cell table:formula="of:=[.G28]*SQRT(([.D28]/[.C28])^2+([.F28]/[.E28])^2)" office:value-type="float" office:value="0.0892210532177476" calcext:value-type="float">
            <text:p>0.0892210532</text:p>
          </table:table-cell>
          <table:table-cell table:formula="of:=[.B28]" office:value-type="float" office:value="3273.079" calcext:value-type="float">
            <text:p>3273.079</text:p>
          </table:table-cell>
          <table:table-cell table:formula="of:=[.B28]" office:value-type="float" office:value="3273.079" calcext:value-type="float">
            <text:p>3273.079</text:p>
          </table:table-cell>
          <table:table-cell table:formula="of:=[.G28]" office:value-type="float" office:value="1.68659127625202" calcext:value-type="float">
            <text:p>1.6865912763</text:p>
          </table:table-cell>
          <table:table-cell table:formula="of:=[.H28]" office:value-type="float" office:value="0.0892210532177476" calcext:value-type="float">
            <text:p>0.0892210532</text:p>
          </table:table-cell>
          <table:table-cell/>
          <table:table-cell table:formula="of:=[.J28]" office:value-type="float" office:value="3273.079" calcext:value-type="float">
            <text:p>3273.079</text:p>
          </table:table-cell>
          <table:table-cell table:formula="of:=[.E28]-[.C28]" office:value-type="float" office:value="850" calcext:value-type="float">
            <text:p>850</text:p>
          </table:table-cell>
          <table:table-cell table:formula="of:=SQRT([.F28]^2+[.D28]^2)" office:value-type="float" office:value="83.779472426126" calcext:value-type="float">
            <text:p>83.7794724261</text:p>
          </table:table-cell>
          <table:table-cell/>
          <table:table-cell table:formula="of:=ROUND([.C28];-2)" office:value-type="float" office:value="1200" calcext:value-type="float">
            <text:p>1200</text:p>
          </table:table-cell>
          <table:table-cell table:formula="of:=ROUND([.D28];-2)" office:value-type="float" office:value="100" calcext:value-type="float">
            <text:p>100</text:p>
          </table:table-cell>
          <table:table-cell/>
          <table:table-cell table:formula="of:=[.R28] &amp; &quot;(&quot;&amp;[.S28]&amp;&quot;)&quot;" office:value-type="string" office:string-value="1200(100)" calcext:value-type="string">
            <text:p>1200(1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451.232" calcext:value-type="float">
            <text:p>3451.232</text:p>
          </table:table-cell>
          <table:table-cell table:style-name="ce11" office:value-type="float" office:value="594" calcext:value-type="float">
            <text:p>5.94E+002</text:p>
          </table:table-cell>
          <table:table-cell table:style-name="ce11" office:value-type="float" office:value="36" calcext:value-type="float">
            <text:p>3.60E+001</text:p>
          </table:table-cell>
          <table:table-cell table:formula="of:=954+61" office:value-type="float" office:value="1015" calcext:value-type="float">
            <text:p>1015</text:p>
          </table:table-cell>
          <table:table-cell table:formula="of:=SQRT(48^2+21^2)" office:value-type="float" office:value="52.3927475897189" calcext:value-type="float">
            <text:p>52.3927475897</text:p>
          </table:table-cell>
          <table:table-cell table:formula="of:=[.E29]/[.C29]" office:value-type="float" office:value="1.70875420875421" calcext:value-type="float">
            <text:p>1.7087542088</text:p>
          </table:table-cell>
          <table:table-cell table:formula="of:=[.G29]*SQRT(([.D29]/[.C29])^2+([.F29]/[.E29])^2)" office:value-type="float" office:value="0.13603187253448" calcext:value-type="float">
            <text:p>0.1360318725</text:p>
          </table:table-cell>
          <table:table-cell table:formula="of:=[.B29]" office:value-type="float" office:value="3451.232" calcext:value-type="float">
            <text:p>3451.232</text:p>
          </table:table-cell>
          <table:table-cell table:formula="of:=[.B29]" office:value-type="float" office:value="3451.232" calcext:value-type="float">
            <text:p>3451.232</text:p>
          </table:table-cell>
          <table:table-cell table:formula="of:=[.G29]" office:value-type="float" office:value="1.70875420875421" calcext:value-type="float">
            <text:p>1.7087542088</text:p>
          </table:table-cell>
          <table:table-cell table:formula="of:=[.H29]" office:value-type="float" office:value="0.13603187253448" calcext:value-type="float">
            <text:p>0.1360318725</text:p>
          </table:table-cell>
          <table:table-cell/>
          <table:table-cell table:formula="of:=[.J29]" office:value-type="float" office:value="3451.232" calcext:value-type="float">
            <text:p>3451.232</text:p>
          </table:table-cell>
          <table:table-cell table:formula="of:=[.E29]-[.C29]" office:value-type="float" office:value="421" calcext:value-type="float">
            <text:p>421</text:p>
          </table:table-cell>
          <table:table-cell table:formula="of:=SQRT([.F29]^2+[.D29]^2)" office:value-type="float" office:value="63.5688603012513" calcext:value-type="float">
            <text:p>63.5688603013</text:p>
          </table:table-cell>
          <table:table-cell/>
          <table:table-cell table:formula="of:=ROUND([.C29];-1)" office:value-type="float" office:value="590" calcext:value-type="float">
            <text:p>590</text:p>
          </table:table-cell>
          <table:table-cell table:formula="of:=ROUND([.D29];-1)" office:value-type="float" office:value="40" calcext:value-type="float">
            <text:p>40</text:p>
          </table:table-cell>
          <table:table-cell/>
          <table:table-cell table:formula="of:=[.R29] &amp; &quot;(&quot;&amp;[.S29]&amp;&quot;)&quot;" office:value-type="string" office:string-value="590(40)" calcext:value-type="string">
            <text:p>590(40)</text:p>
          </table:table-cell>
          <table:table-cell table:number-columns-repeated="50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6"/>
          <table:table-cell office:value-type="string" calcext:value-type="string">
            <text:p>Add=back Factor</text:p>
          </table:table-cell>
          <table:table-cell office:value-type="string" calcext:value-type="string">
            <text:p>err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n3402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12127" calcext:value-type="float">
            <text:p>12127</text:p>
          </table:table-cell>
          <table:table-cell office:value-type="float" office:value="1184.24659594191" calcext:value-type="float">
            <text:p>1184.2465959419</text:p>
          </table:table-cell>
          <table:table-cell office:value-type="float" office:value="10880" calcext:value-type="float">
            <text:p>10880</text:p>
          </table:table-cell>
          <table:table-cell office:value-type="float" office:value="760.040130519435" calcext:value-type="float">
            <text:p>760.0401305194</text:p>
          </table:table-cell>
          <table:table-cell table:formula="of:=[.E32]/[.C32]" office:value-type="float" office:value="0.897171600560732" calcext:value-type="float">
            <text:p>0.8971716006</text:p>
          </table:table-cell>
          <table:table-cell table:formula="of:=[.G32]*SQRT(([.D32]/[.C32])^2+([.F32]/[.E32])^2)" office:value-type="float" office:value="0.107721121663983" calcext:value-type="float">
            <text:p>0.1077211217</text:p>
          </table:table-cell>
          <table:table-cell table:formula="of:=[.B32]" office:value-type="float" office:value="53.1622" calcext:value-type="float">
            <text:p>53.1622</text:p>
          </table:table-cell>
          <table:table-cell table:formula="of:=[.B32]" office:value-type="float" office:value="53.1622" calcext:value-type="float">
            <text:p>53.1622</text:p>
          </table:table-cell>
          <table:table-cell table:formula="of:=[.G32]" office:value-type="float" office:value="0.897171600560732" calcext:value-type="float">
            <text:p>0.8971716006</text:p>
          </table:table-cell>
          <table:table-cell table:formula="of:=[.H32]" office:value-type="float" office:value="0.107721121663983" calcext:value-type="float">
            <text:p>0.1077211217</text:p>
          </table:table-cell>
          <table:table-cell/>
          <table:table-cell table:formula="of:=[.J32]" office:value-type="float" office:value="53.1622" calcext:value-type="float">
            <text:p>53.1622</text:p>
          </table:table-cell>
          <table:table-cell table:formula="of:=[.E32]-[.C32]" office:value-type="float" office:value="-1247" calcext:value-type="float">
            <text:p>-1247</text:p>
          </table:table-cell>
          <table:table-cell table:formula="of:=SQRT([.F32]^2+[.D32]^2)" office:value-type="float" office:value="1407.16061627662" calcext:value-type="float">
            <text:p>1407.1606162766</text:p>
          </table:table-cell>
          <table:table-cell/>
          <table:table-cell table:formula="of:=ROUND([.C32];-2)" office:value-type="float" office:value="12100" calcext:value-type="float">
            <text:p>12100</text:p>
          </table:table-cell>
          <table:table-cell table:formula="of:=ROUND([.D32];-2)" office:value-type="float" office:value="1200" calcext:value-type="float">
            <text:p>1200</text:p>
          </table:table-cell>
          <table:table-cell/>
          <table:table-cell table:formula="of:=[.R32] &amp; &quot;(&quot;&amp;[.S32]&amp;&quot;)&quot;" office:value-type="string" office:string-value="12100(1200)" calcext:value-type="string">
            <text:p>12100(1200)</text:p>
          </table:table-cell>
          <table:table-cell table:number-columns-repeated="50"/>
        </table:table-row>
        <table:table-row table:style-name="ro1">
          <table:table-cell/>
          <table:table-cell office:value-type="float" office:value="79.6142" calcext:value-type="float">
            <text:p>79.6142</text:p>
          </table:table-cell>
          <table:table-cell table:style-name="ce11" table:number-columns-repeated="2"/>
          <table:table-cell table:number-columns-repeated="2"/>
          <table:table-cell table:formula="of:=[.E33]/[.C33]" office:value-type="string" office:string-value="" calcext:value-type="error">
            <text:p>#DIV/0!</text:p>
          </table:table-cell>
          <table:table-cell table:formula="of:=[.G33]*SQRT(([.D33]/[.C33])^2+([.F33]/[.E33])^2)" office:value-type="string" office:string-value="" calcext:value-type="error">
            <text:p>#DIV/0!</text:p>
          </table:table-cell>
          <table:table-cell table:formula="of:=[.B33]" office:value-type="float" office:value="79.6142" calcext:value-type="float">
            <text:p>79.61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J33]" office:value-type="float" office:value="0" calcext:value-type="float">
            <text:p>0</text:p>
          </table:table-cell>
          <table:table-cell table:formula="of:=[.E33]-[.C33]" office:value-type="float" office:value="0" calcext:value-type="float">
            <text:p>0</text:p>
          </table:table-cell>
          <table:table-cell table:formula="of:=SQRT([.F33]^2+[.D33]^2)" office:value-type="float" office:value="0" calcext:value-type="float">
            <text:p>0</text:p>
          </table:table-cell>
          <table:table-cell/>
          <table:table-cell table:formula="of:=ROUND([.C33];-2)" office:value-type="float" office:value="0" calcext:value-type="float">
            <text:p>0</text:p>
          </table:table-cell>
          <table:table-cell table:formula="of:=ROUND([.D33];-2)" office:value-type="float" office:value="0" calcext:value-type="float">
            <text:p>0</text:p>
          </table:table-cell>
          <table:table-cell/>
          <table:table-cell table:formula="of:=[.R33] &amp; &quot;(&quot;&amp;[.S33]&amp;&quot;)&quot;" office:value-type="string" office:string-value="0(0)" calcext:value-type="string">
            <text:p>0(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80.9979" calcext:value-type="float">
            <text:p>80.9979</text:p>
          </table:table-cell>
          <table:table-cell table:style-name="ce11" office:value-type="float" office:value="341608" calcext:value-type="float">
            <text:p>3.42E+005</text:p>
          </table:table-cell>
          <table:table-cell table:style-name="ce11" office:value-type="float" office:value="1633" calcext:value-type="float">
            <text:p>1.63E+003</text:p>
          </table:table-cell>
          <table:table-cell office:value-type="float" office:value="334875" calcext:value-type="float">
            <text:p>334875</text:p>
          </table:table-cell>
          <table:table-cell office:value-type="float" office:value="1816.50901456613" calcext:value-type="float">
            <text:p>1816.5090145661</text:p>
          </table:table-cell>
          <table:table-cell table:formula="of:=[.E34]/[.C34]" office:value-type="float" office:value="0.980290274232453" calcext:value-type="float">
            <text:p>0.9802902742</text:p>
          </table:table-cell>
          <table:table-cell table:formula="of:=[.G34]*SQRT(([.D34]/[.C34])^2+([.F34]/[.E34])^2)" office:value-type="float" office:value="0.00708771713128908" calcext:value-type="float">
            <text:p>0.0070877171</text:p>
          </table:table-cell>
          <table:table-cell table:formula="of:=[.B34]" office:value-type="float" office:value="80.9979" calcext:value-type="float">
            <text:p>80.9979</text:p>
          </table:table-cell>
          <table:table-cell table:formula="of:=[.B34]" office:value-type="float" office:value="80.9979" calcext:value-type="float">
            <text:p>80.9979</text:p>
          </table:table-cell>
          <table:table-cell table:formula="of:=[.G34]" office:value-type="float" office:value="0.980290274232453" calcext:value-type="float">
            <text:p>0.9802902742</text:p>
          </table:table-cell>
          <table:table-cell table:formula="of:=[.H34]" office:value-type="float" office:value="0.00708771713128908" calcext:value-type="float">
            <text:p>0.0070877171</text:p>
          </table:table-cell>
          <table:table-cell/>
          <table:table-cell table:formula="of:=[.J34]" office:value-type="float" office:value="80.9979" calcext:value-type="float">
            <text:p>80.9979</text:p>
          </table:table-cell>
          <table:table-cell table:formula="of:=[.E34]-[.C34]" office:value-type="float" office:value="-6733" calcext:value-type="float">
            <text:p>-6733</text:p>
          </table:table-cell>
          <table:table-cell table:formula="of:=SQRT([.F34]^2+[.D34]^2)" office:value-type="float" office:value="2442.62031433459" calcext:value-type="float">
            <text:p>2442.6203143346</text:p>
          </table:table-cell>
          <table:table-cell/>
          <table:table-cell table:formula="of:=ROUND([.C34];-2)" office:value-type="float" office:value="341600" calcext:value-type="float">
            <text:p>341600</text:p>
          </table:table-cell>
          <table:table-cell table:formula="of:=ROUND([.D34];-2)" office:value-type="float" office:value="1600" calcext:value-type="float">
            <text:p>1600</text:p>
          </table:table-cell>
          <table:table-cell/>
          <table:table-cell table:formula="of:=[.R34] &amp; &quot;(&quot;&amp;[.S34]&amp;&quot;)&quot;" office:value-type="string" office:string-value="341600(1600)" calcext:value-type="string">
            <text:p>341600(16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276.3989" calcext:value-type="float">
            <text:p>276.3989</text:p>
          </table:table-cell>
          <table:table-cell table:style-name="ce11" office:value-type="float" office:value="48316" calcext:value-type="float">
            <text:p>4.83E+004</text:p>
          </table:table-cell>
          <table:table-cell table:style-name="ce11" office:value-type="float" office:value="543" calcext:value-type="float">
            <text:p>5.43E+002</text:p>
          </table:table-cell>
          <table:table-cell office:value-type="float" office:value="51597" calcext:value-type="float">
            <text:p>51597</text:p>
          </table:table-cell>
          <table:table-cell office:value-type="float" office:value="573.083763511059" calcext:value-type="float">
            <text:p>573.0837635111</text:p>
          </table:table-cell>
          <table:table-cell table:formula="of:=[.E35]/[.C35]" office:value-type="float" office:value="1.06790711151585" calcext:value-type="float">
            <text:p>1.0679071115</text:p>
          </table:table-cell>
          <table:table-cell table:formula="of:=[.G35]*SQRT(([.D35]/[.C35])^2+([.F35]/[.E35])^2)" office:value-type="float" office:value="0.0168738736607203" calcext:value-type="float">
            <text:p>0.0168738737</text:p>
          </table:table-cell>
          <table:table-cell table:formula="of:=[.B35]" office:value-type="float" office:value="276.3989" calcext:value-type="float">
            <text:p>276.3989</text:p>
          </table:table-cell>
          <table:table-cell table:formula="of:=[.B35]" office:value-type="float" office:value="276.3989" calcext:value-type="float">
            <text:p>276.3989</text:p>
          </table:table-cell>
          <table:table-cell table:formula="of:=[.G35]" office:value-type="float" office:value="1.06790711151585" calcext:value-type="float">
            <text:p>1.0679071115</text:p>
          </table:table-cell>
          <table:table-cell table:formula="of:=[.H35]" office:value-type="float" office:value="0.0168738736607203" calcext:value-type="float">
            <text:p>0.0168738737</text:p>
          </table:table-cell>
          <table:table-cell/>
          <table:table-cell table:formula="of:=[.J35]" office:value-type="float" office:value="276.3989" calcext:value-type="float">
            <text:p>276.3989</text:p>
          </table:table-cell>
          <table:table-cell table:formula="of:=[.E35]-[.C35]" office:value-type="float" office:value="3281" calcext:value-type="float">
            <text:p>3281</text:p>
          </table:table-cell>
          <table:table-cell table:formula="of:=SQRT([.F35]^2+[.D35]^2)" office:value-type="float" office:value="789.477042098122" calcext:value-type="float">
            <text:p>789.4770420981</text:p>
          </table:table-cell>
          <table:table-cell/>
          <table:table-cell table:formula="of:=ROUND([.C35];-2)" office:value-type="float" office:value="48300" calcext:value-type="float">
            <text:p>48300</text:p>
          </table:table-cell>
          <table:table-cell table:formula="of:=ROUND([.D35];-2)" office:value-type="float" office:value="500" calcext:value-type="float">
            <text:p>500</text:p>
          </table:table-cell>
          <table:table-cell/>
          <table:table-cell table:formula="of:=[.R35] &amp; &quot;(&quot;&amp;[.S35]&amp;&quot;)&quot;" office:value-type="string" office:string-value="48300(500)" calcext:value-type="string">
            <text:p>48300(5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02.8508" calcext:value-type="float">
            <text:p>302.8508</text:p>
          </table:table-cell>
          <table:table-cell table:style-name="ce11" office:value-type="float" office:value="111471" calcext:value-type="float">
            <text:p>1.11E+005</text:p>
          </table:table-cell>
          <table:table-cell table:style-name="ce11" office:value-type="float" office:value="148" calcext:value-type="float">
            <text:p>1.48E+002</text:p>
          </table:table-cell>
          <table:table-cell office:value-type="float" office:value="125156" calcext:value-type="float">
            <text:p>125156</text:p>
          </table:table-cell>
          <table:table-cell office:value-type="float" office:value="701.791279512648" calcext:value-type="float">
            <text:p>701.7912795126</text:p>
          </table:table-cell>
          <table:table-cell table:formula="of:=[.E36]/[.C36]" office:value-type="float" office:value="1.12276735653219" calcext:value-type="float">
            <text:p>1.1227673565</text:p>
          </table:table-cell>
          <table:table-cell table:formula="of:=[.G36]*SQRT(([.D36]/[.C36])^2+([.F36]/[.E36])^2)" office:value-type="float" office:value="0.0064698061462668" calcext:value-type="float">
            <text:p>0.0064698061</text:p>
          </table:table-cell>
          <table:table-cell table:formula="of:=[.B36]" office:value-type="float" office:value="302.8508" calcext:value-type="float">
            <text:p>302.8508</text:p>
          </table:table-cell>
          <table:table-cell table:formula="of:=[.B36]" office:value-type="float" office:value="302.8508" calcext:value-type="float">
            <text:p>302.8508</text:p>
          </table:table-cell>
          <table:table-cell table:formula="of:=[.G36]" office:value-type="float" office:value="1.12276735653219" calcext:value-type="float">
            <text:p>1.1227673565</text:p>
          </table:table-cell>
          <table:table-cell table:formula="of:=[.H36]" office:value-type="float" office:value="0.0064698061462668" calcext:value-type="float">
            <text:p>0.0064698061</text:p>
          </table:table-cell>
          <table:table-cell/>
          <table:table-cell table:formula="of:=[.J36]" office:value-type="float" office:value="302.8508" calcext:value-type="float">
            <text:p>302.8508</text:p>
          </table:table-cell>
          <table:table-cell table:formula="of:=[.E36]-[.C36]" office:value-type="float" office:value="13685" calcext:value-type="float">
            <text:p>13685</text:p>
          </table:table-cell>
          <table:table-cell table:formula="of:=SQRT([.F36]^2+[.D36]^2)" office:value-type="float" office:value="717.22730009391" calcext:value-type="float">
            <text:p>717.2273000939</text:p>
          </table:table-cell>
          <table:table-cell/>
          <table:table-cell table:formula="of:=ROUND([.C36];-2)" office:value-type="float" office:value="111500" calcext:value-type="float">
            <text:p>111500</text:p>
          </table:table-cell>
          <table:table-cell table:formula="of:=ROUND([.D36];-2)" office:value-type="float" office:value="100" calcext:value-type="float">
            <text:p>100</text:p>
          </table:table-cell>
          <table:table-cell/>
          <table:table-cell table:formula="of:=[.R36] &amp; &quot;(&quot;&amp;[.S36]&amp;&quot;)&quot;" office:value-type="string" office:string-value="111500(100)" calcext:value-type="string">
            <text:p>111500(10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56.0129" calcext:value-type="float">
            <text:p>356.0129</text:p>
          </table:table-cell>
          <table:table-cell table:style-name="ce11" office:value-type="float" office:value="339158" calcext:value-type="float">
            <text:p>3.39E+005</text:p>
          </table:table-cell>
          <table:table-cell table:style-name="ce11" office:value-type="float" office:value="87" calcext:value-type="float">
            <text:p>8.70E+001</text:p>
          </table:table-cell>
          <table:table-cell office:value-type="float" office:value="391596" calcext:value-type="float">
            <text:p>391596</text:p>
          </table:table-cell>
          <table:table-cell office:value-type="float" office:value="975.334301662768" calcext:value-type="float">
            <text:p>975.3343016628</text:p>
          </table:table-cell>
          <table:table-cell table:formula="of:=[.E37]/[.C37]" office:value-type="float" office:value="1.1546123045896" calcext:value-type="float">
            <text:p>1.1546123046</text:p>
          </table:table-cell>
          <table:table-cell table:formula="of:=[.G37]*SQRT(([.D37]/[.C37])^2+([.F37]/[.E37])^2)" office:value-type="float" office:value="0.00289096372972413" calcext:value-type="float">
            <text:p>0.0028909637</text:p>
          </table:table-cell>
          <table:table-cell table:formula="of:=[.B37]" office:value-type="float" office:value="356.0129" calcext:value-type="float">
            <text:p>356.0129</text:p>
          </table:table-cell>
          <table:table-cell table:formula="of:=[.B37]" office:value-type="float" office:value="356.0129" calcext:value-type="float">
            <text:p>356.0129</text:p>
          </table:table-cell>
          <table:table-cell table:formula="of:=[.G37]" office:value-type="float" office:value="1.1546123045896" calcext:value-type="float">
            <text:p>1.1546123046</text:p>
          </table:table-cell>
          <table:table-cell table:formula="of:=[.H37]" office:value-type="float" office:value="0.00289096372972413" calcext:value-type="float">
            <text:p>0.0028909637</text:p>
          </table:table-cell>
          <table:table-cell/>
          <table:table-cell table:formula="of:=[.J37]" office:value-type="float" office:value="356.0129" calcext:value-type="float">
            <text:p>356.0129</text:p>
          </table:table-cell>
          <table:table-cell table:formula="of:=[.E37]-[.C37]" office:value-type="float" office:value="52438" calcext:value-type="float">
            <text:p>52438</text:p>
          </table:table-cell>
          <table:table-cell table:formula="of:=SQRT([.F37]^2+[.D37]^2)" office:value-type="float" office:value="979.206821871661" calcext:value-type="float">
            <text:p>979.2068218717</text:p>
          </table:table-cell>
          <table:table-cell/>
          <table:table-cell table:formula="of:=ROUND([.C37];-1)" office:value-type="float" office:value="339160" calcext:value-type="float">
            <text:p>339160</text:p>
          </table:table-cell>
          <table:table-cell table:formula="of:=ROUND([.D37];-1)" office:value-type="float" office:value="90" calcext:value-type="float">
            <text:p>90</text:p>
          </table:table-cell>
          <table:table-cell/>
          <table:table-cell table:formula="of:=[.R37] &amp; &quot;(&quot;&amp;[.S37]&amp;&quot;)&quot;" office:value-type="string" office:string-value="339160(90)" calcext:value-type="string">
            <text:p>339160(90)</text:p>
          </table:table-cell>
          <table:table-cell table:number-columns-repeated="50"/>
        </table:table-row>
        <table:table-row table:style-name="ro1">
          <table:table-cell/>
          <table:table-cell table:style-name="ce5" office:value-type="float" office:value="383.8485" calcext:value-type="float">
            <text:p>383.8485</text:p>
          </table:table-cell>
          <table:table-cell table:style-name="ce11" office:value-type="float" office:value="47268" calcext:value-type="float">
            <text:p>4.73E+004</text:p>
          </table:table-cell>
          <table:table-cell table:style-name="ce11" office:value-type="float" office:value="437" calcext:value-type="float">
            <text:p>4.37E+002</text:p>
          </table:table-cell>
          <table:table-cell office:value-type="float" office:value="53305" calcext:value-type="float">
            <text:p>53305</text:p>
          </table:table-cell>
          <table:table-cell office:value-type="float" office:value="535.153249079177" calcext:value-type="float">
            <text:p>535.1532490792</text:p>
          </table:table-cell>
          <table:table-cell table:formula="of:=[.E38]/[.C38]" office:value-type="float" office:value="1.12771854108488" calcext:value-type="float">
            <text:p>1.1277185411</text:p>
          </table:table-cell>
          <table:table-cell table:formula="of:=[.G38]*SQRT(([.D38]/[.C38])^2+([.F38]/[.E38])^2)" office:value-type="float" office:value="0.0153909244469662" calcext:value-type="float">
            <text:p>0.0153909244</text:p>
          </table:table-cell>
          <table:table-cell table:formula="of:=[.B38]" office:value-type="float" office:value="383.8485" calcext:value-type="float">
            <text:p>383.8485</text:p>
          </table:table-cell>
          <table:table-cell table:formula="of:=[.B38]" office:value-type="float" office:value="383.8485" calcext:value-type="float">
            <text:p>383.8485</text:p>
          </table:table-cell>
          <table:table-cell table:formula="of:=[.G38]" office:value-type="float" office:value="1.12771854108488" calcext:value-type="float">
            <text:p>1.1277185411</text:p>
          </table:table-cell>
          <table:table-cell table:formula="of:=[.H38]" office:value-type="float" office:value="0.0153909244469662" calcext:value-type="float">
            <text:p>0.0153909244</text:p>
          </table:table-cell>
          <table:table-cell/>
          <table:table-cell table:formula="of:=[.J38]" office:value-type="float" office:value="383.8485" calcext:value-type="float">
            <text:p>383.8485</text:p>
          </table:table-cell>
          <table:table-cell table:formula="of:=[.E38]-[.C38]" office:value-type="float" office:value="6037" calcext:value-type="float">
            <text:p>6037</text:p>
          </table:table-cell>
          <table:table-cell table:formula="of:=SQRT([.F38]^2+[.D38]^2)" office:value-type="float" office:value="690.910992820349" calcext:value-type="float">
            <text:p>690.9109928203</text:p>
          </table:table-cell>
          <table:table-cell/>
          <table:table-cell table:formula="of:=ROUND([.C38];-2)" office:value-type="float" office:value="47300" calcext:value-type="float">
            <text:p>47300</text:p>
          </table:table-cell>
          <table:table-cell table:formula="of:=ROUND([.D38];-2)" office:value-type="float" office:value="400" calcext:value-type="float">
            <text:p>400</text:p>
          </table:table-cell>
          <table:table-cell/>
          <table:table-cell table:formula="of:=[.R38] &amp; &quot;(&quot;&amp;[.S38]&amp;&quot;)&quot;" office:value-type="string" office:string-value="47300(400)" calcext:value-type="string">
            <text:p>47300(400)</text:p>
          </table:table-cell>
          <table:table-cell table:number-columns-repeated="50"/>
        </table:table-row>
        <table:table-row table:style-name="ro1" table:number-rows-repeated="2">
          <table:table-cell/>
          <table:table-cell table:style-name="ce5"/>
          <table:table-cell table:number-columns-repeated="69"/>
        </table:table-row>
        <table:table-row table:style-name="ro1">
          <table:table-cell/>
          <table:table-cell table:style-name="ce8" office:value-type="float" office:value="1173.228" calcext:value-type="float">
            <text:p>1173.228</text:p>
          </table:table-cell>
          <table:table-cell table:style-name="ce11" office:value-type="float" office:value="4488000" calcext:value-type="float">
            <text:p>4.49E+006</text:p>
          </table:table-cell>
          <table:table-cell table:style-name="ce11" office:value-type="float" office:value="900" calcext:value-type="float">
            <text:p>9.00E+002</text:p>
          </table:table-cell>
          <table:table-cell table:style-name="ce11" office:value-type="float" office:value="6038000" calcext:value-type="float">
            <text:p>6.04E+006</text:p>
          </table:table-cell>
          <table:table-cell table:style-name="ce11" office:value-type="float" office:value="1100" calcext:value-type="float">
            <text:p>1.10E+003</text:p>
          </table:table-cell>
          <table:table-cell table:formula="of:=[.E41]/[.C41]" office:value-type="float" office:value="1.34536541889483" calcext:value-type="float">
            <text:p>1.3453654189</text:p>
          </table:table-cell>
          <table:table-cell table:formula="of:=[.G41]*SQRT(([.D41]/[.C41])^2+([.F41]/[.E41])^2)" office:value-type="float" office:value="0.000364501108853673" calcext:value-type="float">
            <text:p>0.0003645011</text:p>
          </table:table-cell>
          <table:table-cell table:formula="of:=[.B41]" office:value-type="float" office:value="1173.228" calcext:value-type="float">
            <text:p>1173.228</text:p>
          </table:table-cell>
          <table:table-cell table:formula="of:=[.B41]" office:value-type="float" office:value="1173.228" calcext:value-type="float">
            <text:p>1173.228</text:p>
          </table:table-cell>
          <table:table-cell table:formula="of:=[.G41]" office:value-type="float" office:value="1.34536541889483" calcext:value-type="float">
            <text:p>1.3453654189</text:p>
          </table:table-cell>
          <table:table-cell table:formula="of:=[.H41]" office:value-type="float" office:value="0.000364501108853673" calcext:value-type="float">
            <text:p>0.0003645011</text:p>
          </table:table-cell>
          <table:table-cell/>
          <table:table-cell table:formula="of:=[.J41]" office:value-type="float" office:value="1173.228" calcext:value-type="float">
            <text:p>1173.228</text:p>
          </table:table-cell>
          <table:table-cell table:formula="of:=[.E41]-[.C41]" office:value-type="float" office:value="1550000" calcext:value-type="float">
            <text:p>1550000</text:p>
          </table:table-cell>
          <table:table-cell table:formula="of:=SQRT([.F41]^2+[.D41]^2)" office:value-type="float" office:value="1421.26704035519" calcext:value-type="float">
            <text:p>1421.2670403552</text:p>
          </table:table-cell>
          <table:table-cell table:number-columns-repeated="55"/>
        </table:table-row>
        <table:table-row table:style-name="ro1">
          <table:table-cell/>
          <table:table-cell table:style-name="ce8" office:value-type="float" office:value="1332.492" calcext:value-type="float">
            <text:p>1332.492</text:p>
          </table:table-cell>
          <table:table-cell table:style-name="ce11" office:value-type="float" office:value="4131000" calcext:value-type="float">
            <text:p>4.13E+006</text:p>
          </table:table-cell>
          <table:table-cell table:style-name="ce11" office:value-type="float" office:value="900" calcext:value-type="float">
            <text:p>9.00E+002</text:p>
          </table:table-cell>
          <table:table-cell table:style-name="ce11" office:value-type="float" office:value="5709000" calcext:value-type="float">
            <text:p>5.71E+006</text:p>
          </table:table-cell>
          <table:table-cell table:style-name="ce11" office:value-type="float" office:value="1000" calcext:value-type="float">
            <text:p>1.00E+003</text:p>
          </table:table-cell>
          <table:table-cell table:formula="of:=[.E42]/[.C42]" office:value-type="float" office:value="1.38198983297023" calcext:value-type="float">
            <text:p>1.381989833</text:p>
          </table:table-cell>
          <table:table-cell table:formula="of:=[.G42]*SQRT(([.D42]/[.C42])^2+([.F42]/[.E42])^2)" office:value-type="float" office:value="0.000386331939279338" calcext:value-type="float">
            <text:p>0.0003863319</text:p>
          </table:table-cell>
          <table:table-cell table:formula="of:=[.B42]" office:value-type="float" office:value="1332.492" calcext:value-type="float">
            <text:p>1332.492</text:p>
          </table:table-cell>
          <table:table-cell table:formula="of:=[.B42]" office:value-type="float" office:value="1332.492" calcext:value-type="float">
            <text:p>1332.492</text:p>
          </table:table-cell>
          <table:table-cell table:formula="of:=[.G42]" office:value-type="float" office:value="1.38198983297023" calcext:value-type="float">
            <text:p>1.381989833</text:p>
          </table:table-cell>
          <table:table-cell table:formula="of:=[.H42]" office:value-type="float" office:value="0.000386331939279338" calcext:value-type="float">
            <text:p>0.0003863319</text:p>
          </table:table-cell>
          <table:table-cell/>
          <table:table-cell table:formula="of:=[.J42]" office:value-type="float" office:value="1332.492" calcext:value-type="float">
            <text:p>1332.492</text:p>
          </table:table-cell>
          <table:table-cell table:formula="of:=[.E42]-[.C42]" office:value-type="float" office:value="1578000" calcext:value-type="float">
            <text:p>1578000</text:p>
          </table:table-cell>
          <table:table-cell table:formula="of:=SQRT([.F42]^2+[.D42]^2)" office:value-type="float" office:value="1345.36240470737" calcext:value-type="float">
            <text:p>1345.3624047074</text:p>
          </table:table-cell>
          <table:table-cell table:number-columns-repeated="55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4"/>
          <table:table-cell table:formula="of:=[.E41]/1000" office:value-type="float" office:value="6038" calcext:value-type="float">
            <text:p>6038</text:p>
          </table:table-cell>
          <table:table-cell table:formula="of:=[.F41]/1000" office:value-type="float" office:value="1.1" calcext:value-type="float">
            <text:p>1.1</text:p>
          </table:table-cell>
          <table:table-cell table:number-columns-repeated="65"/>
        </table:table-row>
        <table:table-row table:style-name="ro1" table:number-rows-repeated="3">
          <table:table-cell table:number-columns-repeated="71"/>
        </table:table-row>
        <table:table-row table:style-name="ro1">
          <table:table-cell table:number-columns-repeated="6"/>
          <table:table-cell table:style-name="ce12"/>
          <table:table-cell table:number-columns-repeated="64"/>
        </table:table-row>
        <table:table-row table:style-name="ro1">
          <table:table-cell table:number-columns-repeated="6"/>
          <table:table-cell office:value-type="float" office:value="53.1622" calcext:value-type="float">
            <text:p>53.1622</text:p>
          </table:table-cell>
          <table:table-cell office:value-type="float" office:value="0.897171600560732" calcext:value-type="float">
            <text:p>0.8971716006</text:p>
          </table:table-cell>
          <table:table-cell office:value-type="float" office:value="0.107721121663983" calcext:value-type="float">
            <text:p>0.1077211217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float" office:value="80.9979" calcext:value-type="float">
            <text:p>80.9979</text:p>
          </table:table-cell>
          <table:table-cell office:value-type="float" office:value="0.980290274232453" calcext:value-type="float">
            <text:p>0.9802902742</text:p>
          </table:table-cell>
          <table:table-cell office:value-type="float" office:value="0.00708771713128908" calcext:value-type="float">
            <text:p>0.0070877171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float" office:value="121.777" calcext:value-type="float">
            <text:p>121.777</text:p>
          </table:table-cell>
          <table:table-cell office:value-type="float" office:value="0.984374092284617" calcext:value-type="float">
            <text:p>0.9843740923</text:p>
          </table:table-cell>
          <table:table-cell office:value-type="float" office:value="0.00255361264380938" calcext:value-type="float">
            <text:p>0.0025536126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float" office:value="244.7" calcext:value-type="float">
            <text:p>244.7</text:p>
          </table:table-cell>
          <table:table-cell office:value-type="float" office:value="1.00388914556024" calcext:value-type="float">
            <text:p>1.0038891456</text:p>
          </table:table-cell>
          <table:table-cell office:value-type="float" office:value="0.00572074026793794" calcext:value-type="float">
            <text:p>0.0057207403</text:p>
          </table:table-cell>
          <table:table-cell/>
          <table:table-cell table:formula="of:=LN([.G53])" office:value-type="float" office:value="5.50003297044863" calcext:value-type="float">
            <text:p>5.5000329704</text:p>
          </table:table-cell>
          <table:table-cell/>
          <table:table-cell table:formula="of:=1/[.I53]^2" office:value-type="float" office:value="30555.9322978703" calcext:value-type="float">
            <text:p>30555.9322978703</text:p>
          </table:table-cell>
          <table:table-cell table:formula="of:=[.K53]*[.M53]" office:value-type="float" office:value="168058.635081083" calcext:value-type="float">
            <text:p>168058.635081083</text:p>
          </table:table-cell>
          <table:table-cell table:formula="of:=[.M53]*[.K53]^2" office:value-type="float" office:value="924328.033914549" calcext:value-type="float">
            <text:p>924328.033914549</text:p>
          </table:table-cell>
          <table:table-cell table:formula="of:=[.M53]*[.K53]^3" office:value-type="float" office:value="5083834.66203997" calcext:value-type="float">
            <text:p>5083834.66203997</text:p>
          </table:table-cell>
          <table:table-cell table:style-name="ce14" table:formula="of:=[.M53]*[.K53]^4" office:value-type="float" office:value="27961258.2575294" calcext:value-type="float">
            <text:p>27961258.2575294</text:p>
          </table:table-cell>
          <table:table-cell/>
          <table:table-cell table:formula="of:=[.M53]*[.H53]" office:value-type="float" office:value="30674.7687663055" calcext:value-type="float">
            <text:p>30674.7687663055</text:p>
          </table:table-cell>
          <table:table-cell table:formula="of:=[.M53]*[.H53]*[.K53]" office:value-type="float" office:value="168712.239575568" calcext:value-type="float">
            <text:p>168712.239575568</text:p>
          </table:table-cell>
          <table:table-cell table:formula="of:=[.M53]*[.H53]*[.K53]^2" office:value-type="float" office:value="927922.880183851" calcext:value-type="float">
            <text:p>927922.880183851</text:p>
          </table:table-cell>
          <table:table-cell/>
          <table:table-cell table:formula="of:=[.$Q$93]+[.K53]*[.$Q$94]+[.$Q$95]*[.K53]^2" office:value-type="float" office:value="1.06629463306129" calcext:value-type="float">
            <text:p>1.0662946331</text:p>
          </table:table-cell>
          <table:table-cell table:formula="of:=([.W53]-[.H53])^2*[.M53]" office:value-type="float" office:value="118.998393792969" calcext:value-type="float">
            <text:p>118.998393793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276.3989" calcext:value-type="float">
            <text:p>276.3989</text:p>
          </table:table-cell>
          <table:table-cell office:value-type="float" office:value="1.06790711151585" calcext:value-type="float">
            <text:p>1.0679071115</text:p>
          </table:table-cell>
          <table:table-cell office:value-type="float" office:value="0.0168738736607203" calcext:value-type="float">
            <text:p>0.0168738737</text:p>
          </table:table-cell>
          <table:table-cell/>
          <table:table-cell table:formula="of:=LN([.G54])" office:value-type="float" office:value="5.62184511214609" calcext:value-type="float">
            <text:p>5.6218451121</text:p>
          </table:table-cell>
          <table:table-cell/>
          <table:table-cell table:formula="of:=1/[.I54]^2" office:value-type="float" office:value="3512.12863360552" calcext:value-type="float">
            <text:p>3512.1286336055</text:p>
          </table:table-cell>
          <table:table-cell table:formula="of:=[.K54]*[.M54]" office:value-type="float" office:value="19744.6431920635" calcext:value-type="float">
            <text:p>19744.6431920635</text:p>
          </table:table-cell>
          <table:table-cell table:formula="of:=[.M54]*[.K54]^2" office:value-type="float" office:value="111001.325820371" calcext:value-type="float">
            <text:p>111001.325820371</text:p>
          </table:table-cell>
          <table:table-cell table:formula="of:=[.M54]*[.K54]^3" office:value-type="float" office:value="624032.261004987" calcext:value-type="float">
            <text:p>624032.261004987</text:p>
          </table:table-cell>
          <table:table-cell table:style-name="ce14" table:formula="of:=[.M54]*[.K54]^4" office:value-type="float" office:value="3508212.71635236" calcext:value-type="float">
            <text:p>3508212.71635236</text:p>
          </table:table-cell>
          <table:table-cell/>
          <table:table-cell table:formula="of:=[.M54]*[.H54]" office:value-type="float" office:value="3750.6271443858" calcext:value-type="float">
            <text:p>3750.6271443858</text:p>
          </table:table-cell>
          <table:table-cell table:formula="of:=[.M54]*[.H54]*[.K54]" office:value-type="float" office:value="21085.4448791477" calcext:value-type="float">
            <text:p>21085.4448791477</text:p>
          </table:table-cell>
          <table:table-cell table:formula="of:=[.M54]*[.H54]*[.K54]^2" office:value-type="float" office:value="118539.105231262" calcext:value-type="float">
            <text:p>118539.105231262</text:p>
          </table:table-cell>
          <table:table-cell/>
          <table:table-cell table:formula="of:=[.$Q$93]+[.K54]*[.$Q$94]+[.$Q$95]*[.K54]^2" office:value-type="float" office:value="1.08047439331298" calcext:value-type="float">
            <text:p>1.0804743933</text:p>
          </table:table-cell>
          <table:table-cell table:formula="of:=([.W54]-[.H54])^2*[.M54]" office:value-type="float" office:value="0.554693556000895" calcext:value-type="float">
            <text:p>0.554693556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02.8508" calcext:value-type="float">
            <text:p>302.8508</text:p>
          </table:table-cell>
          <table:table-cell office:value-type="float" office:value="1.12276735653219" calcext:value-type="float">
            <text:p>1.1227673565</text:p>
          </table:table-cell>
          <table:table-cell office:value-type="float" office:value="0.0064698061462668" calcext:value-type="float">
            <text:p>0.0064698061</text:p>
          </table:table-cell>
          <table:table-cell/>
          <table:table-cell table:formula="of:=LN([.G55])" office:value-type="float" office:value="5.7132402749952" calcext:value-type="float">
            <text:p>5.713240275</text:p>
          </table:table-cell>
          <table:table-cell/>
          <table:table-cell table:formula="of:=1/[.I55]^2" office:value-type="float" office:value="23890.0722766952" calcext:value-type="float">
            <text:p>23890.0722766952</text:p>
          </table:table-cell>
          <table:table-cell table:formula="of:=[.K55]*[.M55]" office:value-type="float" office:value="136489.723103762" calcext:value-type="float">
            <text:p>136489.723103762</text:p>
          </table:table-cell>
          <table:table-cell table:formula="of:=[.M55]*[.K55]^2" office:value-type="float" office:value="779798.583159354" calcext:value-type="float">
            <text:p>779798.583159354</text:p>
          </table:table-cell>
          <table:table-cell table:formula="of:=[.M55]*[.K55]^3" office:value-type="float" office:value="4455176.67169021" calcext:value-type="float">
            <text:p>4455176.67169021</text:p>
          </table:table-cell>
          <table:table-cell table:style-name="ce14" table:formula="of:=[.M55]*[.K55]^4" office:value-type="float" office:value="25453494.7929196" calcext:value-type="float">
            <text:p>25453494.7929196</text:p>
          </table:table-cell>
          <table:table-cell/>
          <table:table-cell table:formula="of:=[.M55]*[.H55]" office:value-type="float" office:value="26822.9932974681" calcext:value-type="float">
            <text:p>26822.9932974681</text:p>
          </table:table-cell>
          <table:table-cell table:formula="of:=[.M55]*[.H55]*[.K55]" office:value-type="float" office:value="153246.205603021" calcext:value-type="float">
            <text:p>153246.205603021</text:p>
          </table:table-cell>
          <table:table-cell table:formula="of:=[.M55]*[.H55]*[.K55]^2" office:value-type="float" office:value="875532.393841376" calcext:value-type="float">
            <text:p>875532.393841376</text:p>
          </table:table-cell>
          <table:table-cell/>
          <table:table-cell table:formula="of:=[.$Q$93]+[.K55]*[.$Q$94]+[.$Q$95]*[.K55]^2" office:value-type="float" office:value="1.09196465517362" calcext:value-type="float">
            <text:p>1.0919646552</text:p>
          </table:table-cell>
          <table:table-cell table:formula="of:=([.W55]-[.H55])^2*[.M55]" office:value-type="float" office:value="22.6670537350283" calcext:value-type="float">
            <text:p>22.667053735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44.2785" calcext:value-type="float">
            <text:p>344.2785</text:p>
          </table:table-cell>
          <table:table-cell office:value-type="float" office:value="1.07676929815332" calcext:value-type="float">
            <text:p>1.0767692982</text:p>
          </table:table-cell>
          <table:table-cell office:value-type="float" office:value="0.00346950076135592" calcext:value-type="float">
            <text:p>0.0034695008</text:p>
          </table:table-cell>
          <table:table-cell/>
          <table:table-cell table:formula="of:=LN([.G56])" office:value-type="float" office:value="5.841450922853" calcext:value-type="float">
            <text:p>5.8414509229</text:p>
          </table:table-cell>
          <table:table-cell/>
          <table:table-cell table:formula="of:=1/[.I56]^2" office:value-type="float" office:value="83074.1728380979" calcext:value-type="float">
            <text:p>83074.1728380979</text:p>
          </table:table-cell>
          <table:table-cell table:formula="of:=[.K56]*[.M56]" office:value-type="float" office:value="485273.703590356" calcext:value-type="float">
            <text:p>485273.703590356</text:p>
          </table:table-cell>
          <table:table-cell table:formula="of:=[.M56]*[.K56]^2" office:value-type="float" office:value="2834702.52367418" calcext:value-type="float">
            <text:p>2834702.52367418</text:p>
          </table:table-cell>
          <table:table-cell table:formula="of:=[.M56]*[.K56]^3" office:value-type="float" office:value="16558775.6729302" calcext:value-type="float">
            <text:p>16558775.6729302</text:p>
          </table:table-cell>
          <table:table-cell table:style-name="ce14" table:formula="of:=[.M56]*[.K56]^4" office:value-type="float" office:value="96727275.4359541" calcext:value-type="float">
            <text:p>96727275.4359541</text:p>
          </table:table-cell>
          <table:table-cell/>
          <table:table-cell table:formula="of:=[.M56]*[.H56]" office:value-type="float" office:value="89451.7187815462" calcext:value-type="float">
            <text:p>89451.7187815462</text:p>
          </table:table-cell>
          <table:table-cell table:formula="of:=[.M56]*[.H56]*[.K56]" office:value-type="float" office:value="522527.825227249" calcext:value-type="float">
            <text:p>522527.825227249</text:p>
          </table:table-cell>
          <table:table-cell table:formula="of:=[.M56]*[.H56]*[.K56]^2" office:value-type="float" office:value="3052320.64689008" calcext:value-type="float">
            <text:p>3052320.64689008</text:p>
          </table:table-cell>
          <table:table-cell/>
          <table:table-cell table:formula="of:=[.$Q$93]+[.K56]*[.$Q$94]+[.$Q$95]*[.K56]^2" office:value-type="float" office:value="1.10931336158077" calcext:value-type="float">
            <text:p>1.1093133616</text:p>
          </table:table-cell>
          <table:table-cell table:formula="of:=([.W56]-[.H56])^2*[.M56]" office:value-type="float" office:value="87.9851909870983" calcext:value-type="float">
            <text:p>87.9851909871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56.0129" calcext:value-type="float">
            <text:p>356.0129</text:p>
          </table:table-cell>
          <table:table-cell office:value-type="float" office:value="1.1546123045896" calcext:value-type="float">
            <text:p>1.1546123046</text:p>
          </table:table-cell>
          <table:table-cell office:value-type="float" office:value="0.00289096372972413" calcext:value-type="float">
            <text:p>0.0028909637</text:p>
          </table:table-cell>
          <table:table-cell/>
          <table:table-cell table:formula="of:=LN([.G57])" office:value-type="float" office:value="5.87496696615058" calcext:value-type="float">
            <text:p>5.8749669662</text:p>
          </table:table-cell>
          <table:table-cell/>
          <table:table-cell table:formula="of:=1/[.I57]^2" office:value-type="float" office:value="119650.554049147" calcext:value-type="float">
            <text:p>119650.554049147</text:p>
          </table:table-cell>
          <table:table-cell table:formula="of:=[.K57]*[.M57]" office:value-type="float" office:value="702943.052520354" calcext:value-type="float">
            <text:p>702943.052520354</text:p>
          </table:table-cell>
          <table:table-cell table:formula="of:=[.M57]*[.K57]^2" office:value-type="float" office:value="4129767.21264213" calcext:value-type="float">
            <text:p>4129767.21264213</text:p>
          </table:table-cell>
          <table:table-cell table:formula="of:=[.M57]*[.K57]^3" office:value-type="float" office:value="24262245.9521643" calcext:value-type="float">
            <text:p>24262245.9521643</text:p>
          </table:table-cell>
          <table:table-cell table:style-name="ce14" table:formula="of:=[.M57]*[.K57]^4" office:value-type="float" office:value="142539893.493586" calcext:value-type="float">
            <text:p>142539893.493586</text:p>
          </table:table-cell>
          <table:table-cell/>
          <table:table-cell table:formula="of:=[.M57]*[.H57]" office:value-type="float" office:value="138150.001956109" calcext:value-type="float">
            <text:p>138150.001956109</text:p>
          </table:table-cell>
          <table:table-cell table:formula="of:=[.M57]*[.H57]*[.K57]" office:value-type="float" office:value="811626.697865775" calcext:value-type="float">
            <text:p>811626.697865775</text:p>
          </table:table-cell>
          <table:table-cell table:formula="of:=[.M57]*[.H57]*[.K57]^2" office:value-type="float" office:value="4768280.03880731" calcext:value-type="float">
            <text:p>4768280.03880731</text:p>
          </table:table-cell>
          <table:table-cell/>
          <table:table-cell table:formula="of:=[.$Q$93]+[.K57]*[.$Q$94]+[.$Q$95]*[.K57]^2" office:value-type="float" office:value="1.11408534433387" calcext:value-type="float">
            <text:p>1.1140853443</text:p>
          </table:table-cell>
          <table:table-cell table:formula="of:=([.W57]-[.H57])^2*[.M57]" office:value-type="float" office:value="196.518198820117" calcext:value-type="float">
            <text:p>196.5181988201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83.8485" calcext:value-type="float">
            <text:p>383.8485</text:p>
          </table:table-cell>
          <table:table-cell office:value-type="float" office:value="1.12771854108488" calcext:value-type="float">
            <text:p>1.1277185411</text:p>
          </table:table-cell>
          <table:table-cell office:value-type="float" office:value="0.0153909244469662" calcext:value-type="float">
            <text:p>0.0153909244</text:p>
          </table:table-cell>
          <table:table-cell/>
          <table:table-cell table:formula="of:=LN([.G58])" office:value-type="float" office:value="5.9502479434898" calcext:value-type="float">
            <text:p>5.9502479435</text:p>
          </table:table-cell>
          <table:table-cell/>
          <table:table-cell table:formula="of:=1/[.I58]^2" office:value-type="float" office:value="4221.53687793204" calcext:value-type="float">
            <text:p>4221.536877932</text:p>
          </table:table-cell>
          <table:table-cell table:formula="of:=[.K58]*[.M58]" office:value-type="float" office:value="25119.1911262814" calcext:value-type="float">
            <text:p>25119.1911262814</text:p>
          </table:table-cell>
          <table:table-cell table:formula="of:=[.M58]*[.K58]^2" office:value-type="float" office:value="149465.415341283" calcext:value-type="float">
            <text:p>149465.415341283</text:p>
          </table:table-cell>
          <table:table-cell table:formula="of:=[.M58]*[.K58]^3" office:value-type="float" office:value="889356.280257319" calcext:value-type="float">
            <text:p>889356.280257319</text:p>
          </table:table-cell>
          <table:table-cell table:style-name="ce14" table:formula="of:=[.M58]*[.K58]^4" office:value-type="float" office:value="5291890.37763085" calcext:value-type="float">
            <text:p>5291890.37763085</text:p>
          </table:table-cell>
          <table:table-cell/>
          <table:table-cell table:formula="of:=[.M58]*[.H58]" office:value-type="float" office:value="4760.70540911753" calcext:value-type="float">
            <text:p>4760.7054091175</text:p>
          </table:table-cell>
          <table:table-cell table:formula="of:=[.M58]*[.H58]*[.K58]" office:value-type="float" office:value="28327.3775701623" calcext:value-type="float">
            <text:p>28327.3775701623</text:p>
          </table:table-cell>
          <table:table-cell table:formula="of:=[.M58]*[.H58]*[.K58]^2" office:value-type="float" office:value="168554.920131317" calcext:value-type="float">
            <text:p>168554.920131317</text:p>
          </table:table-cell>
          <table:table-cell/>
          <table:table-cell table:formula="of:=[.$Q$93]+[.K58]*[.$Q$94]+[.$Q$95]*[.K58]^2" office:value-type="float" office:value="1.12516157166757" calcext:value-type="float">
            <text:p>1.1251615717</text:p>
          </table:table-cell>
          <table:table-cell table:formula="of:=([.W58]-[.H58])^2*[.M58]" office:value-type="float" office:value="0.0276007990267081" calcext:value-type="float">
            <text:p>0.027600799</text:p>
          </table:table-cell>
          <table:table-cell table:number-columns-repeated="47"/>
        </table:table-row>
        <table:table-row table:style-name="ro1">
          <table:table-cell table:number-columns-repeated="6"/>
          <table:table-cell table:style-name="ce13" office:value-type="float" office:value="443.965" calcext:value-type="float">
            <text:p>443.965</text:p>
          </table:table-cell>
          <table:table-cell office:value-type="float" office:value="1.16323359895755" calcext:value-type="float">
            <text:p>1.163233599</text:p>
          </table:table-cell>
          <table:table-cell office:value-type="float" office:value="0.0151674300144523" calcext:value-type="float">
            <text:p>0.01516743</text:p>
          </table:table-cell>
          <table:table-cell/>
          <table:table-cell table:formula="of:=LN([.G59])" office:value-type="float" office:value="6.09574573049624" calcext:value-type="float">
            <text:p>6.0957457305</text:p>
          </table:table-cell>
          <table:table-cell/>
          <table:table-cell table:formula="of:=1/[.I59]^2" office:value-type="float" office:value="4346.86347889046" calcext:value-type="float">
            <text:p>4346.8634788905</text:p>
          </table:table-cell>
          <table:table-cell table:formula="of:=[.K59]*[.M59]" office:value-type="float" office:value="26497.3744924966" calcext:value-type="float">
            <text:p>26497.3744924966</text:p>
          </table:table-cell>
          <table:table-cell table:formula="of:=[.M59]*[.K59]^2" office:value-type="float" office:value="161521.257431996" calcext:value-type="float">
            <text:p>161521.257431996</text:p>
          </table:table-cell>
          <table:table-cell table:formula="of:=[.M59]*[.K59]^3" office:value-type="float" office:value="984592.515375473" calcext:value-type="float">
            <text:p>984592.515375473</text:p>
          </table:table-cell>
          <table:table-cell table:style-name="ce14" table:formula="of:=[.M59]*[.K59]^4" office:value-type="float" office:value="6001825.6218786" calcext:value-type="float">
            <text:p>6001825.6218786</text:p>
          </table:table-cell>
          <table:table-cell/>
          <table:table-cell table:formula="of:=[.M59]*[.H59]" office:value-type="float" office:value="5056.41764872689" calcext:value-type="float">
            <text:p>5056.4176487269</text:p>
          </table:table-cell>
          <table:table-cell table:formula="of:=[.M59]*[.H59]*[.K59]" office:value-type="float" office:value="30822.6362938328" calcext:value-type="float">
            <text:p>30822.6362938328</text:p>
          </table:table-cell>
          <table:table-cell table:formula="of:=[.M59]*[.H59]*[.K59]^2" office:value-type="float" office:value="187886.95359077" calcext:value-type="float">
            <text:p>187886.95359077</text:p>
          </table:table-cell>
          <table:table-cell/>
          <table:table-cell table:formula="of:=[.$Q$93]+[.K59]*[.$Q$94]+[.$Q$95]*[.K59]^2" office:value-type="float" office:value="1.14797220078572" calcext:value-type="float">
            <text:p>1.1479722008</text:p>
          </table:table-cell>
          <table:table-cell table:formula="of:=([.W59]-[.H59])^2*[.M59]" office:value-type="float" office:value="1.01242916460011" calcext:value-type="float">
            <text:p>1.0124291646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778.9045" calcext:value-type="float">
            <text:p>778.9045</text:p>
          </table:table-cell>
          <table:table-cell office:value-type="float" office:value="1.31321618891714" calcext:value-type="float">
            <text:p>1.3132161889</text:p>
          </table:table-cell>
          <table:table-cell office:value-type="float" office:value="0.00798960953713972" calcext:value-type="float">
            <text:p>0.0079896095</text:p>
          </table:table-cell>
          <table:table-cell/>
          <table:table-cell table:formula="of:=LN([.G60])" office:value-type="float" office:value="6.65788844528757" calcext:value-type="float">
            <text:p>6.6578884453</text:p>
          </table:table-cell>
          <table:table-cell/>
          <table:table-cell table:formula="of:=1/[.I60]^2" office:value-type="float" office:value="15665.66695623" calcext:value-type="float">
            <text:p>15665.66695623</text:p>
          </table:table-cell>
          <table:table-cell table:formula="of:=[.K60]*[.M60]" office:value-type="float" office:value="104300.263015607" calcext:value-type="float">
            <text:p>104300.263015607</text:p>
          </table:table-cell>
          <table:table-cell table:formula="of:=[.M60]*[.K60]^2" office:value-type="float" office:value="694419.515972063" calcext:value-type="float">
            <text:p>694419.515972063</text:p>
          </table:table-cell>
          <table:table-cell table:formula="of:=[.M60]*[.K60]^3" office:value-type="float" office:value="4623367.67157258" calcext:value-type="float">
            <text:p>4623367.67157258</text:p>
          </table:table-cell>
          <table:table-cell table:style-name="ce14" table:formula="of:=[.M60]*[.K60]^4" office:value-type="float" office:value="30781866.1988792" calcext:value-type="float">
            <text:p>30781866.1988792</text:p>
          </table:table-cell>
          <table:table-cell/>
          <table:table-cell table:formula="of:=[.M60]*[.H60]" office:value-type="float" office:value="20572.4074571055" calcext:value-type="float">
            <text:p>20572.4074571055</text:p>
          </table:table-cell>
          <table:table-cell table:formula="of:=[.M60]*[.H60]*[.K60]" office:value-type="float" office:value="136968.793900411" calcext:value-type="float">
            <text:p>136968.793900411</text:p>
          </table:table-cell>
          <table:table-cell table:formula="of:=[.M60]*[.H60]*[.K60]^2" office:value-type="float" office:value="911922.950274518" calcext:value-type="float">
            <text:p>911922.950274518</text:p>
          </table:table-cell>
          <table:table-cell/>
          <table:table-cell table:formula="of:=[.$Q$93]+[.K60]*[.$Q$94]+[.$Q$95]*[.K60]^2" office:value-type="float" office:value="1.2534804888079" calcext:value-type="float">
            <text:p>1.2534804888</text:p>
          </table:table-cell>
          <table:table-cell table:formula="of:=([.W60]-[.H60])^2*[.M60]" office:value-type="float" office:value="55.900643270873" calcext:value-type="float">
            <text:p>55.9006432709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846.51" calcext:value-type="float">
            <text:p>846.51</text:p>
          </table:table-cell>
          <table:table-cell office:value-type="float" office:value="1.32937570811731" calcext:value-type="float">
            <text:p>1.3293757081</text:p>
          </table:table-cell>
          <table:table-cell office:value-type="float" office:value="0.00593811377994252" calcext:value-type="float">
            <text:p>0.0059381138</text:p>
          </table:table-cell>
          <table:table-cell/>
          <table:table-cell table:formula="of:=LN([.G61])" office:value-type="float" office:value="6.7411220148525" calcext:value-type="float">
            <text:p>6.7411220149</text:p>
          </table:table-cell>
          <table:table-cell/>
          <table:table-cell table:formula="of:=1/[.I61]^2" office:value-type="float" office:value="28359.7873675572" calcext:value-type="float">
            <text:p>28359.7873675572</text:p>
          </table:table-cell>
          <table:table-cell table:formula="of:=[.K61]*[.M61]" office:value-type="float" office:value="191176.786959975" calcext:value-type="float">
            <text:p>191176.786959975</text:p>
          </table:table-cell>
          <table:table-cell table:formula="of:=[.M61]*[.K61]^2" office:value-type="float" office:value="1288746.04730466" calcext:value-type="float">
            <text:p>1288746.04730466</text:p>
          </table:table-cell>
          <table:table-cell table:formula="of:=[.M61]*[.K61]^3" office:value-type="float" office:value="8687594.35103955" calcext:value-type="float">
            <text:p>8687594.35103955</text:p>
          </table:table-cell>
          <table:table-cell table:style-name="ce14" table:formula="of:=[.M61]*[.K61]^4" office:value-type="float" office:value="58564133.5359009" calcext:value-type="float">
            <text:p>58564133.5359009</text:p>
          </table:table-cell>
          <table:table-cell/>
          <table:table-cell table:formula="of:=[.M61]*[.H61]" office:value-type="float" office:value="37700.8124138026" calcext:value-type="float">
            <text:p>37700.8124138026</text:p>
          </table:table-cell>
          <table:table-cell table:formula="of:=[.M61]*[.H61]*[.K61]" office:value-type="float" office:value="254145.776540509" calcext:value-type="float">
            <text:p>254145.776540509</text:p>
          </table:table-cell>
          <table:table-cell table:formula="of:=[.M61]*[.H61]*[.K61]^2" office:value-type="float" office:value="1713227.68921901" calcext:value-type="float">
            <text:p>1713227.68921901</text:p>
          </table:table-cell>
          <table:table-cell/>
          <table:table-cell table:formula="of:=[.$Q$93]+[.K61]*[.$Q$94]+[.$Q$95]*[.K61]^2" office:value-type="float" office:value="1.27144916416026" calcext:value-type="float">
            <text:p>1.2714491642</text:p>
          </table:table-cell>
          <table:table-cell table:formula="of:=([.W61]-[.H61])^2*[.M61]" office:value-type="float" office:value="95.1608267878999" calcext:value-type="float">
            <text:p>95.1608267879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867.38" calcext:value-type="float">
            <text:p>867.38</text:p>
          </table:table-cell>
          <table:table-cell office:value-type="float" office:value="1.28184080313474" calcext:value-type="float">
            <text:p>1.2818408031</text:p>
          </table:table-cell>
          <table:table-cell office:value-type="float" office:value="0.0168549615694978" calcext:value-type="float">
            <text:p>0.0168549616</text:p>
          </table:table-cell>
          <table:table-cell/>
          <table:table-cell table:formula="of:=LN([.G62])" office:value-type="float" office:value="6.76547717372248" calcext:value-type="float">
            <text:p>6.7654771737</text:p>
          </table:table-cell>
          <table:table-cell/>
          <table:table-cell table:formula="of:=1/[.I62]^2" office:value-type="float" office:value="3520.01461554931" calcext:value-type="float">
            <text:p>3520.0146155493</text:p>
          </table:table-cell>
          <table:table-cell table:formula="of:=[.K62]*[.M62]" office:value-type="float" office:value="23814.5785326684" calcext:value-type="float">
            <text:p>23814.5785326684</text:p>
          </table:table-cell>
          <table:table-cell table:formula="of:=[.M62]*[.K62]^2" office:value-type="float" office:value="161116.987464589" calcext:value-type="float">
            <text:p>161116.987464589</text:p>
          </table:table-cell>
          <table:table-cell table:formula="of:=[.M62]*[.K62]^3" office:value-type="float" office:value="1090033.30099061" calcext:value-type="float">
            <text:p>1090033.30099061</text:p>
          </table:table-cell>
          <table:table-cell table:style-name="ce14" table:formula="of:=[.M62]*[.K62]^4" office:value-type="float" office:value="7374595.41644934" calcext:value-type="float">
            <text:p>7374595.41644934</text:p>
          </table:table-cell>
          <table:table-cell/>
          <table:table-cell table:formula="of:=[.M62]*[.H62]" office:value-type="float" office:value="4512.09836184176" calcext:value-type="float">
            <text:p>4512.0983618418</text:p>
          </table:table-cell>
          <table:table-cell table:formula="of:=[.M62]*[.H62]*[.K62]" office:value-type="float" office:value="30526.498472631" calcext:value-type="float">
            <text:p>30526.498472631</text:p>
          </table:table-cell>
          <table:table-cell table:formula="of:=[.M62]*[.H62]*[.K62]^2" office:value-type="float" office:value="206526.328610259" calcext:value-type="float">
            <text:p>206526.328610259</text:p>
          </table:table-cell>
          <table:table-cell/>
          <table:table-cell table:formula="of:=[.$Q$93]+[.K62]*[.$Q$94]+[.$Q$95]*[.K62]^2" office:value-type="float" office:value="1.27682148669188" calcext:value-type="float">
            <text:p>1.2768214867</text:p>
          </table:table-cell>
          <table:table-cell table:formula="of:=([.W62]-[.H62])^2*[.M62]" office:value-type="float" office:value="0.088681620406096" calcext:value-type="float">
            <text:p>0.0886816204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964.057" calcext:value-type="float">
            <text:p>964.057</text:p>
          </table:table-cell>
          <table:table-cell office:value-type="float" office:value="1.3529797975317" calcext:value-type="float">
            <text:p>1.3529797975</text:p>
          </table:table-cell>
          <table:table-cell office:value-type="float" office:value="0.007840998915096" calcext:value-type="float">
            <text:p>0.0078409989</text:p>
          </table:table-cell>
          <table:table-cell/>
          <table:table-cell table:formula="of:=LN([.G63])" office:value-type="float" office:value="6.87115042149322" calcext:value-type="float">
            <text:p>6.8711504215</text:p>
          </table:table-cell>
          <table:table-cell/>
          <table:table-cell table:formula="of:=1/[.I63]^2" office:value-type="float" office:value="16265.1177799302" calcext:value-type="float">
            <text:p>16265.1177799302</text:p>
          </table:table-cell>
          <table:table-cell table:formula="of:=[.K63]*[.M63]" office:value-type="float" office:value="111760.070889204" calcext:value-type="float">
            <text:p>111760.070889204</text:p>
          </table:table-cell>
          <table:table-cell table:formula="of:=[.M63]*[.K63]^2" office:value-type="float" office:value="767920.258196469" calcext:value-type="float">
            <text:p>767920.258196469</text:p>
          </table:table-cell>
          <table:table-cell table:formula="of:=[.M63]*[.K63]^3" office:value-type="float" office:value="5276495.60577985" calcext:value-type="float">
            <text:p>5276495.60577985</text:p>
          </table:table-cell>
          <table:table-cell table:style-name="ce14" table:formula="of:=[.M63]*[.K63]^4" office:value-type="float" office:value="36255595.0056614" calcext:value-type="float">
            <text:p>36255595.0056614</text:p>
          </table:table-cell>
          <table:table-cell/>
          <table:table-cell table:formula="of:=[.M63]*[.H63]" office:value-type="float" office:value="22006.3757607192" calcext:value-type="float">
            <text:p>22006.3757607192</text:p>
          </table:table-cell>
          <table:table-cell table:formula="of:=[.M63]*[.H63]*[.K63]" office:value-type="float" office:value="151209.118083804" calcext:value-type="float">
            <text:p>151209.118083804</text:p>
          </table:table-cell>
          <table:table-cell table:formula="of:=[.M63]*[.H63]*[.K63]^2" office:value-type="float" office:value="1038980.59545515" calcext:value-type="float">
            <text:p>1038980.59545515</text:p>
          </table:table-cell>
          <table:table-cell/>
          <table:table-cell table:formula="of:=[.$Q$93]+[.K63]*[.$Q$94]+[.$Q$95]*[.K63]^2" office:value-type="float" office:value="1.30073140908007" calcext:value-type="float">
            <text:p>1.3007314091</text:p>
          </table:table-cell>
          <table:table-cell table:formula="of:=([.W63]-[.H63])^2*[.M63]" office:value-type="float" office:value="44.4020489947961" calcext:value-type="float">
            <text:p>44.4020489948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037.843" calcext:value-type="float">
            <text:p>1037.843</text:p>
          </table:table-cell>
          <table:table-cell office:value-type="float" office:value="1.354736490994" calcext:value-type="float">
            <text:p>1.354736491</text:p>
          </table:table-cell>
          <table:table-cell office:value-type="float" office:value="0.0214489522738411" calcext:value-type="float">
            <text:p>0.0214489523</text:p>
          </table:table-cell>
          <table:table-cell/>
          <table:table-cell table:formula="of:=LN([.G64])" office:value-type="float" office:value="6.94489979987756" calcext:value-type="float">
            <text:p>6.9448997999</text:p>
          </table:table-cell>
          <table:table-cell/>
          <table:table-cell table:formula="of:=1/[.I64]^2" office:value-type="float" office:value="2173.64108485115" calcext:value-type="float">
            <text:p>2173.6410848512</text:p>
          </table:table-cell>
          <table:table-cell table:formula="of:=[.K64]*[.M64]" office:value-type="float" office:value="15095.7195351884" calcext:value-type="float">
            <text:p>15095.7195351884</text:p>
          </table:table-cell>
          <table:table-cell table:formula="of:=[.M64]*[.K64]^2" office:value-type="float" office:value="104838.259578937" calcext:value-type="float">
            <text:p>104838.259578937</text:p>
          </table:table-cell>
          <table:table-cell table:formula="of:=[.M64]*[.K64]^3" office:value-type="float" office:value="728091.207969273" calcext:value-type="float">
            <text:p>728091.207969273</text:p>
          </table:table-cell>
          <table:table-cell table:style-name="ce14" table:formula="of:=[.M64]*[.K64]^4" office:value-type="float" office:value="5056520.48451842" calcext:value-type="float">
            <text:p>5056520.48451842</text:p>
          </table:table-cell>
          <table:table-cell/>
          <table:table-cell table:formula="of:=[.M64]*[.H64]" office:value-type="float" office:value="2944.71089597162" calcext:value-type="float">
            <text:p>2944.7108959716</text:p>
          </table:table-cell>
          <table:table-cell table:formula="of:=[.M64]*[.H64]*[.K64]" office:value-type="float" office:value="20450.7221121306" calcext:value-type="float">
            <text:p>20450.7221121306</text:p>
          </table:table-cell>
          <table:table-cell table:formula="of:=[.M64]*[.H64]*[.K64]^2" office:value-type="float" office:value="142028.215903887" calcext:value-type="float">
            <text:p>142028.215903887</text:p>
          </table:table-cell>
          <table:table-cell/>
          <table:table-cell table:formula="of:=[.$Q$93]+[.K64]*[.$Q$94]+[.$Q$95]*[.K64]^2" office:value-type="float" office:value="1.31799619705065" calcext:value-type="float">
            <text:p>1.3179961971</text:p>
          </table:table-cell>
          <table:table-cell table:formula="of:=([.W64]-[.H64])^2*[.M64]" office:value-type="float" office:value="2.93408767739494" calcext:value-type="float">
            <text:p>2.9340876774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112.069" calcext:value-type="float">
            <text:p>1112.069</text:p>
          </table:table-cell>
          <table:table-cell office:value-type="float" office:value="1.35200049394912" calcext:value-type="float">
            <text:p>1.3520004939</text:p>
          </table:table-cell>
          <table:table-cell office:value-type="float" office:value="0.00870487264814571" calcext:value-type="float">
            <text:p>0.0087048726</text:p>
          </table:table-cell>
          <table:table-cell/>
          <table:table-cell table:formula="of:=LN([.G65])" office:value-type="float" office:value="7.0139775232452" calcext:value-type="float">
            <text:p>7.0139775232</text:p>
          </table:table-cell>
          <table:table-cell/>
          <table:table-cell table:formula="of:=1/[.I65]^2" office:value-type="float" office:value="13196.9981681737" calcext:value-type="float">
            <text:p>13196.9981681737</text:p>
          </table:table-cell>
          <table:table-cell table:formula="of:=[.K65]*[.M65]" office:value-type="float" office:value="92563.4485258786" calcext:value-type="float">
            <text:p>92563.4485258786</text:p>
          </table:table-cell>
          <table:table-cell table:formula="of:=[.M65]*[.K65]^2" office:value-type="float" office:value="649237.947434576" calcext:value-type="float">
            <text:p>649237.947434576</text:p>
          </table:table-cell>
          <table:table-cell table:formula="of:=[.M65]*[.K65]^3" office:value-type="float" office:value="4553740.37054396" calcext:value-type="float">
            <text:p>4553740.37054396</text:p>
          </table:table-cell>
          <table:table-cell table:style-name="ce14" table:formula="of:=[.M65]*[.K65]^4" office:value-type="float" office:value="31939832.6056896" calcext:value-type="float">
            <text:p>31939832.6056896</text:p>
          </table:table-cell>
          <table:table-cell/>
          <table:table-cell table:formula="of:=[.M65]*[.H65]" office:value-type="float" office:value="17842.3480420166" calcext:value-type="float">
            <text:p>17842.3480420166</text:p>
          </table:table-cell>
          <table:table-cell table:formula="of:=[.M65]*[.H65]*[.K65]" office:value-type="float" office:value="125145.828128622" calcext:value-type="float">
            <text:p>125145.828128622</text:p>
          </table:table-cell>
          <table:table-cell table:formula="of:=[.M65]*[.H65]*[.K65]^2" office:value-type="float" office:value="877770.025622061" calcext:value-type="float">
            <text:p>877770.025622061</text:p>
          </table:table-cell>
          <table:table-cell/>
          <table:table-cell table:formula="of:=[.$Q$93]+[.K65]*[.$Q$94]+[.$Q$95]*[.K65]^2" office:value-type="float" office:value="1.33459834724164" calcext:value-type="float">
            <text:p>1.3345983472</text:p>
          </table:table-cell>
          <table:table-cell table:formula="of:=([.W65]-[.H65])^2*[.M65]" office:value-type="float" office:value="3.99650911350907" calcext:value-type="float">
            <text:p>3.9965091135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173.228" calcext:value-type="float">
            <text:p>1173.228</text:p>
          </table:table-cell>
          <table:table-cell office:value-type="float" office:value="1.34536541889483" calcext:value-type="float">
            <text:p>1.3453654189</text:p>
          </table:table-cell>
          <table:table-cell office:value-type="float" office:value="0.000364501108853673" calcext:value-type="float">
            <text:p>0.0003645011</text:p>
          </table:table-cell>
          <table:table-cell/>
          <table:table-cell table:formula="of:=LN([.G66])" office:value-type="float" office:value="7.06751420316695" calcext:value-type="float">
            <text:p>7.0675142032</text:p>
          </table:table-cell>
          <table:table-cell/>
          <table:table-cell table:formula="of:=1/[.I66]^2" office:value-type="float" office:value="7526659.89852229" calcext:value-type="float">
            <text:p>7526659.89852229</text:p>
          </table:table-cell>
          <table:table-cell table:formula="of:=[.K66]*[.M66]" office:value-type="float" office:value="53194775.7352134" calcext:value-type="float">
            <text:p>53194775.7352134</text:p>
          </table:table-cell>
          <table:table-cell table:formula="of:=[.M66]*[.K66]^2" office:value-type="float" office:value="375954833.042901" calcext:value-type="float">
            <text:p>375954833.042901</text:p>
          </table:table-cell>
          <table:table-cell table:formula="of:=[.M66]*[.K66]^3" office:value-type="float" office:value="2657066122.27996" calcext:value-type="float">
            <text:p>2657066122.27996</text:p>
          </table:table-cell>
          <table:table-cell table:style-name="ce14" table:formula="of:=[.M66]*[.K66]^4" office:value-type="float" office:value="18778852557.9674" calcext:value-type="float">
            <text:p>18778852557.9674</text:p>
          </table:table-cell>
          <table:table-cell/>
          <table:table-cell table:formula="of:=[.M66]*[.H66]" office:value-type="float" office:value="10126107.9472544" calcext:value-type="float">
            <text:p>10126107.9472544</text:p>
          </table:table-cell>
          <table:table-cell table:formula="of:=[.M66]*[.H66]*[.K66]" office:value-type="float" office:value="71566411.7400219" calcext:value-type="float">
            <text:p>71566411.7400219</text:p>
          </table:table-cell>
          <table:table-cell table:formula="of:=[.M66]*[.H66]*[.K66]^2" office:value-type="float" office:value="505796631.442299" calcext:value-type="float">
            <text:p>505796631.442299</text:p>
          </table:table-cell>
          <table:table-cell/>
          <table:table-cell table:formula="of:=[.$Q$93]+[.K66]*[.$Q$94]+[.$Q$95]*[.K66]^2" office:value-type="float" office:value="1.34775212297815" calcext:value-type="float">
            <text:p>1.347752123</text:p>
          </table:table-cell>
          <table:table-cell table:formula="of:=([.W66]-[.H66])^2*[.M66]" office:value-type="float" office:value="42.8745371430433" calcext:value-type="float">
            <text:p>42.874537143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212.948" calcext:value-type="float">
            <text:p>1212.948</text:p>
          </table:table-cell>
          <table:table-cell office:value-type="float" office:value="1.39387144992526" calcext:value-type="float">
            <text:p>1.3938714499</text:p>
          </table:table-cell>
          <table:table-cell office:value-type="float" office:value="0.0364262945549693" calcext:value-type="float">
            <text:p>0.0364262946</text:p>
          </table:table-cell>
          <table:table-cell/>
          <table:table-cell table:formula="of:=LN([.G67])" office:value-type="float" office:value="7.10080903910512" calcext:value-type="float">
            <text:p>7.1008090391</text:p>
          </table:table-cell>
          <table:table-cell/>
          <table:table-cell table:formula="of:=1/[.I67]^2" office:value-type="float" office:value="753.650531499368" calcext:value-type="float">
            <text:p>753.6505314994</text:p>
          </table:table-cell>
          <table:table-cell table:formula="of:=[.K67]*[.M67]" office:value-type="float" office:value="5351.52850639709" calcext:value-type="float">
            <text:p>5351.5285063971</text:p>
          </table:table-cell>
          <table:table-cell table:formula="of:=[.M67]*[.K67]^2" office:value-type="float" office:value="38000.1819912532" calcext:value-type="float">
            <text:p>38000.1819912532</text:p>
          </table:table-cell>
          <table:table-cell table:formula="of:=[.M67]*[.K67]^3" office:value-type="float" office:value="269832.03577113" calcext:value-type="float">
            <text:p>269832.03577113</text:p>
          </table:table-cell>
          <table:table-cell table:style-name="ce14" table:formula="of:=[.M67]*[.K67]^4" office:value-type="float" office:value="1916025.75864378" calcext:value-type="float">
            <text:p>1916025.75864378</text:p>
          </table:table-cell>
          <table:table-cell/>
          <table:table-cell table:formula="of:=[.M67]*[.H67]" office:value-type="float" office:value="1050.49195907797" calcext:value-type="float">
            <text:p>1050.491959078</text:p>
          </table:table-cell>
          <table:table-cell table:formula="of:=[.M67]*[.H67]*[.K67]" office:value-type="float" office:value="7459.34279852808" calcext:value-type="float">
            <text:p>7459.3427985281</text:p>
          </table:table-cell>
          <table:table-cell table:formula="of:=[.M67]*[.H67]*[.K67]^2" office:value-type="float" office:value="52967.3687695719" calcext:value-type="float">
            <text:p>52967.3687695719</text:p>
          </table:table-cell>
          <table:table-cell/>
          <table:table-cell table:formula="of:=[.$Q$93]+[.K67]*[.$Q$94]+[.$Q$95]*[.K67]^2" office:value-type="float" office:value="1.3560588423275" calcext:value-type="float">
            <text:p>1.3560588423</text:p>
          </table:table-cell>
          <table:table-cell table:formula="of:=([.W67]-[.H67])^2*[.M67]" office:value-type="float" office:value="1.07756447546154" calcext:value-type="float">
            <text:p>1.0775644755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238.288" calcext:value-type="float">
            <text:p>1238.288</text:p>
          </table:table-cell>
          <table:table-cell office:value-type="float" office:value="1.36695326384553" calcext:value-type="float">
            <text:p>1.3669532638</text:p>
          </table:table-cell>
          <table:table-cell office:value-type="float" office:value="0.0084000329852741" calcext:value-type="float">
            <text:p>0.008400033</text:p>
          </table:table-cell>
          <table:table-cell/>
          <table:table-cell table:formula="of:=LN([.G68])" office:value-type="float" office:value="7.1214850594691" calcext:value-type="float">
            <text:p>7.1214850595</text:p>
          </table:table-cell>
          <table:table-cell/>
          <table:table-cell table:formula="of:=1/[.I68]^2" office:value-type="float" office:value="14172.2242971878" calcext:value-type="float">
            <text:p>14172.2242971878</text:p>
          </table:table-cell>
          <table:table-cell table:formula="of:=[.K68]*[.M68]" office:value-type="float" office:value="100927.283591868" calcext:value-type="float">
            <text:p>100927.283591868</text:p>
          </table:table-cell>
          <table:table-cell table:formula="of:=[.M68]*[.K68]^2" office:value-type="float" office:value="718752.142192286" calcext:value-type="float">
            <text:p>718752.142192286</text:p>
          </table:table-cell>
          <table:table-cell table:formula="of:=[.M68]*[.K68]^3" office:value-type="float" office:value="5118582.64208377" calcext:value-type="float">
            <text:p>5118582.64208377</text:p>
          </table:table-cell>
          <table:table-cell table:style-name="ce14" table:formula="of:=[.M68]*[.K68]^4" office:value-type="float" office:value="36451909.8112574" calcext:value-type="float">
            <text:p>36451909.8112574</text:p>
          </table:table-cell>
          <table:table-cell/>
          <table:table-cell table:formula="of:=[.M68]*[.H68]" office:value-type="float" office:value="19372.7682589917" calcext:value-type="float">
            <text:p>19372.7682589917</text:p>
          </table:table-cell>
          <table:table-cell table:formula="of:=[.M68]*[.H68]*[.K68]" office:value-type="float" office:value="137962.879716966" calcext:value-type="float">
            <text:p>137962.879716966</text:p>
          </table:table-cell>
          <table:table-cell table:formula="of:=[.M68]*[.H68]*[.K68]^2" office:value-type="float" office:value="982500.586665709" calcext:value-type="float">
            <text:p>982500.586665709</text:p>
          </table:table-cell>
          <table:table-cell/>
          <table:table-cell table:formula="of:=[.$Q$93]+[.K68]*[.$Q$94]+[.$Q$95]*[.K68]^2" office:value-type="float" office:value="1.36126604471884" calcext:value-type="float">
            <text:p>1.3612660447</text:p>
          </table:table-cell>
          <table:table-cell table:formula="of:=([.W68]-[.H68])^2*[.M68]" office:value-type="float" office:value="0.458392961660061" calcext:value-type="float">
            <text:p>0.4583929617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299.142" calcext:value-type="float">
            <text:p>1299.142</text:p>
          </table:table-cell>
          <table:table-cell office:value-type="float" office:value="1.40681660556822" calcext:value-type="float">
            <text:p>1.4068166056</text:p>
          </table:table-cell>
          <table:table-cell office:value-type="float" office:value="0.0383784511757964" calcext:value-type="float">
            <text:p>0.0383784512</text:p>
          </table:table-cell>
          <table:table-cell/>
          <table:table-cell table:formula="of:=LN([.G69])" office:value-type="float" office:value="7.16945932555375" calcext:value-type="float">
            <text:p>7.1694593256</text:p>
          </table:table-cell>
          <table:table-cell/>
          <table:table-cell table:formula="of:=1/[.I69]^2" office:value-type="float" office:value="678.930175799902" calcext:value-type="float">
            <text:p>678.9301757999</text:p>
          </table:table-cell>
          <table:table-cell table:formula="of:=[.K69]*[.M69]" office:value-type="float" office:value="4867.56228028845" calcext:value-type="float">
            <text:p>4867.5622802885</text:p>
          </table:table-cell>
          <table:table-cell table:formula="of:=[.M69]*[.K69]^2" office:value-type="float" office:value="34897.7897831277" calcext:value-type="float">
            <text:p>34897.7897831277</text:p>
          </table:table-cell>
          <table:table-cell table:formula="of:=[.M69]*[.K69]^3" office:value-type="float" office:value="250198.284401859" calcext:value-type="float">
            <text:p>250198.284401859</text:p>
          </table:table-cell>
          <table:table-cell table:style-name="ce14" table:formula="of:=[.M69]*[.K69]^4" office:value-type="float" office:value="1793786.42334246" calcext:value-type="float">
            <text:p>1793786.42334246</text:p>
          </table:table-cell>
          <table:table-cell/>
          <table:table-cell table:formula="of:=[.M69]*[.H69]" office:value-type="float" office:value="955.13024533665" calcext:value-type="float">
            <text:p>955.1302453367</text:p>
          </table:table-cell>
          <table:table-cell table:formula="of:=[.M69]*[.H69]*[.K69]" office:value-type="float" office:value="6847.76744454728" calcext:value-type="float">
            <text:p>6847.7674445473</text:p>
          </table:table-cell>
          <table:table-cell table:formula="of:=[.M69]*[.H69]*[.K69]^2" office:value-type="float" office:value="49094.7901645329" calcext:value-type="float">
            <text:p>49094.7901645329</text:p>
          </table:table-cell>
          <table:table-cell/>
          <table:table-cell table:formula="of:=[.$Q$93]+[.K69]*[.$Q$94]+[.$Q$95]*[.K69]^2" office:value-type="float" office:value="1.37349211300439" calcext:value-type="float">
            <text:p>1.373492113</text:p>
          </table:table-cell>
          <table:table-cell table:formula="of:=([.W69]-[.H69])^2*[.M69]" office:value-type="float" office:value="0.753966764051322" calcext:value-type="float">
            <text:p>0.7539667641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332.492" calcext:value-type="float">
            <text:p>1332.492</text:p>
          </table:table-cell>
          <table:table-cell office:value-type="float" office:value="1.38198983297023" calcext:value-type="float">
            <text:p>1.381989833</text:p>
          </table:table-cell>
          <table:table-cell office:value-type="float" office:value="0.000386331939279338" calcext:value-type="float">
            <text:p>0.0003863319</text:p>
          </table:table-cell>
          <table:table-cell/>
          <table:table-cell table:formula="of:=LN([.G70])" office:value-type="float" office:value="7.19480615226963" calcext:value-type="float">
            <text:p>7.1948061523</text:p>
          </table:table-cell>
          <table:table-cell/>
          <table:table-cell table:formula="of:=1/[.I70]^2" office:value-type="float" office:value="6700061.23213339" calcext:value-type="float">
            <text:p>6700061.23213339</text:p>
          </table:table-cell>
          <table:table-cell table:formula="of:=[.K70]*[.M70]" office:value-type="float" office:value="48205641.7735365" calcext:value-type="float">
            <text:p>48205641.7735365</text:p>
          </table:table-cell>
          <table:table-cell table:formula="of:=[.M70]*[.K70]^2" office:value-type="float" office:value="346830248.006347" calcext:value-type="float">
            <text:p>346830248.006347</text:p>
          </table:table-cell>
          <table:table-cell table:formula="of:=[.M70]*[.K70]^3" office:value-type="float" office:value="2495376402.14927" calcext:value-type="float">
            <text:p>2495376402.14927</text:p>
          </table:table-cell>
          <table:table-cell table:style-name="ce14" table:formula="of:=[.M70]*[.K70]^4" office:value-type="float" office:value="17953749490.412" calcext:value-type="float">
            <text:p>17953749490.412</text:p>
          </table:table-cell>
          <table:table-cell/>
          <table:table-cell table:formula="of:=[.M70]*[.H70]" office:value-type="float" office:value="9259416.5030863" calcext:value-type="float">
            <text:p>9259416.5030863</text:p>
          </table:table-cell>
          <table:table-cell table:formula="of:=[.M70]*[.H70]*[.K70]" office:value-type="float" office:value="66619706.8228323" calcext:value-type="float">
            <text:p>66619706.8228323</text:p>
          </table:table-cell>
          <table:table-cell table:formula="of:=[.M70]*[.H70]*[.K70]^2" office:value-type="float" office:value="479315876.511313" calcext:value-type="float">
            <text:p>479315876.511313</text:p>
          </table:table-cell>
          <table:table-cell/>
          <table:table-cell table:formula="of:=[.$Q$93]+[.K70]*[.$Q$94]+[.$Q$95]*[.K70]^2" office:value-type="float" office:value="1.38003284623545" calcext:value-type="float">
            <text:p>1.3800328462</text:p>
          </table:table-cell>
          <table:table-cell table:formula="of:=([.W70]-[.H70])^2*[.M70]" office:value-type="float" office:value="25.6598749431142" calcext:value-type="float">
            <text:p>25.6598749431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360.212" calcext:value-type="float">
            <text:p>1360.212</text:p>
          </table:table-cell>
          <table:table-cell office:value-type="float" office:value="1.37126834900214" calcext:value-type="float">
            <text:p>1.371268349</text:p>
          </table:table-cell>
          <table:table-cell office:value-type="float" office:value="0.0485080686056675" calcext:value-type="float">
            <text:p>0.0485080686</text:p>
          </table:table-cell>
          <table:table-cell/>
          <table:table-cell table:formula="of:=LN([.G71])" office:value-type="float" office:value="7.21539584893465" calcext:value-type="float">
            <text:p>7.2153958489</text:p>
          </table:table-cell>
          <table:table-cell/>
          <table:table-cell table:formula="of:=1/[.I71]^2" office:value-type="float" office:value="424.983465619992" calcext:value-type="float">
            <text:p>424.98346562</text:p>
          </table:table-cell>
          <table:table-cell table:formula="of:=[.K71]*[.M71]" office:value-type="float" office:value="3066.42393370035" calcext:value-type="float">
            <text:p>3066.4239337004</text:p>
          </table:table-cell>
          <table:table-cell table:formula="of:=[.M71]*[.K71]^2" office:value-type="float" office:value="22125.4625222954" calcext:value-type="float">
            <text:p>22125.4625222954</text:p>
          </table:table-cell>
          <table:table-cell table:formula="of:=[.M71]*[.K71]^3" office:value-type="float" office:value="159643.970439129" calcext:value-type="float">
            <text:p>159643.970439129</text:p>
          </table:table-cell>
          <table:table-cell table:style-name="ce14" table:formula="of:=[.M71]*[.K71]^4" office:value-type="float" office:value="1151894.44161394" calcext:value-type="float">
            <text:p>1151894.44161394</text:p>
          </table:table-cell>
          <table:table-cell/>
          <table:table-cell table:formula="of:=[.M71]*[.H71]" office:value-type="float" office:value="582.766375253937" calcext:value-type="float">
            <text:p>582.7663752539</text:p>
          </table:table-cell>
          <table:table-cell table:formula="of:=[.M71]*[.H71]*[.K71]" office:value-type="float" office:value="4204.89008490594" calcext:value-type="float">
            <text:p>4204.890084906</text:p>
          </table:table-cell>
          <table:table-cell table:formula="of:=[.M71]*[.H71]*[.K71]^2" office:value-type="float" office:value="30339.9464638568" calcext:value-type="float">
            <text:p>30339.9464638568</text:p>
          </table:table-cell>
          <table:table-cell/>
          <table:table-cell table:formula="of:=[.$Q$93]+[.K71]*[.$Q$94]+[.$Q$95]*[.K71]^2" office:value-type="float" office:value="1.38538732273644" calcext:value-type="float">
            <text:p>1.3853873227</text:p>
          </table:table-cell>
          <table:table-cell table:formula="of:=([.W71]-[.H71])^2*[.M71]" office:value-type="float" office:value="0.0847185071536726" calcext:value-type="float">
            <text:p>0.0847185072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1408.006" calcext:value-type="float">
            <text:p>1408.006</text:p>
          </table:table-cell>
          <table:table-cell office:value-type="float" office:value="1.39934058016415" calcext:value-type="float">
            <text:p>1.3993405802</text:p>
          </table:table-cell>
          <table:table-cell office:value-type="float" office:value="0.00731824382411263" calcext:value-type="float">
            <text:p>0.0073182438</text:p>
          </table:table-cell>
          <table:table-cell/>
          <table:table-cell table:formula="of:=LN([.G72])" office:value-type="float" office:value="7.24992979807255" calcext:value-type="float">
            <text:p>7.2499297981</text:p>
          </table:table-cell>
          <table:table-cell/>
          <table:table-cell table:formula="of:=1/[.I72]^2" office:value-type="float" office:value="18671.8027227209" calcext:value-type="float">
            <text:p>18671.8027227209</text:p>
          </table:table-cell>
          <table:table-cell table:formula="of:=[.K72]*[.M72]" office:value-type="float" office:value="135369.258943187" calcext:value-type="float">
            <text:p>135369.258943187</text:p>
          </table:table-cell>
          <table:table-cell table:formula="of:=[.M72]*[.K72]^2" office:value-type="float" office:value="981417.624155206" calcext:value-type="float">
            <text:p>981417.624155206</text:p>
          </table:table-cell>
          <table:table-cell table:formula="of:=[.M72]*[.K72]^3" office:value-type="float" office:value="7115208.87771639" calcext:value-type="float">
            <text:p>7115208.87771639</text:p>
          </table:table-cell>
          <table:table-cell table:style-name="ce14" table:formula="of:=[.M72]*[.K72]^4" office:value-type="float" office:value="51584764.8620664" calcext:value-type="float">
            <text:p>51584764.8620664</text:p>
          </table:table-cell>
          <table:table-cell/>
          <table:table-cell table:formula="of:=[.M72]*[.H72]" office:value-type="float" office:value="26128.2112547229" calcext:value-type="float">
            <text:p>26128.2112547229</text:p>
          </table:table-cell>
          <table:table-cell table:formula="of:=[.M72]*[.H72]*[.K72]" office:value-type="float" office:value="189427.69734595" calcext:value-type="float">
            <text:p>189427.69734595</text:p>
          </table:table-cell>
          <table:table-cell table:formula="of:=[.M72]*[.H72]*[.K72]^2" office:value-type="float" office:value="1373337.50756867" calcext:value-type="float">
            <text:p>1373337.50756867</text:p>
          </table:table-cell>
          <table:table-cell/>
          <table:table-cell table:formula="of:=[.$Q$93]+[.K72]*[.$Q$94]+[.$Q$95]*[.K72]^2" office:value-type="float" office:value="1.39445124709706" calcext:value-type="float">
            <text:p>1.3944512471</text:p>
          </table:table-cell>
          <table:table-cell table:formula="of:=([.W72]-[.H72])^2*[.M72]" office:value-type="float" office:value="0.446360233419374" calcext:value-type="float">
            <text:p>0.4463602334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2015.215" calcext:value-type="float">
            <text:p>2015.215</text:p>
          </table:table-cell>
          <table:table-cell office:value-type="float" office:value="1.48629504157684" calcext:value-type="float">
            <text:p>1.4862950416</text:p>
          </table:table-cell>
          <table:table-cell office:value-type="float" office:value="0.0454689486752264" calcext:value-type="float">
            <text:p>0.0454689487</text:p>
          </table:table-cell>
          <table:table-cell/>
          <table:table-cell table:formula="of:=LN([.G73])" office:value-type="float" office:value="7.60848116844063" calcext:value-type="float">
            <text:p>7.6084811684</text:p>
          </table:table-cell>
          <table:table-cell/>
          <table:table-cell table:formula="of:=1/[.I73]^2" office:value-type="float" office:value="483.693414741972" calcext:value-type="float">
            <text:p>483.693414742</text:p>
          </table:table-cell>
          <table:table-cell table:formula="of:=[.K73]*[.M73]" office:value-type="float" office:value="3680.17223736304" calcext:value-type="float">
            <text:p>3680.172237363</text:p>
          </table:table-cell>
          <table:table-cell table:formula="of:=[.M73]*[.K73]^2" office:value-type="float" office:value="28000.5211645947" calcext:value-type="float">
            <text:p>28000.5211645947</text:p>
          </table:table-cell>
          <table:table-cell table:formula="of:=[.M73]*[.K73]^3" office:value-type="float" office:value="213041.437987342" calcext:value-type="float">
            <text:p>213041.437987342</text:p>
          </table:table-cell>
          <table:table-cell table:style-name="ce14" table:formula="of:=[.M73]*[.K73]^4" office:value-type="float" office:value="1620921.76902421" calcext:value-type="float">
            <text:p>1620921.76902421</text:p>
          </table:table-cell>
          <table:table-cell/>
          <table:table-cell table:formula="of:=[.M73]*[.H73]" office:value-type="float" office:value="718.911123974363" calcext:value-type="float">
            <text:p>718.9111239744</text:p>
          </table:table-cell>
          <table:table-cell table:formula="of:=[.M73]*[.H73]*[.K73]" office:value-type="float" office:value="5469.82174854143" calcext:value-type="float">
            <text:p>5469.8217485414</text:p>
          </table:table-cell>
          <table:table-cell table:formula="of:=[.M73]*[.H73]*[.K73]^2" office:value-type="float" office:value="41617.0357685045" calcext:value-type="float">
            <text:p>41617.0357685045</text:p>
          </table:table-cell>
          <table:table-cell/>
          <table:table-cell table:formula="of:=[.$Q$93]+[.K73]*[.$Q$94]+[.$Q$95]*[.K73]^2" office:value-type="float" office:value="1.49471510802255" calcext:value-type="float">
            <text:p>1.494715108</text:p>
          </table:table-cell>
          <table:table-cell table:formula="of:=([.W73]-[.H73])^2*[.M73]" office:value-type="float" office:value="0.0342926630377143" calcext:value-type="float">
            <text:p>0.034292663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2034.791" calcext:value-type="float">
            <text:p>2034.791</text:p>
          </table:table-cell>
          <table:table-cell office:value-type="float" office:value="1.46020593579649" calcext:value-type="float">
            <text:p>1.4602059358</text:p>
          </table:table-cell>
          <table:table-cell office:value-type="float" office:value="0.0317353818966878" calcext:value-type="float">
            <text:p>0.0317353819</text:p>
          </table:table-cell>
          <table:table-cell/>
          <table:table-cell table:formula="of:=LN([.G74])" office:value-type="float" office:value="7.61814838989971" calcext:value-type="float">
            <text:p>7.6181483899</text:p>
          </table:table-cell>
          <table:table-cell/>
          <table:table-cell table:formula="of:=1/[.I74]^2" office:value-type="float" office:value="992.916075873946" calcext:value-type="float">
            <text:p>992.9160758739</text:p>
          </table:table-cell>
          <table:table-cell table:formula="of:=[.K74]*[.M74]" office:value-type="float" office:value="7564.18200472464" calcext:value-type="float">
            <text:p>7564.1820047247</text:p>
          </table:table-cell>
          <table:table-cell table:formula="of:=[.M74]*[.K74]^2" office:value-type="float" office:value="57625.0609602014" calcext:value-type="float">
            <text:p>57625.0609602014</text:p>
          </table:table-cell>
          <table:table-cell table:formula="of:=[.M74]*[.K74]^3" office:value-type="float" office:value="438996.265371831" calcext:value-type="float">
            <text:p>438996.265371831</text:p>
          </table:table-cell>
          <table:table-cell table:style-name="ce14" table:formula="of:=[.M74]*[.K74]^4" office:value-type="float" office:value="3344338.6922144" calcext:value-type="float">
            <text:p>3344338.6922144</text:p>
          </table:table-cell>
          <table:table-cell/>
          <table:table-cell table:formula="of:=[.M74]*[.H74]" office:value-type="float" office:value="1449.86194773889" calcext:value-type="float">
            <text:p>1449.8619477389</text:p>
          </table:table-cell>
          <table:table-cell table:formula="of:=[.M74]*[.H74]*[.K74]" office:value-type="float" office:value="11045.2634627439" calcext:value-type="float">
            <text:p>11045.2634627439</text:p>
          </table:table-cell>
          <table:table-cell table:formula="of:=[.M74]*[.H74]*[.K74]^2" office:value-type="float" office:value="84144.4560647205" calcext:value-type="float">
            <text:p>84144.4560647205</text:p>
          </table:table-cell>
          <table:table-cell/>
          <table:table-cell table:formula="of:=[.$Q$93]+[.K74]*[.$Q$94]+[.$Q$95]*[.K74]^2" office:value-type="float" office:value="1.49757391303388" calcext:value-type="float">
            <text:p>1.497573913</text:p>
          </table:table-cell>
          <table:table-cell table:formula="of:=([.W74]-[.H74])^2*[.M74]" office:value-type="float" office:value="1.3864739739815" calcext:value-type="float">
            <text:p>1.386473974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2598.5" calcext:value-type="float">
            <text:p>2598.5</text:p>
          </table:table-cell>
          <table:table-cell office:value-type="float" office:value="1.52457454050374" calcext:value-type="float">
            <text:p>1.5245745405</text:p>
          </table:table-cell>
          <table:table-cell office:value-type="float" office:value="0.022714716487022" calcext:value-type="float">
            <text:p>0.0227147165</text:p>
          </table:table-cell>
          <table:table-cell/>
          <table:table-cell table:formula="of:=LN([.G75])" office:value-type="float" office:value="7.8626896344485" calcext:value-type="float">
            <text:p>7.8626896344</text:p>
          </table:table-cell>
          <table:table-cell/>
          <table:table-cell table:formula="of:=1/[.I75]^2" office:value-type="float" office:value="1938.14095561091" calcext:value-type="float">
            <text:p>1938.1409556109</text:p>
          </table:table-cell>
          <table:table-cell table:formula="of:=[.K75]*[.M75]" office:value-type="float" office:value="15239.000801782" calcext:value-type="float">
            <text:p>15239.000801782</text:p>
          </table:table-cell>
          <table:table-cell table:formula="of:=[.M75]*[.K75]^2" office:value-type="float" office:value="119819.533643524" calcext:value-type="float">
            <text:p>119819.533643524</text:p>
          </table:table-cell>
          <table:table-cell table:formula="of:=[.M75]*[.K75]^3" office:value-type="float" office:value="942103.805183388" calcext:value-type="float">
            <text:p>942103.805183388</text:p>
          </table:table-cell>
          <table:table-cell table:style-name="ce14" table:formula="of:=[.M75]*[.K75]^4" office:value-type="float" office:value="7407469.82358991" calcext:value-type="float">
            <text:p>7407469.82358991</text:p>
          </table:table-cell>
          <table:table-cell/>
          <table:table-cell table:formula="of:=[.M75]*[.H75]" office:value-type="float" office:value="2954.840356832" calcext:value-type="float">
            <text:p>2954.840356832</text:p>
          </table:table-cell>
          <table:table-cell table:formula="of:=[.M75]*[.H75]*[.K75]" office:value-type="float" office:value="23232.992645113" calcext:value-type="float">
            <text:p>23232.992645113</text:p>
          </table:table-cell>
          <table:table-cell table:formula="of:=[.M75]*[.H75]*[.K75]^2" office:value-type="float" office:value="182673.810447948" calcext:value-type="float">
            <text:p>182673.810447948</text:p>
          </table:table-cell>
          <table:table-cell/>
          <table:table-cell table:formula="of:=[.$Q$93]+[.K75]*[.$Q$94]+[.$Q$95]*[.K75]^2" office:value-type="float" office:value="1.57260564444075" calcext:value-type="float">
            <text:p>1.5726056444</text:p>
          </table:table-cell>
          <table:table-cell table:formula="of:=([.W75]-[.H75])^2*[.M75]" office:value-type="float" office:value="4.47126588295424" calcext:value-type="float">
            <text:p>4.471265883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009.645" calcext:value-type="float">
            <text:p>3009.645</text:p>
          </table:table-cell>
          <table:table-cell office:value-type="float" office:value="1.61321909424725" calcext:value-type="float">
            <text:p>1.6132190942</text:p>
          </table:table-cell>
          <table:table-cell office:value-type="float" office:value="0.141408509147358" calcext:value-type="float">
            <text:p>0.1414085091</text:p>
          </table:table-cell>
          <table:table-cell/>
          <table:table-cell table:formula="of:=LN([.G76])" office:value-type="float" office:value="8.00957741058809" calcext:value-type="float">
            <text:p>8.0095774106</text:p>
          </table:table-cell>
          <table:table-cell/>
          <table:table-cell table:formula="of:=1/[.I76]^2" office:value-type="float" office:value="50.009085502431" calcext:value-type="float">
            <text:p>50.0090855024</text:p>
          </table:table-cell>
          <table:table-cell table:formula="of:=[.K76]*[.M76]" office:value-type="float" office:value="400.55164156444" calcext:value-type="float">
            <text:p>400.5516415644</text:p>
          </table:table-cell>
          <table:table-cell table:formula="of:=[.M76]*[.K76]^2" office:value-type="float" office:value="3208.24938004851" calcext:value-type="float">
            <text:p>3208.2493800485</text:p>
          </table:table-cell>
          <table:table-cell table:formula="of:=[.M76]*[.K76]^3" office:value-type="float" office:value="25696.7217619698" calcext:value-type="float">
            <text:p>25696.7217619698</text:p>
          </table:table-cell>
          <table:table-cell table:style-name="ce14" table:formula="of:=[.M76]*[.K76]^4" office:value-type="float" office:value="205819.882150841" calcext:value-type="float">
            <text:p>205819.882150841</text:p>
          </table:table-cell>
          <table:table-cell/>
          <table:table-cell table:formula="of:=[.M76]*[.H76]" office:value-type="float" office:value="80.6756116183648" calcext:value-type="float">
            <text:p>80.6756116184</text:p>
          </table:table-cell>
          <table:table-cell table:formula="of:=[.M76]*[.H76]*[.K76]" office:value-type="float" office:value="646.177556403833" calcext:value-type="float">
            <text:p>646.1775564038</text:p>
          </table:table-cell>
          <table:table-cell table:formula="of:=[.M76]*[.H76]*[.K76]^2" office:value-type="float" office:value="5175.60915900115" calcext:value-type="float">
            <text:p>5175.6091590012</text:p>
          </table:table-cell>
          <table:table-cell/>
          <table:table-cell table:formula="of:=[.$Q$93]+[.K76]*[.$Q$94]+[.$Q$95]*[.K76]^2" office:value-type="float" office:value="1.620186404505" calcext:value-type="float">
            <text:p>1.6201864045</text:p>
          </table:table-cell>
          <table:table-cell table:formula="of:=([.W76]-[.H76])^2*[.M76]" office:value-type="float" office:value="0.00242761165268132" calcext:value-type="float">
            <text:p>0.0024276117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202.029" calcext:value-type="float">
            <text:p>3202.029</text:p>
          </table:table-cell>
          <table:table-cell office:value-type="float" office:value="1.65202108963093" calcext:value-type="float">
            <text:p>1.6520210896</text:p>
          </table:table-cell>
          <table:table-cell office:value-type="float" office:value="0.0698437978988794" calcext:value-type="float">
            <text:p>0.0698437979</text:p>
          </table:table-cell>
          <table:table-cell/>
          <table:table-cell table:formula="of:=LN([.G77])" office:value-type="float" office:value="8.07153995035512" calcext:value-type="float">
            <text:p>8.0715399504</text:p>
          </table:table-cell>
          <table:table-cell/>
          <table:table-cell table:formula="of:=1/[.I77]^2" office:value-type="float" office:value="204.995489789149" calcext:value-type="float">
            <text:p>204.9954897891</text:p>
          </table:table-cell>
          <table:table-cell table:formula="of:=[.K77]*[.M77]" office:value-type="float" office:value="1654.62928547573" calcext:value-type="float">
            <text:p>1654.6292854757</text:p>
          </table:table-cell>
          <table:table-cell table:formula="of:=[.M77]*[.K77]^2" office:value-type="float" office:value="13355.4063807449" calcext:value-type="float">
            <text:p>13355.4063807449</text:p>
          </table:table-cell>
          <table:table-cell table:formula="of:=[.M77]*[.K77]^3" office:value-type="float" office:value="107798.69615541" calcext:value-type="float">
            <text:p>107798.69615541</text:p>
          </table:table-cell>
          <table:table-cell table:style-name="ce14" table:formula="of:=[.M77]*[.K77]^4" office:value-type="float" office:value="870101.482614587" calcext:value-type="float">
            <text:p>870101.482614587</text:p>
          </table:table-cell>
          <table:table-cell/>
          <table:table-cell table:formula="of:=[.M77]*[.H77]" office:value-type="float" office:value="338.656872410896" calcext:value-type="float">
            <text:p>338.6568724109</text:p>
          </table:table-cell>
          <table:table-cell table:formula="of:=[.M77]*[.H77]*[.K77]" office:value-type="float" office:value="2733.48247512686" calcext:value-type="float">
            <text:p>2733.4824751269</text:p>
          </table:table-cell>
          <table:table-cell table:formula="of:=[.M77]*[.H77]*[.K77]^2" office:value-type="float" office:value="22063.4130015821" calcext:value-type="float">
            <text:p>22063.4130015821</text:p>
          </table:table-cell>
          <table:table-cell/>
          <table:table-cell table:formula="of:=[.$Q$93]+[.K77]*[.$Q$94]+[.$Q$95]*[.K77]^2" office:value-type="float" office:value="1.64082299675795" calcext:value-type="float">
            <text:p>1.6408229968</text:p>
          </table:table-cell>
          <table:table-cell table:formula="of:=([.W77]-[.H77])^2*[.M77]" office:value-type="float" office:value="0.0257058776501589" calcext:value-type="float">
            <text:p>0.0257058777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253.503" calcext:value-type="float">
            <text:p>3253.503</text:p>
          </table:table-cell>
          <table:table-cell office:value-type="float" office:value="1.64059900166389" calcext:value-type="float">
            <text:p>1.6405990017</text:p>
          </table:table-cell>
          <table:table-cell office:value-type="float" office:value="0.0435460689239719" calcext:value-type="float">
            <text:p>0.0435460689</text:p>
          </table:table-cell>
          <table:table-cell/>
          <table:table-cell table:formula="of:=LN([.G78])" office:value-type="float" office:value="8.08748754101852" calcext:value-type="float">
            <text:p>8.087487541</text:p>
          </table:table-cell>
          <table:table-cell/>
          <table:table-cell table:formula="of:=1/[.I78]^2" office:value-type="float" office:value="527.353810862747" calcext:value-type="float">
            <text:p>527.3538108627</text:p>
          </table:table-cell>
          <table:table-cell table:formula="of:=[.K78]*[.M78]" office:value-type="float" office:value="4264.9673750611" calcext:value-type="float">
            <text:p>4264.9673750611</text:p>
          </table:table-cell>
          <table:table-cell table:formula="of:=[.M78]*[.K78]^2" office:value-type="float" office:value="34492.8705086572" calcext:value-type="float">
            <text:p>34492.8705086572</text:p>
          </table:table-cell>
          <table:table-cell table:formula="of:=[.M78]*[.K78]^3" office:value-type="float" office:value="278960.66049273" calcext:value-type="float">
            <text:p>278960.66049273</text:p>
          </table:table-cell>
          <table:table-cell table:style-name="ce14" table:formula="of:=[.M78]*[.K78]^4" office:value-type="float" office:value="2256090.86616925" calcext:value-type="float">
            <text:p>2256090.86616925</text:p>
          </table:table-cell>
          <table:table-cell/>
          <table:table-cell table:formula="of:=[.M78]*[.H78]" office:value-type="float" office:value="865.176135625072" calcext:value-type="float">
            <text:p>865.1761356251</text:p>
          </table:table-cell>
          <table:table-cell table:formula="of:=[.M78]*[.H78]*[.K78]" office:value-type="float" office:value="6997.10121765432" calcext:value-type="float">
            <text:p>6997.1012176543</text:p>
          </table:table-cell>
          <table:table-cell table:formula="of:=[.M78]*[.H78]*[.K78]^2" office:value-type="float" office:value="56588.9689210249" calcext:value-type="float">
            <text:p>56588.9689210249</text:p>
          </table:table-cell>
          <table:table-cell/>
          <table:table-cell table:formula="of:=[.$Q$93]+[.K78]*[.$Q$94]+[.$Q$95]*[.K78]^2" office:value-type="float" office:value="1.64618861096286" calcext:value-type="float">
            <text:p>1.646188611</text:p>
          </table:table-cell>
          <table:table-cell table:formula="of:=([.W78]-[.H78])^2*[.M78]" office:value-type="float" office:value="0.0164765011964936" calcext:value-type="float">
            <text:p>0.0164765012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273.079" calcext:value-type="float">
            <text:p>3273.079</text:p>
          </table:table-cell>
          <table:table-cell office:value-type="float" office:value="1.68659127625202" calcext:value-type="float">
            <text:p>1.6865912763</text:p>
          </table:table-cell>
          <table:table-cell office:value-type="float" office:value="0.0892210532177476" calcext:value-type="float">
            <text:p>0.0892210532</text:p>
          </table:table-cell>
          <table:table-cell/>
          <table:table-cell table:formula="of:=LN([.G79])" office:value-type="float" office:value="8.09348641108737" calcext:value-type="float">
            <text:p>8.0934864111</text:p>
          </table:table-cell>
          <table:table-cell/>
          <table:table-cell table:formula="of:=1/[.I79]^2" office:value-type="float" office:value="125.621885849615" calcext:value-type="float">
            <text:p>125.6218858496</text:p>
          </table:table-cell>
          <table:table-cell table:formula="of:=[.K79]*[.M79]" office:value-type="float" office:value="1016.71902605903" calcext:value-type="float">
            <text:p>1016.719026059</text:p>
          </table:table-cell>
          <table:table-cell table:formula="of:=[.M79]*[.K79]^2" office:value-type="float" office:value="8228.80162130271" calcext:value-type="float">
            <text:p>8228.8016213027</text:p>
          </table:table-cell>
          <table:table-cell table:formula="of:=[.M79]*[.K79]^3" office:value-type="float" office:value="66599.6941015472" calcext:value-type="float">
            <text:p>66599.6941015472</text:p>
          </table:table-cell>
          <table:table-cell table:style-name="ce14" table:formula="of:=[.M79]*[.K79]^4" office:value-type="float" office:value="539023.719193448" calcext:value-type="float">
            <text:p>539023.719193448</text:p>
          </table:table-cell>
          <table:table-cell/>
          <table:table-cell table:formula="of:=[.M79]*[.H79]" office:value-type="float" office:value="211.872776780287" calcext:value-type="float">
            <text:p>211.8727767803</text:p>
          </table:table-cell>
          <table:table-cell table:formula="of:=[.M79]*[.H79]*[.K79]" office:value-type="float" office:value="1714.7894397506" calcext:value-type="float">
            <text:p>1714.7894397506</text:p>
          </table:table-cell>
          <table:table-cell table:formula="of:=[.M79]*[.H79]*[.K79]^2" office:value-type="float" office:value="13878.6250284976" calcext:value-type="float">
            <text:p>13878.6250284976</text:p>
          </table:table-cell>
          <table:table-cell/>
          <table:table-cell table:formula="of:=[.$Q$93]+[.K79]*[.$Q$94]+[.$Q$95]*[.K79]^2" office:value-type="float" office:value="1.6482126998591" calcext:value-type="float">
            <text:p>1.6482126999</text:p>
          </table:table-cell>
          <table:table-cell table:formula="of:=([.W79]-[.H79])^2*[.M79]" office:value-type="float" office:value="0.185030375817904" calcext:value-type="float">
            <text:p>0.1850303758</text:p>
          </table:table-cell>
          <table:table-cell table:number-columns-repeated="47"/>
        </table:table-row>
        <table:table-row table:style-name="ro1">
          <table:table-cell table:number-columns-repeated="6"/>
          <table:table-cell office:value-type="float" office:value="3451.232" calcext:value-type="float">
            <text:p>3451.232</text:p>
          </table:table-cell>
          <table:table-cell office:value-type="float" office:value="1.70875420875421" calcext:value-type="float">
            <text:p>1.7087542088</text:p>
          </table:table-cell>
          <table:table-cell office:value-type="float" office:value="0.13603187253448" calcext:value-type="float">
            <text:p>0.1360318725</text:p>
          </table:table-cell>
          <table:table-cell/>
          <table:table-cell table:formula="of:=LN([.G80])" office:value-type="float" office:value="8.14648654772913" calcext:value-type="float">
            <text:p>8.1464865477</text:p>
          </table:table-cell>
          <table:table-cell/>
          <table:table-cell table:formula="of:=1/[.I80]^2" office:value-type="float" office:value="54.0404114930582" calcext:value-type="float">
            <text:p>54.0404114931</text:p>
          </table:table-cell>
          <table:table-cell table:formula="of:=[.K80]*[.M80]" office:value-type="float" office:value="440.239485261946" calcext:value-type="float">
            <text:p>440.2394852619</text:p>
          </table:table-cell>
          <table:table-cell table:formula="of:=[.M80]*[.K80]^2" office:value-type="float" office:value="3586.40504446564" calcext:value-type="float">
            <text:p>3586.4050444656</text:p>
          </table:table-cell>
          <table:table-cell table:formula="of:=[.M80]*[.K80]^3" office:value-type="float" office:value="29216.6004494472" calcext:value-type="float">
            <text:p>29216.6004494472</text:p>
          </table:table-cell>
          <table:table-cell table:style-name="ce14" table:formula="of:=[.M80]*[.K80]^4" office:value-type="float" office:value="238012.642531799" calcext:value-type="float">
            <text:p>238012.642531799</text:p>
          </table:table-cell>
          <table:table-cell/>
          <table:table-cell table:formula="of:=[.M80]*[.H80]" office:value-type="float" office:value="92.3417805815725" calcext:value-type="float">
            <text:p>92.3417805816</text:p>
          </table:table-cell>
          <table:table-cell table:formula="of:=[.M80]*[.H80]*[.K80]" office:value-type="float" office:value="752.261073301136" calcext:value-type="float">
            <text:p>752.2610733011</text:p>
          </table:table-cell>
          <table:table-cell table:formula="of:=[.M80]*[.H80]*[.K80]^2" office:value-type="float" office:value="6128.28471402799" calcext:value-type="float">
            <text:p>6128.284714028</text:p>
          </table:table-cell>
          <table:table-cell/>
          <table:table-cell table:formula="of:=[.$Q$93]+[.K80]*[.$Q$94]+[.$Q$95]*[.K80]^2" office:value-type="float" office:value="1.66623216560257" calcext:value-type="float">
            <text:p>1.6662321656</text:p>
          </table:table-cell>
          <table:table-cell table:formula="of:=([.W80]-[.H80])^2*[.M80]" office:value-type="float" office:value="0.0977117733013487" calcext:value-type="float">
            <text:p>0.0977117733</text:p>
          </table:table-cell>
          <table:table-cell table:number-columns-repeated="47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12"/>
          <table:table-cell table:formula="of:=SUM([.M53:.M80])" office:value-type="float" office:value="14614231.9794028" calcext:value-type="float">
            <text:p>14614231.9794028</text:p>
          </table:table-cell>
          <table:table-cell table:formula="of:=SUM([.N53:.N80])" office:value-type="float" office:value="103787097.218428" calcext:value-type="float">
            <text:p>103787097.218428</text:p>
          </table:table-cell>
          <table:table-cell table:formula="of:=SUM([.O53:.O80])" office:value-type="float" office:value="737605454.466531" calcext:value-type="float">
            <text:p>737605454.466531</text:p>
          </table:table-cell>
          <table:table-cell table:formula="of:=SUM([.P53:.P80])" office:value-type="float" office:value="5245275740.6445" calcext:value-type="float">
            <text:p>5245275740.6445</text:p>
          </table:table-cell>
          <table:table-cell table:formula="of:=SUM([.Q53:.Q80])" office:value-type="float" office:value="37319438602.4967" calcext:value-type="float">
            <text:p>37319438602.4967</text:p>
          </table:table-cell>
          <table:table-cell/>
          <table:table-cell table:formula="of:=SUM([.S53:.S80])" office:value-type="float" office:value="19844572.1409747" calcext:value-type="float">
            <text:p>19844572.1409747</text:p>
          </table:table-cell>
          <table:table-cell table:formula="of:=SUM([.T53:.T80])" office:value-type="float" office:value="141039408.194117" calcext:value-type="float">
            <text:p>141039408.194117</text:p>
          </table:table-cell>
          <table:table-cell table:formula="of:=SUM([.U53:.U80])" office:value-type="float" office:value="1003002511.10011" calcext:value-type="float">
            <text:p>1003002511.10011</text:p>
          </table:table-cell>
          <table:table-cell table:number-columns-repeated="2"/>
          <table:table-cell table:formula="of:=SUM([.X53:.X80])" office:value-type="float" office:value="707.821158007215" calcext:value-type="float">
            <text:p>707.8211580072</text:p>
          </table:table-cell>
          <table:table-cell table:number-columns-repeated="47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12"/>
          <table:table-cell table:formula="of:=[.M83]" office:value-type="float" office:value="14614231.9794028" calcext:value-type="float">
            <text:p>14614231.9794028</text:p>
          </table:table-cell>
          <table:table-cell table:formula="of:=[.N83]" office:value-type="float" office:value="103787097.218428" calcext:value-type="float">
            <text:p>103787097.218428</text:p>
          </table:table-cell>
          <table:table-cell table:formula="of:=[.O83]" office:value-type="float" office:value="737605454.466531" calcext:value-type="float">
            <text:p>737605454.466531</text:p>
          </table:table-cell>
          <table:table-cell/>
          <table:table-cell table:formula="of:=[.S83]" office:value-type="float" office:value="19844572.1409747" calcext:value-type="float">
            <text:p>19844572.1409747</text:p>
          </table:table-cell>
          <table:table-cell table:number-columns-repeated="54"/>
        </table:table-row>
        <table:table-row table:style-name="ro1">
          <table:table-cell table:number-columns-repeated="12"/>
          <table:table-cell table:formula="of:=[.N83]" office:value-type="float" office:value="103787097.218428" calcext:value-type="float">
            <text:p>103787097.218428</text:p>
          </table:table-cell>
          <table:table-cell table:formula="of:=[.O83]" office:value-type="float" office:value="737605454.466531" calcext:value-type="float">
            <text:p>737605454.466531</text:p>
          </table:table-cell>
          <table:table-cell table:formula="of:=[.P83]" office:value-type="float" office:value="5245275740.6445" calcext:value-type="float">
            <text:p>5245275740.6445</text:p>
          </table:table-cell>
          <table:table-cell/>
          <table:table-cell table:formula="of:=[.T83]" office:value-type="float" office:value="141039408.194117" calcext:value-type="float">
            <text:p>141039408.194117</text:p>
          </table:table-cell>
          <table:table-cell table:number-columns-repeated="54"/>
        </table:table-row>
        <table:table-row table:style-name="ro1">
          <table:table-cell table:number-columns-repeated="12"/>
          <table:table-cell table:formula="of:=[.O83]" office:value-type="float" office:value="737605454.466531" calcext:value-type="float">
            <text:p>737605454.466531</text:p>
          </table:table-cell>
          <table:table-cell table:formula="of:=[.P83]" office:value-type="float" office:value="5245275740.6445" calcext:value-type="float">
            <text:p>5245275740.6445</text:p>
          </table:table-cell>
          <table:table-cell table:formula="of:=[.Q83]" office:value-type="float" office:value="37319438602.4967" calcext:value-type="float">
            <text:p>37319438602.4967</text:p>
          </table:table-cell>
          <table:table-cell/>
          <table:table-cell table:formula="of:=[.U83]" office:value-type="float" office:value="1003002511.10011" calcext:value-type="float">
            <text:p>1003002511.10011</text:p>
          </table:table-cell>
          <table:table-cell table:number-columns-repeated="54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12"/>
          <table:table-cell table:number-matrix-columns-spanned="3" table:number-matrix-rows-spanned="3" table:formula="of:=MINVERSE([.M88:.O90])" office:value-type="float" office:value="0.0153705969420366" calcext:value-type="float">
            <text:p>0.0153705969</text:p>
          </table:table-cell>
          <table:table-cell office:value-type="float" office:value="-0.00472129741696903" calcext:value-type="float">
            <text:p>-0.0047212974</text:p>
          </table:table-cell>
          <table:table-cell office:value-type="float" office:value="0.00035978758431388" calcext:value-type="float">
            <text:p>0.0003597876</text:p>
          </table:table-cell>
          <table:table-cell/>
          <table:table-cell table:number-matrix-columns-spanned="1" table:number-matrix-rows-spanned="3" table:formula="of:=MMULT([.M93:.O95];[.Q88:.Q90])" office:value-type="float" office:value="1.77679783129133" calcext:value-type="float">
            <text:p>1.7767978313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float" office:value="-0.00472129741696859" calcext:value-type="float">
            <text:p>-0.0047212974</text:p>
          </table:table-cell>
          <table:table-cell office:value-type="float" office:value="0.00145285967876614" calcext:value-type="float">
            <text:p>0.0014528597</text:p>
          </table:table-cell>
          <table:table-cell office:value-type="float" office:value="-0.000110885775768368" calcext:value-type="float">
            <text:p>-0.0001108858</text:p>
          </table:table-cell>
          <table:table-cell/>
          <table:table-cell office:value-type="float" office:value="-0.36944871689775" calcext:value-type="float">
            <text:p>-0.3694487169</text:p>
          </table:table-cell>
          <table:table-cell table:number-columns-repeated="54"/>
        </table:table-row>
        <table:table-row table:style-name="ro1">
          <table:table-cell table:number-columns-repeated="12"/>
          <table:table-cell office:value-type="float" office:value="0.000359787584313819" calcext:value-type="float">
            <text:p>0.0003597876</text:p>
          </table:table-cell>
          <table:table-cell office:value-type="float" office:value="-0.000110885775768359" calcext:value-type="float">
            <text:p>-0.0001108858</text:p>
          </table:table-cell>
          <table:table-cell office:value-type="float" office:value="0.00000847403382321924" calcext:value-type="float">
            <text:p>0.000008474</text:p>
          </table:table-cell>
          <table:table-cell/>
          <table:table-cell office:value-type="float" office:value="0.0436846638749557" calcext:value-type="float">
            <text:p>0.0436846639</text:p>
          </table:table-cell>
          <table:table-cell table:number-columns-repeated="54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6"/>
          <table:table-cell office:value-type="float" office:value="53.1622" calcext:value-type="float">
            <text:p>53.1622</text:p>
          </table:table-cell>
          <table:table-cell office:value-type="float" office:value="0.698930831333188" calcext:value-type="float">
            <text:p>0.6989308313</text:p>
          </table:table-cell>
          <table:table-cell office:value-type="float" office:value="0.0471917310980821" calcext:value-type="float">
            <text:p>0.0471917311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float" office:value="80.9979" calcext:value-type="float">
            <text:p>80.9979</text:p>
          </table:table-cell>
          <table:table-cell office:value-type="float" office:value="0.970360764384909" calcext:value-type="float">
            <text:p>0.9703607644</text:p>
          </table:table-cell>
          <table:table-cell office:value-type="float" office:value="0.00602413570778557" calcext:value-type="float">
            <text:p>0.0060241357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float" office:value="121.777" calcext:value-type="float">
            <text:p>121.777</text:p>
          </table:table-cell>
          <table:table-cell office:value-type="float" office:value="0.984374092284617" calcext:value-type="float">
            <text:p>0.9843740923</text:p>
          </table:table-cell>
          <table:table-cell office:value-type="float" office:value="0.00255361264380938" calcext:value-type="float">
            <text:p>0.0025536126</text:p>
          </table:table-cell>
          <table:table-cell table:formula="of:=LN([.G99])" office:value-type="float" office:value="4.80219150329003" calcext:value-type="float">
            <text:p>4.8021915033</text:p>
          </table:table-cell>
          <table:table-cell office:value-type="float" office:value="1" calcext:value-type="float">
            <text:p>1</text:p>
          </table:table-cell>
          <table:table-cell table:formula="of:=1/[.I99]^2" office:value-type="float" office:value="153352.18205825" calcext:value-type="float">
            <text:p>153352.18205825</text:p>
          </table:table-cell>
          <table:table-cell table:formula="of:=[.J99]*[.L99]" office:value-type="float" office:value="736426.545691112" calcext:value-type="float">
            <text:p>736426.545691112</text:p>
          </table:table-cell>
          <table:table-cell table:formula="of:=[.J99]^2*[.L99]" office:value-type="float" office:value="3536461.30051509" calcext:value-type="float">
            <text:p>3536461.30051509</text:p>
          </table:table-cell>
          <table:table-cell table:formula="of:=[.J99]^3*[.L99]" office:value-type="float" office:value="16982764.4090476" calcext:value-type="float">
            <text:p>16982764.4090476</text:p>
          </table:table-cell>
          <table:table-cell table:formula="of:=[.J99]^4*[.L99]" office:value-type="float" office:value="81554486.9475046" calcext:value-type="float">
            <text:p>81554486.9475046</text:p>
          </table:table-cell>
          <table:table-cell/>
          <table:table-cell table:formula="of:=[.H99]*[.L99]" office:value-type="float" office:value="150955.915013455" calcext:value-type="float">
            <text:p>150955.915013455</text:p>
          </table:table-cell>
          <table:table-cell table:style-name="ce14" table:formula="of:=[.H99]*[.L99]*[.J99]" office:value-type="float" office:value="724919.212448985" calcext:value-type="float">
            <text:p>724919.212448985</text:p>
          </table:table-cell>
          <table:table-cell table:style-name="ce14" table:formula="of:=[.H99]*[.L99]*[.J99]^2" office:value-type="float" office:value="3481200.88259422" calcext:value-type="float">
            <text:p>3481200.88259422</text:p>
          </table:table-cell>
          <table:table-cell/>
          <table:table-cell table:formula="of:=([.$P$138]+[.$P$139]*[.J99]+[.$P$140]*[.J99]^2-[.H99])^2*[.L99]" office:value-type="float" office:value="5.38893122671755" calcext:value-type="float">
            <text:p>5.3889312267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244.7" calcext:value-type="float">
            <text:p>244.7</text:p>
          </table:table-cell>
          <table:table-cell office:value-type="float" office:value="1.00388914556024" calcext:value-type="float">
            <text:p>1.0038891456</text:p>
          </table:table-cell>
          <table:table-cell office:value-type="float" office:value="0.00572074026793794" calcext:value-type="float">
            <text:p>0.0057207403</text:p>
          </table:table-cell>
          <table:table-cell table:formula="of:=LN([.G100])" office:value-type="float" office:value="5.50003297044863" calcext:value-type="float">
            <text:p>5.5000329704</text:p>
          </table:table-cell>
          <table:table-cell office:value-type="float" office:value="1" calcext:value-type="float">
            <text:p>1</text:p>
          </table:table-cell>
          <table:table-cell table:formula="of:=1/[.I100]^2" office:value-type="float" office:value="30555.9322978703" calcext:value-type="float">
            <text:p>30555.9322978703</text:p>
          </table:table-cell>
          <table:table-cell table:formula="of:=[.J100]*[.L100]" office:value-type="float" office:value="168058.635081083" calcext:value-type="float">
            <text:p>168058.635081083</text:p>
          </table:table-cell>
          <table:table-cell table:formula="of:=[.J100]^2*[.L100]" office:value-type="float" office:value="924328.03391455" calcext:value-type="float">
            <text:p>924328.03391455</text:p>
          </table:table-cell>
          <table:table-cell table:formula="of:=[.J100]^3*[.L100]" office:value-type="float" office:value="5083834.66203998" calcext:value-type="float">
            <text:p>5083834.66203998</text:p>
          </table:table-cell>
          <table:table-cell table:formula="of:=[.J100]^4*[.L100]" office:value-type="float" office:value="27961258.2575294" calcext:value-type="float">
            <text:p>27961258.2575294</text:p>
          </table:table-cell>
          <table:table-cell/>
          <table:table-cell table:formula="of:=[.H100]*[.L100]" office:value-type="float" office:value="30674.7687663056" calcext:value-type="float">
            <text:p>30674.7687663056</text:p>
          </table:table-cell>
          <table:table-cell table:style-name="ce14" table:formula="of:=[.H100]*[.L100]*[.J100]" office:value-type="float" office:value="168712.239575569" calcext:value-type="float">
            <text:p>168712.239575569</text:p>
          </table:table-cell>
          <table:table-cell table:style-name="ce14" table:formula="of:=[.H100]*[.L100]*[.J100]^2" office:value-type="float" office:value="927922.880183854" calcext:value-type="float">
            <text:p>927922.880183854</text:p>
          </table:table-cell>
          <table:table-cell/>
          <table:table-cell table:formula="of:=([.$P$138]+[.$P$139]*[.J100]+[.$P$140]*[.J100]^2-[.H100])^2*[.L100]" office:value-type="float" office:value="39.3643387161459" calcext:value-type="float">
            <text:p>39.3643387161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276.3989" calcext:value-type="float">
            <text:p>276.3989</text:p>
          </table:table-cell>
          <table:table-cell office:value-type="float" office:value="1.06082871098601" calcext:value-type="float">
            <text:p>1.060828711</text:p>
          </table:table-cell>
          <table:table-cell office:value-type="float" office:value="0.0159371737392665" calcext:value-type="float">
            <text:p>0.0159371737</text:p>
          </table:table-cell>
          <table:table-cell table:formula="of:=LN([.G101])" office:value-type="float" office:value="5.62184511214609" calcext:value-type="float">
            <text:p>5.6218451121</text:p>
          </table:table-cell>
          <table:table-cell office:value-type="float" office:value="1" calcext:value-type="float">
            <text:p>1</text:p>
          </table:table-cell>
          <table:table-cell table:formula="of:=1/[.I101]^2" office:value-type="float" office:value="3937.1085214587" calcext:value-type="float">
            <text:p>3937.1085214587</text:p>
          </table:table-cell>
          <table:table-cell table:formula="of:=[.J101]*[.L101]" office:value-type="float" office:value="22133.8142973513" calcext:value-type="float">
            <text:p>22133.8142973513</text:p>
          </table:table-cell>
          <table:table-cell table:formula="of:=[.J101]^2*[.L101]" office:value-type="float" office:value="124432.875720714" calcext:value-type="float">
            <text:p>124432.875720714</text:p>
          </table:table-cell>
          <table:table-cell table:formula="of:=[.J101]^3*[.L101]" office:value-type="float" office:value="699542.354160775" calcext:value-type="float">
            <text:p>699542.354160775</text:p>
          </table:table-cell>
          <table:table-cell table:formula="of:=[.J101]^4*[.L101]" office:value-type="float" office:value="3932718.76447792" calcext:value-type="float">
            <text:p>3932718.76447792</text:p>
          </table:table-cell>
          <table:table-cell/>
          <table:table-cell table:formula="of:=[.H101]*[.L101]" office:value-type="float" office:value="4176.59775783107" calcext:value-type="float">
            <text:p>4176.5977578311</text:p>
          </table:table-cell>
          <table:table-cell table:style-name="ce14" table:formula="of:=[.H101]*[.L101]*[.J101]" office:value-type="float" office:value="23480.1856902629" calcext:value-type="float">
            <text:p>23480.1856902629</text:p>
          </table:table-cell>
          <table:table-cell table:style-name="ce14" table:formula="of:=[.H101]*[.L101]*[.J101]^2" office:value-type="float" office:value="132001.967155087" calcext:value-type="float">
            <text:p>132001.967155087</text:p>
          </table:table-cell>
          <table:table-cell/>
          <table:table-cell table:formula="of:=([.$P$138]+[.$P$139]*[.J101]+[.$P$140]*[.J101]^2-[.H101])^2*[.L101]" office:value-type="float" office:value="0.123110944795094" calcext:value-type="float">
            <text:p>0.1231109448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02.8508" calcext:value-type="float">
            <text:p>302.8508</text:p>
          </table:table-cell>
          <table:table-cell office:value-type="float" office:value="1.04242358999202" calcext:value-type="float">
            <text:p>1.04242359</text:p>
          </table:table-cell>
          <table:table-cell office:value-type="float" office:value="0.00568807962492775" calcext:value-type="float">
            <text:p>0.0056880796</text:p>
          </table:table-cell>
          <table:table-cell table:formula="of:=LN([.G102])" office:value-type="float" office:value="5.7132402749952" calcext:value-type="float">
            <text:p>5.713240275</text:p>
          </table:table-cell>
          <table:table-cell office:value-type="float" office:value="1" calcext:value-type="float">
            <text:p>1</text:p>
          </table:table-cell>
          <table:table-cell table:formula="of:=1/[.I102]^2" office:value-type="float" office:value="30907.8407188639" calcext:value-type="float">
            <text:p>30907.8407188639</text:p>
          </table:table-cell>
          <table:table-cell table:formula="of:=[.J102]*[.L102]" office:value-type="float" office:value="176583.92040815" calcext:value-type="float">
            <text:p>176583.92040815</text:p>
          </table:table-cell>
          <table:table-cell table:formula="of:=[.J102]^2*[.L102]" office:value-type="float" office:value="1008866.36599239" calcext:value-type="float">
            <text:p>1008866.36599239</text:p>
          </table:table-cell>
          <table:table-cell table:formula="of:=[.J102]^3*[.L102]" office:value-type="float" office:value="5763895.95427577" calcext:value-type="float">
            <text:p>5763895.95427577</text:p>
          </table:table-cell>
          <table:table-cell table:formula="of:=[.J102]^4*[.L102]" office:value-type="float" office:value="32930522.5068502" calcext:value-type="float">
            <text:p>32930522.5068502</text:p>
          </table:table-cell>
          <table:table-cell/>
          <table:table-cell table:formula="of:=[.H102]*[.L102]" office:value-type="float" office:value="32219.0622810596" calcext:value-type="float">
            <text:p>32219.0622810596</text:p>
          </table:table-cell>
          <table:table-cell table:style-name="ce14" table:formula="of:=[.H102]*[.L102]*[.J102]" office:value-type="float" office:value="184075.244246729" calcext:value-type="float">
            <text:p>184075.244246729</text:p>
          </table:table-cell>
          <table:table-cell table:style-name="ce14" table:formula="of:=[.H102]*[.L102]*[.J102]^2" office:value-type="float" office:value="1051666.09905999" calcext:value-type="float">
            <text:p>1051666.09905999</text:p>
          </table:table-cell>
          <table:table-cell/>
          <table:table-cell table:formula="of:=([.$P$138]+[.$P$139]*[.J102]+[.$P$140]*[.J102]^2-[.H102])^2*[.L102]" office:value-type="float" office:value="19.8400629191523" calcext:value-type="float">
            <text:p>19.8400629192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44.2785" calcext:value-type="float">
            <text:p>344.2785</text:p>
          </table:table-cell>
          <table:table-cell office:value-type="float" office:value="1.07676929815332" calcext:value-type="float">
            <text:p>1.0767692982</text:p>
          </table:table-cell>
          <table:table-cell office:value-type="float" office:value="0.00346950076135592" calcext:value-type="float">
            <text:p>0.0034695008</text:p>
          </table:table-cell>
          <table:table-cell table:formula="of:=LN([.G103])" office:value-type="float" office:value="5.841450922853" calcext:value-type="float">
            <text:p>5.8414509229</text:p>
          </table:table-cell>
          <table:table-cell office:value-type="float" office:value="1" calcext:value-type="float">
            <text:p>1</text:p>
          </table:table-cell>
          <table:table-cell table:formula="of:=1/[.I103]^2" office:value-type="float" office:value="83074.1728380979" calcext:value-type="float">
            <text:p>83074.1728380979</text:p>
          </table:table-cell>
          <table:table-cell table:formula="of:=[.J103]*[.L103]" office:value-type="float" office:value="485273.703590357" calcext:value-type="float">
            <text:p>485273.703590357</text:p>
          </table:table-cell>
          <table:table-cell table:formula="of:=[.J103]^2*[.L103]" office:value-type="float" office:value="2834702.52367418" calcext:value-type="float">
            <text:p>2834702.52367418</text:p>
          </table:table-cell>
          <table:table-cell table:formula="of:=[.J103]^3*[.L103]" office:value-type="float" office:value="16558775.6729302" calcext:value-type="float">
            <text:p>16558775.6729302</text:p>
          </table:table-cell>
          <table:table-cell table:formula="of:=[.J103]^4*[.L103]" office:value-type="float" office:value="96727275.4359541" calcext:value-type="float">
            <text:p>96727275.4359541</text:p>
          </table:table-cell>
          <table:table-cell/>
          <table:table-cell table:formula="of:=[.H103]*[.L103]" office:value-type="float" office:value="89451.7187815463" calcext:value-type="float">
            <text:p>89451.7187815463</text:p>
          </table:table-cell>
          <table:table-cell table:style-name="ce14" table:formula="of:=[.H103]*[.L103]*[.J103]" office:value-type="float" office:value="522527.82522725" calcext:value-type="float">
            <text:p>522527.82522725</text:p>
          </table:table-cell>
          <table:table-cell table:style-name="ce14" table:formula="of:=[.H103]*[.L103]*[.J103]^2" office:value-type="float" office:value="3052320.64689009" calcext:value-type="float">
            <text:p>3052320.64689009</text:p>
          </table:table-cell>
          <table:table-cell/>
          <table:table-cell table:formula="of:=([.$P$138]+[.$P$139]*[.J103]+[.$P$140]*[.J103]^2-[.H103])^2*[.L103]" office:value-type="float" office:value="8.13628563585025" calcext:value-type="float">
            <text:p>8.1362856359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56.0129" calcext:value-type="float">
            <text:p>356.0129</text:p>
          </table:table-cell>
          <table:table-cell office:value-type="float" office:value="1.09632678574588" calcext:value-type="float">
            <text:p>1.0963267857</text:p>
          </table:table-cell>
          <table:table-cell office:value-type="float" office:value="0.00267435502209755" calcext:value-type="float">
            <text:p>0.002674355</text:p>
          </table:table-cell>
          <table:table-cell table:formula="of:=LN([.G104])" office:value-type="float" office:value="5.87496696615058" calcext:value-type="float">
            <text:p>5.8749669662</text:p>
          </table:table-cell>
          <table:table-cell office:value-type="float" office:value="1" calcext:value-type="float">
            <text:p>1</text:p>
          </table:table-cell>
          <table:table-cell table:formula="of:=1/[.I104]^2" office:value-type="float" office:value="139817.612148762" calcext:value-type="float">
            <text:p>139817.612148762</text:p>
          </table:table-cell>
          <table:table-cell table:formula="of:=[.J104]*[.L104]" office:value-type="float" office:value="821423.852660029" calcext:value-type="float">
            <text:p>821423.852660029</text:p>
          </table:table-cell>
          <table:table-cell table:formula="of:=[.J104]^2*[.L104]" office:value-type="float" office:value="4825837.99958581" calcext:value-type="float">
            <text:p>4825837.99958581</text:p>
          </table:table-cell>
          <table:table-cell table:formula="of:=[.J104]^3*[.L104]" office:value-type="float" office:value="28351638.8315609" calcext:value-type="float">
            <text:p>28351638.8315609</text:p>
          </table:table-cell>
          <table:table-cell table:formula="of:=[.J104]^4*[.L104]" office:value-type="float" office:value="166564941.571652" calcext:value-type="float">
            <text:p>166564941.571652</text:p>
          </table:table-cell>
          <table:table-cell/>
          <table:table-cell table:formula="of:=[.H104]*[.L104]" office:value-type="float" office:value="153285.793317716" calcext:value-type="float">
            <text:p>153285.793317716</text:p>
          </table:table-cell>
          <table:table-cell table:style-name="ce14" table:formula="of:=[.H104]*[.L104]*[.J104]" office:value-type="float" office:value="900548.972121767" calcext:value-type="float">
            <text:p>900548.972121767</text:p>
          </table:table-cell>
          <table:table-cell table:style-name="ce14" table:formula="of:=[.H104]*[.L104]*[.J104]^2" office:value-type="float" office:value="5290695.46261624" calcext:value-type="float">
            <text:p>5290695.46261624</text:p>
          </table:table-cell>
          <table:table-cell/>
          <table:table-cell table:formula="of:=([.$P$138]+[.$P$139]*[.J104]+[.$P$140]*[.J104]^2-[.H104])^2*[.L104]" office:value-type="float" office:value="2.78228169858092" calcext:value-type="float">
            <text:p>2.7822816986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83.8485" calcext:value-type="float">
            <text:p>383.8485</text:p>
          </table:table-cell>
          <table:table-cell office:value-type="float" office:value="1.00814504527376" calcext:value-type="float">
            <text:p>1.0081450453</text:p>
          </table:table-cell>
          <table:table-cell office:value-type="float" office:value="0.0132477134377019" calcext:value-type="float">
            <text:p>0.0132477134</text:p>
          </table:table-cell>
          <table:table-cell table:formula="of:=LN([.G105])" office:value-type="float" office:value="5.9502479434898" calcext:value-type="float">
            <text:p>5.9502479435</text:p>
          </table:table-cell>
          <table:table-cell office:value-type="float" office:value="1" calcext:value-type="float">
            <text:p>1</text:p>
          </table:table-cell>
          <table:table-cell table:formula="of:=1/[.I105]^2" office:value-type="float" office:value="5697.94364309861" calcext:value-type="float">
            <text:p>5697.9436430986</text:p>
          </table:table-cell>
          <table:table-cell table:formula="of:=[.J105]*[.L105]" office:value-type="float" office:value="33904.1774444683" calcext:value-type="float">
            <text:p>33904.1774444683</text:p>
          </table:table-cell>
          <table:table-cell table:formula="of:=[.J105]^2*[.L105]" office:value-type="float" office:value="201738.262114661" calcext:value-type="float">
            <text:p>201738.262114661</text:p>
          </table:table-cell>
          <table:table-cell table:formula="of:=[.J105]^3*[.L105]" office:value-type="float" office:value="1200392.67927096" calcext:value-type="float">
            <text:p>1200392.67927096</text:p>
          </table:table-cell>
          <table:table-cell table:formula="of:=[.J105]^4*[.L105]" office:value-type="float" office:value="7142634.07121226" calcext:value-type="float">
            <text:p>7142634.07121226</text:p>
          </table:table-cell>
          <table:table-cell/>
          <table:table-cell table:formula="of:=[.H105]*[.L105]" office:value-type="float" office:value="5744.35365203898" calcext:value-type="float">
            <text:p>5744.353652039</text:p>
          </table:table-cell>
          <table:table-cell table:style-name="ce14" table:formula="of:=[.H105]*[.L105]*[.J105]" office:value-type="float" office:value="34180.3285047231" calcext:value-type="float">
            <text:p>34180.3285047231</text:p>
          </table:table-cell>
          <table:table-cell table:style-name="ce14" table:formula="of:=[.H105]*[.L105]*[.J105]^2" office:value-type="float" office:value="203381.429393034" calcext:value-type="float">
            <text:p>203381.429393034</text:p>
          </table:table-cell>
          <table:table-cell/>
          <table:table-cell table:formula="of:=([.$P$138]+[.$P$139]*[.J105]+[.$P$140]*[.J105]^2-[.H105])^2*[.L105]" office:value-type="float" office:value="52.2833789589779" calcext:value-type="float">
            <text:p>52.283378959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443.965" calcext:value-type="float">
            <text:p>443.965</text:p>
          </table:table-cell>
          <table:table-cell office:value-type="float" office:value="1.16323359895755" calcext:value-type="float">
            <text:p>1.163233599</text:p>
          </table:table-cell>
          <table:table-cell office:value-type="float" office:value="0.0151674300144523" calcext:value-type="float">
            <text:p>0.01516743</text:p>
          </table:table-cell>
          <table:table-cell table:formula="of:=LN([.G106])" office:value-type="float" office:value="6.09574573049624" calcext:value-type="float">
            <text:p>6.0957457305</text:p>
          </table:table-cell>
          <table:table-cell office:value-type="float" office:value="1" calcext:value-type="float">
            <text:p>1</text:p>
          </table:table-cell>
          <table:table-cell table:formula="of:=1/[.I106]^2" office:value-type="float" office:value="4346.86347889044" calcext:value-type="float">
            <text:p>4346.8634788904</text:p>
          </table:table-cell>
          <table:table-cell table:formula="of:=[.J106]*[.L106]" office:value-type="float" office:value="26497.3744924964" calcext:value-type="float">
            <text:p>26497.3744924964</text:p>
          </table:table-cell>
          <table:table-cell table:formula="of:=[.J106]^2*[.L106]" office:value-type="float" office:value="161521.257431995" calcext:value-type="float">
            <text:p>161521.257431995</text:p>
          </table:table-cell>
          <table:table-cell table:formula="of:=[.J106]^3*[.L106]" office:value-type="float" office:value="984592.515375468" calcext:value-type="float">
            <text:p>984592.515375468</text:p>
          </table:table-cell>
          <table:table-cell table:formula="of:=[.J106]^4*[.L106]" office:value-type="float" office:value="6001825.62187856" calcext:value-type="float">
            <text:p>6001825.62187856</text:p>
          </table:table-cell>
          <table:table-cell/>
          <table:table-cell table:formula="of:=[.H106]*[.L106]" office:value-type="float" office:value="5056.41764872686" calcext:value-type="float">
            <text:p>5056.4176487269</text:p>
          </table:table-cell>
          <table:table-cell table:style-name="ce14" table:formula="of:=[.H106]*[.L106]*[.J106]" office:value-type="float" office:value="30822.6362938326" calcext:value-type="float">
            <text:p>30822.6362938326</text:p>
          </table:table-cell>
          <table:table-cell table:style-name="ce14" table:formula="of:=[.H106]*[.L106]*[.J106]^2" office:value-type="float" office:value="187886.953590769" calcext:value-type="float">
            <text:p>187886.953590769</text:p>
          </table:table-cell>
          <table:table-cell/>
          <table:table-cell table:formula="of:=([.$P$138]+[.$P$139]*[.J106]+[.$P$140]*[.J106]^2-[.H106])^2*[.L106]" office:value-type="float" office:value="5.15668731554793" calcext:value-type="float">
            <text:p>5.1566873155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778.9045" calcext:value-type="float">
            <text:p>778.9045</text:p>
          </table:table-cell>
          <table:table-cell office:value-type="float" office:value="1.31321618891714" calcext:value-type="float">
            <text:p>1.3132161889</text:p>
          </table:table-cell>
          <table:table-cell office:value-type="float" office:value="0.00798960953713972" calcext:value-type="float">
            <text:p>0.0079896095</text:p>
          </table:table-cell>
          <table:table-cell table:formula="of:=LN([.G107])" office:value-type="float" office:value="6.65788844528757" calcext:value-type="float">
            <text:p>6.6578884453</text:p>
          </table:table-cell>
          <table:table-cell office:value-type="float" office:value="1" calcext:value-type="float">
            <text:p>1</text:p>
          </table:table-cell>
          <table:table-cell table:formula="of:=1/[.I107]^2" office:value-type="float" office:value="15665.66695623" calcext:value-type="float">
            <text:p>15665.66695623</text:p>
          </table:table-cell>
          <table:table-cell table:formula="of:=[.J107]*[.L107]" office:value-type="float" office:value="104300.263015607" calcext:value-type="float">
            <text:p>104300.263015607</text:p>
          </table:table-cell>
          <table:table-cell table:formula="of:=[.J107]^2*[.L107]" office:value-type="float" office:value="694419.515972063" calcext:value-type="float">
            <text:p>694419.515972063</text:p>
          </table:table-cell>
          <table:table-cell table:formula="of:=[.J107]^3*[.L107]" office:value-type="float" office:value="4623367.67157258" calcext:value-type="float">
            <text:p>4623367.67157258</text:p>
          </table:table-cell>
          <table:table-cell table:formula="of:=[.J107]^4*[.L107]" office:value-type="float" office:value="30781866.1988792" calcext:value-type="float">
            <text:p>30781866.1988792</text:p>
          </table:table-cell>
          <table:table-cell/>
          <table:table-cell table:formula="of:=[.H107]*[.L107]" office:value-type="float" office:value="20572.4074571055" calcext:value-type="float">
            <text:p>20572.4074571055</text:p>
          </table:table-cell>
          <table:table-cell table:style-name="ce14" table:formula="of:=[.H107]*[.L107]*[.J107]" office:value-type="float" office:value="136968.79390041" calcext:value-type="float">
            <text:p>136968.79390041</text:p>
          </table:table-cell>
          <table:table-cell table:style-name="ce14" table:formula="of:=[.H107]*[.L107]*[.J107]^2" office:value-type="float" office:value="911922.950274517" calcext:value-type="float">
            <text:p>911922.950274517</text:p>
          </table:table-cell>
          <table:table-cell/>
          <table:table-cell table:formula="of:=([.$P$138]+[.$P$139]*[.J107]+[.$P$140]*[.J107]^2-[.H107])^2*[.L107]" office:value-type="float" office:value="75.6152402485083" calcext:value-type="float">
            <text:p>75.6152402485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846.51" calcext:value-type="float">
            <text:p>846.51</text:p>
          </table:table-cell>
          <table:table-cell office:value-type="float" office:value="1.32937570811731" calcext:value-type="float">
            <text:p>1.3293757081</text:p>
          </table:table-cell>
          <table:table-cell office:value-type="float" office:value="0.00593811377994252" calcext:value-type="float">
            <text:p>0.0059381138</text:p>
          </table:table-cell>
          <table:table-cell table:formula="of:=LN([.G108])" office:value-type="float" office:value="6.7411220148525" calcext:value-type="float">
            <text:p>6.7411220149</text:p>
          </table:table-cell>
          <table:table-cell office:value-type="float" office:value="1" calcext:value-type="float">
            <text:p>1</text:p>
          </table:table-cell>
          <table:table-cell table:formula="of:=1/[.I108]^2" office:value-type="float" office:value="28359.7873675572" calcext:value-type="float">
            <text:p>28359.7873675572</text:p>
          </table:table-cell>
          <table:table-cell table:formula="of:=[.J108]*[.L108]" office:value-type="float" office:value="191176.786959975" calcext:value-type="float">
            <text:p>191176.786959975</text:p>
          </table:table-cell>
          <table:table-cell table:formula="of:=[.J108]^2*[.L108]" office:value-type="float" office:value="1288746.04730466" calcext:value-type="float">
            <text:p>1288746.04730466</text:p>
          </table:table-cell>
          <table:table-cell table:formula="of:=[.J108]^3*[.L108]" office:value-type="float" office:value="8687594.35103955" calcext:value-type="float">
            <text:p>8687594.35103955</text:p>
          </table:table-cell>
          <table:table-cell table:formula="of:=[.J108]^4*[.L108]" office:value-type="float" office:value="58564133.5359009" calcext:value-type="float">
            <text:p>58564133.5359009</text:p>
          </table:table-cell>
          <table:table-cell/>
          <table:table-cell table:formula="of:=[.H108]*[.L108]" office:value-type="float" office:value="37700.8124138026" calcext:value-type="float">
            <text:p>37700.8124138026</text:p>
          </table:table-cell>
          <table:table-cell table:style-name="ce14" table:formula="of:=[.H108]*[.L108]*[.J108]" office:value-type="float" office:value="254145.776540509" calcext:value-type="float">
            <text:p>254145.776540509</text:p>
          </table:table-cell>
          <table:table-cell table:style-name="ce14" table:formula="of:=[.H108]*[.L108]*[.J108]^2" office:value-type="float" office:value="1713227.68921901" calcext:value-type="float">
            <text:p>1713227.68921901</text:p>
          </table:table-cell>
          <table:table-cell/>
          <table:table-cell table:formula="of:=([.$P$138]+[.$P$139]*[.J108]+[.$P$140]*[.J108]^2-[.H108])^2*[.L108]" office:value-type="float" office:value="123.759483227767" calcext:value-type="float">
            <text:p>123.7594832278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867.38" calcext:value-type="float">
            <text:p>867.38</text:p>
          </table:table-cell>
          <table:table-cell office:value-type="float" office:value="1.28184080313474" calcext:value-type="float">
            <text:p>1.2818408031</text:p>
          </table:table-cell>
          <table:table-cell office:value-type="float" office:value="0.0168549615694978" calcext:value-type="float">
            <text:p>0.0168549616</text:p>
          </table:table-cell>
          <table:table-cell table:formula="of:=LN([.G109])" office:value-type="float" office:value="6.76547717372248" calcext:value-type="float">
            <text:p>6.7654771737</text:p>
          </table:table-cell>
          <table:table-cell office:value-type="float" office:value="1" calcext:value-type="float">
            <text:p>1</text:p>
          </table:table-cell>
          <table:table-cell table:formula="of:=1/[.I109]^2" office:value-type="float" office:value="3520.0146155493" calcext:value-type="float">
            <text:p>3520.0146155493</text:p>
          </table:table-cell>
          <table:table-cell table:formula="of:=[.J109]*[.L109]" office:value-type="float" office:value="23814.5785326683" calcext:value-type="float">
            <text:p>23814.5785326683</text:p>
          </table:table-cell>
          <table:table-cell table:formula="of:=[.J109]^2*[.L109]" office:value-type="float" office:value="161116.987464589" calcext:value-type="float">
            <text:p>161116.987464589</text:p>
          </table:table-cell>
          <table:table-cell table:formula="of:=[.J109]^3*[.L109]" office:value-type="float" office:value="1090033.30099061" calcext:value-type="float">
            <text:p>1090033.30099061</text:p>
          </table:table-cell>
          <table:table-cell table:formula="of:=[.J109]^4*[.L109]" office:value-type="float" office:value="7374595.41644932" calcext:value-type="float">
            <text:p>7374595.41644932</text:p>
          </table:table-cell>
          <table:table-cell/>
          <table:table-cell table:formula="of:=[.H109]*[.L109]" office:value-type="float" office:value="4512.09836184174" calcext:value-type="float">
            <text:p>4512.0983618417</text:p>
          </table:table-cell>
          <table:table-cell table:style-name="ce14" table:formula="of:=[.H109]*[.L109]*[.J109]" office:value-type="float" office:value="30526.4984726309" calcext:value-type="float">
            <text:p>30526.4984726309</text:p>
          </table:table-cell>
          <table:table-cell table:style-name="ce14" table:formula="of:=[.H109]*[.L109]*[.J109]^2" office:value-type="float" office:value="206526.328610259" calcext:value-type="float">
            <text:p>206526.328610259</text:p>
          </table:table-cell>
          <table:table-cell/>
          <table:table-cell table:formula="of:=([.$P$138]+[.$P$139]*[.J109]+[.$P$140]*[.J109]^2-[.H109])^2*[.L109]" office:value-type="float" office:value="0.565285953749823" calcext:value-type="float">
            <text:p>0.5652859537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964.057" calcext:value-type="float">
            <text:p>964.057</text:p>
          </table:table-cell>
          <table:table-cell office:value-type="float" office:value="1.3529797975317" calcext:value-type="float">
            <text:p>1.3529797975</text:p>
          </table:table-cell>
          <table:table-cell office:value-type="float" office:value="0.007840998915096" calcext:value-type="float">
            <text:p>0.0078409989</text:p>
          </table:table-cell>
          <table:table-cell table:formula="of:=LN([.G110])" office:value-type="float" office:value="6.87115042149322" calcext:value-type="float">
            <text:p>6.8711504215</text:p>
          </table:table-cell>
          <table:table-cell office:value-type="float" office:value="1" calcext:value-type="float">
            <text:p>1</text:p>
          </table:table-cell>
          <table:table-cell table:formula="of:=1/[.I110]^2" office:value-type="float" office:value="16265.1177799302" calcext:value-type="float">
            <text:p>16265.1177799302</text:p>
          </table:table-cell>
          <table:table-cell table:formula="of:=[.J110]*[.L110]" office:value-type="float" office:value="111760.070889204" calcext:value-type="float">
            <text:p>111760.070889204</text:p>
          </table:table-cell>
          <table:table-cell table:formula="of:=[.J110]^2*[.L110]" office:value-type="float" office:value="767920.258196469" calcext:value-type="float">
            <text:p>767920.258196469</text:p>
          </table:table-cell>
          <table:table-cell table:formula="of:=[.J110]^3*[.L110]" office:value-type="float" office:value="5276495.60577985" calcext:value-type="float">
            <text:p>5276495.60577985</text:p>
          </table:table-cell>
          <table:table-cell table:formula="of:=[.J110]^4*[.L110]" office:value-type="float" office:value="36255595.0056614" calcext:value-type="float">
            <text:p>36255595.0056614</text:p>
          </table:table-cell>
          <table:table-cell/>
          <table:table-cell table:formula="of:=[.H110]*[.L110]" office:value-type="float" office:value="22006.3757607192" calcext:value-type="float">
            <text:p>22006.3757607192</text:p>
          </table:table-cell>
          <table:table-cell table:style-name="ce14" table:formula="of:=[.H110]*[.L110]*[.J110]" office:value-type="float" office:value="151209.118083804" calcext:value-type="float">
            <text:p>151209.118083804</text:p>
          </table:table-cell>
          <table:table-cell table:style-name="ce14" table:formula="of:=[.H110]*[.L110]*[.J110]^2" office:value-type="float" office:value="1038980.59545515" calcext:value-type="float">
            <text:p>1038980.59545515</text:p>
          </table:table-cell>
          <table:table-cell/>
          <table:table-cell table:formula="of:=([.$P$138]+[.$P$139]*[.J110]+[.$P$140]*[.J110]^2-[.H110])^2*[.L110]" office:value-type="float" office:value="54.2732625018323" calcext:value-type="float">
            <text:p>54.2732625018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037.843" calcext:value-type="float">
            <text:p>1037.843</text:p>
          </table:table-cell>
          <table:table-cell office:value-type="float" office:value="1.354736490994" calcext:value-type="float">
            <text:p>1.354736491</text:p>
          </table:table-cell>
          <table:table-cell office:value-type="float" office:value="0.0214489522738411" calcext:value-type="float">
            <text:p>0.0214489523</text:p>
          </table:table-cell>
          <table:table-cell table:formula="of:=LN([.G111])" office:value-type="float" office:value="6.94489979987756" calcext:value-type="float">
            <text:p>6.9448997999</text:p>
          </table:table-cell>
          <table:table-cell office:value-type="float" office:value="1" calcext:value-type="float">
            <text:p>1</text:p>
          </table:table-cell>
          <table:table-cell table:formula="of:=1/[.I111]^2" office:value-type="float" office:value="2173.64108485115" calcext:value-type="float">
            <text:p>2173.6410848512</text:p>
          </table:table-cell>
          <table:table-cell table:formula="of:=[.J111]*[.L111]" office:value-type="float" office:value="15095.7195351884" calcext:value-type="float">
            <text:p>15095.7195351884</text:p>
          </table:table-cell>
          <table:table-cell table:formula="of:=[.J111]^2*[.L111]" office:value-type="float" office:value="104838.259578938" calcext:value-type="float">
            <text:p>104838.259578938</text:p>
          </table:table-cell>
          <table:table-cell table:formula="of:=[.J111]^3*[.L111]" office:value-type="float" office:value="728091.207969275" calcext:value-type="float">
            <text:p>728091.207969275</text:p>
          </table:table-cell>
          <table:table-cell table:formula="of:=[.J111]^4*[.L111]" office:value-type="float" office:value="5056520.48451843" calcext:value-type="float">
            <text:p>5056520.48451843</text:p>
          </table:table-cell>
          <table:table-cell/>
          <table:table-cell table:formula="of:=[.H111]*[.L111]" office:value-type="float" office:value="2944.71089597164" calcext:value-type="float">
            <text:p>2944.7108959716</text:p>
          </table:table-cell>
          <table:table-cell table:style-name="ce14" table:formula="of:=[.H111]*[.L111]*[.J111]" office:value-type="float" office:value="20450.7221121307" calcext:value-type="float">
            <text:p>20450.7221121307</text:p>
          </table:table-cell>
          <table:table-cell table:style-name="ce14" table:formula="of:=[.H111]*[.L111]*[.J111]^2" office:value-type="float" office:value="142028.215903888" calcext:value-type="float">
            <text:p>142028.215903888</text:p>
          </table:table-cell>
          <table:table-cell/>
          <table:table-cell table:formula="of:=([.$P$138]+[.$P$139]*[.J111]+[.$P$140]*[.J111]^2-[.H111])^2*[.L111]" office:value-type="float" office:value="3.60316452468874" calcext:value-type="float">
            <text:p>3.6031645247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112.069" calcext:value-type="float">
            <text:p>1112.069</text:p>
          </table:table-cell>
          <table:table-cell office:value-type="float" office:value="1.35200049394912" calcext:value-type="float">
            <text:p>1.3520004939</text:p>
          </table:table-cell>
          <table:table-cell office:value-type="float" office:value="0.00870487264814571" calcext:value-type="float">
            <text:p>0.0087048726</text:p>
          </table:table-cell>
          <table:table-cell table:formula="of:=LN([.G112])" office:value-type="float" office:value="7.0139775232452" calcext:value-type="float">
            <text:p>7.0139775232</text:p>
          </table:table-cell>
          <table:table-cell office:value-type="float" office:value="1" calcext:value-type="float">
            <text:p>1</text:p>
          </table:table-cell>
          <table:table-cell table:formula="of:=1/[.I112]^2" office:value-type="float" office:value="13196.9981681737" calcext:value-type="float">
            <text:p>13196.9981681737</text:p>
          </table:table-cell>
          <table:table-cell table:formula="of:=[.J112]*[.L112]" office:value-type="float" office:value="92563.4485258784" calcext:value-type="float">
            <text:p>92563.4485258784</text:p>
          </table:table-cell>
          <table:table-cell table:formula="of:=[.J112]^2*[.L112]" office:value-type="float" office:value="649237.947434575" calcext:value-type="float">
            <text:p>649237.947434575</text:p>
          </table:table-cell>
          <table:table-cell table:formula="of:=[.J112]^3*[.L112]" office:value-type="float" office:value="4553740.37054396" calcext:value-type="float">
            <text:p>4553740.37054396</text:p>
          </table:table-cell>
          <table:table-cell table:formula="of:=[.J112]^4*[.L112]" office:value-type="float" office:value="31939832.6056896" calcext:value-type="float">
            <text:p>31939832.6056896</text:p>
          </table:table-cell>
          <table:table-cell/>
          <table:table-cell table:formula="of:=[.H112]*[.L112]" office:value-type="float" office:value="17842.3480420165" calcext:value-type="float">
            <text:p>17842.3480420165</text:p>
          </table:table-cell>
          <table:table-cell table:style-name="ce14" table:formula="of:=[.H112]*[.L112]*[.J112]" office:value-type="float" office:value="125145.828128622" calcext:value-type="float">
            <text:p>125145.828128622</text:p>
          </table:table-cell>
          <table:table-cell table:style-name="ce14" table:formula="of:=[.H112]*[.L112]*[.J112]^2" office:value-type="float" office:value="877770.025622058" calcext:value-type="float">
            <text:p>877770.025622058</text:p>
          </table:table-cell>
          <table:table-cell/>
          <table:table-cell table:formula="of:=([.$P$138]+[.$P$139]*[.J112]+[.$P$140]*[.J112]^2-[.H112])^2*[.L112]" office:value-type="float" office:value="5.22261324123233" calcext:value-type="float">
            <text:p>5.2226132412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212.948" calcext:value-type="float">
            <text:p>1212.948</text:p>
          </table:table-cell>
          <table:table-cell office:value-type="float" office:value="1.39387144992526" calcext:value-type="float">
            <text:p>1.3938714499</text:p>
          </table:table-cell>
          <table:table-cell office:value-type="float" office:value="0.0364262945549693" calcext:value-type="float">
            <text:p>0.0364262946</text:p>
          </table:table-cell>
          <table:table-cell table:formula="of:=LN([.G113])" office:value-type="float" office:value="7.10080903910512" calcext:value-type="float">
            <text:p>7.1008090391</text:p>
          </table:table-cell>
          <table:table-cell office:value-type="float" office:value="1" calcext:value-type="float">
            <text:p>1</text:p>
          </table:table-cell>
          <table:table-cell table:formula="of:=1/[.I113]^2" office:value-type="float" office:value="753.650531499369" calcext:value-type="float">
            <text:p>753.6505314994</text:p>
          </table:table-cell>
          <table:table-cell table:formula="of:=[.J113]*[.L113]" office:value-type="float" office:value="5351.5285063971" calcext:value-type="float">
            <text:p>5351.5285063971</text:p>
          </table:table-cell>
          <table:table-cell table:formula="of:=[.J113]^2*[.L113]" office:value-type="float" office:value="38000.1819912532" calcext:value-type="float">
            <text:p>38000.1819912532</text:p>
          </table:table-cell>
          <table:table-cell table:formula="of:=[.J113]^3*[.L113]" office:value-type="float" office:value="269832.035771131" calcext:value-type="float">
            <text:p>269832.035771131</text:p>
          </table:table-cell>
          <table:table-cell table:formula="of:=[.J113]^4*[.L113]" office:value-type="float" office:value="1916025.75864378" calcext:value-type="float">
            <text:p>1916025.75864378</text:p>
          </table:table-cell>
          <table:table-cell/>
          <table:table-cell table:formula="of:=[.H113]*[.L113]" office:value-type="float" office:value="1050.49195907797" calcext:value-type="float">
            <text:p>1050.491959078</text:p>
          </table:table-cell>
          <table:table-cell table:style-name="ce14" table:formula="of:=[.H113]*[.L113]*[.J113]" office:value-type="float" office:value="7459.34279852809" calcext:value-type="float">
            <text:p>7459.3427985281</text:p>
          </table:table-cell>
          <table:table-cell table:style-name="ce14" table:formula="of:=[.H113]*[.L113]*[.J113]^2" office:value-type="float" office:value="52967.3687695719" calcext:value-type="float">
            <text:p>52967.3687695719</text:p>
          </table:table-cell>
          <table:table-cell/>
          <table:table-cell table:formula="of:=([.$P$138]+[.$P$139]*[.J113]+[.$P$140]*[.J113]^2-[.H113])^2*[.L113]" office:value-type="float" office:value="1.11055813712774" calcext:value-type="float">
            <text:p>1.1105581371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238.288" calcext:value-type="float">
            <text:p>1238.288</text:p>
          </table:table-cell>
          <table:table-cell office:value-type="float" office:value="1.36695326384553" calcext:value-type="float">
            <text:p>1.3669532638</text:p>
          </table:table-cell>
          <table:table-cell office:value-type="float" office:value="0.0084000329852741" calcext:value-type="float">
            <text:p>0.008400033</text:p>
          </table:table-cell>
          <table:table-cell table:formula="of:=LN([.G114])" office:value-type="float" office:value="7.1214850594691" calcext:value-type="float">
            <text:p>7.1214850595</text:p>
          </table:table-cell>
          <table:table-cell office:value-type="float" office:value="1" calcext:value-type="float">
            <text:p>1</text:p>
          </table:table-cell>
          <table:table-cell table:formula="of:=1/[.I114]^2" office:value-type="float" office:value="14172.2242971878" calcext:value-type="float">
            <text:p>14172.2242971878</text:p>
          </table:table-cell>
          <table:table-cell table:formula="of:=[.J114]*[.L114]" office:value-type="float" office:value="100927.283591868" calcext:value-type="float">
            <text:p>100927.283591868</text:p>
          </table:table-cell>
          <table:table-cell table:formula="of:=[.J114]^2*[.L114]" office:value-type="float" office:value="718752.142192286" calcext:value-type="float">
            <text:p>718752.142192286</text:p>
          </table:table-cell>
          <table:table-cell table:formula="of:=[.J114]^3*[.L114]" office:value-type="float" office:value="5118582.64208378" calcext:value-type="float">
            <text:p>5118582.64208378</text:p>
          </table:table-cell>
          <table:table-cell table:formula="of:=[.J114]^4*[.L114]" office:value-type="float" office:value="36451909.8112575" calcext:value-type="float">
            <text:p>36451909.8112575</text:p>
          </table:table-cell>
          <table:table-cell/>
          <table:table-cell table:formula="of:=[.H114]*[.L114]" office:value-type="float" office:value="19372.7682589917" calcext:value-type="float">
            <text:p>19372.7682589917</text:p>
          </table:table-cell>
          <table:table-cell table:style-name="ce14" table:formula="of:=[.H114]*[.L114]*[.J114]" office:value-type="float" office:value="137962.879716967" calcext:value-type="float">
            <text:p>137962.879716967</text:p>
          </table:table-cell>
          <table:table-cell table:style-name="ce14" table:formula="of:=[.H114]*[.L114]*[.J114]^2" office:value-type="float" office:value="982500.586665712" calcext:value-type="float">
            <text:p>982500.586665712</text:p>
          </table:table-cell>
          <table:table-cell/>
          <table:table-cell table:formula="of:=([.$P$138]+[.$P$139]*[.J114]+[.$P$140]*[.J114]^2-[.H114])^2*[.L114]" office:value-type="float" office:value="0.476219180466007" calcext:value-type="float">
            <text:p>0.4762191805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299.142" calcext:value-type="float">
            <text:p>1299.142</text:p>
          </table:table-cell>
          <table:table-cell office:value-type="float" office:value="1.40681660556822" calcext:value-type="float">
            <text:p>1.4068166056</text:p>
          </table:table-cell>
          <table:table-cell office:value-type="float" office:value="0.0383784511757964" calcext:value-type="float">
            <text:p>0.0383784512</text:p>
          </table:table-cell>
          <table:table-cell table:formula="of:=LN([.G115])" office:value-type="float" office:value="7.16945932555375" calcext:value-type="float">
            <text:p>7.1694593256</text:p>
          </table:table-cell>
          <table:table-cell office:value-type="float" office:value="1" calcext:value-type="float">
            <text:p>1</text:p>
          </table:table-cell>
          <table:table-cell table:formula="of:=1/[.I115]^2" office:value-type="float" office:value="678.930175799903" calcext:value-type="float">
            <text:p>678.9301757999</text:p>
          </table:table-cell>
          <table:table-cell table:formula="of:=[.J115]*[.L115]" office:value-type="float" office:value="4867.56228028846" calcext:value-type="float">
            <text:p>4867.5622802885</text:p>
          </table:table-cell>
          <table:table-cell table:formula="of:=[.J115]^2*[.L115]" office:value-type="float" office:value="34897.7897831278" calcext:value-type="float">
            <text:p>34897.7897831278</text:p>
          </table:table-cell>
          <table:table-cell table:formula="of:=[.J115]^3*[.L115]" office:value-type="float" office:value="250198.28440186" calcext:value-type="float">
            <text:p>250198.28440186</text:p>
          </table:table-cell>
          <table:table-cell table:formula="of:=[.J115]^4*[.L115]" office:value-type="float" office:value="1793786.42334246" calcext:value-type="float">
            <text:p>1793786.42334246</text:p>
          </table:table-cell>
          <table:table-cell/>
          <table:table-cell table:formula="of:=[.H115]*[.L115]" office:value-type="float" office:value="955.130245336655" calcext:value-type="float">
            <text:p>955.1302453367</text:p>
          </table:table-cell>
          <table:table-cell table:style-name="ce14" table:formula="of:=[.H115]*[.L115]*[.J115]" office:value-type="float" office:value="6847.76744454732" calcext:value-type="float">
            <text:p>6847.7674445473</text:p>
          </table:table-cell>
          <table:table-cell table:style-name="ce14" table:formula="of:=[.H115]*[.L115]*[.J115]^2" office:value-type="float" office:value="49094.7901645331" calcext:value-type="float">
            <text:p>49094.7901645331</text:p>
          </table:table-cell>
          <table:table-cell/>
          <table:table-cell table:formula="of:=([.$P$138]+[.$P$139]*[.J115]+[.$P$140]*[.J115]^2-[.H115])^2*[.L115]" office:value-type="float" office:value="0.710179114250995" calcext:value-type="float">
            <text:p>0.7101791143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360.212" calcext:value-type="float">
            <text:p>1360.212</text:p>
          </table:table-cell>
          <table:table-cell office:value-type="float" office:value="1.37126834900214" calcext:value-type="float">
            <text:p>1.371268349</text:p>
          </table:table-cell>
          <table:table-cell office:value-type="float" office:value="0.0485080686056675" calcext:value-type="float">
            <text:p>0.0485080686</text:p>
          </table:table-cell>
          <table:table-cell table:formula="of:=LN([.G116])" office:value-type="float" office:value="7.21539584893465" calcext:value-type="float">
            <text:p>7.2153958489</text:p>
          </table:table-cell>
          <table:table-cell office:value-type="float" office:value="1" calcext:value-type="float">
            <text:p>1</text:p>
          </table:table-cell>
          <table:table-cell table:formula="of:=1/[.I116]^2" office:value-type="float" office:value="424.983465619992" calcext:value-type="float">
            <text:p>424.98346562</text:p>
          </table:table-cell>
          <table:table-cell table:formula="of:=[.J116]*[.L116]" office:value-type="float" office:value="3066.42393370035" calcext:value-type="float">
            <text:p>3066.4239337004</text:p>
          </table:table-cell>
          <table:table-cell table:formula="of:=[.J116]^2*[.L116]" office:value-type="float" office:value="22125.4625222954" calcext:value-type="float">
            <text:p>22125.4625222954</text:p>
          </table:table-cell>
          <table:table-cell table:formula="of:=[.J116]^3*[.L116]" office:value-type="float" office:value="159643.970439129" calcext:value-type="float">
            <text:p>159643.970439129</text:p>
          </table:table-cell>
          <table:table-cell table:formula="of:=[.J116]^4*[.L116]" office:value-type="float" office:value="1151894.44161394" calcext:value-type="float">
            <text:p>1151894.44161394</text:p>
          </table:table-cell>
          <table:table-cell/>
          <table:table-cell table:formula="of:=[.H116]*[.L116]" office:value-type="float" office:value="582.766375253934" calcext:value-type="float">
            <text:p>582.7663752539</text:p>
          </table:table-cell>
          <table:table-cell table:style-name="ce14" table:formula="of:=[.H116]*[.L116]*[.J116]" office:value-type="float" office:value="4204.89008490593" calcext:value-type="float">
            <text:p>4204.8900849059</text:p>
          </table:table-cell>
          <table:table-cell table:style-name="ce14" table:formula="of:=[.H116]*[.L116]*[.J116]^2" office:value-type="float" office:value="30339.9464638567" calcext:value-type="float">
            <text:p>30339.9464638567</text:p>
          </table:table-cell>
          <table:table-cell/>
          <table:table-cell table:formula="of:=([.$P$138]+[.$P$139]*[.J116]+[.$P$140]*[.J116]^2-[.H116])^2*[.L116]" office:value-type="float" office:value="0.11102608483946" calcext:value-type="float">
            <text:p>0.1110260848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408.006" calcext:value-type="float">
            <text:p>1408.006</text:p>
          </table:table-cell>
          <table:table-cell office:value-type="float" office:value="1.39934058016415" calcext:value-type="float">
            <text:p>1.3993405802</text:p>
          </table:table-cell>
          <table:table-cell office:value-type="float" office:value="0.00731824382411263" calcext:value-type="float">
            <text:p>0.0073182438</text:p>
          </table:table-cell>
          <table:table-cell table:formula="of:=LN([.G117])" office:value-type="float" office:value="7.24992979807255" calcext:value-type="float">
            <text:p>7.2499297981</text:p>
          </table:table-cell>
          <table:table-cell office:value-type="float" office:value="1" calcext:value-type="float">
            <text:p>1</text:p>
          </table:table-cell>
          <table:table-cell table:formula="of:=1/[.I117]^2" office:value-type="float" office:value="18671.8027227209" calcext:value-type="float">
            <text:p>18671.8027227209</text:p>
          </table:table-cell>
          <table:table-cell table:formula="of:=[.J117]*[.L117]" office:value-type="float" office:value="135369.258943187" calcext:value-type="float">
            <text:p>135369.258943187</text:p>
          </table:table-cell>
          <table:table-cell table:formula="of:=[.J117]^2*[.L117]" office:value-type="float" office:value="981417.624155207" calcext:value-type="float">
            <text:p>981417.624155207</text:p>
          </table:table-cell>
          <table:table-cell table:formula="of:=[.J117]^3*[.L117]" office:value-type="float" office:value="7115208.8777164" calcext:value-type="float">
            <text:p>7115208.8777164</text:p>
          </table:table-cell>
          <table:table-cell table:formula="of:=[.J117]^4*[.L117]" office:value-type="float" office:value="51584764.8620664" calcext:value-type="float">
            <text:p>51584764.8620664</text:p>
          </table:table-cell>
          <table:table-cell/>
          <table:table-cell table:formula="of:=[.H117]*[.L117]" office:value-type="float" office:value="26128.2112547229" calcext:value-type="float">
            <text:p>26128.2112547229</text:p>
          </table:table-cell>
          <table:table-cell table:style-name="ce14" table:formula="of:=[.H117]*[.L117]*[.J117]" office:value-type="float" office:value="189427.69734595" calcext:value-type="float">
            <text:p>189427.69734595</text:p>
          </table:table-cell>
          <table:table-cell table:style-name="ce14" table:formula="of:=[.H117]*[.L117]*[.J117]^2" office:value-type="float" office:value="1373337.50756867" calcext:value-type="float">
            <text:p>1373337.50756867</text:p>
          </table:table-cell>
          <table:table-cell/>
          <table:table-cell table:formula="of:=([.$P$138]+[.$P$139]*[.J117]+[.$P$140]*[.J117]^2-[.H117])^2*[.L117]" office:value-type="float" office:value="0.0773964136455153" calcext:value-type="float">
            <text:p>0.0773964136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2015.215" calcext:value-type="float">
            <text:p>2015.215</text:p>
          </table:table-cell>
          <table:table-cell office:value-type="float" office:value="1.48629504157684" calcext:value-type="float">
            <text:p>1.4862950416</text:p>
          </table:table-cell>
          <table:table-cell office:value-type="float" office:value="0.0454689486752264" calcext:value-type="float">
            <text:p>0.0454689487</text:p>
          </table:table-cell>
          <table:table-cell table:formula="of:=LN([.G118])" office:value-type="float" office:value="7.60848116844063" calcext:value-type="float">
            <text:p>7.6084811684</text:p>
          </table:table-cell>
          <table:table-cell office:value-type="float" office:value="1" calcext:value-type="float">
            <text:p>1</text:p>
          </table:table-cell>
          <table:table-cell table:formula="of:=1/[.I118]^2" office:value-type="float" office:value="483.693414741973" calcext:value-type="float">
            <text:p>483.693414742</text:p>
          </table:table-cell>
          <table:table-cell table:formula="of:=[.J118]*[.L118]" office:value-type="float" office:value="3680.17223736304" calcext:value-type="float">
            <text:p>3680.1722373631</text:p>
          </table:table-cell>
          <table:table-cell table:formula="of:=[.J118]^2*[.L118]" office:value-type="float" office:value="28000.5211645947" calcext:value-type="float">
            <text:p>28000.5211645947</text:p>
          </table:table-cell>
          <table:table-cell table:formula="of:=[.J118]^3*[.L118]" office:value-type="float" office:value="213041.437987342" calcext:value-type="float">
            <text:p>213041.437987342</text:p>
          </table:table-cell>
          <table:table-cell table:formula="of:=[.J118]^4*[.L118]" office:value-type="float" office:value="1620921.76902421" calcext:value-type="float">
            <text:p>1620921.76902421</text:p>
          </table:table-cell>
          <table:table-cell/>
          <table:table-cell table:formula="of:=[.H118]*[.L118]" office:value-type="float" office:value="718.911123974364" calcext:value-type="float">
            <text:p>718.9111239744</text:p>
          </table:table-cell>
          <table:table-cell table:style-name="ce14" table:formula="of:=[.H118]*[.L118]*[.J118]" office:value-type="float" office:value="5469.82174854143" calcext:value-type="float">
            <text:p>5469.8217485414</text:p>
          </table:table-cell>
          <table:table-cell table:style-name="ce14" table:formula="of:=[.H118]*[.L118]*[.J118]^2" office:value-type="float" office:value="41617.0357685045" calcext:value-type="float">
            <text:p>41617.0357685045</text:p>
          </table:table-cell>
          <table:table-cell/>
          <table:table-cell table:formula="of:=([.$P$138]+[.$P$139]*[.J118]+[.$P$140]*[.J118]^2-[.H118])^2*[.L118]" office:value-type="float" office:value="0.19778237044348" calcext:value-type="float">
            <text:p>0.1977823704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2034.791" calcext:value-type="float">
            <text:p>2034.791</text:p>
          </table:table-cell>
          <table:table-cell office:value-type="float" office:value="1.46020593579649" calcext:value-type="float">
            <text:p>1.4602059358</text:p>
          </table:table-cell>
          <table:table-cell office:value-type="float" office:value="0.0317353818966878" calcext:value-type="float">
            <text:p>0.0317353819</text:p>
          </table:table-cell>
          <table:table-cell table:formula="of:=LN([.G119])" office:value-type="float" office:value="7.61814838989971" calcext:value-type="float">
            <text:p>7.6181483899</text:p>
          </table:table-cell>
          <table:table-cell office:value-type="float" office:value="1" calcext:value-type="float">
            <text:p>1</text:p>
          </table:table-cell>
          <table:table-cell table:formula="of:=1/[.I119]^2" office:value-type="float" office:value="992.916075873948" calcext:value-type="float">
            <text:p>992.9160758739</text:p>
          </table:table-cell>
          <table:table-cell table:formula="of:=[.J119]*[.L119]" office:value-type="float" office:value="7564.18200472465" calcext:value-type="float">
            <text:p>7564.1820047247</text:p>
          </table:table-cell>
          <table:table-cell table:formula="of:=[.J119]^2*[.L119]" office:value-type="float" office:value="57625.0609602015" calcext:value-type="float">
            <text:p>57625.0609602015</text:p>
          </table:table-cell>
          <table:table-cell table:formula="of:=[.J119]^3*[.L119]" office:value-type="float" office:value="438996.265371831" calcext:value-type="float">
            <text:p>438996.265371831</text:p>
          </table:table-cell>
          <table:table-cell table:formula="of:=[.J119]^4*[.L119]" office:value-type="float" office:value="3344338.6922144" calcext:value-type="float">
            <text:p>3344338.6922144</text:p>
          </table:table-cell>
          <table:table-cell/>
          <table:table-cell table:formula="of:=[.H119]*[.L119]" office:value-type="float" office:value="1449.8619477389" calcext:value-type="float">
            <text:p>1449.8619477389</text:p>
          </table:table-cell>
          <table:table-cell table:style-name="ce14" table:formula="of:=[.H119]*[.L119]*[.J119]" office:value-type="float" office:value="11045.2634627439" calcext:value-type="float">
            <text:p>11045.2634627439</text:p>
          </table:table-cell>
          <table:table-cell table:style-name="ce14" table:formula="of:=[.H119]*[.L119]*[.J119]^2" office:value-type="float" office:value="84144.4560647207" calcext:value-type="float">
            <text:p>84144.4560647207</text:p>
          </table:table-cell>
          <table:table-cell/>
          <table:table-cell table:formula="of:=([.$P$138]+[.$P$139]*[.J119]+[.$P$140]*[.J119]^2-[.H119])^2*[.L119]" office:value-type="float" office:value="2.42545155615989" calcext:value-type="float">
            <text:p>2.4254515562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2598.5" calcext:value-type="float">
            <text:p>2598.5</text:p>
          </table:table-cell>
          <table:table-cell office:value-type="float" office:value="1.52457454050374" calcext:value-type="float">
            <text:p>1.5245745405</text:p>
          </table:table-cell>
          <table:table-cell office:value-type="float" office:value="0.022714716487022" calcext:value-type="float">
            <text:p>0.0227147165</text:p>
          </table:table-cell>
          <table:table-cell table:formula="of:=LN([.G120])" office:value-type="float" office:value="7.8626896344485" calcext:value-type="float">
            <text:p>7.8626896344</text:p>
          </table:table-cell>
          <table:table-cell office:value-type="float" office:value="1" calcext:value-type="float">
            <text:p>1</text:p>
          </table:table-cell>
          <table:table-cell table:formula="of:=1/[.I120]^2" office:value-type="float" office:value="1938.14095561092" calcext:value-type="float">
            <text:p>1938.1409556109</text:p>
          </table:table-cell>
          <table:table-cell table:formula="of:=[.J120]*[.L120]" office:value-type="float" office:value="15239.0008017821" calcext:value-type="float">
            <text:p>15239.0008017821</text:p>
          </table:table-cell>
          <table:table-cell table:formula="of:=[.J120]^2*[.L120]" office:value-type="float" office:value="119819.533643524" calcext:value-type="float">
            <text:p>119819.533643524</text:p>
          </table:table-cell>
          <table:table-cell table:formula="of:=[.J120]^3*[.L120]" office:value-type="float" office:value="942103.805183392" calcext:value-type="float">
            <text:p>942103.805183392</text:p>
          </table:table-cell>
          <table:table-cell table:formula="of:=[.J120]^4*[.L120]" office:value-type="float" office:value="7407469.82358994" calcext:value-type="float">
            <text:p>7407469.82358994</text:p>
          </table:table-cell>
          <table:table-cell/>
          <table:table-cell table:formula="of:=[.H120]*[.L120]" office:value-type="float" office:value="2954.840356832" calcext:value-type="float">
            <text:p>2954.840356832</text:p>
          </table:table-cell>
          <table:table-cell table:style-name="ce14" table:formula="of:=[.H120]*[.L120]*[.J120]" office:value-type="float" office:value="23232.992645113" calcext:value-type="float">
            <text:p>23232.992645113</text:p>
          </table:table-cell>
          <table:table-cell table:style-name="ce14" table:formula="of:=[.H120]*[.L120]*[.J120]^2" office:value-type="float" office:value="182673.810447948" calcext:value-type="float">
            <text:p>182673.810447948</text:p>
          </table:table-cell>
          <table:table-cell/>
          <table:table-cell table:formula="of:=([.$P$138]+[.$P$139]*[.J120]+[.$P$140]*[.J120]^2-[.H120])^2*[.L120]" office:value-type="float" office:value="8.64329449737686" calcext:value-type="float">
            <text:p>8.6432944974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009.645" calcext:value-type="float">
            <text:p>3009.645</text:p>
          </table:table-cell>
          <table:table-cell office:value-type="float" office:value="1.61321909424725" calcext:value-type="float">
            <text:p>1.6132190942</text:p>
          </table:table-cell>
          <table:table-cell office:value-type="float" office:value="0.141408509147358" calcext:value-type="float">
            <text:p>0.1414085091</text:p>
          </table:table-cell>
          <table:table-cell table:formula="of:=LN([.G121])" office:value-type="float" office:value="8.00957741058809" calcext:value-type="float">
            <text:p>8.0095774106</text:p>
          </table:table-cell>
          <table:table-cell office:value-type="float" office:value="1" calcext:value-type="float">
            <text:p>1</text:p>
          </table:table-cell>
          <table:table-cell table:formula="of:=1/[.I121]^2" office:value-type="float" office:value="50.0090855024311" calcext:value-type="float">
            <text:p>50.0090855024</text:p>
          </table:table-cell>
          <table:table-cell table:formula="of:=[.J121]*[.L121]" office:value-type="float" office:value="400.55164156444" calcext:value-type="float">
            <text:p>400.5516415644</text:p>
          </table:table-cell>
          <table:table-cell table:formula="of:=[.J121]^2*[.L121]" office:value-type="float" office:value="3208.24938004852" calcext:value-type="float">
            <text:p>3208.2493800485</text:p>
          </table:table-cell>
          <table:table-cell table:formula="of:=[.J121]^3*[.L121]" office:value-type="float" office:value="25696.7217619699" calcext:value-type="float">
            <text:p>25696.7217619699</text:p>
          </table:table-cell>
          <table:table-cell table:formula="of:=[.J121]^4*[.L121]" office:value-type="float" office:value="205819.882150841" calcext:value-type="float">
            <text:p>205819.882150841</text:p>
          </table:table-cell>
          <table:table-cell/>
          <table:table-cell table:formula="of:=[.H121]*[.L121]" office:value-type="float" office:value="80.6756116183651" calcext:value-type="float">
            <text:p>80.6756116184</text:p>
          </table:table-cell>
          <table:table-cell table:style-name="ce14" table:formula="of:=[.H121]*[.L121]*[.J121]" office:value-type="float" office:value="646.177556403836" calcext:value-type="float">
            <text:p>646.1775564038</text:p>
          </table:table-cell>
          <table:table-cell table:style-name="ce14" table:formula="of:=[.H121]*[.L121]*[.J121]^2" office:value-type="float" office:value="5175.60915900118" calcext:value-type="float">
            <text:p>5175.6091590012</text:p>
          </table:table-cell>
          <table:table-cell/>
          <table:table-cell table:formula="of:=([.$P$138]+[.$P$139]*[.J121]+[.$P$140]*[.J121]^2-[.H121])^2*[.L121]" office:value-type="float" office:value="0.0448860693745216" calcext:value-type="float">
            <text:p>0.0448860694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202.029" calcext:value-type="float">
            <text:p>3202.029</text:p>
          </table:table-cell>
          <table:table-cell office:value-type="float" office:value="1.65202108963093" calcext:value-type="float">
            <text:p>1.6520210896</text:p>
          </table:table-cell>
          <table:table-cell office:value-type="float" office:value="0.0698437978988794" calcext:value-type="float">
            <text:p>0.0698437979</text:p>
          </table:table-cell>
          <table:table-cell table:formula="of:=LN([.G122])" office:value-type="float" office:value="8.07153995035512" calcext:value-type="float">
            <text:p>8.0715399504</text:p>
          </table:table-cell>
          <table:table-cell office:value-type="float" office:value="1" calcext:value-type="float">
            <text:p>1</text:p>
          </table:table-cell>
          <table:table-cell table:formula="of:=1/[.I122]^2" office:value-type="float" office:value="204.995489789149" calcext:value-type="float">
            <text:p>204.9954897891</text:p>
          </table:table-cell>
          <table:table-cell table:formula="of:=[.J122]*[.L122]" office:value-type="float" office:value="1654.62928547573" calcext:value-type="float">
            <text:p>1654.6292854757</text:p>
          </table:table-cell>
          <table:table-cell table:formula="of:=[.J122]^2*[.L122]" office:value-type="float" office:value="13355.4063807449" calcext:value-type="float">
            <text:p>13355.4063807449</text:p>
          </table:table-cell>
          <table:table-cell table:formula="of:=[.J122]^3*[.L122]" office:value-type="float" office:value="107798.69615541" calcext:value-type="float">
            <text:p>107798.69615541</text:p>
          </table:table-cell>
          <table:table-cell table:formula="of:=[.J122]^4*[.L122]" office:value-type="float" office:value="870101.482614585" calcext:value-type="float">
            <text:p>870101.482614585</text:p>
          </table:table-cell>
          <table:table-cell/>
          <table:table-cell table:formula="of:=[.H122]*[.L122]" office:value-type="float" office:value="338.656872410895" calcext:value-type="float">
            <text:p>338.6568724109</text:p>
          </table:table-cell>
          <table:table-cell table:style-name="ce14" table:formula="of:=[.H122]*[.L122]*[.J122]" office:value-type="float" office:value="2733.48247512686" calcext:value-type="float">
            <text:p>2733.4824751269</text:p>
          </table:table-cell>
          <table:table-cell table:style-name="ce14" table:formula="of:=[.H122]*[.L122]*[.J122]^2" office:value-type="float" office:value="22063.413001582" calcext:value-type="float">
            <text:p>22063.413001582</text:p>
          </table:table-cell>
          <table:table-cell/>
          <table:table-cell table:formula="of:=([.$P$138]+[.$P$139]*[.J122]+[.$P$140]*[.J122]^2-[.H122])^2*[.L122]" office:value-type="float" office:value="0.0381051392036345" calcext:value-type="float">
            <text:p>0.0381051392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253.503" calcext:value-type="float">
            <text:p>3253.503</text:p>
          </table:table-cell>
          <table:table-cell office:value-type="float" office:value="1.64059900166389" calcext:value-type="float">
            <text:p>1.6405990017</text:p>
          </table:table-cell>
          <table:table-cell office:value-type="float" office:value="0.0435460689239719" calcext:value-type="float">
            <text:p>0.0435460689</text:p>
          </table:table-cell>
          <table:table-cell table:formula="of:=LN([.G123])" office:value-type="float" office:value="8.08748754101852" calcext:value-type="float">
            <text:p>8.087487541</text:p>
          </table:table-cell>
          <table:table-cell office:value-type="float" office:value="1" calcext:value-type="float">
            <text:p>1</text:p>
          </table:table-cell>
          <table:table-cell table:formula="of:=1/[.I123]^2" office:value-type="float" office:value="527.353810862746" calcext:value-type="float">
            <text:p>527.3538108627</text:p>
          </table:table-cell>
          <table:table-cell table:formula="of:=[.J123]*[.L123]" office:value-type="float" office:value="4264.9673750611" calcext:value-type="float">
            <text:p>4264.9673750611</text:p>
          </table:table-cell>
          <table:table-cell table:formula="of:=[.J123]^2*[.L123]" office:value-type="float" office:value="34492.8705086571" calcext:value-type="float">
            <text:p>34492.8705086571</text:p>
          </table:table-cell>
          <table:table-cell table:formula="of:=[.J123]^3*[.L123]" office:value-type="float" office:value="278960.66049273" calcext:value-type="float">
            <text:p>278960.66049273</text:p>
          </table:table-cell>
          <table:table-cell table:formula="of:=[.J123]^4*[.L123]" office:value-type="float" office:value="2256090.86616925" calcext:value-type="float">
            <text:p>2256090.86616925</text:p>
          </table:table-cell>
          <table:table-cell/>
          <table:table-cell table:formula="of:=[.H123]*[.L123]" office:value-type="float" office:value="865.176135625069" calcext:value-type="float">
            <text:p>865.1761356251</text:p>
          </table:table-cell>
          <table:table-cell table:style-name="ce14" table:formula="of:=[.H123]*[.L123]*[.J123]" office:value-type="float" office:value="6997.1012176543" calcext:value-type="float">
            <text:p>6997.1012176543</text:p>
          </table:table-cell>
          <table:table-cell table:style-name="ce14" table:formula="of:=[.H123]*[.L123]*[.J123]^2" office:value-type="float" office:value="56588.9689210247" calcext:value-type="float">
            <text:p>56588.9689210247</text:p>
          </table:table-cell>
          <table:table-cell/>
          <table:table-cell table:formula="of:=([.$P$138]+[.$P$139]*[.J123]+[.$P$140]*[.J123]^2-[.H123])^2*[.L123]" office:value-type="float" office:value="0.503521909568959" calcext:value-type="float">
            <text:p>0.5035219096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273.079" calcext:value-type="float">
            <text:p>3273.079</text:p>
          </table:table-cell>
          <table:table-cell office:value-type="float" office:value="1.68659127625202" calcext:value-type="float">
            <text:p>1.6865912763</text:p>
          </table:table-cell>
          <table:table-cell office:value-type="float" office:value="0.0892210532177476" calcext:value-type="float">
            <text:p>0.0892210532</text:p>
          </table:table-cell>
          <table:table-cell table:formula="of:=LN([.G124])" office:value-type="float" office:value="8.09348641108737" calcext:value-type="float">
            <text:p>8.0934864111</text:p>
          </table:table-cell>
          <table:table-cell office:value-type="float" office:value="1" calcext:value-type="float">
            <text:p>1</text:p>
          </table:table-cell>
          <table:table-cell table:formula="of:=1/[.I124]^2" office:value-type="float" office:value="125.621885849615" calcext:value-type="float">
            <text:p>125.6218858496</text:p>
          </table:table-cell>
          <table:table-cell table:formula="of:=[.J124]*[.L124]" office:value-type="float" office:value="1016.71902605903" calcext:value-type="float">
            <text:p>1016.719026059</text:p>
          </table:table-cell>
          <table:table-cell table:formula="of:=[.J124]^2*[.L124]" office:value-type="float" office:value="8228.80162130271" calcext:value-type="float">
            <text:p>8228.8016213027</text:p>
          </table:table-cell>
          <table:table-cell table:formula="of:=[.J124]^3*[.L124]" office:value-type="float" office:value="66599.6941015472" calcext:value-type="float">
            <text:p>66599.6941015472</text:p>
          </table:table-cell>
          <table:table-cell table:formula="of:=[.J124]^4*[.L124]" office:value-type="float" office:value="539023.719193448" calcext:value-type="float">
            <text:p>539023.719193448</text:p>
          </table:table-cell>
          <table:table-cell/>
          <table:table-cell table:formula="of:=[.H124]*[.L124]" office:value-type="float" office:value="211.872776780287" calcext:value-type="float">
            <text:p>211.8727767803</text:p>
          </table:table-cell>
          <table:table-cell table:style-name="ce14" table:formula="of:=[.H124]*[.L124]*[.J124]" office:value-type="float" office:value="1714.7894397506" calcext:value-type="float">
            <text:p>1714.7894397506</text:p>
          </table:table-cell>
          <table:table-cell table:style-name="ce14" table:formula="of:=[.H124]*[.L124]*[.J124]^2" office:value-type="float" office:value="13878.6250284976" calcext:value-type="float">
            <text:p>13878.6250284976</text:p>
          </table:table-cell>
          <table:table-cell/>
          <table:table-cell table:formula="of:=([.$P$138]+[.$P$139]*[.J124]+[.$P$140]*[.J124]^2-[.H124])^2*[.L124]" office:value-type="float" office:value="0.0208650470217607" calcext:value-type="float">
            <text:p>0.020865047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3451.232" calcext:value-type="float">
            <text:p>3451.232</text:p>
          </table:table-cell>
          <table:table-cell office:value-type="float" office:value="1.70875420875421" calcext:value-type="float">
            <text:p>1.7087542088</text:p>
          </table:table-cell>
          <table:table-cell office:value-type="float" office:value="0.13603187253448" calcext:value-type="float">
            <text:p>0.1360318725</text:p>
          </table:table-cell>
          <table:table-cell table:formula="of:=LN([.G125])" office:value-type="float" office:value="8.14648654772913" calcext:value-type="float">
            <text:p>8.1464865477</text:p>
          </table:table-cell>
          <table:table-cell office:value-type="float" office:value="1" calcext:value-type="float">
            <text:p>1</text:p>
          </table:table-cell>
          <table:table-cell table:formula="of:=1/[.I125]^2" office:value-type="float" office:value="54.0404114930582" calcext:value-type="float">
            <text:p>54.0404114931</text:p>
          </table:table-cell>
          <table:table-cell table:formula="of:=[.J125]*[.L125]" office:value-type="float" office:value="440.239485261946" calcext:value-type="float">
            <text:p>440.2394852619</text:p>
          </table:table-cell>
          <table:table-cell table:formula="of:=[.J125]^2*[.L125]" office:value-type="float" office:value="3586.40504446564" calcext:value-type="float">
            <text:p>3586.4050444656</text:p>
          </table:table-cell>
          <table:table-cell table:formula="of:=[.J125]^3*[.L125]" office:value-type="float" office:value="29216.6004494472" calcext:value-type="float">
            <text:p>29216.6004494472</text:p>
          </table:table-cell>
          <table:table-cell table:formula="of:=[.J125]^4*[.L125]" office:value-type="float" office:value="238012.642531799" calcext:value-type="float">
            <text:p>238012.642531799</text:p>
          </table:table-cell>
          <table:table-cell/>
          <table:table-cell table:formula="of:=[.H125]*[.L125]" office:value-type="float" office:value="92.3417805815727" calcext:value-type="float">
            <text:p>92.3417805816</text:p>
          </table:table-cell>
          <table:table-cell table:style-name="ce14" table:formula="of:=[.H125]*[.L125]*[.J125]" office:value-type="float" office:value="752.261073301137" calcext:value-type="float">
            <text:p>752.2610733011</text:p>
          </table:table-cell>
          <table:table-cell table:style-name="ce14" table:formula="of:=[.H125]*[.L125]*[.J125]^2" office:value-type="float" office:value="6128.28471402799" calcext:value-type="float">
            <text:p>6128.284714028</text:p>
          </table:table-cell>
          <table:table-cell/>
          <table:table-cell table:formula="of:=([.$P$138]+[.$P$139]*[.J125]+[.$P$140]*[.J125]^2-[.H125])^2*[.L125]" office:value-type="float" office:value="0.0128573822237415" calcext:value-type="float">
            <text:p>0.0128573822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173.237" calcext:value-type="float">
            <text:p>1173.237</text:p>
          </table:table-cell>
          <table:table-cell office:value-type="float" office:value="1.346" calcext:value-type="float">
            <text:p>1.346</text:p>
          </table:table-cell>
          <table:table-cell office:value-type="float" office:value="0.0004" calcext:value-type="float">
            <text:p>0.0004</text:p>
          </table:table-cell>
          <table:table-cell table:formula="of:=LN([.G126])" office:value-type="float" office:value="7.06752187428073" calcext:value-type="float">
            <text:p>7.0675218743</text:p>
          </table:table-cell>
          <table:table-cell office:value-type="float" office:value="1" calcext:value-type="float">
            <text:p>1</text:p>
          </table:table-cell>
          <table:table-cell table:formula="of:=1/[.I126]^2" office:value-type="float" office:value="6250000" calcext:value-type="float">
            <text:p>6250000</text:p>
          </table:table-cell>
          <table:table-cell table:formula="of:=[.J126]*[.L126]" office:value-type="float" office:value="44172011.7142546" calcext:value-type="float">
            <text:p>44172011.7142546</text:p>
          </table:table-cell>
          <table:table-cell table:formula="of:=[.J126]^2*[.L126]" office:value-type="float" office:value="312186659.021479" calcext:value-type="float">
            <text:p>312186659.021479</text:p>
          </table:table-cell>
          <table:table-cell table:formula="of:=[.J126]^3*[.L126]" office:value-type="float" office:value="2206386041.49292" calcext:value-type="float">
            <text:p>2206386041.49292</text:p>
          </table:table-cell>
          <table:table-cell table:formula="of:=[.J126]^4*[.L126]" office:value-type="float" office:value="15593681611.3589" calcext:value-type="float">
            <text:p>15593681611.3589</text:p>
          </table:table-cell>
          <table:table-cell/>
          <table:table-cell table:formula="of:=[.H126]*[.L126]" office:value-type="float" office:value="8412500" calcext:value-type="float">
            <text:p>8412500</text:p>
          </table:table-cell>
          <table:table-cell table:style-name="ce14" table:formula="of:=[.H126]*[.L126]*[.J126]" office:value-type="float" office:value="59455527.7673866" calcext:value-type="float">
            <text:p>59455527.7673866</text:p>
          </table:table-cell>
          <table:table-cell table:style-name="ce14" table:formula="of:=[.H126]*[.L126]*[.J126]^2" office:value-type="float" office:value="420203243.04291" calcext:value-type="float">
            <text:p>420203243.04291</text:p>
          </table:table-cell>
          <table:table-cell/>
          <table:table-cell table:formula="of:=([.$P$138]+[.$P$139]*[.J126]+[.$P$140]*[.J126]^2-[.H126])^2*[.L126]" office:value-type="float" office:value="1.19823094881555" calcext:value-type="float">
            <text:p>1.1982309488</text:p>
          </table:table-cell>
          <table:table-cell table:number-columns-repeated="49"/>
        </table:table-row>
        <table:table-row table:style-name="ro1">
          <table:table-cell table:number-columns-repeated="6"/>
          <table:table-cell office:value-type="float" office:value="1332.492" calcext:value-type="float">
            <text:p>1332.492</text:p>
          </table:table-cell>
          <table:table-cell office:value-type="float" office:value="1.382" calcext:value-type="float">
            <text:p>1.382</text:p>
          </table:table-cell>
          <table:table-cell office:value-type="float" office:value="0.004" calcext:value-type="float">
            <text:p>0.004</text:p>
          </table:table-cell>
          <table:table-cell table:formula="of:=LN([.G127])" office:value-type="float" office:value="7.19480615226963" calcext:value-type="float">
            <text:p>7.1948061523</text:p>
          </table:table-cell>
          <table:table-cell office:value-type="float" office:value="1" calcext:value-type="float">
            <text:p>1</text:p>
          </table:table-cell>
          <table:table-cell table:formula="of:=1/[.I127]^2" office:value-type="float" office:value="62500" calcext:value-type="float">
            <text:p>62500</text:p>
          </table:table-cell>
          <table:table-cell table:formula="of:=[.J127]*[.L127]" office:value-type="float" office:value="449675.384516852" calcext:value-type="float">
            <text:p>449675.384516852</text:p>
          </table:table-cell>
          <table:table-cell table:formula="of:=[.J127]^2*[.L127]" office:value-type="float" office:value="3235327.22304606" calcext:value-type="float">
            <text:p>3235327.22304606</text:p>
          </table:table-cell>
          <table:table-cell table:formula="of:=[.J127]^3*[.L127]" office:value-type="float" office:value="23277552.2089772" calcext:value-type="float">
            <text:p>23277552.2089772</text:p>
          </table:table-cell>
          <table:table-cell table:formula="of:=[.J127]^4*[.L127]" office:value-type="float" office:value="167477475.842927" calcext:value-type="float">
            <text:p>167477475.842927</text:p>
          </table:table-cell>
          <table:table-cell/>
          <table:table-cell table:formula="of:=[.H127]*[.L127]" office:value-type="float" office:value="86375" calcext:value-type="float">
            <text:p>86375</text:p>
          </table:table-cell>
          <table:table-cell table:style-name="ce14" table:formula="of:=[.H127]*[.L127]*[.J127]" office:value-type="float" office:value="621451.381402289" calcext:value-type="float">
            <text:p>621451.381402289</text:p>
          </table:table-cell>
          <table:table-cell table:style-name="ce14" table:formula="of:=[.H127]*[.L127]*[.J127]^2" office:value-type="float" office:value="4471222.22224965" calcext:value-type="float">
            <text:p>4471222.22224965</text:p>
          </table:table-cell>
          <table:table-cell/>
          <table:table-cell table:formula="of:=([.$P$138]+[.$P$139]*[.J127]+[.$P$140]*[.J127]^2-[.H127])^2*[.L127]" office:value-type="float" office:value="0.0100505598671155" calcext:value-type="float">
            <text:p>0.0100505599</text:p>
          </table:table-cell>
          <table:table-cell table:number-columns-repeated="49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10"/>
          <table:table-cell table:formula="of:=SUM([.K99:.K127])" office:value-type="float" office:value="29" calcext:value-type="float">
            <text:p>29</text:p>
          </table:table-cell>
          <table:table-cell table:formula="of:=SUM([.L99:.L127])" office:value-type="float" office:value="6882449.24400014" calcext:value-type="float">
            <text:p>6882449.24400014</text:p>
          </table:table-cell>
          <table:table-cell table:formula="of:=SUM([.M99:.M127])" office:value-type="float" office:value="47914542.5090077" calcext:value-type="float">
            <text:p>47914542.5090077</text:p>
          </table:table-cell>
          <table:table-cell table:formula="of:=SUM([.N99:.N127])" office:value-type="float" office:value="334769663.928773" calcext:value-type="float">
            <text:p>334769663.928773</text:p>
          </table:table-cell>
          <table:table-cell table:formula="of:=SUM([.O99:.O127])" office:value-type="float" office:value="2345264232.98037" calcext:value-type="float">
            <text:p>2345264232.98037</text:p>
          </table:table-cell>
          <table:table-cell table:formula="of:=SUM([.P99:.P127])" office:value-type="float" office:value="16463327453.8004" calcext:value-type="float">
            <text:p>16463327453.8004</text:p>
          </table:table-cell>
          <table:table-cell/>
          <table:table-cell table:formula="of:=SUM([.R99:.R127])" office:value-type="float" office:value="9130820.08484908" calcext:value-type="float">
            <text:p>9130820.08484908</text:p>
          </table:table-cell>
          <table:table-cell table:formula="of:=SUM([.S99:.S127])" office:value-type="float" office:value="63783186.9971457" calcext:value-type="float">
            <text:p>63783186.9971457</text:p>
          </table:table-cell>
          <table:table-cell table:formula="of:=SUM([.T99:.T127])" office:value-type="float" office:value="446792507.794466" calcext:value-type="float">
            <text:p>446792507.794466</text:p>
          </table:table-cell>
          <table:table-cell/>
          <table:table-cell table:formula="of:=SUM([.V99:.V127])" office:value-type="float" office:value="411.694551523932" calcext:value-type="float">
            <text:p>411.6945515239</text:p>
          </table:table-cell>
          <table:table-cell table:number-columns-repeated="49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11"/>
          <table:table-cell table:formula="of:=[.L130]" office:value-type="float" office:value="6882449.24400014" calcext:value-type="float">
            <text:p>6882449.24400014</text:p>
          </table:table-cell>
          <table:table-cell table:formula="of:=[.M130]" office:value-type="float" office:value="47914542.5090077" calcext:value-type="float">
            <text:p>47914542.5090077</text:p>
          </table:table-cell>
          <table:table-cell table:formula="of:=[.N130]" office:value-type="float" office:value="334769663.928773" calcext:value-type="float">
            <text:p>334769663.928773</text:p>
          </table:table-cell>
          <table:table-cell/>
          <table:table-cell table:formula="of:=[.R130]" office:value-type="float" office:value="9130820.08484908" calcext:value-type="float">
            <text:p>9130820.08484908</text:p>
          </table:table-cell>
          <table:table-cell table:number-columns-repeated="55"/>
        </table:table-row>
        <table:table-row table:style-name="ro1">
          <table:table-cell table:number-columns-repeated="11"/>
          <table:table-cell table:formula="of:=[.M130]" office:value-type="float" office:value="47914542.5090077" calcext:value-type="float">
            <text:p>47914542.5090077</text:p>
          </table:table-cell>
          <table:table-cell table:formula="of:=[.N130]" office:value-type="float" office:value="334769663.928773" calcext:value-type="float">
            <text:p>334769663.928773</text:p>
          </table:table-cell>
          <table:table-cell table:formula="of:=[.O130]" office:value-type="float" office:value="2345264232.98037" calcext:value-type="float">
            <text:p>2345264232.98037</text:p>
          </table:table-cell>
          <table:table-cell/>
          <table:table-cell table:formula="of:=[.S130]" office:value-type="float" office:value="63783186.9971457" calcext:value-type="float">
            <text:p>63783186.9971457</text:p>
          </table:table-cell>
          <table:table-cell table:number-columns-repeated="55"/>
        </table:table-row>
        <table:table-row table:style-name="ro1">
          <table:table-cell table:number-columns-repeated="11"/>
          <table:table-cell table:formula="of:=[.N130]" office:value-type="float" office:value="334769663.928773" calcext:value-type="float">
            <text:p>334769663.928773</text:p>
          </table:table-cell>
          <table:table-cell table:formula="of:=[.O130]" office:value-type="float" office:value="2345264232.98037" calcext:value-type="float">
            <text:p>2345264232.98037</text:p>
          </table:table-cell>
          <table:table-cell table:formula="of:=[.P130]" office:value-type="float" office:value="16463327453.8004" calcext:value-type="float">
            <text:p>16463327453.8004</text:p>
          </table:table-cell>
          <table:table-cell/>
          <table:table-cell table:formula="of:=[.T130]" office:value-type="float" office:value="446792507.794466" calcext:value-type="float">
            <text:p>446792507.794466</text:p>
          </table:table-cell>
          <table:table-cell table:number-columns-repeated="55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11"/>
          <table:table-cell table:number-matrix-columns-spanned="3" table:number-matrix-rows-spanned="3" table:formula="of:=MINVERSE([.L133:.N135])" office:value-type="float" office:value="0.00401742710694829" calcext:value-type="float">
            <text:p>0.0040174271</text:p>
          </table:table-cell>
          <table:table-cell office:value-type="float" office:value="-0.00133556305614467" calcext:value-type="float">
            <text:p>-0.0013355631</text:p>
          </table:table-cell>
          <table:table-cell office:value-type="float" office:value="0.000108564659788871" calcext:value-type="float">
            <text:p>0.0001085647</text:p>
          </table:table-cell>
          <table:table-cell/>
          <table:table-cell table:number-matrix-columns-spanned="1" table:number-matrix-rows-spanned="3" table:formula="of:=MMULT([.L138:.N140];[.P133:.P135])" office:value-type="float" office:value="1.81256590865087" calcext:value-type="float">
            <text:p>1.8125659087</text:p>
          </table:table-cell>
          <table:table-cell table:number-columns-repeated="55"/>
        </table:table-row>
        <table:table-row table:style-name="ro1">
          <table:table-cell table:number-columns-repeated="11"/>
          <table:table-cell office:value-type="float" office:value="-0.00133556305614463" calcext:value-type="float">
            <text:p>-0.0013355631</text:p>
          </table:table-cell>
          <table:table-cell office:value-type="float" office:value="0.00044547320650993" calcext:value-type="float">
            <text:p>0.0004454732</text:p>
          </table:table-cell>
          <table:table-cell office:value-type="float" office:value="-0.0000363016762069951" calcext:value-type="float">
            <text:p>-3.63016762069951E-005</text:p>
          </table:table-cell>
          <table:table-cell/>
          <table:table-cell office:value-type="float" office:value="-0.402094252880488" calcext:value-type="float">
            <text:p>-0.4020942529</text:p>
          </table:table-cell>
          <table:table-cell table:number-columns-repeated="55"/>
        </table:table-row>
        <table:table-row table:style-name="ro1">
          <table:table-cell table:number-columns-repeated="11"/>
          <table:table-cell office:value-type="float" office:value="0.000108564659788866" calcext:value-type="float">
            <text:p>0.0001085647</text:p>
          </table:table-cell>
          <table:table-cell office:value-type="float" office:value="-0.0000363016762069944" calcext:value-type="float">
            <text:p>-3.63016762069944E-005</text:p>
          </table:table-cell>
          <table:table-cell office:value-type="float" office:value="0.0000029637913884884" calcext:value-type="float">
            <text:p>2.9637913884884E-006</text:p>
          </table:table-cell>
          <table:table-cell/>
          <table:table-cell office:value-type="float" office:value="0.0475613268015422" calcext:value-type="float">
            <text:p>0.0475613268</text:p>
          </table:table-cell>
          <table:table-cell table:number-columns-repeated="55"/>
        </table:table-row>
        <table:table-row table:style-name="ro1" table:number-rows-repeated="2">
          <table:table-cell table:number-columns-repeated="71"/>
        </table:table-row>
        <table:table-row table:style-name="ro1">
          <table:table-cell table:number-columns-repeated="11"/>
          <table:table-cell table:style-name="ce11" table:formula="of:=[.$V$130]*[.L138]/([.$K$130]-3)" office:value-type="float" office:value="0.0636135711951986" calcext:value-type="float">
            <text:p>6.36E-002</text:p>
          </table:table-cell>
          <table:table-cell table:style-name="ce11" table:formula="of:=[.$V$130]*[.M138]/([.$K$130]-3)" office:value-type="float" office:value="-0.0211478474396696" calcext:value-type="float">
            <text:p>-2.11E-002</text:p>
          </table:table-cell>
          <table:table-cell table:style-name="ce11" table:formula="of:=[.$V$130]*[.N138]/([.$K$130]-3)" office:value-type="float" office:value="0.00171905688165875" calcext:value-type="float">
            <text:p>1.72E-003</text:p>
          </table:table-cell>
          <table:table-cell table:number-columns-repeated="57"/>
        </table:table-row>
        <table:table-row table:style-name="ro1">
          <table:table-cell table:number-columns-repeated="11"/>
          <table:table-cell table:style-name="ce11" table:formula="of:=[.$V$130]*[.L139]/([.$K$130]-3)" office:value-type="float" office:value="-0.0211478474396691" calcext:value-type="float">
            <text:p>-2.11E-002</text:p>
          </table:table-cell>
          <table:table-cell table:style-name="ce11" table:formula="of:=[.$V$130]*[.M139]/([.$K$130]-3)" office:value-type="float" office:value="0.00705380353730898" calcext:value-type="float">
            <text:p>7.05E-003</text:p>
          </table:table-cell>
          <table:table-cell table:style-name="ce11" table:formula="of:=[.$V$130]*[.N139]/([.$K$130]-3)" office:value-type="float" office:value="-0.000574815473292532" calcext:value-type="float">
            <text:p>-5.75E-004</text:p>
          </table:table-cell>
          <table:table-cell table:number-columns-repeated="57"/>
        </table:table-row>
        <table:table-row table:style-name="ro1">
          <table:table-cell table:number-columns-repeated="11"/>
          <table:table-cell table:style-name="ce11" table:formula="of:=[.$V$130]*[.L140]/([.$K$130]-3)" office:value-type="float" office:value="0.00171905688165867" calcext:value-type="float">
            <text:p>1.72E-003</text:p>
          </table:table-cell>
          <table:table-cell table:style-name="ce11" table:formula="of:=[.$V$130]*[.M140]/([.$K$130]-3)" office:value-type="float" office:value="-0.00057481547329252" calcext:value-type="float">
            <text:p>-5.75E-004</text:p>
          </table:table-cell>
          <table:table-cell table:style-name="ce11" table:formula="of:=[.$V$130]*[.N140]/([.$K$130]-3)" office:value-type="float" office:value="0.0000469298756343931" calcext:value-type="float">
            <text:p>4.69E-005</text:p>
          </table:table-cell>
          <table:table-cell table:number-columns-repeated="57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1"/>
          <table:table-cell table:formula="of:=SQRT([.L143])" office:value-type="float" office:value="0.252217309467845" calcext:value-type="float">
            <text:p>0.2522173095</text:p>
          </table:table-cell>
          <table:table-cell table:formula="of:=SQRT([.M143])" office:value-type="string" office:string-value="" calcext:value-type="error">
            <text:p>Err:502</text:p>
          </table:table-cell>
          <table:table-cell table:formula="of:=SQRT([.N143])" office:value-type="float" office:value="0.0414615108463108" calcext:value-type="float">
            <text:p>0.0414615108</text:p>
          </table:table-cell>
          <table:table-cell table:number-columns-repeated="57"/>
        </table:table-row>
        <table:table-row table:style-name="ro1">
          <table:table-cell table:number-columns-repeated="11"/>
          <table:table-cell table:formula="of:=SQRT([.L144])" office:value-type="string" office:string-value="" calcext:value-type="error">
            <text:p>Err:502</text:p>
          </table:table-cell>
          <table:table-cell table:formula="of:=SQRT([.M144])" office:value-type="float" office:value="0.0839869247996912" calcext:value-type="float">
            <text:p>0.0839869248</text:p>
          </table:table-cell>
          <table:table-cell table:formula="of:=SQRT([.N144])" office:value-type="string" office:string-value="" calcext:value-type="error">
            <text:p>Err:502</text:p>
          </table:table-cell>
          <table:table-cell table:number-columns-repeated="57"/>
        </table:table-row>
        <table:table-row table:style-name="ro1">
          <table:table-cell table:number-columns-repeated="11"/>
          <table:table-cell table:formula="of:=SQRT([.L145])" office:value-type="float" office:value="0.0414615108463099" calcext:value-type="float">
            <text:p>0.0414615108</text:p>
          </table:table-cell>
          <table:table-cell table:formula="of:=SQRT([.M145])" office:value-type="string" office:string-value="" calcext:value-type="error">
            <text:p>Err:502</text:p>
          </table:table-cell>
          <table:table-cell table:formula="of:=SQRT([.N145])" office:value-type="float" office:value="0.00685053834631944" calcext:value-type="float">
            <text:p>0.0068505383</text:p>
          </table:table-cell>
          <table:table-cell table:number-columns-repeated="57"/>
        </table:table-row>
        <table:table-row table:style-name="ro1">
          <table:table-cell table:number-columns-repeated="11"/>
          <table:table-cell table:formula="of:=SQRT([.L146])" office:value-type="float" office:value="0" calcext:value-type="float">
            <text:p>0</text:p>
          </table:table-cell>
          <table:table-cell table:formula="of:=SQRT([.M146])" office:value-type="float" office:value="0" calcext:value-type="float">
            <text:p>0</text:p>
          </table:table-cell>
          <table:table-cell table:formula="of:=SQRT([.N146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20">
          <table:table-cell table:number-columns-repeated="71"/>
        </table:table-row>
        <table:table-row table:style-name="ro1">
          <table:table-cell table:number-columns-repeated="65"/>
          <table:table-cell office:value-type="string" calcext:value-type="string">
            <text:p>&amp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71"/>
        </table:table-row>
        <table:table-row table:style-name="ro1">
          <table:table-cell office:value-type="string" calcext:value-type="string">
            <text:p>$^{60}$Co </text:p>
          </table:table-cell>
          <table:table-cell office:value-type="string" calcext:value-type="string">
            <text:p><text:s/>1.474(15)$^{b}$ <text:s text:c="5"/></text:p>
          </table:table-cell>
          <table:table-cell office:value-type="float" office:value="1173.2" calcext:value-type="float">
            <text:p>1173.2</text:p>
          </table:table-cell>
          <table:table-cell office:value-type="string" calcext:value-type="string">
            <text:p><text:s text:c="2"/>4.488(9) $\times$ 10$^6$ </text:p>
          </table:table-cell>
          <table:table-cell office:value-type="string" calcext:value-type="string">
            <text:p><text:s text:c="2"/>99.85(3) 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2.23(2) <text:s text:c="9"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60}$Co </text:p>
          </table:table-cell>
          <table:table-cell office:value-type="string" calcext:value-type="string">
            <text:p><text:s/>1.474(15)$^{b}$ <text:s text:c="5"/></text:p>
          </table:table-cell>
          <table:table-cell office:value-type="float" office:value="1332.5" calcext:value-type="float">
            <text:p>1332.5</text:p>
          </table:table-cell>
          <table:table-cell office:value-type="string" calcext:value-type="string">
            <text:p><text:s text:c="2"/>4.131(9) $\times$ 10$^6$ </text:p>
          </table:table-cell>
          <table:table-cell office:value-type="string" calcext:value-type="string">
            <text:p><text:s/>99.9826(6) 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2.04(2) <text:s text:c="8"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Low- <text:s text:c="14"/></text:p>
          </table:table-cell>
          <table:table-cell office:value-type="float" office:value="121.8" calcext:value-type="float">
            <text:p>121.8</text:p>
          </table:table-cell>
          <table:table-cell table:formula="of:=[.U3]" office:value-type="string" office:string-value="757400(1400)" calcext:value-type="string">
            <text:p>757400(1400)</text:p>
          </table:table-cell>
          <table:table-cell office:value-type="string" calcext:value-type="string">
            <text:p><text:s/>28.53(16) <text:s/></text:p>
          </table:table-cell>
          <table:table-cell office:value-type="string" calcext:value-type="string">
            <text:p><text:s/>4.43(2) </text:p>
          </table:table-cell>
          <table:table-cell office:value-type="string" calcext:value-type="string">
            <text:p><text:s/>- <text:s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precision$^{c}$ </text:p>
          </table:table-cell>
          <table:table-cell office:value-type="float" office:value="244.7" calcext:value-type="float">
            <text:p>244.7</text:p>
          </table:table-cell>
          <table:table-cell table:formula="of:=[.U4]" office:value-type="string" office:string-value="145000(800)" calcext:value-type="string">
            <text:p>145000(800)</text:p>
          </table:table-cell>
          <table:table-cell office:value-type="string" calcext:value-type="string">
            <text:p><text:s/>7.55(4) <text:s text:c="2"/></text:p>
          </table:table-cell>
          <table:table-cell office:value-type="string" calcext:value-type="string">
            <text:p><text:s/>3.56(3)</text:p>
          </table:table-cell>
          <table:table-cell office:value-type="string" calcext:value-type="string">
            <text:p><text:s/>- <text:s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2"/></text:p>
          </table:table-cell>
          <table:table-cell office:value-type="float" office:value="344.3" calcext:value-type="float">
            <text:p>344.3</text:p>
          </table:table-cell>
          <table:table-cell table:formula="of:=[.U5]" office:value-type="string" office:string-value="408700(900)" calcext:value-type="string">
            <text:p>408700(900)</text:p>
          </table:table-cell>
          <table:table-cell office:value-type="string" calcext:value-type="string">
            <text:p><text:s/>26.6(2) <text:s/></text:p>
          </table:table-cell>
          <table:table-cell office:value-type="string" calcext:value-type="string">
            <text:p><text:s/>2.794(15)</text:p>
          </table:table-cell>
          <table:table-cell office:value-type="string" calcext:value-type="string">
            <text:p><text:s/>- <text:s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2"/></text:p>
          </table:table-cell>
          <table:table-cell office:value-type="float" office:value="444" calcext:value-type="float">
            <text:p>444</text:p>
          </table:table-cell>
          <table:table-cell table:formula="of:=[.U6]" office:value-type="string" office:string-value="39900(400)" calcext:value-type="string">
            <text:p>39900(400)</text:p>
          </table:table-cell>
          <table:table-cell office:value-type="string" calcext:value-type="string">
            <text:p><text:s/>3.125(18)$^d$ <text:s text:c="2"/></text:p>
          </table:table-cell>
          <table:table-cell office:value-type="string" calcext:value-type="string">
            <text:p><text:s/>2.27(2)</text:p>
          </table:table-cell>
          <table:table-cell office:value-type="string" calcext:value-type="string">
            <text:p><text:s/>- <text:s/>\\</text:p>
          </table:table-cell>
          <table:table-cell table:number-columns-repeated="34"/>
          <table:table-cell office:value-type="string" calcext:value-type="string">
            <text:p>\\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778.9" calcext:value-type="float">
            <text:p>778.9</text:p>
          </table:table-cell>
          <table:table-cell table:formula="of:=[.U7]" office:value-type="string" office:string-value="114800(500)" calcext:value-type="string">
            <text:p>114800(500)</text:p>
          </table:table-cell>
          <table:table-cell office:value-type="string" calcext:value-type="string">
            <text:p><text:s/>12.93(8) </text:p>
          </table:table-cell>
          <table:table-cell office:value-type="string" calcext:value-type="string">
            <text:p><text:s/>1.514(13)</text:p>
          </table:table-cell>
          <table:table-cell office:value-type="string" calcext:value-type="string">
            <text:p><text:s/>- <text:s/>\\</text:p>
          </table:table-cell>
          <table:table-cell table:number-columns-repeated="35"/>
          <table:table-cell office:value-type="string" calcext:value-type="string">
            <text:p>\\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867.4" calcext:value-type="float">
            <text:p>867.4</text:p>
          </table:table-cell>
          <table:table-cell table:formula="of:=[.U8]" office:value-type="string" office:string-value="35000(400)" calcext:value-type="string">
            <text:p>35000(400)</text:p>
          </table:table-cell>
          <table:table-cell office:value-type="string" calcext:value-type="string">
            <text:p><text:s/>4.23(3) </text:p>
          </table:table-cell>
          <table:table-cell office:value-type="string" calcext:value-type="string">
            <text:p><text:s/>1.391(14)</text:p>
          </table:table-cell>
          <table:table-cell office:value-type="string" calcext:value-type="string">
            <text:p><text:s/>- <text:s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964" calcext:value-type="float">
            <text:p>964</text:p>
          </table:table-cell>
          <table:table-cell table:formula="of:=[.U9]" office:value-type="string" office:string-value="112700(500)" calcext:value-type="string">
            <text:p>112700(500)</text:p>
          </table:table-cell>
          <table:table-cell office:value-type="string" calcext:value-type="string">
            <text:p><text:s text:c="2"/>14.51(7) <text:s/></text:p>
          </table:table-cell>
          <table:table-cell office:value-type="string" calcext:value-type="string">
            <text:p><text:s/>1.309(10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1112.1" calcext:value-type="float">
            <text:p>1112.1</text:p>
          </table:table-cell>
          <table:table-cell table:formula="of:=[.U10]" office:value-type="string" office:string-value="97200(500)" calcext:value-type="string">
            <text:p>97200(500)</text:p>
          </table:table-cell>
          <table:table-cell office:value-type="string" calcext:value-type="string">
            <text:p><text:s/>13.67(8) <text:s/></text:p>
          </table:table-cell>
          <table:table-cell office:value-type="string" calcext:value-type="string">
            <text:p><text:s/>1.167(10)</text:p>
          </table:table-cell>
          <table:table-cell office:value-type="string" calcext:value-type="string">
            <text:p><text:s/>- \\</text:p>
          </table:table-cell>
          <table:table-cell table:number-columns-repeated="34"/>
          <table:table-cell office:value-type="string" calcext:value-type="string">
            <text:p>\\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1212.9" calcext:value-type="float">
            <text:p>1212.9</text:p>
          </table:table-cell>
          <table:table-cell table:formula="of:=[.U11]" office:value-type="string" office:string-value="9370(180)" calcext:value-type="string">
            <text:p>9370(180)</text:p>
          </table:table-cell>
          <table:table-cell office:value-type="string" calcext:value-type="string">
            <text:p><text:s text:c="2"/>1.415(8) <text:s text:c="2"/></text:p>
          </table:table-cell>
          <table:table-cell office:value-type="string" calcext:value-type="string">
            <text:p><text:s/>1.105(14)</text:p>
          </table:table-cell>
          <table:table-cell office:value-type="string" calcext:value-type="string">
            <text:p><text:s/>- <text:s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1299.1" calcext:value-type="float">
            <text:p>1299.1</text:p>
          </table:table-cell>
          <table:table-cell table:formula="of:=[.U12]" office:value-type="string" office:string-value="10090(170)" calcext:value-type="string">
            <text:p>10090(170)</text:p>
          </table:table-cell>
          <table:table-cell office:value-type="string" calcext:value-type="string">
            <text:p><text:s text:c="2"/>1.633(11) <text:s/></text:p>
          </table:table-cell>
          <table:table-cell office:value-type="string" calcext:value-type="string">
            <text:p><text:s/>1.055(15)</text:p>
          </table:table-cell>
          <table:table-cell office:value-type="string" calcext:value-type="string">
            <text:p><text:s/>- <text:s/>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52}$Eu </text:p>
          </table:table-cell>
          <table:table-cell office:value-type="string" calcext:value-type="string">
            <text:p><text:s/>~ <text:s text:c="11"/></text:p>
          </table:table-cell>
          <table:table-cell office:value-type="float" office:value="1408" calcext:value-type="float">
            <text:p>1408</text:p>
          </table:table-cell>
          <table:table-cell table:formula="of:=[.U13]" office:value-type="string" office:string-value="127700(500)" calcext:value-type="string">
            <text:p>127700(500)</text:p>
          </table:table-cell>
          <table:table-cell office:value-type="string" calcext:value-type="string">
            <text:p><text:s/>20.87(9) </text:p>
          </table:table-cell>
          <table:table-cell office:value-type="string" calcext:value-type="string">
            <text:p><text:s/>1.000(7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33}$Ba </text:p>
          </table:table-cell>
          <table:table-cell office:value-type="string" calcext:value-type="string">
            <text:p><text:s/>Low- </text:p>
          </table:table-cell>
          <table:table-cell office:value-type="float" office:value="53.2" calcext:value-type="float">
            <text:p>53.2</text:p>
          </table:table-cell>
          <table:table-cell table:formula="of:=[.U32]" office:value-type="string" office:string-value="12100(1200)" calcext:value-type="string">
            <text:p>12100(1200)</text:p>
          </table:table-cell>
          <table:table-cell office:value-type="string" calcext:value-type="string">
            <text:p><text:s text:c="2"/>2.14(3) <text:s text:c="2"/></text:p>
          </table:table-cell>
          <table:table-cell office:value-type="string" calcext:value-type="string">
            <text:p><text:s/>0.250(15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33}$Ba </text:p>
          </table:table-cell>
          <table:table-cell office:value-type="string" calcext:value-type="string">
            <text:p><text:s/>precision$^{c}$ </text:p>
          </table:table-cell>
          <table:table-cell office:value-type="float" office:value="81" calcext:value-type="float">
            <text:p>81</text:p>
          </table:table-cell>
          <table:table-cell table:formula="of:=[.U34]" office:value-type="string" office:string-value="341600(1600)" calcext:value-type="string">
            <text:p>341600(1600)</text:p>
          </table:table-cell>
          <table:table-cell office:value-type="string" calcext:value-type="string">
            <text:p><text:s/>32.9(3) </text:p>
          </table:table-cell>
          <table:table-cell office:value-type="string" calcext:value-type="string">
            <text:p><text:s/>1.190(15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33}$Ba </text:p>
          </table:table-cell>
          <table:table-cell office:value-type="string" calcext:value-type="string">
            <text:p><text:s/>~ </text:p>
          </table:table-cell>
          <table:table-cell office:value-type="float" office:value="276.4" calcext:value-type="float">
            <text:p>276.4</text:p>
          </table:table-cell>
          <table:table-cell table:formula="of:=[.U35]" office:value-type="string" office:string-value="48300(500)" calcext:value-type="string">
            <text:p>48300(500)</text:p>
          </table:table-cell>
          <table:table-cell office:value-type="string" calcext:value-type="string">
            <text:p><text:s text:c="2"/>7.16(5) <text:s text:c="2"/></text:p>
          </table:table-cell>
          <table:table-cell office:value-type="string" calcext:value-type="string">
            <text:p><text:s/>1.277(15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33}$Ba </text:p>
          </table:table-cell>
          <table:table-cell office:value-type="string" calcext:value-type="string">
            <text:p><text:s/>~ </text:p>
          </table:table-cell>
          <table:table-cell office:value-type="float" office:value="302.8" calcext:value-type="float">
            <text:p>302.8</text:p>
          </table:table-cell>
          <table:table-cell table:formula="of:=[.U36]" office:value-type="string" office:string-value="111500(100)" calcext:value-type="string">
            <text:p>111500(100)</text:p>
          </table:table-cell>
          <table:table-cell office:value-type="string" calcext:value-type="string">
            <text:p><text:s text:c="2"/>18.34(13) </text:p>
          </table:table-cell>
          <table:table-cell office:value-type="string" calcext:value-type="string">
            <text:p><text:s/>1.196(13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33}$Ba </text:p>
          </table:table-cell>
          <table:table-cell office:value-type="string" calcext:value-type="string">
            <text:p><text:s/>~ </text:p>
          </table:table-cell>
          <table:table-cell office:value-type="float" office:value="356" calcext:value-type="float">
            <text:p>356</text:p>
          </table:table-cell>
          <table:table-cell table:formula="of:=[.U37]" office:value-type="string" office:string-value="339160(90)" calcext:value-type="string">
            <text:p>339160(90)</text:p>
          </table:table-cell>
          <table:table-cell office:value-type="string" calcext:value-type="string">
            <text:p><text:s text:c="2"/>62.05($^f$) <text:s/></text:p>
          </table:table-cell>
          <table:table-cell office:value-type="string" calcext:value-type="string">
            <text:p><text:s/>1.060(9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133}$Ba </text:p>
          </table:table-cell>
          <table:table-cell office:value-type="string" calcext:value-type="string">
            <text:p><text:s/>~ </text:p>
          </table:table-cell>
          <table:table-cell office:value-type="float" office:value="383.8" calcext:value-type="float">
            <text:p>383.8</text:p>
          </table:table-cell>
          <table:table-cell table:formula="of:=[.U38]" office:value-type="string" office:string-value="47300(400)" calcext:value-type="string">
            <text:p>47300(400)</text:p>
          </table:table-cell>
          <table:table-cell office:value-type="string" calcext:value-type="string">
            <text:p><text:s text:c="2"/>8.94(6) <text:s text:c="2"/></text:p>
          </table:table-cell>
          <table:table-cell office:value-type="string" calcext:value-type="string">
            <text:p><text:s/>1.000(11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Low- </text:p>
          </table:table-cell>
          <table:table-cell office:value-type="float" office:value="846.8" calcext:value-type="float">
            <text:p>846.8</text:p>
          </table:table-cell>
          <table:table-cell table:formula="of:=[.U18]" office:value-type="string" office:string-value="191500(700)" calcext:value-type="string">
            <text:p>191500(700)</text:p>
          </table:table-cell>
          <table:table-cell office:value-type="string" calcext:value-type="string">
            <text:p><text:s text:c="2"/>99.9399($^e$) </text:p>
          </table:table-cell>
          <table:table-cell office:value-type="string" calcext:value-type="string">
            <text:p><text:s/>1.32(2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precision$^{c}$ </text:p>
          </table:table-cell>
          <table:table-cell office:value-type="float" office:value="1037.8" calcext:value-type="float">
            <text:p>1037.8</text:p>
          </table:table-cell>
          <table:table-cell table:formula="of:=[.U19]" office:value-type="string" office:string-value="24000(300)" calcext:value-type="string">
            <text:p>24000(300)</text:p>
          </table:table-cell>
          <table:table-cell office:value-type="string" calcext:value-type="string">
            <text:p><text:s text:c="2"/>14.05(4) <text:s/></text:p>
          </table:table-cell>
          <table:table-cell office:value-type="string" calcext:value-type="string">
            <text:p><text:s/>1.15(2)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1238.3" calcext:value-type="float">
            <text:p>1238.3</text:p>
          </table:table-cell>
          <table:table-cell table:formula="of:=[.U20]" office:value-type="string" office:string-value="104100(500)" calcext:value-type="string">
            <text:p>104100(500)</text:p>
          </table:table-cell>
          <table:table-cell office:value-type="string" calcext:value-type="string">
            <text:p><text:s text:c="2"/>66.46(12) </text:p>
          </table:table-cell>
          <table:table-cell office:value-type="string" calcext:value-type="string">
            <text:p><text:s/>1.00(2) <text:s/>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1360.2" calcext:value-type="float">
            <text:p>1360.2</text:p>
          </table:table-cell>
          <table:table-cell table:formula="of:=[.U21]" office:value-type="string" office:string-value="6100(200)" calcext:value-type="string">
            <text:p>6100(200)</text:p>
          </table:table-cell>
          <table:table-cell office:value-type="string" calcext:value-type="string">
            <text:p><text:s/>4.283(12) <text:s/></text:p>
          </table:table-cell>
          <table:table-cell office:value-type="string" calcext:value-type="string">
            <text:p><text:s/>0.97(2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2015.2" calcext:value-type="float">
            <text:p>2015.2</text:p>
          </table:table-cell>
          <table:table-cell table:formula="of:=[.U22]" office:value-type="string" office:string-value="3250(70)" calcext:value-type="string">
            <text:p>3250(70)</text:p>
          </table:table-cell>
          <table:table-cell office:value-type="string" calcext:value-type="string">
            <text:p><text:s text:c="2"/>3.016(12) </text:p>
          </table:table-cell>
          <table:table-cell office:value-type="string" calcext:value-type="string">
            <text:p><text:s/>0.68(2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2034.8" calcext:value-type="float">
            <text:p>2034.8</text:p>
          </table:table-cell>
          <table:table-cell table:formula="of:=[.U23]" office:value-type="string" office:string-value="8300(100)" calcext:value-type="string">
            <text:p>8300(100)</text:p>
          </table:table-cell>
          <table:table-cell office:value-type="string" calcext:value-type="string">
            <text:p><text:s text:c="2"/>7.77(3) </text:p>
          </table:table-cell>
          <table:table-cell office:value-type="string" calcext:value-type="string">
            <text:p><text:s/>0.693(15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2598.5" calcext:value-type="float">
            <text:p>2598.5</text:p>
          </table:table-cell>
          <table:table-cell table:formula="of:=[.U24]" office:value-type="string" office:string-value="14690(170)" calcext:value-type="string">
            <text:p>14690(170)</text:p>
          </table:table-cell>
          <table:table-cell office:value-type="string" calcext:value-type="string">
            <text:p><text:s text:c="2"/>16.97(4) </text:p>
          </table:table-cell>
          <table:table-cell office:value-type="string" calcext:value-type="string">
            <text:p><text:s/>0.560(11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3009.6" calcext:value-type="float">
            <text:p>3009.6</text:p>
          </table:table-cell>
          <table:table-cell table:formula="of:=[.U25]" office:value-type="string" office:string-value="800(100)" calcext:value-type="string">
            <text:p>800(100)</text:p>
          </table:table-cell>
          <table:table-cell office:value-type="string" calcext:value-type="string">
            <text:p><text:s text:c="2"/>1.036(13) </text:p>
          </table:table-cell>
          <table:table-cell office:value-type="string" calcext:value-type="string">
            <text:p><text:s/>0.49(3) <text:s/>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3202" calcext:value-type="float">
            <text:p>3202</text:p>
          </table:table-cell>
          <table:table-cell table:formula="of:=[.U26]" office:value-type="string" office:string-value="2280(80)" calcext:value-type="string">
            <text:p>2280(80)</text:p>
          </table:table-cell>
          <table:table-cell office:value-type="string" calcext:value-type="string">
            <text:p><text:s text:c="2"/>3.209(12) </text:p>
          </table:table-cell>
          <table:table-cell office:value-type="string" calcext:value-type="string">
            <text:p><text:s/>0.460(14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3253.5" calcext:value-type="float">
            <text:p>3253.5</text:p>
          </table:table-cell>
          <table:table-cell table:formula="of:=[.U27]" office:value-type="string" office:string-value="5410(110)" calcext:value-type="string">
            <text:p>5410(110)</text:p>
          </table:table-cell>
          <table:table-cell office:value-type="string" calcext:value-type="string">
            <text:p><text:s text:c="2"/>7.92(2) </text:p>
          </table:table-cell>
          <table:table-cell office:value-type="string" calcext:value-type="string">
            <text:p><text:s/>0.432(10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3273.1" calcext:value-type="float">
            <text:p>3273.1</text:p>
          </table:table-cell>
          <table:table-cell table:formula="of:=[.U28]" office:value-type="string" office:string-value="1200(100)" calcext:value-type="string">
            <text:p>1200(100)</text:p>
          </table:table-cell>
          <table:table-cell office:value-type="string" calcext:value-type="string">
            <text:p><text:s text:c="2"/>1.876(2) </text:p>
          </table:table-cell>
          <table:table-cell office:value-type="string" calcext:value-type="string">
            <text:p><text:s/>0.46(2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$^{56}$Co </text:p>
          </table:table-cell>
          <table:table-cell office:value-type="string" calcext:value-type="string">
            <text:p><text:s/>~ </text:p>
          </table:table-cell>
          <table:table-cell office:value-type="float" office:value="3451.2" calcext:value-type="float">
            <text:p>3451.2</text:p>
          </table:table-cell>
          <table:table-cell table:formula="of:=[.U29]" office:value-type="string" office:string-value="590(40)" calcext:value-type="string">
            <text:p>590(40)</text:p>
          </table:table-cell>
          <table:table-cell office:value-type="string" calcext:value-type="string">
            <text:p><text:s/>0.949(5) </text:p>
          </table:table-cell>
          <table:table-cell office:value-type="string" calcext:value-type="string">
            <text:p><text:s/>0.41(2) </text:p>
          </table:table-cell>
          <table:table-cell office:value-type="string" calcext:value-type="string">
            <text:p><text:s/>- \\</text:p>
          </table:table-cell>
          <table:table-cell table:number-columns-repeated="64"/>
        </table:table-row>
      </table:table>
      <table:named-expressions/>
      <table:database-ranges>
        <table:database-range table:name="__Anonymous_Sheet_DB__1" table:target-range-address="'Add-back'.G50:'Add-back'.I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12" number:min-integer-digits="1"/>
    </number:number-style>
    <number:time-style style:name="N122">
      <number:hours number:style="long"/>
    </number:time-style>
    <number:date-style style:name="N123">
      <number:month number:style="long"/>
    </number:date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7P0"/>
    </number:currency-style>
    <number:number-style style:name="N158">
      <number:number number:decimal-places="0" number:min-integer-digits="5"/>
    </number:number-style>
    <number:number-style style:name="N159">
      <number:number number:decimal-places="13" number:min-integer-digits="1"/>
    </number:number-style>
    <number:number-style style:name="N160">
      <number:number number:decimal-places="14" number:min-integer-digits="1"/>
    </number:number-style>
    <number:number-style style:name="N161">
      <number:number number:decimal-places="15" number:min-integer-digits="1"/>
    </number:number-style>
    <number:number-style style:name="N162">
      <number:number number:decimal-places="16" number:min-integer-digits="1"/>
    </number:number-style>
    <number:number-style style:name="N163">
      <number:number number:decimal-places="0" number:min-integer-digits="0"/>
    </number:number-style>
    <number:number-style style:name="N164">
      <number:number number:decimal-places="1" number:min-integer-digits="0" number:decimal-replacement=""/>
      <number:text> m</number:text>
    </number:number-style>
    <number:number-style style:name="N165">
      <number:number number:decimal-places="3" number:min-integer-digits="0"/>
      <number:text> m</number:text>
    </number:number-style>
    <number:number-style style:name="N166">
      <number:number number:decimal-places="3" number:min-integer-digits="1"/>
      <number:text> m</number:text>
    </number:number-style>
    <number:number-style style:name="N167">
      <number:number number:decimal-places="3" number:min-integer-digits="1"/>
      <number:text> (13)</number:text>
    </number:number-style>
    <number:number-style style:name="N168">
      <number:number number:decimal-places="3" number:min-integer-digits="1"/>
      <number:text> (=I2)</number:text>
    </number:number-style>
    <number:number-style style:name="N169">
      <number:number number:decimal-places="0" number:min-integer-digits="0" number:grouping="true"/>
    </number:number-style>
    <number:currency-style style:name="N170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71">
      <number:number number:decimal-places="1" number:min-integer-digits="0" number:decimal-replacement=""/>
      <number:text> </number:text>
    </number:number-style>
    <number:number-style style:name="N172">
      <number:number number:decimal-places="1" number:min-integer-digits="1"/>
      <number:text> =I</number:text>
    </number:number-style>
    <number:number-style style:name="N173">
      <number:number number:decimal-places="2" number:min-integer-digits="0" number:decimal-replacement=""/>
    </number:number-style>
    <number:number-style style:name="N174">
      <number:scientific-number number:decimal-places="5" number:min-integer-digits="1" number:min-exponent-digits="3"/>
    </number:number-style>
    <number:number-style style:name="N175">
      <number:scientific-number number:decimal-places="4" number:min-integer-digits="1" number:min-exponent-digits="3"/>
    </number:number-style>
    <number:number-style style:name="N176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00-00-00</text:date>, <text:time style:data-style-name="N2" text:time-value="23:50:26.609343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9:51:42.054918020</meta:creation-date>
    <dc:date>2015-05-21T00:05:16.039195911</dc:date>
    <meta:editing-duration>P2DT2H6M30S</meta:editing-duration>
    <meta:editing-cycles>20</meta:editing-cycles>
    <meta:generator>LibreOffice/4.2.8.2$Linux_X86_64 LibreOffice_project/420m0$Build-2</meta:generator>
    <meta:document-statistic meta:table-count="2" meta:cell-count="30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>
      <style:chart-properties chart:solid-type="cuboid" chart:symbol-type="named-symbol" chart:symbol-name="square" chart:symbol-width="0.05cm" chart:symbol-height="0.0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1.718cm" svg:y="3.706cm" style:legend-expansion="high" chart:style-name="ch2"/>
        <chart:plot-area chart:style-name="ch3" table:cell-range-address="Sheet1.AX19:Sheet1.AY31" svg:x="0.723cm" svg:y="0.832cm" svg:width="10.31cm" svg:height="7.55cm">
          <chartooo:coordinate-region svg:x="1.715cm" svg:y="1.031cm" svg:width="8.946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Y19:Sheet1.AY31" chart:class="chart:scatter">
            <chart:domain table:cell-range-address="Sheet1.AX19:Sheet1.AX31"/>
            <chart:regression-curve chart:style-name="ch7"/>
            <chart:regression-curve chart:style-name="ch8">
              <chart:equation chart:display-equation="true" chart:display-r-square="true"/>
            </chart:regression-curve>
            <chart:data-point chart:repeated="5"/>
            <chart:data-point chart:style-name="ch9"/>
            <chart:data-point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.053">
                <text:p>264.053</text:p>
                <draw:g>
                  <svg:desc>Sheet1.AX19:Sheet1.AX31</svg:desc>
                </draw:g>
              </table:table-cell>
              <table:table-cell office:value-type="float" office:value="122.06065">
                <text:p>122.06065</text:p>
                <draw:g>
                  <svg:desc>Sheet1.AY19:Sheet1.AY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6.849">
                <text:p>1106.84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2.225">
                <text:p>1832.225</text:p>
              </table:table-cell>
              <table:table-cell office:value-type="float" office:value="846.51">
                <text:p>846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0.28">
                <text:p>2250.28</text:p>
              </table:table-cell>
              <table:table-cell office:value-type="float" office:value="1037.843">
                <text:p>1037.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4.445">
                <text:p>2684.445</text:p>
              </table:table-cell>
              <table:table-cell office:value-type="float" office:value="1238.288">
                <text:p>1238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38.33">
                <text:p>3838.33</text:p>
              </table:table-cell>
              <table:table-cell office:value-type="float" office:value="1771.21">
                <text:p>1771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70.11">
                <text:p>4370.11</text:p>
              </table:table-cell>
              <table:table-cell office:value-type="float" office:value="2015.215">
                <text:p>2015.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2.84">
                <text:p>4412.84</text:p>
              </table:table-cell>
              <table:table-cell office:value-type="float" office:value="2034.791">
                <text:p>2034.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34.3">
                <text:p>5634.3</text:p>
              </table:table-cell>
              <table:table-cell office:value-type="float" office:value="2598.5">
                <text:p>259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9.11">
                <text:p>5669.11</text:p>
              </table:table-cell>
              <table:table-cell office:value-type="float" office:value="2615.25">
                <text:p>261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56">
                <text:p>7056</text:p>
              </table:table-cell>
              <table:table-cell office:value-type="float" office:value="3253.503">
                <text:p>3253.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98.46">
                <text:p>7098.46</text:p>
              </table:table-cell>
              <table:table-cell office:value-type="float" office:value="3273.079">
                <text:p>3273.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84.9">
                <text:p>7484.9</text:p>
              </table:table-cell>
              <table:table-cell office:value-type="float" office:value="3451.232">
                <text:p>3451.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varianc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varianc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variance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86cm" svg:height="6.297cm" xlink:href=".." xlink:type="simple" chart:class="chart:scatter" chart:style-name="ch1">
        <chart:legend chart:legend-position="end" svg:x="6.573cm" svg:y="2.401cm" style:legend-expansion="high" chart:style-name="ch2"/>
        <chart:plot-area chart:style-name="ch3" table:cell-range-address="'Add-back'.J3:'Add-back'.K13" svg:x="0.219cm" svg:y="0.125cm" svg:width="6.135cm" svg:height="6.047cm">
          <chartooo:coordinate-region svg:x="0.946cm" svg:y="0.324cm" svg:width="5.036cm" svg:height="5.2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dd-back'.K3:'Add-back'.K13" chart:class="chart:scatter">
            <chart:domain table:cell-range-address="'Add-back'.J3:'Add-back'.J13"/>
            <chart:regression-curve chart:style-name="ch8"/>
            <chart:error-indicator chart:style-name="ch9" chart:dimension="y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.777">
                <text:p>121.777</text:p>
                <draw:g>
                  <svg:desc>'Add-back'.J3:'Add-back'.J13</svg:desc>
                </draw:g>
              </table:table-cell>
              <table:table-cell office:value-type="float" office:value="0.984374092284617">
                <text:p>0.984374092284617</text:p>
                <draw:g>
                  <svg:desc>'Add-back'.K3:'Add-back'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.7">
                <text:p>244.7</text:p>
              </table:table-cell>
              <table:table-cell office:value-type="float" office:value="1.00388914556024">
                <text:p>1.00388914556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.2785">
                <text:p>344.2785</text:p>
              </table:table-cell>
              <table:table-cell office:value-type="float" office:value="1.07676929815332">
                <text:p>1.0767692981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3.965">
                <text:p>443.965</text:p>
              </table:table-cell>
              <table:table-cell office:value-type="float" office:value="1.16323359895755">
                <text:p>1.16323359895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8.9045">
                <text:p>778.9045</text:p>
              </table:table-cell>
              <table:table-cell office:value-type="float" office:value="1.31321618891714">
                <text:p>1.31321618891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7.38">
                <text:p>867.38</text:p>
              </table:table-cell>
              <table:table-cell office:value-type="float" office:value="1.28184080313474">
                <text:p>1.28184080313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4.057">
                <text:p>964.057</text:p>
              </table:table-cell>
              <table:table-cell office:value-type="float" office:value="1.3529797975317">
                <text:p>1.3529797975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2.069">
                <text:p>1112.069</text:p>
              </table:table-cell>
              <table:table-cell office:value-type="float" office:value="1.35200049394912">
                <text:p>1.35200049394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2.948">
                <text:p>1212.948</text:p>
              </table:table-cell>
              <table:table-cell office:value-type="float" office:value="1.39387144992526">
                <text:p>1.39387144992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9.142">
                <text:p>1299.142</text:p>
              </table:table-cell>
              <table:table-cell office:value-type="float" office:value="1.40681660556822">
                <text:p>1.40681660556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8.006">
                <text:p>1408.006</text:p>
              </table:table-cell>
              <table:table-cell office:value-type="float" office:value="1.39934058016415">
                <text:p>1.39934058016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3.721cm" svg:y="4.203cm" style:legend-expansion="high" chart:style-name="ch2"/>
        <chart:plot-area chart:style-name="ch3" table:cell-range-address="'Add-back'.J18:'Add-back'.K29" svg:x="0.319cm" svg:y="0.18cm" svg:width="13.083cm" svg:height="8.645cm">
          <chartooo:coordinate-region svg:x="1.046cm" svg:y="0.379cm" svg:width="11.98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dd-back'.K18:'Add-back'.K29" chart:class="chart:scatter">
            <chart:domain table:cell-range-address="'Add-back'.J18:'Add-back'.J2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6.51">
                <text:p>846.51</text:p>
                <draw:g>
                  <svg:desc>'Add-back'.J18:'Add-back'.J29</svg:desc>
                </draw:g>
              </table:table-cell>
              <table:table-cell office:value-type="float" office:value="1.32937570811731">
                <text:p>1.32937570811731</text:p>
                <draw:g>
                  <svg:desc>'Add-back'.K18:'Add-back'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7.843">
                <text:p>1037.843</text:p>
              </table:table-cell>
              <table:table-cell office:value-type="float" office:value="1.354736490994">
                <text:p>1.354736490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8.288">
                <text:p>1238.288</text:p>
              </table:table-cell>
              <table:table-cell office:value-type="float" office:value="1.36695326384553">
                <text:p>1.36695326384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0.212">
                <text:p>1360.212</text:p>
              </table:table-cell>
              <table:table-cell office:value-type="float" office:value="1.37126834900214">
                <text:p>1.37126834900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.215">
                <text:p>2015.215</text:p>
              </table:table-cell>
              <table:table-cell office:value-type="float" office:value="1.48629504157684">
                <text:p>1.48629504157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34.791">
                <text:p>2034.791</text:p>
              </table:table-cell>
              <table:table-cell office:value-type="float" office:value="1.46020593579649">
                <text:p>1.4602059357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8.5">
                <text:p>2598.5</text:p>
              </table:table-cell>
              <table:table-cell office:value-type="float" office:value="1.52457454050374">
                <text:p>1.52457454050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9.645">
                <text:p>3009.645</text:p>
              </table:table-cell>
              <table:table-cell office:value-type="float" office:value="1.61321909424725">
                <text:p>1.61321909424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2.029">
                <text:p>3202.029</text:p>
              </table:table-cell>
              <table:table-cell office:value-type="float" office:value="1.65202108963093">
                <text:p>1.65202108963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3.503">
                <text:p>3253.503</text:p>
              </table:table-cell>
              <table:table-cell office:value-type="float" office:value="1.64059900166389">
                <text:p>1.64059900166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3.079">
                <text:p>3273.079</text:p>
              </table:table-cell>
              <table:table-cell office:value-type="float" office:value="1.68659127625202">
                <text:p>1.68659127625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51.232">
                <text:p>3451.232</text:p>
              </table:table-cell>
              <table:table-cell office:value-type="float" office:value="1.70875420875421">
                <text:p>1.708754208754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legend chart:legend-position="end" svg:x="13.721cm" svg:y="4.203cm" style:legend-expansion="high" chart:style-name="ch2"/>
        <chart:plot-area chart:style-name="ch3" table:cell-range-address="'Add-back'.J32:'Add-back'.K38" svg:x="0.319cm" svg:y="0.18cm" svg:width="13.083cm" svg:height="8.645cm">
          <chartooo:coordinate-region svg:x="1.231cm" svg:y="0.38cm" svg:width="11.8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dd-back'.K32:'Add-back'.K38" chart:class="chart:scatter">
            <chart:domain table:cell-range-address="'Add-back'.J32:'Add-back'.J3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1622">
                <text:p>53.1622</text:p>
                <draw:g>
                  <svg:desc>'Add-back'.J32:'Add-back'.J38</svg:desc>
                </draw:g>
              </table:table-cell>
              <table:table-cell office:value-type="float" office:value="0.897171600560732">
                <text:p>0.897171600560732</text:p>
                <draw:g>
                  <svg:desc>'Add-back'.K32:'Add-back'.K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9979">
                <text:p>80.9979</text:p>
              </table:table-cell>
              <table:table-cell office:value-type="float" office:value="0.980290274232453">
                <text:p>0.980290274232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.3989">
                <text:p>276.3989</text:p>
              </table:table-cell>
              <table:table-cell office:value-type="float" office:value="1.06790711151585">
                <text:p>1.06790711151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8508">
                <text:p>302.8508</text:p>
              </table:table-cell>
              <table:table-cell office:value-type="float" office:value="1.12276735653219">
                <text:p>1.12276735653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.0129">
                <text:p>356.0129</text:p>
              </table:table-cell>
              <table:table-cell office:value-type="float" office:value="1.1546123045896">
                <text:p>1.1546123045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3.8485">
                <text:p>383.8485</text:p>
              </table:table-cell>
              <table:table-cell office:value-type="float" office:value="1.12771854108488">
                <text:p>1.12771854108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math xmlns="http://www.w3.org/1998/Math/MathML" display="block"/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style-name="ch1">
        <chart:legend chart:legend-position="end" svg:x="13.749cm" svg:y="4.203cm" style:legend-expansion="high" chart:style-name="ch2"/>
        <chart:plot-area chart:style-name="ch3" table:cell-range-address="'Add-back'.G48:'Add-back'.H76" svg:x="0.32cm" svg:y="0.18cm" svg:width="13.109cm" svg:height="8.645cm">
          <chartooo:coordinate-region svg:x="1.047cm" svg:y="0.38cm" svg:width="12.0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dd-back'.H48:'Add-back'.H76" chart:class="chart:scatter">
            <chart:domain table:cell-range-address="'Add-back'.G48:'Add-back'.G76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Add-back'.G48:'Add-back'.G76</svg:desc>
                </draw:g>
              </table:table-cell>
              <table:table-cell office:value-type="float" office:value="NaN">
                <text:p>NaN</text:p>
                <draw:g>
                  <svg:desc>'Add-back'.H48:'Add-back'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1622">
                <text:p>53.1622</text:p>
              </table:table-cell>
              <table:table-cell office:value-type="float" office:value="0.897171600560732">
                <text:p>0.897171600560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9979">
                <text:p>80.9979</text:p>
              </table:table-cell>
              <table:table-cell office:value-type="float" office:value="0.980290274232453">
                <text:p>0.980290274232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.777">
                <text:p>121.777</text:p>
              </table:table-cell>
              <table:table-cell office:value-type="float" office:value="0.984374092284617">
                <text:p>0.984374092284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.7">
                <text:p>244.7</text:p>
              </table:table-cell>
              <table:table-cell office:value-type="float" office:value="1.00388914556024">
                <text:p>1.00388914556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6.3989">
                <text:p>276.3989</text:p>
              </table:table-cell>
              <table:table-cell office:value-type="float" office:value="1.06790711151585">
                <text:p>1.06790711151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2.8508">
                <text:p>302.8508</text:p>
              </table:table-cell>
              <table:table-cell office:value-type="float" office:value="1.12276735653219">
                <text:p>1.12276735653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.2785">
                <text:p>344.2785</text:p>
              </table:table-cell>
              <table:table-cell office:value-type="float" office:value="1.07676929815332">
                <text:p>1.07676929815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6.0129">
                <text:p>356.0129</text:p>
              </table:table-cell>
              <table:table-cell office:value-type="float" office:value="1.1546123045896">
                <text:p>1.1546123045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3.8485">
                <text:p>383.8485</text:p>
              </table:table-cell>
              <table:table-cell office:value-type="float" office:value="1.12771854108488">
                <text:p>1.12771854108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3.965">
                <text:p>443.965</text:p>
              </table:table-cell>
              <table:table-cell office:value-type="float" office:value="1.16323359895755">
                <text:p>1.16323359895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8.9045">
                <text:p>778.9045</text:p>
              </table:table-cell>
              <table:table-cell office:value-type="float" office:value="1.31321618891714">
                <text:p>1.31321618891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6.51">
                <text:p>846.51</text:p>
              </table:table-cell>
              <table:table-cell office:value-type="float" office:value="1.32937570811731">
                <text:p>1.32937570811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7.38">
                <text:p>867.38</text:p>
              </table:table-cell>
              <table:table-cell office:value-type="float" office:value="1.28184080313474">
                <text:p>1.281840803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4.057">
                <text:p>964.057</text:p>
              </table:table-cell>
              <table:table-cell office:value-type="float" office:value="1.3529797975317">
                <text:p>1.3529797975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7.843">
                <text:p>1037.843</text:p>
              </table:table-cell>
              <table:table-cell office:value-type="float" office:value="1.354736490994">
                <text:p>1.354736490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2.069">
                <text:p>1112.069</text:p>
              </table:table-cell>
              <table:table-cell office:value-type="float" office:value="1.35200049394912">
                <text:p>1.35200049394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3.228">
                <text:p>1173.228</text:p>
              </table:table-cell>
              <table:table-cell office:value-type="float" office:value="1.34536541889483">
                <text:p>1.34536541889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.948">
                <text:p>1212.948</text:p>
              </table:table-cell>
              <table:table-cell office:value-type="float" office:value="1.39387144992526">
                <text:p>1.39387144992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8.288">
                <text:p>1238.288</text:p>
              </table:table-cell>
              <table:table-cell office:value-type="float" office:value="1.36695326384553">
                <text:p>1.36695326384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9.142">
                <text:p>1299.142</text:p>
              </table:table-cell>
              <table:table-cell office:value-type="float" office:value="1.40681660556822">
                <text:p>1.40681660556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2.492">
                <text:p>1332.492</text:p>
              </table:table-cell>
              <table:table-cell office:value-type="float" office:value="1.38198983297023">
                <text:p>1.38198983297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0.212">
                <text:p>1360.212</text:p>
              </table:table-cell>
              <table:table-cell office:value-type="float" office:value="1.37126834900214">
                <text:p>1.3712683490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8.006">
                <text:p>1408.006</text:p>
              </table:table-cell>
              <table:table-cell office:value-type="float" office:value="1.39934058016415">
                <text:p>1.39934058016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5.215">
                <text:p>2015.215</text:p>
              </table:table-cell>
              <table:table-cell office:value-type="float" office:value="1.48629504157684">
                <text:p>1.48629504157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4.791">
                <text:p>2034.791</text:p>
              </table:table-cell>
              <table:table-cell office:value-type="float" office:value="1.46020593579649">
                <text:p>1.46020593579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98.5">
                <text:p>2598.5</text:p>
              </table:table-cell>
              <table:table-cell office:value-type="float" office:value="1.52457454050374">
                <text:p>1.52457454050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9.645">
                <text:p>3009.645</text:p>
              </table:table-cell>
              <table:table-cell office:value-type="float" office:value="1.61321909424725">
                <text:p>1.61321909424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